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/>
    <style:style style:name="ce3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X step 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00.9103648408" calcext:value-type="float">
            <text:p>2400.9103648408</text:p>
          </table:table-cell>
          <table:table-cell office:value-type="float" office:value="0" calcext:value-type="float">
            <text:p>0</text:p>
          </table:table-cell>
          <table:table-cell office:value-type="float" office:value="0.00825477079358745" calcext:value-type="float">
            <text:p>0.0082547708</text:p>
          </table:table-cell>
          <table:table-cell table:style-name="ce2" office:value-type="float" office:value="0.0000199363450633267" calcext:value-type="float">
            <text:p>1.99E-005</text:p>
          </table:table-cell>
          <table:table-cell table:style-name="ce2" office:value-type="float" office:value="0.0000000722232993058005" calcext:value-type="float">
            <text:p>7.22E-008</text:p>
          </table:table-cell>
          <table:table-cell table:style-name="ce2" office:value-type="float" office:value="0.00000000031397158984034" calcext:value-type="float">
            <text:p>3.14E-010</text:p>
          </table:table-cell>
          <table:table-cell table:style-name="ce2" office:value-type="float" office:value="0.00000000000151656444779807" calcext:value-type="float">
            <text:p>1.52E-012</text:p>
          </table:table-cell>
          <table:table-cell table:style-name="ce2" office:value-type="float" office:value="7.84864367651398E-015" calcext:value-type="float">
            <text:p>7.85E-015</text:p>
          </table:table-cell>
          <table:table-cell table:style-name="ce2" office:value-type="float" office:value="4.26498643251457E-017" calcext:value-type="float">
            <text:p>4.26E-017</text:p>
          </table:table-cell>
          <table:table-cell table:style-name="ce2" office:value-type="float" office:value="2.40344928343533E-019" calcext:value-type="float">
            <text:p>2.40E-019</text:p>
          </table:table-cell>
          <table:table-cell table:style-name="ce2" office:value-type="float" office:value="1.39311422560136E-021" calcext:value-type="float">
            <text:p>1.39E-021</text:p>
          </table:table-cell>
          <table:table-cell table:style-name="ce2" office:value-type="float" office:value="8.25844591663744E-024" calcext:value-type="float">
            <text:p>8.26E-024</text:p>
          </table:table-cell>
          <table:table-cell table:style-name="ce2" office:value-type="float" office:value="4.98630524086765E-026" calcext:value-type="float">
            <text:p>4.99E-026</text:p>
          </table:table-cell>
          <table:table-cell table:style-name="ce2" office:value-type="float" office:value="3.05696151477712E-028" calcext:value-type="float">
            <text:p>3.06E-028</text:p>
          </table:table-cell>
          <table:table-cell table:style-name="ce2" office:value-type="float" office:value="1.898475335919E-030" calcext:value-type="float">
            <text:p>1.90E-030</text:p>
          </table:table-cell>
          <table:table-cell table:style-name="ce2" office:value-type="float" office:value="1.19211686038933E-032" calcext:value-type="float">
            <text:p>1.19E-032</text:p>
          </table:table-cell>
          <table:table-cell table:style-name="ce2" office:value-type="float" office:value="7.55768281238758E-035" calcext:value-type="float">
            <text:p>7.56E-035</text:p>
          </table:table-cell>
          <table:table-cell table:style-name="ce2" office:value-type="float" office:value="4.83162006892324E-037" calcext:value-type="float">
            <text:p>4.83E-037</text:p>
          </table:table-cell>
          <table:table-cell table:style-name="ce2" office:value-type="float" office:value="3.1117308949398E-039" calcext:value-type="float">
            <text:p>3.11E-039</text:p>
          </table:table-cell>
          <table:table-cell table:style-name="ce2" office:value-type="float" office:value="2.01724724007335E-041" calcext:value-type="float">
            <text:p>2.02E-041</text:p>
          </table:table-cell>
          <table:table-cell table:style-name="ce2" office:value-type="float" office:value="1.31541689971507E-043" calcext:value-type="float">
            <text:p>1.32E-043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00.9103648408" calcext:value-type="float">
            <text:p>2400.9103648408</text:p>
          </table:table-cell>
          <table:table-cell office:value-type="float" office:value="0" calcext:value-type="float">
            <text:p>0</text:p>
          </table:table-cell>
          <table:table-cell office:value-type="float" office:value="0.00825477079358745" calcext:value-type="float">
            <text:p>0.0082547708</text:p>
          </table:table-cell>
          <table:table-cell table:style-name="ce2" office:value-type="float" office:value="0.0000199363450633267" calcext:value-type="float">
            <text:p>1.99E-005</text:p>
          </table:table-cell>
          <table:table-cell table:style-name="ce2" office:value-type="float" office:value="0.0000000722232993058005" calcext:value-type="float">
            <text:p>7.22E-008</text:p>
          </table:table-cell>
          <table:table-cell table:style-name="ce2" office:value-type="float" office:value="0.000000000313971589840339" calcext:value-type="float">
            <text:p>3.14E-010</text:p>
          </table:table-cell>
          <table:table-cell table:style-name="ce2" office:value-type="float" office:value="0.00000000000151656444779807" calcext:value-type="float">
            <text:p>1.52E-012</text:p>
          </table:table-cell>
          <table:table-cell table:style-name="ce2" office:value-type="float" office:value="7.84864367651398E-015" calcext:value-type="float">
            <text:p>7.85E-015</text:p>
          </table:table-cell>
          <table:table-cell table:style-name="ce2" office:value-type="float" office:value="4.26498643251457E-017" calcext:value-type="float">
            <text:p>4.26E-017</text:p>
          </table:table-cell>
          <table:table-cell table:style-name="ce2" office:value-type="float" office:value="2.40344928343533E-019" calcext:value-type="float">
            <text:p>2.40E-019</text:p>
          </table:table-cell>
          <table:table-cell table:style-name="ce2" office:value-type="float" office:value="1.39311422560136E-021" calcext:value-type="float">
            <text:p>1.39E-021</text:p>
          </table:table-cell>
          <table:table-cell table:style-name="ce2" office:value-type="float" office:value="8.25844591663743E-024" calcext:value-type="float">
            <text:p>8.26E-024</text:p>
          </table:table-cell>
          <table:table-cell table:style-name="ce2" office:value-type="float" office:value="4.98630524086765E-026" calcext:value-type="float">
            <text:p>4.99E-026</text:p>
          </table:table-cell>
          <table:table-cell table:style-name="ce2" office:value-type="float" office:value="3.05696151477712E-028" calcext:value-type="float">
            <text:p>3.06E-028</text:p>
          </table:table-cell>
          <table:table-cell table:style-name="ce2" office:value-type="float" office:value="1.898475335919E-030" calcext:value-type="float">
            <text:p>1.90E-030</text:p>
          </table:table-cell>
          <table:table-cell table:style-name="ce2" office:value-type="float" office:value="1.19211686038933E-032" calcext:value-type="float">
            <text:p>1.19E-032</text:p>
          </table:table-cell>
          <table:table-cell table:style-name="ce2" office:value-type="float" office:value="7.55768281238758E-035" calcext:value-type="float">
            <text:p>7.56E-035</text:p>
          </table:table-cell>
          <table:table-cell table:style-name="ce2" office:value-type="float" office:value="4.83162006892324E-037" calcext:value-type="float">
            <text:p>4.83E-037</text:p>
          </table:table-cell>
          <table:table-cell table:style-name="ce2" office:value-type="float" office:value="3.1117308949398E-039" calcext:value-type="float">
            <text:p>3.11E-039</text:p>
          </table:table-cell>
          <table:table-cell table:style-name="ce2" office:value-type="float" office:value="2.01724724007335E-041" calcext:value-type="float">
            <text:p>2.02E-041</text:p>
          </table:table-cell>
          <table:table-cell table:style-name="ce2" office:value-type="float" office:value="1.31541689971507E-043" calcext:value-type="float">
            <text:p>1.32E-043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0165095415871749" calcext:value-type="float">
            <text:p>0.0165095416</text:p>
          </table:table-cell>
          <table:table-cell table:style-name="ce2" office:value-type="float" office:value="0.0000598090351899801" calcext:value-type="float">
            <text:p>5.98E-005</text:p>
          </table:table-cell>
          <table:table-cell table:style-name="ce2" office:value-type="float" office:value="0.000000288893197223202" calcext:value-type="float">
            <text:p>2.89E-007</text:p>
          </table:table-cell>
          <table:table-cell table:style-name="ce2" office:value-type="float" office:value="0.0000000015698579492017" calcext:value-type="float">
            <text:p>1.57E-009</text:p>
          </table:table-cell>
          <table:table-cell table:style-name="ce2" office:value-type="float" office:value="0.00000000000909938668678841" calcext:value-type="float">
            <text:p>9.10E-012</text:p>
          </table:table-cell>
          <table:table-cell table:style-name="ce2" office:value-type="float" office:value="0.0000000000000549405057355979" calcext:value-type="float">
            <text:p>5.49E-014</text:p>
          </table:table-cell>
          <table:table-cell table:style-name="ce2" office:value-type="float" office:value="3.41198914601165E-016" calcext:value-type="float">
            <text:p>3.41E-016</text:p>
          </table:table-cell>
          <table:table-cell table:style-name="ce2" office:value-type="float" office:value="2.1631043550918E-018" calcext:value-type="float">
            <text:p>2.16E-018</text:p>
          </table:table-cell>
          <table:table-cell table:style-name="ce2" office:value-type="float" office:value="1.39311422560136E-020" calcext:value-type="float">
            <text:p>1.39E-020</text:p>
          </table:table-cell>
          <table:table-cell table:style-name="ce2" office:value-type="float" office:value="9.08429050830118E-023" calcext:value-type="float">
            <text:p>9.08E-023</text:p>
          </table:table-cell>
          <table:table-cell table:style-name="ce2" office:value-type="float" office:value="5.98356628904118E-025" calcext:value-type="float">
            <text:p>5.98E-025</text:p>
          </table:table-cell>
          <table:table-cell table:style-name="ce2" office:value-type="float" office:value="3.97404996921026E-027" calcext:value-type="float">
            <text:p>3.97E-027</text:p>
          </table:table-cell>
          <table:table-cell table:style-name="ce2" office:value-type="float" office:value="2.6578654702866E-029" calcext:value-type="float">
            <text:p>2.66E-029</text:p>
          </table:table-cell>
          <table:table-cell table:style-name="ce2" office:value-type="float" office:value="1.788175290584E-031" calcext:value-type="float">
            <text:p>1.79E-031</text:p>
          </table:table-cell>
          <table:table-cell table:style-name="ce2" office:value-type="float" office:value="1.20922924998201E-033" calcext:value-type="float">
            <text:p>1.21E-033</text:p>
          </table:table-cell>
          <table:table-cell table:style-name="ce2" office:value-type="float" office:value="8.2137541171695E-036" calcext:value-type="float">
            <text:p>8.21E-036</text:p>
          </table:table-cell>
          <table:table-cell table:style-name="ce2" office:value-type="float" office:value="5.60111561089164E-038" calcext:value-type="float">
            <text:p>5.60E-038</text:p>
          </table:table-cell>
          <table:table-cell table:style-name="ce2" office:value-type="float" office:value="3.83276975613936E-040" calcext:value-type="float">
            <text:p>3.83E-040</text:p>
          </table:table-cell>
          <table:table-cell table:style-name="ce2" office:value-type="float" office:value="2.63083379943015E-042" calcext:value-type="float">
            <text:p>2.63E-042</text:p>
          </table:table-cell>
          <table:table-cell table:style-name="ce2" office:value-type="float" office:value="1.81083464898592E-044" calcext:value-type="float">
            <text:p>1.81E-044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0165095415871749" calcext:value-type="float">
            <text:p>0.0165095416</text:p>
          </table:table-cell>
          <table:table-cell table:style-name="ce2" office:value-type="float" office:value="0.0000598090351899801" calcext:value-type="float">
            <text:p>5.98E-005</text:p>
          </table:table-cell>
          <table:table-cell table:style-name="ce2" office:value-type="float" office:value="0.000000288893197223202" calcext:value-type="float">
            <text:p>2.89E-007</text:p>
          </table:table-cell>
          <table:table-cell table:style-name="ce2" office:value-type="float" office:value="0.0000000015698579492017" calcext:value-type="float">
            <text:p>1.57E-009</text:p>
          </table:table-cell>
          <table:table-cell table:style-name="ce2" office:value-type="float" office:value="0.00000000000909938668678841" calcext:value-type="float">
            <text:p>9.10E-012</text:p>
          </table:table-cell>
          <table:table-cell table:style-name="ce2" office:value-type="float" office:value="0.0000000000000549405057355979" calcext:value-type="float">
            <text:p>5.49E-014</text:p>
          </table:table-cell>
          <table:table-cell table:style-name="ce2" office:value-type="float" office:value="3.41198914601165E-016" calcext:value-type="float">
            <text:p>3.41E-016</text:p>
          </table:table-cell>
          <table:table-cell table:style-name="ce2" office:value-type="float" office:value="2.1631043550918E-018" calcext:value-type="float">
            <text:p>2.16E-018</text:p>
          </table:table-cell>
          <table:table-cell table:style-name="ce2" office:value-type="float" office:value="1.39311422560136E-020" calcext:value-type="float">
            <text:p>1.39E-020</text:p>
          </table:table-cell>
          <table:table-cell table:style-name="ce2" office:value-type="float" office:value="9.08429050830118E-023" calcext:value-type="float">
            <text:p>9.08E-023</text:p>
          </table:table-cell>
          <table:table-cell table:style-name="ce2" office:value-type="float" office:value="5.98356628904118E-025" calcext:value-type="float">
            <text:p>5.98E-025</text:p>
          </table:table-cell>
          <table:table-cell table:style-name="ce2" office:value-type="float" office:value="3.97404996921026E-027" calcext:value-type="float">
            <text:p>3.97E-027</text:p>
          </table:table-cell>
          <table:table-cell table:style-name="ce2" office:value-type="float" office:value="2.6578654702866E-029" calcext:value-type="float">
            <text:p>2.66E-029</text:p>
          </table:table-cell>
          <table:table-cell table:style-name="ce2" office:value-type="float" office:value="1.788175290584E-031" calcext:value-type="float">
            <text:p>1.79E-031</text:p>
          </table:table-cell>
          <table:table-cell table:style-name="ce2" office:value-type="float" office:value="1.20922924998201E-033" calcext:value-type="float">
            <text:p>1.21E-033</text:p>
          </table:table-cell>
          <table:table-cell table:style-name="ce2" office:value-type="float" office:value="8.2137541171695E-036" calcext:value-type="float">
            <text:p>8.21E-036</text:p>
          </table:table-cell>
          <table:table-cell table:style-name="ce2" office:value-type="float" office:value="5.60111561089164E-038" calcext:value-type="float">
            <text:p>5.60E-038</text:p>
          </table:table-cell>
          <table:table-cell table:style-name="ce2" office:value-type="float" office:value="3.83276975613936E-040" calcext:value-type="float">
            <text:p>3.83E-040</text:p>
          </table:table-cell>
          <table:table-cell table:style-name="ce2" office:value-type="float" office:value="2.63083379943015E-042" calcext:value-type="float">
            <text:p>2.63E-042</text:p>
          </table:table-cell>
          <table:table-cell table:style-name="ce2" office:value-type="float" office:value="1.81083464898592E-044" calcext:value-type="float">
            <text:p>1.81E-044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227" calcext:value-type="float">
            <text:p>227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528741.16" calcext:value-type="float">
            <text:p>11528741.16</text:p>
          </table:table-cell>
          <table:table-cell office:value-type="float" office:value="0" calcext:value-type="float">
            <text:p>0</text:p>
          </table:table-cell>
          <table:table-cell office:value-type="float" office:value="79.275859030837" calcext:value-type="float">
            <text:p>79.2758590308</text:p>
          </table:table-cell>
          <table:table-cell office:value-type="float" office:value="0.191461509998335" calcext:value-type="float">
            <text:p>0.19146151</text:p>
          </table:table-cell>
          <table:table-cell office:value-type="float" office:value="0.000829889153254512" calcext:value-type="float">
            <text:p>0.0008298892</text:p>
          </table:table-cell>
          <table:table-cell table:style-name="ce2" office:value-type="float" office:value="0.00000367355041309139" calcext:value-type="float">
            <text:p>3.67E-006</text:p>
          </table:table-cell>
          <table:table-cell table:style-name="ce2" office:value-type="float" office:value="0.0000000177442040425421" calcext:value-type="float">
            <text:p>1.77E-008</text:p>
          </table:table-cell>
          <table:table-cell table:style-name="ce2" office:value-type="float" office:value="0.0000000000915020883171491" calcext:value-type="float">
            <text:p>9.15E-011</text:p>
          </table:table-cell>
          <table:table-cell table:style-name="ce2" office:value-type="float" office:value="0.000000000000495139766656075" calcext:value-type="float">
            <text:p>4.95E-013</text:p>
          </table:table-cell>
          <table:table-cell table:style-name="ce2" office:value-type="float" office:value="2.77898480174282E-015" calcext:value-type="float">
            <text:p>2.78E-015</text:p>
          </table:table-cell>
          <table:table-cell table:style-name="ce2" office:value-type="float" office:value="1.60484034971701E-017" calcext:value-type="float">
            <text:p>1.60E-017</text:p>
          </table:table-cell>
          <table:table-cell table:style-name="ce2" office:value-type="float" office:value="9.48203047914529E-020" calcext:value-type="float">
            <text:p>9.48E-020</text:p>
          </table:table-cell>
          <table:table-cell table:style-name="ce2" office:value-type="float" office:value="5.70810825239076E-022" calcext:value-type="float">
            <text:p>5.71E-022</text:p>
          </table:table-cell>
          <table:table-cell table:style-name="ce2" office:value-type="float" office:value="3.49018626404138E-024" calcext:value-type="float">
            <text:p>3.49E-024</text:p>
          </table:table-cell>
          <table:table-cell table:style-name="ce2" office:value-type="float" office:value="2.16235162569998E-026" calcext:value-type="float">
            <text:p>2.16E-026</text:p>
          </table:table-cell>
          <table:table-cell table:style-name="ce2" office:value-type="float" office:value="1.35489154418864E-028" calcext:value-type="float">
            <text:p>1.35E-028</text:p>
          </table:table-cell>
          <table:table-cell table:style-name="ce2" office:value-type="float" office:value="8.57287835697308E-031" calcext:value-type="float">
            <text:p>8.57E-031</text:p>
          </table:table-cell>
          <table:table-cell table:style-name="ce2" office:value-type="float" office:value="5.47090804700245E-033" calcext:value-type="float">
            <text:p>5.47E-033</text:p>
          </table:table-cell>
          <table:table-cell table:style-name="ce2" office:value-type="float" office:value="3.51774081941342E-035" calcext:value-type="float">
            <text:p>3.52E-035</text:p>
          </table:table-cell>
          <table:table-cell table:style-name="ce2" office:value-type="float" office:value="2.27705934596451E-037" calcext:value-type="float">
            <text:p>2.28E-037</text:p>
          </table:table-cell>
          <table:table-cell table:style-name="ce2" office:value-type="float" office:value="1.48280241919733E-039" calcext:value-type="float">
            <text:p>1.48E-039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39144687734.664" calcext:value-type="float">
            <text:p>39144687734.664</text:p>
          </table:table-cell>
          <table:table-cell office:value-type="float" office:value="0" calcext:value-type="float">
            <text:p>0</text:p>
          </table:table-cell>
          <table:table-cell office:value-type="float" office:value="403759.877629956" calcext:value-type="float">
            <text:p>403759.877629956</text:p>
          </table:table-cell>
          <table:table-cell office:value-type="float" office:value="975.132616572522" calcext:value-type="float">
            <text:p>975.1326165725</text:p>
          </table:table-cell>
          <table:table-cell office:value-type="float" office:value="4.92080875403434" calcext:value-type="float">
            <text:p>4.920808754</text:p>
          </table:table-cell>
          <table:table-cell office:value-type="float" office:value="0.0220624446408249" calcext:value-type="float">
            <text:p>0.0220624446</text:p>
          </table:table-cell>
          <table:table-cell office:value-type="float" office:value="0.000108158309290653" calcext:value-type="float">
            <text:p>0.0001081583</text:p>
          </table:table-cell>
          <table:table-cell table:style-name="ce2" office:value-type="float" office:value="0.000000559690455245098" calcext:value-type="float">
            <text:p>5.60E-007</text:p>
          </table:table-cell>
          <table:table-cell table:style-name="ce2" office:value-type="float" office:value="0.00000000302708836030179" calcext:value-type="float">
            <text:p>3.03E-009</text:p>
          </table:table-cell>
          <table:table-cell table:style-name="ce2" office:value-type="float" office:value="0.0000000000169571283698838" calcext:value-type="float">
            <text:p>1.70E-011</text:p>
          </table:table-cell>
          <table:table-cell table:style-name="ce2" office:value-type="float" office:value="0.0000000000000976945060465554" calcext:value-type="float">
            <text:p>9.77E-014</text:p>
          </table:table-cell>
          <table:table-cell table:style-name="ce2" office:value-type="float" office:value="5.75810479460478E-016" calcext:value-type="float">
            <text:p>5.76E-016</text:p>
          </table:table-cell>
          <table:table-cell table:style-name="ce2" office:value-type="float" office:value="3.4581575221745E-018" calcext:value-type="float">
            <text:p>3.46E-018</text:p>
          </table:table-cell>
          <table:table-cell table:style-name="ce2" office:value-type="float" office:value="2.10977269812542E-020" calcext:value-type="float">
            <text:p>2.11E-020</text:p>
          </table:table-cell>
          <table:table-cell table:style-name="ce2" office:value-type="float" office:value="1.30441481059812E-022" calcext:value-type="float">
            <text:p>1.30E-022</text:p>
          </table:table-cell>
          <table:table-cell table:style-name="ce2" office:value-type="float" office:value="8.15762712930092E-025" calcext:value-type="float">
            <text:p>8.16E-025</text:p>
          </table:table-cell>
          <table:table-cell table:style-name="ce2" office:value-type="float" office:value="5.15252085062502E-027" calcext:value-type="float">
            <text:p>5.15E-027</text:p>
          </table:table-cell>
          <table:table-cell table:style-name="ce2" office:value-type="float" office:value="3.28280546563754E-029" calcext:value-type="float">
            <text:p>3.28E-029</text:p>
          </table:table-cell>
          <table:table-cell table:style-name="ce2" office:value-type="float" office:value="2.10763678302949E-031" calcext:value-type="float">
            <text:p>2.11E-031</text:p>
          </table:table-cell>
          <table:table-cell table:style-name="ce2" office:value-type="float" office:value="1.3623883605953E-033" calcext:value-type="float">
            <text:p>1.36E-033</text:p>
          </table:table-cell>
          <table:table-cell table:style-name="ce2" office:value-type="float" office:value="8.86029558312995E-036" calcext:value-type="float">
            <text:p>8.86E-036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2.1353997171099E-034" calcext:value-type="float">
            <text:p>2.14E-03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4.28277291289803E-040" calcext:value-type="float">
            <text:p>-4.28E-040</text:p>
          </table:table-cell>
          <table:table-cell table:style-name="ce2" office:value-type="float" office:value="4.44272989800165E-041" calcext:value-type="float">
            <text:p>4.44E-041</text:p>
          </table:table-cell>
          <table:table-cell table:style-name="ce2" office:value-type="float" office:value="-7.93389906235537E-045" calcext:value-type="float">
            <text:p>-7.93E-045</text:p>
          </table:table-cell>
          <table:table-cell table:style-name="ce2" office:value-type="float" office:value="1.68738826247023E-045" calcext:value-type="float">
            <text:p>1.69E-045</text:p>
          </table:table-cell>
          <table:table-cell table:style-name="ce2" office:value-type="float" office:value="-6.59466965353455E-049" calcext:value-type="float">
            <text:p>-6.59E-049</text:p>
          </table:table-cell>
          <table:table-cell table:style-name="ce2" office:value-type="float" office:value="-1.34136666136853E-050" calcext:value-type="float">
            <text:p>-1.34E-050</text:p>
          </table:table-cell>
          <table:table-cell table:style-name="ce2" office:value-type="float" office:value="5.60108233637447E-052" calcext:value-type="float">
            <text:p>5.60E-052</text:p>
          </table:table-cell>
          <table:table-cell table:style-name="ce2" office:value-type="float" office:value="-6.51992415902645E-056" calcext:value-type="float">
            <text:p>-6.52E-056</text:p>
          </table:table-cell>
          <table:table-cell table:style-name="ce2" office:value-type="float" office:value="-3.42351347040282E-057" calcext:value-type="float">
            <text:p>-3.42E-057</text:p>
          </table:table-cell>
          <table:table-cell table:style-name="ce2" office:value-type="float" office:value="-8.37318808107422E-060" calcext:value-type="float">
            <text:p>-8.37E-060</text:p>
          </table:table-cell>
          <table:table-cell table:style-name="ce2" office:value-type="float" office:value="-1.7978422688531E-062" calcext:value-type="float">
            <text:p>-1.80E-062</text:p>
          </table:table-cell>
          <table:table-cell table:style-name="ce2" office:value-type="float" office:value="4.68755325047767E-063" calcext:value-type="float">
            <text:p>4.69E-063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63267949" calcext:value-type="float">
            <text:p>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528741.16" calcext:value-type="float">
            <text:p>11528741.16</text:p>
          </table:table-cell>
          <table:table-cell office:value-type="float" office:value="0" calcext:value-type="float">
            <text:p>0</text:p>
          </table:table-cell>
          <table:table-cell office:value-type="float" office:value="79.275859030837" calcext:value-type="float">
            <text:p>79.2758590308</text:p>
          </table:table-cell>
          <table:table-cell office:value-type="float" office:value="0.191461509998335" calcext:value-type="float">
            <text:p>0.19146151</text:p>
          </table:table-cell>
          <table:table-cell office:value-type="float" office:value="0.000829889153254512" calcext:value-type="float">
            <text:p>0.0008298892</text:p>
          </table:table-cell>
          <table:table-cell table:style-name="ce2" office:value-type="float" office:value="0.00000367355041309139" calcext:value-type="float">
            <text:p>3.67E-006</text:p>
          </table:table-cell>
          <table:table-cell table:style-name="ce2" office:value-type="float" office:value="0.0000000177442040425421" calcext:value-type="float">
            <text:p>1.77E-008</text:p>
          </table:table-cell>
          <table:table-cell table:style-name="ce2" office:value-type="float" office:value="0.0000000000915020883171491" calcext:value-type="float">
            <text:p>9.15E-011</text:p>
          </table:table-cell>
          <table:table-cell table:style-name="ce2" office:value-type="float" office:value="0.000000000000495139766656075" calcext:value-type="float">
            <text:p>4.95E-013</text:p>
          </table:table-cell>
          <table:table-cell table:style-name="ce2" office:value-type="float" office:value="2.77898480174282E-015" calcext:value-type="float">
            <text:p>2.78E-015</text:p>
          </table:table-cell>
          <table:table-cell table:style-name="ce2" office:value-type="float" office:value="1.60484034971701E-017" calcext:value-type="float">
            <text:p>1.60E-017</text:p>
          </table:table-cell>
          <table:table-cell table:style-name="ce2" office:value-type="float" office:value="9.48203047914529E-020" calcext:value-type="float">
            <text:p>9.48E-020</text:p>
          </table:table-cell>
          <table:table-cell table:style-name="ce2" office:value-type="float" office:value="5.70810825239076E-022" calcext:value-type="float">
            <text:p>5.71E-022</text:p>
          </table:table-cell>
          <table:table-cell table:style-name="ce2" office:value-type="float" office:value="3.49018626404138E-024" calcext:value-type="float">
            <text:p>3.49E-024</text:p>
          </table:table-cell>
          <table:table-cell table:style-name="ce2" office:value-type="float" office:value="2.16235162569998E-026" calcext:value-type="float">
            <text:p>2.16E-026</text:p>
          </table:table-cell>
          <table:table-cell table:style-name="ce2" office:value-type="float" office:value="1.35489154418864E-028" calcext:value-type="float">
            <text:p>1.35E-028</text:p>
          </table:table-cell>
          <table:table-cell table:style-name="ce2" office:value-type="float" office:value="8.57287835697308E-031" calcext:value-type="float">
            <text:p>8.57E-031</text:p>
          </table:table-cell>
          <table:table-cell table:style-name="ce2" office:value-type="float" office:value="5.47090804700245E-033" calcext:value-type="float">
            <text:p>5.47E-033</text:p>
          </table:table-cell>
          <table:table-cell table:style-name="ce2" office:value-type="float" office:value="3.51774081941342E-035" calcext:value-type="float">
            <text:p>3.52E-035</text:p>
          </table:table-cell>
          <table:table-cell table:style-name="ce2" office:value-type="float" office:value="2.27705934596451E-037" calcext:value-type="float">
            <text:p>2.28E-037</text:p>
          </table:table-cell>
          <table:table-cell table:style-name="ce2" office:value-type="float" office:value="1.48280241919733E-039" calcext:value-type="float">
            <text:p>1.48E-039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395.4" calcext:value-type="float">
            <text:p>3395.4</text:p>
          </table:table-cell>
          <table:table-cell office:value-type="float" office:value="0" calcext:value-type="float">
            <text:p>0</text:p>
          </table:table-cell>
          <table:table-cell office:value-type="float" office:value="0.0116740088105727" calcext:value-type="float">
            <text:p>0.0116740088</text:p>
          </table:table-cell>
          <table:table-cell table:style-name="ce2" office:value-type="float" office:value="0.0000281942495727065" calcext:value-type="float">
            <text:p>2.82E-005</text:p>
          </table:table-cell>
          <table:table-cell table:style-name="ce2" office:value-type="float" office:value="0.000000102139169397594" calcext:value-type="float">
            <text:p>1.02E-007</text:p>
          </table:table-cell>
          <table:table-cell table:style-name="ce2" office:value-type="float" office:value="0.000000000444022880552051" calcext:value-type="float">
            <text:p>4.44E-010</text:p>
          </table:table-cell>
          <table:table-cell table:style-name="ce2" office:value-type="float" office:value="0.00000000000214474601028889" calcext:value-type="float">
            <text:p>2.14E-012</text:p>
          </table:table-cell>
          <table:table-cell table:style-name="ce2" office:value-type="float" office:value="0.0000000000000110996583335599" calcext:value-type="float">
            <text:p>1.11E-014</text:p>
          </table:table-cell>
          <table:table-cell table:style-name="ce2" office:value-type="float" office:value="6.03160165619934E-017" calcext:value-type="float">
            <text:p>6.03E-017</text:p>
          </table:table-cell>
          <table:table-cell table:style-name="ce2" office:value-type="float" office:value="3.39899057311015E-019" calcext:value-type="float">
            <text:p>3.40E-019</text:p>
          </table:table-cell>
          <table:table-cell table:style-name="ce2" office:value-type="float" office:value="1.97016103178033E-021" calcext:value-type="float">
            <text:p>1.97E-021</text:p>
          </table:table-cell>
          <table:table-cell table:style-name="ce2" office:value-type="float" office:value="1.16792062194334E-023" calcext:value-type="float">
            <text:p>1.17E-023</text:p>
          </table:table-cell>
          <table:table-cell table:style-name="ce2" office:value-type="float" office:value="7.05170049776708E-026" calcext:value-type="float">
            <text:p>7.05E-026</text:p>
          </table:table-cell>
          <table:table-cell table:style-name="ce2" office:value-type="float" office:value="4.3231964338504E-028" calcext:value-type="float">
            <text:p>4.32E-028</text:p>
          </table:table-cell>
          <table:table-cell table:style-name="ce2" office:value-type="float" office:value="2.68484956788746E-030" calcext:value-type="float">
            <text:p>2.68E-030</text:p>
          </table:table-cell>
          <table:table-cell table:style-name="ce2" office:value-type="float" office:value="1.68590783189622E-032" calcext:value-type="float">
            <text:p>1.69E-032</text:p>
          </table:table-cell>
          <table:table-cell table:style-name="ce2" office:value-type="float" office:value="1.06881775333925E-034" calcext:value-type="float">
            <text:p>1.07E-034</text:p>
          </table:table-cell>
          <table:table-cell table:style-name="ce2" office:value-type="float" office:value="6.83294262970527E-037" calcext:value-type="float">
            <text:p>6.83E-037</text:p>
          </table:table-cell>
          <table:table-cell table:style-name="ce2" office:value-type="float" office:value="4.40065203407923E-039" calcext:value-type="float">
            <text:p>4.40E-039</text:p>
          </table:table-cell>
          <table:table-cell table:style-name="ce2" office:value-type="float" office:value="2.85281840557142E-041" calcext:value-type="float">
            <text:p>2.85E-041</text:p>
          </table:table-cell>
          <table:table-cell table:style-name="ce2" office:value-type="float" office:value="1.86028041975183E-043" calcext:value-type="float">
            <text:p>1.86E-043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545129926837315" calcext:value-type="float">
            <text:p>0.0005451299</text:p>
          </table:table-cell>
          <table:table-cell table:style-name="ce2" office:value-type="float" office:value="0.00000394967901503113" calcext:value-type="float">
            <text:p>3.95E-006</text:p>
          </table:table-cell>
          <table:table-cell table:style-name="ce2" office:value-type="float" office:value="0.000000026232218395946" calcext:value-type="float">
            <text:p>2.62E-008</text:p>
          </table:table-cell>
          <table:table-cell table:style-name="ce2" office:value-type="float" office:value="0.000000000172784233988683" calcext:value-type="float">
            <text:p>1.73E-010</text:p>
          </table:table-cell>
          <table:table-cell table:style-name="ce2" office:value-type="float" office:value="0.00000000000114339212780526" calcext:value-type="float">
            <text:p>1.14E-012</text:p>
          </table:table-cell>
          <table:table-cell table:style-name="ce2" office:value-type="float" office:value="7.6191575398031E-015" calcext:value-type="float">
            <text:p>7.62E-015</text:p>
          </table:table-cell>
          <table:table-cell table:style-name="ce2" office:value-type="float" office:value="5.11198168562199E-017" calcext:value-type="float">
            <text:p>5.11E-017</text:p>
          </table:table-cell>
          <table:table-cell table:style-name="ce2" office:value-type="float" office:value="3.45101288320331E-019" calcext:value-type="float">
            <text:p>3.45E-019</text:p>
          </table:table-cell>
          <table:table-cell table:style-name="ce2" office:value-type="float" office:value="2.34235284381619E-021" calcext:value-type="float">
            <text:p>2.34E-021</text:p>
          </table:table-cell>
          <table:table-cell table:style-name="ce2" office:value-type="float" office:value="1.5973791058663E-023" calcext:value-type="float">
            <text:p>1.60E-023</text:p>
          </table:table-cell>
          <table:table-cell table:style-name="ce2" office:value-type="float" office:value="1.09384517584556E-025" calcext:value-type="float">
            <text:p>1.09E-025</text:p>
          </table:table-cell>
          <table:table-cell table:style-name="ce2" office:value-type="float" office:value="7.51757006049965E-028" calcext:value-type="float">
            <text:p>7.52E-028</text:p>
          </table:table-cell>
          <table:table-cell table:style-name="ce2" office:value-type="float" office:value="5.18308945258625E-030" calcext:value-type="float">
            <text:p>5.18E-030</text:p>
          </table:table-cell>
          <table:table-cell table:style-name="ce2" office:value-type="float" office:value="3.58371904762079E-032" calcext:value-type="float">
            <text:p>3.58E-032</text:p>
          </table:table-cell>
          <table:table-cell table:style-name="ce2" office:value-type="float" office:value="2.48416981127622E-034" calcext:value-type="float">
            <text:p>2.48E-034</text:p>
          </table:table-cell>
          <table:table-cell table:style-name="ce2" office:value-type="float" office:value="1.72590991314565E-036" calcext:value-type="float">
            <text:p>1.73E-036</text:p>
          </table:table-cell>
          <table:table-cell table:style-name="ce2" office:value-type="float" office:value="1.20156675756637E-038" calcext:value-type="float">
            <text:p>1.20E-038</text:p>
          </table:table-cell>
          <table:table-cell table:style-name="ce2" office:value-type="float" office:value="8.38083423507716E-041" calcext:value-type="float">
            <text:p>8.38E-041</text:p>
          </table:table-cell>
          <table:table-cell table:style-name="ce2" office:value-type="float" office:value="5.85549705100562E-043" calcext:value-type="float">
            <text:p>5.86E-043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0233480176211454" calcext:value-type="float">
            <text:p>0.0233480176</text:p>
          </table:table-cell>
          <table:table-cell table:style-name="ce2" office:value-type="float" office:value="0.0000845827487181196" calcext:value-type="float">
            <text:p>8.46E-005</text:p>
          </table:table-cell>
          <table:table-cell table:style-name="ce2" office:value-type="float" office:value="0.000000408556677590377" calcext:value-type="float">
            <text:p>4.09E-007</text:p>
          </table:table-cell>
          <table:table-cell table:style-name="ce2" office:value-type="float" office:value="0.00000000222011440276025" calcext:value-type="float">
            <text:p>2.22E-009</text:p>
          </table:table-cell>
          <table:table-cell table:style-name="ce2" office:value-type="float" office:value="0.0000000000128684760617334" calcext:value-type="float">
            <text:p>1.29E-011</text:p>
          </table:table-cell>
          <table:table-cell table:style-name="ce2" office:value-type="float" office:value="0.0000000000000776976083349194" calcext:value-type="float">
            <text:p>7.77E-014</text:p>
          </table:table-cell>
          <table:table-cell table:style-name="ce2" office:value-type="float" office:value="4.82528132495947E-016" calcext:value-type="float">
            <text:p>4.83E-016</text:p>
          </table:table-cell>
          <table:table-cell table:style-name="ce2" office:value-type="float" office:value="3.05909151579913E-018" calcext:value-type="float">
            <text:p>3.06E-018</text:p>
          </table:table-cell>
          <table:table-cell table:style-name="ce2" office:value-type="float" office:value="1.97016103178033E-020" calcext:value-type="float">
            <text:p>1.97E-020</text:p>
          </table:table-cell>
          <table:table-cell table:style-name="ce2" office:value-type="float" office:value="1.28471268413767E-022" calcext:value-type="float">
            <text:p>1.28E-022</text:p>
          </table:table-cell>
          <table:table-cell table:style-name="ce2" office:value-type="float" office:value="8.46204059732049E-025" calcext:value-type="float">
            <text:p>8.46E-025</text:p>
          </table:table-cell>
          <table:table-cell table:style-name="ce2" office:value-type="float" office:value="5.62015536400552E-027" calcext:value-type="float">
            <text:p>5.62E-027</text:p>
          </table:table-cell>
          <table:table-cell table:style-name="ce2" office:value-type="float" office:value="3.75878939504245E-029" calcext:value-type="float">
            <text:p>3.76E-029</text:p>
          </table:table-cell>
          <table:table-cell table:style-name="ce2" office:value-type="float" office:value="2.52886174784434E-031" calcext:value-type="float">
            <text:p>2.53E-031</text:p>
          </table:table-cell>
          <table:table-cell table:style-name="ce2" office:value-type="float" office:value="1.71010840534281E-033" calcext:value-type="float">
            <text:p>1.71E-033</text:p>
          </table:table-cell>
          <table:table-cell table:style-name="ce2" office:value-type="float" office:value="1.1616002470499E-035" calcext:value-type="float">
            <text:p>1.16E-035</text:p>
          </table:table-cell>
          <table:table-cell table:style-name="ce2" office:value-type="float" office:value="7.92117366134262E-038" calcext:value-type="float">
            <text:p>7.92E-038</text:p>
          </table:table-cell>
          <table:table-cell table:style-name="ce2" office:value-type="float" office:value="5.4203549705857E-040" calcext:value-type="float">
            <text:p>5.42E-040</text:p>
          </table:table-cell>
          <table:table-cell table:style-name="ce2" office:value-type="float" office:value="3.72056083950365E-042" calcext:value-type="float">
            <text:p>3.72E-042</text:p>
          </table:table-cell>
          <table:table-cell table:style-name="ce2" office:value-type="float" office:value="2.56090691981101E-044" calcext:value-type="float">
            <text:p>2.56E-044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8.551718061674" calcext:value-type="float">
            <text:p>158.5517180617</text:p>
          </table:table-cell>
          <table:table-cell office:value-type="float" office:value="0.574384529995006" calcext:value-type="float">
            <text:p>0.57438453</text:p>
          </table:table-cell>
          <table:table-cell office:value-type="float" office:value="0.00331955661301805" calcext:value-type="float">
            <text:p>0.0033195566</text:p>
          </table:table-cell>
          <table:table-cell table:style-name="ce2" office:value-type="float" office:value="0.0000183677520654569" calcext:value-type="float">
            <text:p>1.84E-005</text:p>
          </table:table-cell>
          <table:table-cell table:style-name="ce2" office:value-type="float" office:value="0.000000106465224255252" calcext:value-type="float">
            <text:p>1.06E-007</text:p>
          </table:table-cell>
          <table:table-cell table:style-name="ce2" office:value-type="float" office:value="0.000000000640514618220043" calcext:value-type="float">
            <text:p>6.41E-010</text:p>
          </table:table-cell>
          <table:table-cell table:style-name="ce2" office:value-type="float" office:value="0.0000000000039611181332486" calcext:value-type="float">
            <text:p>3.96E-012</text:p>
          </table:table-cell>
          <table:table-cell table:style-name="ce2" office:value-type="float" office:value="0.0000000000000250108632156854" calcext:value-type="float">
            <text:p>2.50E-014</text:p>
          </table:table-cell>
          <table:table-cell table:style-name="ce2" office:value-type="float" office:value="1.60484034971701E-016" calcext:value-type="float">
            <text:p>1.60E-016</text:p>
          </table:table-cell>
          <table:table-cell table:style-name="ce2" office:value-type="float" office:value="1.04302335270598E-018" calcext:value-type="float">
            <text:p>1.04E-018</text:p>
          </table:table-cell>
          <table:table-cell table:style-name="ce2" office:value-type="float" office:value="6.84972990286891E-021" calcext:value-type="float">
            <text:p>6.85E-021</text:p>
          </table:table-cell>
          <table:table-cell table:style-name="ce2" office:value-type="float" office:value="4.53724214325379E-023" calcext:value-type="float">
            <text:p>4.54E-023</text:p>
          </table:table-cell>
          <table:table-cell table:style-name="ce2" office:value-type="float" office:value="3.02729227597997E-025" calcext:value-type="float">
            <text:p>3.03E-025</text:p>
          </table:table-cell>
          <table:table-cell table:style-name="ce2" office:value-type="float" office:value="2.03233731628296E-027" calcext:value-type="float">
            <text:p>2.03E-027</text:p>
          </table:table-cell>
          <table:table-cell table:style-name="ce2" office:value-type="float" office:value="1.37166053711569E-029" calcext:value-type="float">
            <text:p>1.37E-029</text:p>
          </table:table-cell>
          <table:table-cell table:style-name="ce2" office:value-type="float" office:value="9.30054367990416E-032" calcext:value-type="float">
            <text:p>9.30E-032</text:p>
          </table:table-cell>
          <table:table-cell table:style-name="ce2" office:value-type="float" office:value="6.33193347494416E-034" calcext:value-type="float">
            <text:p>6.33E-034</text:p>
          </table:table-cell>
          <table:table-cell table:style-name="ce2" office:value-type="float" office:value="4.32641275733257E-036" calcext:value-type="float">
            <text:p>4.33E-036</text:p>
          </table:table-cell>
          <table:table-cell table:style-name="ce2" office:value-type="float" office:value="2.96560483839465E-038" calcext:value-type="float">
            <text:p>2.97E-038</text:p>
          </table:table-cell>
          <table:table-cell table:style-name="ce2" office:value-type="float" office:value="2.03867781372243E-040" calcext:value-type="float">
            <text:p>2.04E-040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16344201793962" calcext:value-type="float">
            <text:p>0.016344201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18695141090188" calcext:value-type="float">
            <text:p>-1.87E-005</text:p>
          </table:table-cell>
          <table:table-cell table:style-name="ce2" office:value-type="float" office:value="-0.0000122793326530105" calcext:value-type="float">
            <text:p>-1.23E-005</text:p>
          </table:table-cell>
          <table:table-cell table:style-name="ce2" office:value-type="float" office:value="-0.00000919480288456443" calcext:value-type="float">
            <text:p>-9.19E-006</text:p>
          </table:table-cell>
          <table:table-cell table:style-name="ce2" office:value-type="float" office:value="-0.00000735316775031564" calcext:value-type="float">
            <text:p>-7.35E-006</text:p>
          </table:table-cell>
          <table:table-cell table:style-name="ce2" office:value-type="float" office:value="-0.00000612422302971398" calcext:value-type="float">
            <text:p>-6.12E-006</text:p>
          </table:table-cell>
          <table:table-cell table:style-name="ce2" office:value-type="float" office:value="-0.00000524697255585172" calcext:value-type="float">
            <text:p>-5.25E-006</text:p>
          </table:table-cell>
          <table:table-cell table:style-name="ce2" office:value-type="float" office:value="-0.00000458938053534953" calcext:value-type="float">
            <text:p>-4.59E-006</text:p>
          </table:table-cell>
          <table:table-cell table:style-name="ce2" office:value-type="float" office:value="-0.00000407813856289585" calcext:value-type="float">
            <text:p>-4.08E-006</text:p>
          </table:table-cell>
          <table:table-cell table:style-name="ce2" office:value-type="float" office:value="-0.00000366929249569174" calcext:value-type="float">
            <text:p>-3.67E-006</text:p>
          </table:table-cell>
          <table:table-cell table:style-name="ce2" office:value-type="float" office:value="-0.00000333488639930876" calcext:value-type="float">
            <text:p>-3.33E-006</text:p>
          </table:table-cell>
          <table:table-cell table:style-name="ce2" office:value-type="float" office:value="-0.00000305629116487365" calcext:value-type="float">
            <text:p>-3.06E-006</text:p>
          </table:table-cell>
          <table:table-cell table:style-name="ce2" office:value-type="float" office:value="-0.00000282061452561585" calcext:value-type="float">
            <text:p>-2.82E-006</text:p>
          </table:table-cell>
          <table:table-cell table:style-name="ce2" office:value-type="float" office:value="-0.00000261865069765889" calcext:value-type="float">
            <text:p>-2.62E-006</text:p>
          </table:table-cell>
          <table:table-cell table:style-name="ce2" office:value-type="float" office:value="-0.00000244365069780561" calcext:value-type="float">
            <text:p>-2.44E-006</text:p>
          </table:table-cell>
          <table:table-cell table:style-name="ce2" office:value-type="float" office:value="-0.00000229055407805029" calcext:value-type="float">
            <text:p>-2.29E-006</text:p>
          </table:table-cell>
          <table:table-cell table:style-name="ce2" office:value-type="float" office:value="-0.00000215549197415247" calcext:value-type="float">
            <text:p>-2.16E-006</text:p>
          </table:table-cell>
          <table:table-cell table:style-name="ce2" office:value-type="float" office:value="-0.00000203545590008084" calcext:value-type="float">
            <text:p>-2.04E-006</text:p>
          </table:table-cell>
          <table:table-cell table:style-name="ce2" office:value-type="float" office:value="-0.00000192807119218458" calcext:value-type="float">
            <text:p>-1.93E-006</text:p>
          </table:table-cell>
          <table:table-cell table:style-name="ce2" office:value-type="float" office:value="-0.00000183143845717398" calcext:value-type="float">
            <text:p>-1.83E-006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4.1138820748738" calcext:value-type="float">
            <text:p>-4.1138820749</text:p>
          </table:table-cell>
          <table:table-cell office:value-type="float" office:value="0" calcext:value-type="float">
            <text:p>0</text:p>
          </table:table-cell>
          <table:table-cell office:value-type="float" office:value="-0.00114383934595659" calcext:value-type="float">
            <text:p>-0.0011438393</text:p>
          </table:table-cell>
          <table:table-cell office:value-type="float" office:value="-0.000751295952399878" calcext:value-type="float">
            <text:p>-0.000751296</text:p>
          </table:table-cell>
          <table:table-cell office:value-type="float" office:value="-0.000563226954707801" calcext:value-type="float">
            <text:p>-0.000563227</text:p>
          </table:table-cell>
          <table:table-cell office:value-type="float" office:value="-0.000450753938737337" calcext:value-type="float">
            <text:p>-0.0004507539</text:p>
          </table:table-cell>
          <table:table-cell office:value-type="float" office:value="-0.000375629311499168" calcext:value-type="float">
            <text:p>-0.0003756293</text:p>
          </table:table-cell>
          <table:table-cell office:value-type="float" office:value="-0.000321967848222951" calcext:value-type="float">
            <text:p>-0.0003219678</text:p>
          </table:table-cell>
          <table:table-cell office:value-type="float" office:value="-0.00028172186615591" calcext:value-type="float">
            <text:p>-0.0002817219</text:p>
          </table:table-cell>
          <table:table-cell office:value-type="float" office:value="-0.000250419436615455" calcext:value-type="float">
            <text:p>-0.0002504194</text:p>
          </table:table-cell>
          <table:table-cell office:value-type="float" office:value="-0.000225377492954258" calcext:value-type="float">
            <text:p>-0.0002253775</text:p>
          </table:table-cell>
          <table:table-cell office:value-type="float" office:value="-0.000204888629958413" calcext:value-type="float">
            <text:p>-0.0002048886</text:p>
          </table:table-cell>
          <table:table-cell office:value-type="float" office:value="-0.000187814577461879" calcext:value-type="float">
            <text:p>-0.0001878146</text:p>
          </table:table-cell>
          <table:table-cell office:value-type="float" office:value="-0.000173367302272504" calcext:value-type="float">
            <text:p>-0.0001733673</text:p>
          </table:table-cell>
          <table:table-cell office:value-type="float" office:value="-0.000160983923538753" calcext:value-type="float">
            <text:p>-0.0001609839</text:p>
          </table:table-cell>
          <table:table-cell office:value-type="float" office:value="-0.000150251661969503" calcext:value-type="float">
            <text:p>-0.0001502517</text:p>
          </table:table-cell>
          <table:table-cell office:value-type="float" office:value="-0.000140860933096409" calcext:value-type="float">
            <text:p>-0.0001408609</text:p>
          </table:table-cell>
          <table:table-cell office:value-type="float" office:value="-0.000132574995855444" calcext:value-type="float">
            <text:p>-0.000132575</text:p>
          </table:table-cell>
          <table:table-cell office:value-type="float" office:value="-0.000125209718307919" calcext:value-type="float">
            <text:p>-0.0001252097</text:p>
          </table:table-cell>
          <table:table-cell office:value-type="float" office:value="-0.000118619733133818" calcext:value-type="float">
            <text:p>-0.0001186197</text:p>
          </table:table-cell>
          <table:table-cell office:value-type="float" office:value="-0.000112688746477127" calcext:value-type="float">
            <text:p>-0.0001126887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-0.599999999999909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float" office:value="0.0116740088105727" calcext:value-type="float">
            <text:p>0.0116740088</text:p>
          </table:table-cell>
          <table:table-cell table:style-name="ce2" office:value-type="float" office:value="0.0000281942495727065" calcext:value-type="float">
            <text:p>2.82E-005</text:p>
          </table:table-cell>
          <table:table-cell table:style-name="ce2" office:value-type="float" office:value="0.000000102139169397594" calcext:value-type="float">
            <text:p>1.02E-007</text:p>
          </table:table-cell>
          <table:table-cell table:style-name="ce2" office:value-type="float" office:value="0.000000000444022880552051" calcext:value-type="float">
            <text:p>4.44E-010</text:p>
          </table:table-cell>
          <table:table-cell table:style-name="ce2" office:value-type="float" office:value="0.00000000000214474601028889" calcext:value-type="float">
            <text:p>2.14E-012</text:p>
          </table:table-cell>
          <table:table-cell table:style-name="ce2" office:value-type="float" office:value="0.0000000000000110996583335599" calcext:value-type="float">
            <text:p>1.11E-014</text:p>
          </table:table-cell>
          <table:table-cell table:style-name="ce2" office:value-type="float" office:value="6.03160165619934E-017" calcext:value-type="float">
            <text:p>6.03E-017</text:p>
          </table:table-cell>
          <table:table-cell table:style-name="ce2" office:value-type="float" office:value="3.39899057311015E-019" calcext:value-type="float">
            <text:p>3.40E-019</text:p>
          </table:table-cell>
          <table:table-cell table:style-name="ce2" office:value-type="float" office:value="1.97016103178033E-021" calcext:value-type="float">
            <text:p>1.97E-021</text:p>
          </table:table-cell>
          <table:table-cell table:style-name="ce2" office:value-type="float" office:value="1.16792062194334E-023" calcext:value-type="float">
            <text:p>1.17E-023</text:p>
          </table:table-cell>
          <table:table-cell table:style-name="ce2" office:value-type="float" office:value="7.05170049776708E-026" calcext:value-type="float">
            <text:p>7.05E-026</text:p>
          </table:table-cell>
          <table:table-cell table:style-name="ce2" office:value-type="float" office:value="4.3231964338504E-028" calcext:value-type="float">
            <text:p>4.32E-028</text:p>
          </table:table-cell>
          <table:table-cell table:style-name="ce2" office:value-type="float" office:value="2.68484956788746E-030" calcext:value-type="float">
            <text:p>2.68E-030</text:p>
          </table:table-cell>
          <table:table-cell table:style-name="ce2" office:value-type="float" office:value="1.68590783189622E-032" calcext:value-type="float">
            <text:p>1.69E-032</text:p>
          </table:table-cell>
          <table:table-cell table:style-name="ce2" office:value-type="float" office:value="1.06881775333925E-034" calcext:value-type="float">
            <text:p>1.07E-034</text:p>
          </table:table-cell>
          <table:table-cell table:style-name="ce2" office:value-type="float" office:value="6.83294262970527E-037" calcext:value-type="float">
            <text:p>6.83E-037</text:p>
          </table:table-cell>
          <table:table-cell table:style-name="ce2" office:value-type="float" office:value="4.40065203407923E-039" calcext:value-type="float">
            <text:p>4.40E-039</text:p>
          </table:table-cell>
          <table:table-cell table:style-name="ce2" office:value-type="float" office:value="2.85281840557142E-041" calcext:value-type="float">
            <text:p>2.85E-041</text:p>
          </table:table-cell>
          <table:table-cell table:style-name="ce2" office:value-type="float" office:value="1.86028041975183E-043" calcext:value-type="float">
            <text:p>1.86E-043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705377108872554" calcext:value-type="float">
            <text:p>0.705377108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73190439353563" calcext:value-type="float">
            <text:p>7.32E-005</text:p>
          </table:table-cell>
          <table:table-cell table:style-name="ce2" office:value-type="float" office:value="0.000000176764430021804" calcext:value-type="float">
            <text:p>1.77E-007</text:p>
          </table:table-cell>
          <table:table-cell table:style-name="ce2" office:value-type="float" office:value="-0.00000000315678284837767" calcext:value-type="float">
            <text:p>-3.16E-009</text:p>
          </table:table-cell>
          <table:table-cell table:style-name="ce2" office:value-type="float" office:value="-0.0000000000155573945769005" calcext:value-type="float">
            <text:p>-1.56E-011</text:p>
          </table:table-cell>
          <table:table-cell table:style-name="ce2" office:value-type="float" office:value="0.000000000000318848404585479" calcext:value-type="float">
            <text:p>3.19E-013</text:p>
          </table:table-cell>
          <table:table-cell table:style-name="ce2" office:value-type="float" office:value="2.47491208568841E-015" calcext:value-type="float">
            <text:p>2.47E-015</text:p>
          </table:table-cell>
          <table:table-cell table:style-name="ce2" office:value-type="float" office:value="-3.58709679773737E-017" calcext:value-type="float">
            <text:p>-3.59E-017</text:p>
          </table:table-cell>
          <table:table-cell table:style-name="ce2" office:value-type="float" office:value="-4.04193885283504E-019" calcext:value-type="float">
            <text:p>-4.04E-019</text:p>
          </table:table-cell>
          <table:table-cell table:style-name="ce2" office:value-type="float" office:value="4.36953106179337E-021" calcext:value-type="float">
            <text:p>4.37E-021</text:p>
          </table:table-cell>
          <table:table-cell table:style-name="ce2" office:value-type="float" office:value="6.91101241487603E-023" calcext:value-type="float">
            <text:p>6.91E-023</text:p>
          </table:table-cell>
          <table:table-cell table:style-name="ce2" office:value-type="float" office:value="-5.29666704738932E-025" calcext:value-type="float">
            <text:p>-5.30E-025</text:p>
          </table:table-cell>
          <table:table-cell table:style-name="ce2" office:value-type="float" office:value="-1.19819582015374E-026" calcext:value-type="float">
            <text:p>-1.20E-026</text:p>
          </table:table-cell>
          <table:table-cell table:style-name="ce2" office:value-type="float" office:value="6.01698906234131E-029" calcext:value-type="float">
            <text:p>6.02E-029</text:p>
          </table:table-cell>
          <table:table-cell table:style-name="ce2" office:value-type="float" office:value="2.09031991248208E-030" calcext:value-type="float">
            <text:p>2.09E-030</text:p>
          </table:table-cell>
          <table:table-cell table:style-name="ce2" office:value-type="float" office:value="-5.55519897663481E-033" calcext:value-type="float">
            <text:p>-5.56E-033</text:p>
          </table:table-cell>
          <table:table-cell table:style-name="ce2" office:value-type="float" office:value="-3.6439751477945E-034" calcext:value-type="float">
            <text:p>-3.64E-034</text:p>
          </table:table-cell>
          <table:table-cell table:style-name="ce2" office:value-type="float" office:value="1.60967510272668E-037" calcext:value-type="float">
            <text:p>1.61E-037</text:p>
          </table:table-cell>
          <table:table-cell table:style-name="ce2" office:value-type="float" office:value="6.31772221388592E-038" calcext:value-type="float">
            <text:p>6.32E-038</text:p>
          </table:table-cell>
          <table:table-cell table:style-name="ce2" office:value-type="float" office:value="1.09831299609299E-040" calcext:value-type="float">
            <text:p>1.10E-040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192.11612753078" calcext:value-type="float">
            <text:p>192.1161275308</text:p>
          </table:table-cell>
          <table:table-cell office:value-type="float" office:value="0" calcext:value-type="float">
            <text:p>0</text:p>
          </table:table-cell>
          <table:table-cell office:value-type="float" office:value="0.0398682168843204" calcext:value-type="float">
            <text:p>0.0398682169</text:p>
          </table:table-cell>
          <table:table-cell table:style-name="ce2" office:value-type="float" office:value="0.0000962869289457199" calcext:value-type="float">
            <text:p>9.63E-005</text:p>
          </table:table-cell>
          <table:table-cell table:style-name="ce2" office:value-type="float" office:value="0.000000348818184396065" calcext:value-type="float">
            <text:p>3.49E-007</text:p>
          </table:table-cell>
          <table:table-cell table:style-name="ce2" office:value-type="float" office:value="0.00000000151639430727665" calcext:value-type="float">
            <text:p>1.52E-009</text:p>
          </table:table-cell>
          <table:table-cell table:style-name="ce2" office:value-type="float" office:value="0.00000000000732457894177173" calcext:value-type="float">
            <text:p>7.32E-012</text:p>
          </table:table-cell>
          <table:table-cell table:style-name="ce2" office:value-type="float" office:value="0.0000000000000379067373483087" calcext:value-type="float">
            <text:p>3.79E-014</text:p>
          </table:table-cell>
          <table:table-cell table:style-name="ce2" office:value-type="float" office:value="2.05986826711487E-016" calcext:value-type="float">
            <text:p>2.06E-016</text:p>
          </table:table-cell>
          <table:table-cell table:style-name="ce2" office:value-type="float" office:value="1.16079827894072E-018" calcext:value-type="float">
            <text:p>1.16E-018</text:p>
          </table:table-cell>
          <table:table-cell table:style-name="ce2" office:value-type="float" office:value="6.72834915465526E-021" calcext:value-type="float">
            <text:p>6.73E-021</text:p>
          </table:table-cell>
          <table:table-cell table:style-name="ce2" office:value-type="float" office:value="3.9885966693067E-023" calcext:value-type="float">
            <text:p>3.99E-023</text:p>
          </table:table-cell>
          <table:table-cell table:style-name="ce2" office:value-type="float" office:value="2.40824492605857E-025" calcext:value-type="float">
            <text:p>2.41E-025</text:p>
          </table:table-cell>
          <table:table-cell table:style-name="ce2" office:value-type="float" office:value="1.47642627185762E-027" calcext:value-type="float">
            <text:p>1.48E-027</text:p>
          </table:table-cell>
          <table:table-cell table:style-name="ce2" office:value-type="float" office:value="9.16910091564854E-030" calcext:value-type="float">
            <text:p>9.17E-030</text:p>
          </table:table-cell>
          <table:table-cell table:style-name="ce2" office:value-type="float" office:value="5.75758851819092E-032" calcext:value-type="float">
            <text:p>5.76E-032</text:p>
          </table:table-cell>
          <table:table-cell table:style-name="ce2" office:value-type="float" office:value="3.6501478362214E-034" calcext:value-type="float">
            <text:p>3.65E-034</text:p>
          </table:table-cell>
          <table:table-cell table:style-name="ce2" office:value-type="float" office:value="2.33353634676454E-036" calcext:value-type="float">
            <text:p>2.33E-036</text:p>
          </table:table-cell>
          <table:table-cell table:style-name="ce2" office:value-type="float" office:value="1.50287833917173E-038" calcext:value-type="float">
            <text:p>1.50E-038</text:p>
          </table:table-cell>
          <table:table-cell table:style-name="ce2" office:value-type="float" office:value="9.74273574488787E-041" calcext:value-type="float">
            <text:p>9.74E-041</text:p>
          </table:table-cell>
          <table:table-cell table:style-name="ce2" office:value-type="float" office:value="6.35309296435951E-043" calcext:value-type="float">
            <text:p>6.35E-043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.49477980197693E-033" calcext:value-type="float">
            <text:p>1.49E-0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3.85449562160823E-039" calcext:value-type="float">
            <text:p>-3.85E-039</text:p>
          </table:table-cell>
          <table:table-cell table:style-name="ce2" office:value-type="float" office:value="4.44272989800165E-040" calcext:value-type="float">
            <text:p>4.44E-040</text:p>
          </table:table-cell>
          <table:table-cell table:style-name="ce2" office:value-type="float" office:value="-8.7272889685909E-044" calcext:value-type="float">
            <text:p>-8.73E-044</text:p>
          </table:table-cell>
          <table:table-cell table:style-name="ce2" office:value-type="float" office:value="2.02486591496428E-044" calcext:value-type="float">
            <text:p>2.02E-044</text:p>
          </table:table-cell>
          <table:table-cell table:style-name="ce2" office:value-type="float" office:value="-8.57307054959491E-048" calcext:value-type="float">
            <text:p>-8.57E-048</text:p>
          </table:table-cell>
          <table:table-cell table:style-name="ce2" office:value-type="float" office:value="-1.87791332591595E-049" calcext:value-type="float">
            <text:p>-1.88E-049</text:p>
          </table:table-cell>
          <table:table-cell table:style-name="ce2" office:value-type="float" office:value="8.4016235045617E-051" calcext:value-type="float">
            <text:p>8.40E-051</text:p>
          </table:table-cell>
          <table:table-cell table:style-name="ce2" office:value-type="float" office:value="-1.04318786544423E-054" calcext:value-type="float">
            <text:p>-1.04E-054</text:p>
          </table:table-cell>
          <table:table-cell table:style-name="ce2" office:value-type="float" office:value="-5.81997289968479E-056" calcext:value-type="float">
            <text:p>-5.82E-056</text:p>
          </table:table-cell>
          <table:table-cell table:style-name="ce2" office:value-type="float" office:value="-1.50717385459336E-058" calcext:value-type="float">
            <text:p>-1.51E-058</text:p>
          </table:table-cell>
          <table:table-cell table:style-name="ce2" office:value-type="float" office:value="-3.41590031082088E-061" calcext:value-type="float">
            <text:p>-3.42E-061</text:p>
          </table:table-cell>
          <table:table-cell table:style-name="ce2" office:value-type="float" office:value="9.37510650095533E-062" calcext:value-type="float">
            <text:p>9.38E-062</text:p>
          </table:table-cell>
          <table:table-cell table:style-name="ce2" office:value-type="float" office:value="-9.51685114978959E-066" calcext:value-type="float">
            <text:p>-9.52E-066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.49477980197693E-033" calcext:value-type="float">
            <text:p>1.49E-0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3.85449562160823E-039" calcext:value-type="float">
            <text:p>-3.85E-039</text:p>
          </table:table-cell>
          <table:table-cell table:style-name="ce2" office:value-type="float" office:value="4.44272989800165E-040" calcext:value-type="float">
            <text:p>4.44E-040</text:p>
          </table:table-cell>
          <table:table-cell table:style-name="ce2" office:value-type="float" office:value="-8.7272889685909E-044" calcext:value-type="float">
            <text:p>-8.73E-044</text:p>
          </table:table-cell>
          <table:table-cell table:style-name="ce2" office:value-type="float" office:value="2.02486591496428E-044" calcext:value-type="float">
            <text:p>2.02E-044</text:p>
          </table:table-cell>
          <table:table-cell table:style-name="ce2" office:value-type="float" office:value="-8.57307054959491E-048" calcext:value-type="float">
            <text:p>-8.57E-048</text:p>
          </table:table-cell>
          <table:table-cell table:style-name="ce2" office:value-type="float" office:value="-1.87791332591595E-049" calcext:value-type="float">
            <text:p>-1.88E-049</text:p>
          </table:table-cell>
          <table:table-cell table:style-name="ce2" office:value-type="float" office:value="8.4016235045617E-051" calcext:value-type="float">
            <text:p>8.40E-051</text:p>
          </table:table-cell>
          <table:table-cell table:style-name="ce2" office:value-type="float" office:value="-1.04318786544423E-054" calcext:value-type="float">
            <text:p>-1.04E-054</text:p>
          </table:table-cell>
          <table:table-cell table:style-name="ce2" office:value-type="float" office:value="-5.81997289968479E-056" calcext:value-type="float">
            <text:p>-5.82E-056</text:p>
          </table:table-cell>
          <table:table-cell table:style-name="ce2" office:value-type="float" office:value="-1.50717385459336E-058" calcext:value-type="float">
            <text:p>-1.51E-058</text:p>
          </table:table-cell>
          <table:table-cell table:style-name="ce2" office:value-type="float" office:value="-3.41590031082088E-061" calcext:value-type="float">
            <text:p>-3.42E-061</text:p>
          </table:table-cell>
          <table:table-cell table:style-name="ce2" office:value-type="float" office:value="9.37510650095533E-062" calcext:value-type="float">
            <text:p>9.38E-062</text:p>
          </table:table-cell>
          <table:table-cell table:style-name="ce2" office:value-type="float" office:value="-9.51685114978959E-066" calcext:value-type="float">
            <text:p>-9.52E-066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.49477980197693E-033" calcext:value-type="float">
            <text:p>1.49E-0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3.85449562160823E-039" calcext:value-type="float">
            <text:p>-3.85E-039</text:p>
          </table:table-cell>
          <table:table-cell table:style-name="ce2" office:value-type="float" office:value="4.44272989800165E-040" calcext:value-type="float">
            <text:p>4.44E-040</text:p>
          </table:table-cell>
          <table:table-cell table:style-name="ce2" office:value-type="float" office:value="-8.7272889685909E-044" calcext:value-type="float">
            <text:p>-8.73E-044</text:p>
          </table:table-cell>
          <table:table-cell table:style-name="ce2" office:value-type="float" office:value="2.02486591496428E-044" calcext:value-type="float">
            <text:p>2.02E-044</text:p>
          </table:table-cell>
          <table:table-cell table:style-name="ce2" office:value-type="float" office:value="-8.57307054959491E-048" calcext:value-type="float">
            <text:p>-8.57E-048</text:p>
          </table:table-cell>
          <table:table-cell table:style-name="ce2" office:value-type="float" office:value="-1.87791332591595E-049" calcext:value-type="float">
            <text:p>-1.88E-049</text:p>
          </table:table-cell>
          <table:table-cell table:style-name="ce2" office:value-type="float" office:value="8.4016235045617E-051" calcext:value-type="float">
            <text:p>8.40E-051</text:p>
          </table:table-cell>
          <table:table-cell table:style-name="ce2" office:value-type="float" office:value="-1.04318786544423E-054" calcext:value-type="float">
            <text:p>-1.04E-054</text:p>
          </table:table-cell>
          <table:table-cell table:style-name="ce2" office:value-type="float" office:value="-5.81997289968479E-056" calcext:value-type="float">
            <text:p>-5.82E-056</text:p>
          </table:table-cell>
          <table:table-cell table:style-name="ce2" office:value-type="float" office:value="-1.50717385459336E-058" calcext:value-type="float">
            <text:p>-1.51E-058</text:p>
          </table:table-cell>
          <table:table-cell table:style-name="ce2" office:value-type="float" office:value="-3.41590031082088E-061" calcext:value-type="float">
            <text:p>-3.42E-061</text:p>
          </table:table-cell>
          <table:table-cell table:style-name="ce2" office:value-type="float" office:value="9.37510650095533E-062" calcext:value-type="float">
            <text:p>9.38E-062</text:p>
          </table:table-cell>
          <table:table-cell table:style-name="ce2" office:value-type="float" office:value="-9.51685114978959E-066" calcext:value-type="float">
            <text:p>-9.52E-066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.49477980197693E-033" calcext:value-type="float">
            <text:p>1.49E-0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3.85449562160823E-039" calcext:value-type="float">
            <text:p>-3.85E-039</text:p>
          </table:table-cell>
          <table:table-cell table:style-name="ce2" office:value-type="float" office:value="4.44272989800165E-040" calcext:value-type="float">
            <text:p>4.44E-040</text:p>
          </table:table-cell>
          <table:table-cell table:style-name="ce2" office:value-type="float" office:value="-8.7272889685909E-044" calcext:value-type="float">
            <text:p>-8.73E-044</text:p>
          </table:table-cell>
          <table:table-cell table:style-name="ce2" office:value-type="float" office:value="2.02486591496428E-044" calcext:value-type="float">
            <text:p>2.02E-044</text:p>
          </table:table-cell>
          <table:table-cell table:style-name="ce2" office:value-type="float" office:value="-8.57307054959491E-048" calcext:value-type="float">
            <text:p>-8.57E-048</text:p>
          </table:table-cell>
          <table:table-cell table:style-name="ce2" office:value-type="float" office:value="-1.87791332591595E-049" calcext:value-type="float">
            <text:p>-1.88E-049</text:p>
          </table:table-cell>
          <table:table-cell table:style-name="ce2" office:value-type="float" office:value="8.4016235045617E-051" calcext:value-type="float">
            <text:p>8.40E-051</text:p>
          </table:table-cell>
          <table:table-cell table:style-name="ce2" office:value-type="float" office:value="-1.04318786544423E-054" calcext:value-type="float">
            <text:p>-1.04E-054</text:p>
          </table:table-cell>
          <table:table-cell table:style-name="ce2" office:value-type="float" office:value="-5.81997289968479E-056" calcext:value-type="float">
            <text:p>-5.82E-056</text:p>
          </table:table-cell>
          <table:table-cell table:style-name="ce2" office:value-type="float" office:value="-1.50717385459336E-058" calcext:value-type="float">
            <text:p>-1.51E-058</text:p>
          </table:table-cell>
          <table:table-cell table:style-name="ce2" office:value-type="float" office:value="-3.41590031082088E-061" calcext:value-type="float">
            <text:p>-3.42E-061</text:p>
          </table:table-cell>
          <table:table-cell table:style-name="ce2" office:value-type="float" office:value="9.37510650095533E-062" calcext:value-type="float">
            <text:p>9.38E-062</text:p>
          </table:table-cell>
          <table:table-cell table:style-name="ce2" office:value-type="float" office:value="-9.51685114978959E-066" calcext:value-type="float">
            <text:p>-9.52E-066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2.1353997171099E-034" calcext:value-type="float">
            <text:p>2.14E-03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4.28277291289803E-040" calcext:value-type="float">
            <text:p>-4.28E-040</text:p>
          </table:table-cell>
          <table:table-cell table:style-name="ce2" office:value-type="float" office:value="4.44272989800165E-041" calcext:value-type="float">
            <text:p>4.44E-041</text:p>
          </table:table-cell>
          <table:table-cell table:style-name="ce2" office:value-type="float" office:value="-7.93389906235537E-045" calcext:value-type="float">
            <text:p>-7.93E-045</text:p>
          </table:table-cell>
          <table:table-cell table:style-name="ce2" office:value-type="float" office:value="1.68738826247023E-045" calcext:value-type="float">
            <text:p>1.69E-045</text:p>
          </table:table-cell>
          <table:table-cell table:style-name="ce2" office:value-type="float" office:value="-6.59466965353455E-049" calcext:value-type="float">
            <text:p>-6.59E-049</text:p>
          </table:table-cell>
          <table:table-cell table:style-name="ce2" office:value-type="float" office:value="-1.34136666136853E-050" calcext:value-type="float">
            <text:p>-1.34E-050</text:p>
          </table:table-cell>
          <table:table-cell table:style-name="ce2" office:value-type="float" office:value="5.60108233637447E-052" calcext:value-type="float">
            <text:p>5.60E-052</text:p>
          </table:table-cell>
          <table:table-cell table:style-name="ce2" office:value-type="float" office:value="-6.51992415902645E-056" calcext:value-type="float">
            <text:p>-6.52E-056</text:p>
          </table:table-cell>
          <table:table-cell table:style-name="ce2" office:value-type="float" office:value="-3.42351347040282E-057" calcext:value-type="float">
            <text:p>-3.42E-057</text:p>
          </table:table-cell>
          <table:table-cell table:style-name="ce2" office:value-type="float" office:value="-8.37318808107422E-060" calcext:value-type="float">
            <text:p>-8.37E-060</text:p>
          </table:table-cell>
          <table:table-cell table:style-name="ce2" office:value-type="float" office:value="-1.7978422688531E-062" calcext:value-type="float">
            <text:p>-1.80E-062</text:p>
          </table:table-cell>
          <table:table-cell table:style-name="ce2" office:value-type="float" office:value="4.68755325047767E-063" calcext:value-type="float">
            <text:p>4.69E-063</text:p>
          </table:table-cell>
        </table:table-row>
        <table:table-row table:style-name="ro1" table:number-rows-repeated="104852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X step 2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00.91069519124" calcext:value-type="float">
            <text:p>2400.9106951912</text:p>
          </table:table-cell>
          <table:table-cell office:value-type="float" office:value="0.00330430299250284" calcext:value-type="float">
            <text:p>0.003304303</text:p>
          </table:table-cell>
          <table:table-cell office:value-type="float" office:value="0.00826674995937146" calcext:value-type="float">
            <text:p>0.00826675</text:p>
          </table:table-cell>
          <table:table-cell table:style-name="ce2" office:value-type="float" office:value="0.0000199942495344979" calcext:value-type="float">
            <text:p>2.00E-005</text:p>
          </table:table-cell>
          <table:table-cell table:style-name="ce2" office:value-type="float" office:value="0.0000000725381830367162" calcext:value-type="float">
            <text:p>7.25E-008</text:p>
          </table:table-cell>
          <table:table-cell table:style-name="ce2" office:value-type="float" office:value="0.000000000315798079194091" calcext:value-type="float">
            <text:p>3.16E-010</text:p>
          </table:table-cell>
          <table:table-cell table:style-name="ce2" office:value-type="float" office:value="0.00000000000152760047877433" calcext:value-type="float">
            <text:p>1.53E-012</text:p>
          </table:table-cell>
          <table:table-cell table:style-name="ce2" office:value-type="float" office:value="7.91723089789382E-015" calcext:value-type="float">
            <text:p>7.92E-015</text:p>
          </table:table-cell>
          <table:table-cell table:style-name="ce2" office:value-type="float" office:value="4.30850037425365E-017" calcext:value-type="float">
            <text:p>4.31E-017</text:p>
          </table:table-cell>
          <table:table-cell table:style-name="ce2" office:value-type="float" office:value="2.43149413485661E-019" calcext:value-type="float">
            <text:p>2.43E-019</text:p>
          </table:table-cell>
          <table:table-cell table:style-name="ce2" office:value-type="float" office:value="1.41141514756121E-021" calcext:value-type="float">
            <text:p>1.41E-021</text:p>
          </table:table-cell>
          <table:table-cell table:style-name="ce2" office:value-type="float" office:value="8.37907656891291E-024" calcext:value-type="float">
            <text:p>8.38E-024</text:p>
          </table:table-cell>
          <table:table-cell table:style-name="ce2" office:value-type="float" office:value="5.06648164668352E-026" calcext:value-type="float">
            <text:p>5.07E-026</text:p>
          </table:table-cell>
          <table:table-cell table:style-name="ce2" office:value-type="float" office:value="3.11062291759059E-028" calcext:value-type="float">
            <text:p>3.11E-028</text:p>
          </table:table-cell>
          <table:table-cell table:style-name="ce2" office:value-type="float" office:value="1.93460425421741E-030" calcext:value-type="float">
            <text:p>1.93E-030</text:p>
          </table:table-cell>
          <table:table-cell table:style-name="ce2" office:value-type="float" office:value="1.21656632943437E-032" calcext:value-type="float">
            <text:p>1.22E-032</text:p>
          </table:table-cell>
          <table:table-cell table:style-name="ce2" office:value-type="float" office:value="7.72387801427462E-035" calcext:value-type="float">
            <text:p>7.72E-035</text:p>
          </table:table-cell>
          <table:table-cell table:style-name="ce2" office:value-type="float" office:value="4.94503425791053E-037" calcext:value-type="float">
            <text:p>4.95E-037</text:p>
          </table:table-cell>
          <table:table-cell table:style-name="ce2" office:value-type="float" office:value="3.18939524868436E-039" calcext:value-type="float">
            <text:p>3.19E-039</text:p>
          </table:table-cell>
          <table:table-cell table:style-name="ce2" office:value-type="float" office:value="2.07059530093892E-041" calcext:value-type="float">
            <text:p>2.07E-041</text:p>
          </table:table-cell>
          <table:table-cell table:style-name="ce2" office:value-type="float" office:value="1.352163766965E-043" calcext:value-type="float">
            <text:p>1.35E-043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00.91069519124" calcext:value-type="float">
            <text:p>2400.9106951912</text:p>
          </table:table-cell>
          <table:table-cell office:value-type="float" office:value="0.00330430299250284" calcext:value-type="float">
            <text:p>0.003304303</text:p>
          </table:table-cell>
          <table:table-cell office:value-type="float" office:value="0.00826674995937146" calcext:value-type="float">
            <text:p>0.00826675</text:p>
          </table:table-cell>
          <table:table-cell table:style-name="ce2" office:value-type="float" office:value="0.0000199942495344979" calcext:value-type="float">
            <text:p>2.00E-005</text:p>
          </table:table-cell>
          <table:table-cell table:style-name="ce2" office:value-type="float" office:value="0.0000000725381830367162" calcext:value-type="float">
            <text:p>7.25E-008</text:p>
          </table:table-cell>
          <table:table-cell table:style-name="ce2" office:value-type="float" office:value="0.000000000315798079194091" calcext:value-type="float">
            <text:p>3.16E-010</text:p>
          </table:table-cell>
          <table:table-cell table:style-name="ce2" office:value-type="float" office:value="0.00000000000152760047877433" calcext:value-type="float">
            <text:p>1.53E-012</text:p>
          </table:table-cell>
          <table:table-cell table:style-name="ce2" office:value-type="float" office:value="7.91723089789382E-015" calcext:value-type="float">
            <text:p>7.92E-015</text:p>
          </table:table-cell>
          <table:table-cell table:style-name="ce2" office:value-type="float" office:value="4.30850037425365E-017" calcext:value-type="float">
            <text:p>4.31E-017</text:p>
          </table:table-cell>
          <table:table-cell table:style-name="ce2" office:value-type="float" office:value="2.43149413485661E-019" calcext:value-type="float">
            <text:p>2.43E-019</text:p>
          </table:table-cell>
          <table:table-cell table:style-name="ce2" office:value-type="float" office:value="1.41141514756121E-021" calcext:value-type="float">
            <text:p>1.41E-021</text:p>
          </table:table-cell>
          <table:table-cell table:style-name="ce2" office:value-type="float" office:value="8.3790765689129E-024" calcext:value-type="float">
            <text:p>8.38E-024</text:p>
          </table:table-cell>
          <table:table-cell table:style-name="ce2" office:value-type="float" office:value="5.06648164668352E-026" calcext:value-type="float">
            <text:p>5.07E-026</text:p>
          </table:table-cell>
          <table:table-cell table:style-name="ce2" office:value-type="float" office:value="3.11062291759059E-028" calcext:value-type="float">
            <text:p>3.11E-028</text:p>
          </table:table-cell>
          <table:table-cell table:style-name="ce2" office:value-type="float" office:value="1.93460425421741E-030" calcext:value-type="float">
            <text:p>1.93E-030</text:p>
          </table:table-cell>
          <table:table-cell table:style-name="ce2" office:value-type="float" office:value="1.21656632943437E-032" calcext:value-type="float">
            <text:p>1.22E-032</text:p>
          </table:table-cell>
          <table:table-cell table:style-name="ce2" office:value-type="float" office:value="7.72387801427462E-035" calcext:value-type="float">
            <text:p>7.72E-035</text:p>
          </table:table-cell>
          <table:table-cell table:style-name="ce2" office:value-type="float" office:value="4.94503425791053E-037" calcext:value-type="float">
            <text:p>4.95E-037</text:p>
          </table:table-cell>
          <table:table-cell table:style-name="ce2" office:value-type="float" office:value="3.18939524868436E-039" calcext:value-type="float">
            <text:p>3.19E-039</text:p>
          </table:table-cell>
          <table:table-cell table:style-name="ce2" office:value-type="float" office:value="2.07059530093892E-041" calcext:value-type="float">
            <text:p>2.07E-041</text:p>
          </table:table-cell>
          <table:table-cell table:style-name="ce2" office:value-type="float" office:value="1.352163766965E-043" calcext:value-type="float">
            <text:p>1.35E-043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0.00330430299250284" calcext:value-type="float">
            <text:p>0.003304303</text:p>
          </table:table-cell>
          <table:table-cell office:value-type="float" office:value="0.0165334999187429" calcext:value-type="float">
            <text:p>0.0165334999</text:p>
          </table:table-cell>
          <table:table-cell table:style-name="ce2" office:value-type="float" office:value="0.0000599827486034936" calcext:value-type="float">
            <text:p>6.00E-005</text:p>
          </table:table-cell>
          <table:table-cell table:style-name="ce2" office:value-type="float" office:value="0.000000290152732146865" calcext:value-type="float">
            <text:p>2.90E-007</text:p>
          </table:table-cell>
          <table:table-cell table:style-name="ce2" office:value-type="float" office:value="0.00000000157899039597045" calcext:value-type="float">
            <text:p>1.58E-009</text:p>
          </table:table-cell>
          <table:table-cell table:style-name="ce2" office:value-type="float" office:value="0.00000000000916560287264601" calcext:value-type="float">
            <text:p>9.17E-012</text:p>
          </table:table-cell>
          <table:table-cell table:style-name="ce2" office:value-type="float" office:value="0.0000000000000554206162852567" calcext:value-type="float">
            <text:p>5.54E-014</text:p>
          </table:table-cell>
          <table:table-cell table:style-name="ce2" office:value-type="float" office:value="3.44680029940292E-016" calcext:value-type="float">
            <text:p>3.45E-016</text:p>
          </table:table-cell>
          <table:table-cell table:style-name="ce2" office:value-type="float" office:value="2.18834472137095E-018" calcext:value-type="float">
            <text:p>2.19E-018</text:p>
          </table:table-cell>
          <table:table-cell table:style-name="ce2" office:value-type="float" office:value="1.41141514756121E-020" calcext:value-type="float">
            <text:p>1.41E-020</text:p>
          </table:table-cell>
          <table:table-cell table:style-name="ce2" office:value-type="float" office:value="9.2169842258042E-023" calcext:value-type="float">
            <text:p>9.22E-023</text:p>
          </table:table-cell>
          <table:table-cell table:style-name="ce2" office:value-type="float" office:value="6.07977797602023E-025" calcext:value-type="float">
            <text:p>6.08E-025</text:p>
          </table:table-cell>
          <table:table-cell table:style-name="ce2" office:value-type="float" office:value="4.04380979286777E-027" calcext:value-type="float">
            <text:p>4.04E-027</text:p>
          </table:table-cell>
          <table:table-cell table:style-name="ce2" office:value-type="float" office:value="2.70844595590438E-029" calcext:value-type="float">
            <text:p>2.71E-029</text:p>
          </table:table-cell>
          <table:table-cell table:style-name="ce2" office:value-type="float" office:value="1.82484949415156E-031" calcext:value-type="float">
            <text:p>1.82E-031</text:p>
          </table:table-cell>
          <table:table-cell table:style-name="ce2" office:value-type="float" office:value="1.23582048228394E-033" calcext:value-type="float">
            <text:p>1.24E-033</text:p>
          </table:table-cell>
          <table:table-cell table:style-name="ce2" office:value-type="float" office:value="8.4065582384479E-036" calcext:value-type="float">
            <text:p>8.41E-036</text:p>
          </table:table-cell>
          <table:table-cell table:style-name="ce2" office:value-type="float" office:value="5.74091144763185E-038" calcext:value-type="float">
            <text:p>5.74E-038</text:p>
          </table:table-cell>
          <table:table-cell table:style-name="ce2" office:value-type="float" office:value="3.93413107178394E-040" calcext:value-type="float">
            <text:p>3.93E-040</text:p>
          </table:table-cell>
          <table:table-cell table:style-name="ce2" office:value-type="float" office:value="2.70432753393001E-042" calcext:value-type="float">
            <text:p>2.70E-042</text:p>
          </table:table-cell>
          <table:table-cell table:style-name="ce2" office:value-type="float" office:value="1.86412253226642E-044" calcext:value-type="float">
            <text:p>1.86E-044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0.00330430299250284" calcext:value-type="float">
            <text:p>0.003304303</text:p>
          </table:table-cell>
          <table:table-cell office:value-type="float" office:value="0.0165334999187429" calcext:value-type="float">
            <text:p>0.0165334999</text:p>
          </table:table-cell>
          <table:table-cell table:style-name="ce2" office:value-type="float" office:value="0.0000599827486034936" calcext:value-type="float">
            <text:p>6.00E-005</text:p>
          </table:table-cell>
          <table:table-cell table:style-name="ce2" office:value-type="float" office:value="0.000000290152732146865" calcext:value-type="float">
            <text:p>2.90E-007</text:p>
          </table:table-cell>
          <table:table-cell table:style-name="ce2" office:value-type="float" office:value="0.00000000157899039597045" calcext:value-type="float">
            <text:p>1.58E-009</text:p>
          </table:table-cell>
          <table:table-cell table:style-name="ce2" office:value-type="float" office:value="0.00000000000916560287264601" calcext:value-type="float">
            <text:p>9.17E-012</text:p>
          </table:table-cell>
          <table:table-cell table:style-name="ce2" office:value-type="float" office:value="0.0000000000000554206162852567" calcext:value-type="float">
            <text:p>5.54E-014</text:p>
          </table:table-cell>
          <table:table-cell table:style-name="ce2" office:value-type="float" office:value="3.44680029940292E-016" calcext:value-type="float">
            <text:p>3.45E-016</text:p>
          </table:table-cell>
          <table:table-cell table:style-name="ce2" office:value-type="float" office:value="2.18834472137095E-018" calcext:value-type="float">
            <text:p>2.19E-018</text:p>
          </table:table-cell>
          <table:table-cell table:style-name="ce2" office:value-type="float" office:value="1.41141514756121E-020" calcext:value-type="float">
            <text:p>1.41E-020</text:p>
          </table:table-cell>
          <table:table-cell table:style-name="ce2" office:value-type="float" office:value="9.21698422580419E-023" calcext:value-type="float">
            <text:p>9.22E-023</text:p>
          </table:table-cell>
          <table:table-cell table:style-name="ce2" office:value-type="float" office:value="6.07977797602023E-025" calcext:value-type="float">
            <text:p>6.08E-025</text:p>
          </table:table-cell>
          <table:table-cell table:style-name="ce2" office:value-type="float" office:value="4.04380979286777E-027" calcext:value-type="float">
            <text:p>4.04E-027</text:p>
          </table:table-cell>
          <table:table-cell table:style-name="ce2" office:value-type="float" office:value="2.70844595590438E-029" calcext:value-type="float">
            <text:p>2.71E-029</text:p>
          </table:table-cell>
          <table:table-cell table:style-name="ce2" office:value-type="float" office:value="1.82484949415156E-031" calcext:value-type="float">
            <text:p>1.82E-031</text:p>
          </table:table-cell>
          <table:table-cell table:style-name="ce2" office:value-type="float" office:value="1.23582048228394E-033" calcext:value-type="float">
            <text:p>1.24E-033</text:p>
          </table:table-cell>
          <table:table-cell table:style-name="ce2" office:value-type="float" office:value="8.4065582384479E-036" calcext:value-type="float">
            <text:p>8.41E-036</text:p>
          </table:table-cell>
          <table:table-cell table:style-name="ce2" office:value-type="float" office:value="5.74091144763185E-038" calcext:value-type="float">
            <text:p>5.74E-038</text:p>
          </table:table-cell>
          <table:table-cell table:style-name="ce2" office:value-type="float" office:value="3.93413107178394E-040" calcext:value-type="float">
            <text:p>3.93E-040</text:p>
          </table:table-cell>
          <table:table-cell table:style-name="ce2" office:value-type="float" office:value="2.70432753393001E-042" calcext:value-type="float">
            <text:p>2.70E-042</text:p>
          </table:table-cell>
          <table:table-cell table:style-name="ce2" office:value-type="float" office:value="1.86412253226642E-044" calcext:value-type="float">
            <text:p>1.86E-044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226.671059286136" calcext:value-type="float">
            <text:p>226.6710592861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528744.3325674" calcext:value-type="float">
            <text:p>11528744.3325674</text:p>
          </table:table-cell>
          <table:table-cell office:value-type="float" office:value="31.73334557941" calcext:value-type="float">
            <text:p>31.7333455794</text:p>
          </table:table-cell>
          <table:table-cell office:value-type="float" office:value="79.3909354045433" calcext:value-type="float">
            <text:p>79.3909354045</text:p>
          </table:table-cell>
          <table:table-cell office:value-type="float" office:value="0.19212689358531" calcext:value-type="float">
            <text:p>0.1921268936</text:p>
          </table:table-cell>
          <table:table-cell office:value-type="float" office:value="0.000833573375866182" calcext:value-type="float">
            <text:p>0.0008335734</text:p>
          </table:table-cell>
          <table:table-cell table:style-name="ce2" office:value-type="float" office:value="0.00000369492054208078" calcext:value-type="float">
            <text:p>3.69E-006</text:p>
          </table:table-cell>
          <table:table-cell table:style-name="ce2" office:value-type="float" office:value="0.0000000178728633956088" calcext:value-type="float">
            <text:p>1.79E-008</text:p>
          </table:table-cell>
          <table:table-cell table:style-name="ce2" office:value-type="float" office:value="0.0000000000922983291385908" calcext:value-type="float">
            <text:p>9.23E-011</text:p>
          </table:table-cell>
          <table:table-cell table:style-name="ce2" office:value-type="float" office:value="0.000000000000500170952041833" calcext:value-type="float">
            <text:p>5.00E-013</text:p>
          </table:table-cell>
          <table:table-cell table:style-name="ce2" office:value-type="float" office:value="2.81129122204142E-015" calcext:value-type="float">
            <text:p>2.81E-015</text:p>
          </table:table-cell>
          <table:table-cell table:style-name="ce2" office:value-type="float" office:value="1.6258523128599E-017" calcext:value-type="float">
            <text:p>1.63E-017</text:p>
          </table:table-cell>
          <table:table-cell table:style-name="ce2" office:value-type="float" office:value="9.62012034179607E-020" calcext:value-type="float">
            <text:p>9.62E-020</text:p>
          </table:table-cell>
          <table:table-cell table:style-name="ce2" office:value-type="float" office:value="5.79964514812578E-022" calcext:value-type="float">
            <text:p>5.80E-022</text:p>
          </table:table-cell>
          <table:table-cell table:style-name="ce2" office:value-type="float" office:value="3.5513050255891E-024" calcext:value-type="float">
            <text:p>3.55E-024</text:p>
          </table:table-cell>
          <table:table-cell table:style-name="ce2" office:value-type="float" office:value="2.20341286366871E-026" calcext:value-type="float">
            <text:p>2.20E-026</text:p>
          </table:table-cell>
          <table:table-cell table:style-name="ce2" office:value-type="float" office:value="1.38262468290524E-028" calcext:value-type="float">
            <text:p>1.38E-028</text:p>
          </table:table-cell>
          <table:table-cell table:style-name="ce2" office:value-type="float" office:value="8.76105985529876E-031" calcext:value-type="float">
            <text:p>8.76E-031</text:p>
          </table:table-cell>
          <table:table-cell table:style-name="ce2" office:value-type="float" office:value="5.59911784175669E-033" calcext:value-type="float">
            <text:p>5.60E-033</text:p>
          </table:table-cell>
          <table:table-cell table:style-name="ce2" office:value-type="float" office:value="3.60540640890847E-035" calcext:value-type="float">
            <text:p>3.61E-035</text:p>
          </table:table-cell>
          <table:table-cell table:style-name="ce2" office:value-type="float" office:value="2.33719484266954E-037" calcext:value-type="float">
            <text:p>2.34E-037</text:p>
          </table:table-cell>
          <table:table-cell table:style-name="ce2" office:value-type="float" office:value="1.52417215046304E-039" calcext:value-type="float">
            <text:p>1.52E-039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39144703892.868" calcext:value-type="float">
            <text:p>39144703892.868</text:p>
          </table:table-cell>
          <table:table-cell office:value-type="float" office:value="161621.124608559" calcext:value-type="float">
            <text:p>161621.124608559</text:p>
          </table:table-cell>
          <table:table-cell office:value-type="float" office:value="404346.139961596" calcext:value-type="float">
            <text:p>404346.139961596</text:p>
          </table:table-cell>
          <table:table-cell office:value-type="float" office:value="979.078105890332" calcext:value-type="float">
            <text:p>979.0781058903</text:p>
          </table:table-cell>
          <table:table-cell office:value-type="float" office:value="4.94293625071379" calcext:value-type="float">
            <text:p>4.9429362507</text:p>
          </table:table-cell>
          <table:table-cell office:value-type="float" office:value="0.0221927061115182" calcext:value-type="float">
            <text:p>0.0221927061</text:p>
          </table:table-cell>
          <table:table-cell office:value-type="float" office:value="0.000108945277695061" calcext:value-type="float">
            <text:p>0.0001089453</text:p>
          </table:table-cell>
          <table:table-cell table:style-name="ce2" office:value-type="float" office:value="0.000000564558308978067" calcext:value-type="float">
            <text:p>5.65E-007</text:p>
          </table:table-cell>
          <table:table-cell table:style-name="ce2" office:value-type="float" office:value="0.00000000305778780429588" calcext:value-type="float">
            <text:p>3.06E-009</text:p>
          </table:table-cell>
          <table:table-cell table:style-name="ce2" office:value-type="float" office:value="0.0000000000171537902756086" calcext:value-type="float">
            <text:p>1.72E-011</text:p>
          </table:table-cell>
          <table:table-cell table:style-name="ce2" office:value-type="float" office:value="0.000000000000098970467118528" calcext:value-type="float">
            <text:p>9.90E-014</text:p>
          </table:table-cell>
          <table:table-cell table:style-name="ce2" office:value-type="float" office:value="5.84176264056325E-016" calcext:value-type="float">
            <text:p>5.84E-016</text:p>
          </table:table-cell>
          <table:table-cell table:style-name="ce2" office:value-type="float" office:value="3.51348940376249E-018" calcext:value-type="float">
            <text:p>3.51E-018</text:p>
          </table:table-cell>
          <table:table-cell table:style-name="ce2" office:value-type="float" office:value="2.14664125404989E-020" calcext:value-type="float">
            <text:p>2.15E-020</text:p>
          </table:table-cell>
          <table:table-cell table:style-name="ce2" office:value-type="float" office:value="1.32913680920293E-022" calcext:value-type="float">
            <text:p>1.33E-022</text:p>
          </table:table-cell>
          <table:table-cell table:style-name="ce2" office:value-type="float" office:value="8.32430748627863E-025" calcext:value-type="float">
            <text:p>8.32E-025</text:p>
          </table:table-cell>
          <table:table-cell table:style-name="ce2" office:value-type="float" office:value="5.2654367404666E-027" calcext:value-type="float">
            <text:p>5.27E-027</text:p>
          </table:table-cell>
          <table:table-cell table:style-name="ce2" office:value-type="float" office:value="3.35962039985982E-029" calcext:value-type="float">
            <text:p>3.36E-029</text:p>
          </table:table-cell>
          <table:table-cell table:style-name="ce2" office:value-type="float" office:value="2.16008713275564E-031" calcext:value-type="float">
            <text:p>2.16E-031</text:p>
          </table:table-cell>
          <table:table-cell table:style-name="ce2" office:value-type="float" office:value="1.39832095836779E-033" calcext:value-type="float">
            <text:p>1.40E-033</text:p>
          </table:table-cell>
          <table:table-cell table:style-name="ce2" office:value-type="float" office:value="9.10719400207301E-036" calcext:value-type="float">
            <text:p>9.11E-036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-5.65484615461236E-028" calcext:value-type="float">
            <text:p>-5.65E-028</text:p>
          </table:table-cell>
          <table:table-cell table:style-name="ce2" office:value-type="float" office:value="-1.06105192420749E-027" calcext:value-type="float">
            <text:p>-1.06E-027</text:p>
          </table:table-cell>
          <table:table-cell table:style-name="ce2" office:value-type="float" office:value="-2.04953471317687E-030" calcext:value-type="float">
            <text:p>-2.05E-030</text:p>
          </table:table-cell>
          <table:table-cell table:style-name="ce2" office:value-type="float" office:value="-2.54649711357346E-033" calcext:value-type="float">
            <text:p>-2.55E-033</text:p>
          </table:table-cell>
          <table:table-cell table:style-name="ce2" office:value-type="float" office:value="-8.00936896880799E-036" calcext:value-type="float">
            <text:p>-8.01E-036</text:p>
          </table:table-cell>
          <table:table-cell table:style-name="ce2" office:value-type="float" office:value="-1.29769944378778E-036" calcext:value-type="float">
            <text:p>-1.30E-036</text:p>
          </table:table-cell>
          <table:table-cell table:style-name="ce2" office:value-type="float" office:value="-2.40507071706171E-040" calcext:value-type="float">
            <text:p>-2.41E-040</text:p>
          </table:table-cell>
          <table:table-cell table:style-name="ce2" office:value-type="float" office:value="4.13781114737407E-042" calcext:value-type="float">
            <text:p>4.14E-042</text:p>
          </table:table-cell>
          <table:table-cell table:style-name="ce2" office:value-type="float" office:value="1.27859757320889E-044" calcext:value-type="float">
            <text:p>1.28E-044</text:p>
          </table:table-cell>
          <table:table-cell table:style-name="ce2" office:value-type="float" office:value="1.982047306689E-045" calcext:value-type="float">
            <text:p>1.98E-045</text:p>
          </table:table-cell>
          <table:table-cell table:style-name="ce2" office:value-type="float" office:value="-1.12072283021281E-049" calcext:value-type="float">
            <text:p>-1.12E-049</text:p>
          </table:table-cell>
          <table:table-cell table:style-name="ce2" office:value-type="float" office:value="-1.30324771932161E-050" calcext:value-type="float">
            <text:p>-1.30E-050</text:p>
          </table:table-cell>
          <table:table-cell table:style-name="ce2" office:value-type="float" office:value="-4.90718478303948E-053" calcext:value-type="float">
            <text:p>-4.91E-053</text:p>
          </table:table-cell>
          <table:table-cell table:style-name="ce2" office:value-type="float" office:value="1.8511488136985E-054" calcext:value-type="float">
            <text:p>1.85E-054</text:p>
          </table:table-cell>
          <table:table-cell table:style-name="ce2" office:value-type="float" office:value="-5.73553457703202E-058" calcext:value-type="float">
            <text:p>-5.74E-058</text:p>
          </table:table-cell>
          <table:table-cell table:style-name="ce2" office:value-type="float" office:value="-1.34929449310505E-059" calcext:value-type="float">
            <text:p>-1.35E-059</text:p>
          </table:table-cell>
          <table:table-cell table:style-name="ce2" office:value-type="float" office:value="-3.86993382464855E-062" calcext:value-type="float">
            <text:p>-3.87E-062</text:p>
          </table:table-cell>
          <table:table-cell table:style-name="ce2" office:value-type="float" office:value="4.64363510965581E-063" calcext:value-type="float">
            <text:p>4.64E-063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63267949" calcext:value-type="float">
            <text:p>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0.00467299010618753" calcext:value-type="float">
            <text:p>0.0046729901</text:p>
          </table:table-cell>
          <table:table-cell office:value-type="float" office:value="0.0233818998185807" calcext:value-type="float">
            <text:p>0.0233818998</text:p>
          </table:table-cell>
          <table:table-cell table:style-name="ce2" office:value-type="float" office:value="0.0000848284165834522" calcext:value-type="float">
            <text:p>8.48E-005</text:p>
          </table:table-cell>
          <table:table-cell table:style-name="ce2" office:value-type="float" office:value="0.000000410337929083405" calcext:value-type="float">
            <text:p>4.10E-007</text:p>
          </table:table-cell>
          <table:table-cell table:style-name="ce2" office:value-type="float" office:value="0.00000000223302902433231" calcext:value-type="float">
            <text:p>2.23E-009</text:p>
          </table:table-cell>
          <table:table-cell table:style-name="ce2" office:value-type="float" office:value="0.0000000000129651624196909" calcext:value-type="float">
            <text:p>1.30E-011</text:p>
          </table:table-cell>
          <table:table-cell table:style-name="ce2" office:value-type="float" office:value="0.0000000000000631639378400011" calcext:value-type="float">
            <text:p>6.32E-014</text:p>
          </table:table-cell>
          <table:table-cell table:style-name="ce2" office:value-type="float" office:value="0.000000000000076550697901442" calcext:value-type="float">
            <text:p>7.66E-014</text:p>
          </table:table-cell>
          <table:table-cell table:style-name="ce2" office:value-type="float" office:value="-0.000000000000380313138855322" calcext:value-type="float">
            <text:p>-3.80E-013</text:p>
          </table:table-cell>
          <table:table-cell table:style-name="ce2" office:value-type="float" office:value="0.00000000000190158118817096" calcext:value-type="float">
            <text:p>1.90E-012</text:p>
          </table:table-cell>
          <table:table-cell table:style-name="ce2" office:value-type="float" office:value="-0.00000000000950790584092233" calcext:value-type="float">
            <text:p>-9.51E-012</text:p>
          </table:table-cell>
          <table:table-cell table:style-name="ce2" office:value-type="float" office:value="0.0000000000475395292052643" calcext:value-type="float">
            <text:p>4.75E-011</text:p>
          </table:table-cell>
          <table:table-cell table:style-name="ce2" office:value-type="float" office:value="-0.000000000237697646026318" calcext:value-type="float">
            <text:p>-2.38E-010</text:p>
          </table:table-cell>
          <table:table-cell table:style-name="ce2" office:value-type="float" office:value="0.00000000118848823013159" calcext:value-type="float">
            <text:p>1.19E-009</text:p>
          </table:table-cell>
          <table:table-cell table:style-name="ce2" office:value-type="float" office:value="-0.00000000594244115065796" calcext:value-type="float">
            <text:p>-5.94E-009</text:p>
          </table:table-cell>
          <table:table-cell table:style-name="ce2" office:value-type="float" office:value="0.0000000297122057532898" calcext:value-type="float">
            <text:p>2.97E-008</text:p>
          </table:table-cell>
          <table:table-cell table:style-name="ce2" office:value-type="float" office:value="-0.000000148561028766449" calcext:value-type="float">
            <text:p>-1.49E-007</text:p>
          </table:table-cell>
          <table:table-cell table:style-name="ce2" office:value-type="float" office:value="0.000000742805143832248" calcext:value-type="float">
            <text:p>7.43E-007</text:p>
          </table:table-cell>
          <table:table-cell table:style-name="ce2" office:value-type="float" office:value="-0.00000371402571916125" calcext:value-type="float">
            <text:p>-3.71E-006</text:p>
          </table:table-cell>
          <table:table-cell table:style-name="ce2" office:value-type="float" office:value="0.0000185701285958063" calcext:value-type="float">
            <text:p>1.86E-005</text:p>
          </table:table-cell>
          <table:table-cell table:style-name="ce2" office:value-type="float" office:value="-0.0000928506429790316" calcext:value-type="float">
            <text:p>-9.29E-005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528744.3325674" calcext:value-type="float">
            <text:p>11528744.3325674</text:p>
          </table:table-cell>
          <table:table-cell office:value-type="float" office:value="31.73334557941" calcext:value-type="float">
            <text:p>31.7333455794</text:p>
          </table:table-cell>
          <table:table-cell office:value-type="float" office:value="79.3909354045433" calcext:value-type="float">
            <text:p>79.3909354045</text:p>
          </table:table-cell>
          <table:table-cell office:value-type="float" office:value="0.19212689358531" calcext:value-type="float">
            <text:p>0.1921268936</text:p>
          </table:table-cell>
          <table:table-cell office:value-type="float" office:value="0.000833573375866182" calcext:value-type="float">
            <text:p>0.0008335734</text:p>
          </table:table-cell>
          <table:table-cell table:style-name="ce2" office:value-type="float" office:value="0.00000369492054208078" calcext:value-type="float">
            <text:p>3.69E-006</text:p>
          </table:table-cell>
          <table:table-cell table:style-name="ce2" office:value-type="float" office:value="0.0000000178728633956088" calcext:value-type="float">
            <text:p>1.79E-008</text:p>
          </table:table-cell>
          <table:table-cell table:style-name="ce2" office:value-type="float" office:value="0.0000000000922983291385908" calcext:value-type="float">
            <text:p>9.23E-011</text:p>
          </table:table-cell>
          <table:table-cell table:style-name="ce2" office:value-type="float" office:value="0.000000000000500170952041833" calcext:value-type="float">
            <text:p>5.00E-013</text:p>
          </table:table-cell>
          <table:table-cell table:style-name="ce2" office:value-type="float" office:value="2.81129122204142E-015" calcext:value-type="float">
            <text:p>2.81E-015</text:p>
          </table:table-cell>
          <table:table-cell table:style-name="ce2" office:value-type="float" office:value="1.6258523128599E-017" calcext:value-type="float">
            <text:p>1.63E-017</text:p>
          </table:table-cell>
          <table:table-cell table:style-name="ce2" office:value-type="float" office:value="9.62012034179607E-020" calcext:value-type="float">
            <text:p>9.62E-020</text:p>
          </table:table-cell>
          <table:table-cell table:style-name="ce2" office:value-type="float" office:value="5.79964514812578E-022" calcext:value-type="float">
            <text:p>5.80E-022</text:p>
          </table:table-cell>
          <table:table-cell table:style-name="ce2" office:value-type="float" office:value="3.5513050255891E-024" calcext:value-type="float">
            <text:p>3.55E-024</text:p>
          </table:table-cell>
          <table:table-cell table:style-name="ce2" office:value-type="float" office:value="2.20341286366871E-026" calcext:value-type="float">
            <text:p>2.20E-026</text:p>
          </table:table-cell>
          <table:table-cell table:style-name="ce2" office:value-type="float" office:value="1.38262468290524E-028" calcext:value-type="float">
            <text:p>1.38E-028</text:p>
          </table:table-cell>
          <table:table-cell table:style-name="ce2" office:value-type="float" office:value="8.76105985529876E-031" calcext:value-type="float">
            <text:p>8.76E-031</text:p>
          </table:table-cell>
          <table:table-cell table:style-name="ce2" office:value-type="float" office:value="5.59911784175669E-033" calcext:value-type="float">
            <text:p>5.60E-033</text:p>
          </table:table-cell>
          <table:table-cell table:style-name="ce2" office:value-type="float" office:value="3.60540640890847E-035" calcext:value-type="float">
            <text:p>3.61E-035</text:p>
          </table:table-cell>
          <table:table-cell table:style-name="ce2" office:value-type="float" office:value="2.33719484266954E-037" calcext:value-type="float">
            <text:p>2.34E-037</text:p>
          </table:table-cell>
          <table:table-cell table:style-name="ce2" office:value-type="float" office:value="1.52417215046304E-039" calcext:value-type="float">
            <text:p>1.52E-039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395.40046718607" calcext:value-type="float">
            <text:p>3395.4004671861</text:p>
          </table:table-cell>
          <table:table-cell office:value-type="float" office:value="0.00467299010618753" calcext:value-type="float">
            <text:p>0.0046729901</text:p>
          </table:table-cell>
          <table:table-cell office:value-type="float" office:value="0.0116909499092903" calcext:value-type="float">
            <text:p>0.0116909499</text:p>
          </table:table-cell>
          <table:table-cell table:style-name="ce2" office:value-type="float" office:value="0.0000282761388611588" calcext:value-type="float">
            <text:p>2.83E-005</text:p>
          </table:table-cell>
          <table:table-cell table:style-name="ce2" office:value-type="float" office:value="0.000000102584482240426" calcext:value-type="float">
            <text:p>1.03E-007</text:p>
          </table:table-cell>
          <table:table-cell table:style-name="ce2" office:value-type="float" office:value="0.000000000446605926567656" calcext:value-type="float">
            <text:p>4.47E-010</text:p>
          </table:table-cell>
          <table:table-cell table:style-name="ce2" office:value-type="float" office:value="0.0000000000021603533149703" calcext:value-type="float">
            <text:p>2.16E-012</text:p>
          </table:table-cell>
          <table:table-cell table:style-name="ce2" office:value-type="float" office:value="0.0000000000000111966553122408" calcext:value-type="float">
            <text:p>1.12E-014</text:p>
          </table:table-cell>
          <table:table-cell table:style-name="ce2" office:value-type="float" office:value="6.09313966275907E-017" calcext:value-type="float">
            <text:p>6.09E-017</text:p>
          </table:table-cell>
          <table:table-cell table:style-name="ce2" office:value-type="float" office:value="3.43865198234486E-019" calcext:value-type="float">
            <text:p>3.44E-019</text:p>
          </table:table-cell>
          <table:table-cell table:style-name="ce2" office:value-type="float" office:value="1.99604244381989E-021" calcext:value-type="float">
            <text:p>2.00E-021</text:p>
          </table:table-cell>
          <table:table-cell table:style-name="ce2" office:value-type="float" office:value="1.18498037239192E-023" calcext:value-type="float">
            <text:p>1.18E-023</text:p>
          </table:table-cell>
          <table:table-cell table:style-name="ce2" office:value-type="float" office:value="7.16508705825421E-026" calcext:value-type="float">
            <text:p>7.17E-026</text:p>
          </table:table-cell>
          <table:table-cell table:style-name="ce2" office:value-type="float" office:value="4.39908511748518E-028" calcext:value-type="float">
            <text:p>4.40E-028</text:p>
          </table:table-cell>
          <table:table-cell table:style-name="ce2" office:value-type="float" office:value="2.73594357413895E-030" calcext:value-type="float">
            <text:p>2.74E-030</text:p>
          </table:table-cell>
          <table:table-cell table:style-name="ce2" office:value-type="float" office:value="1.72048460261254E-032" calcext:value-type="float">
            <text:p>1.72E-032</text:p>
          </table:table-cell>
          <table:table-cell table:style-name="ce2" office:value-type="float" office:value="1.09232130419025E-034" calcext:value-type="float">
            <text:p>1.09E-034</text:p>
          </table:table-cell>
          <table:table-cell table:style-name="ce2" office:value-type="float" office:value="6.99333451393664E-037" calcext:value-type="float">
            <text:p>6.99E-037</text:p>
          </table:table-cell>
          <table:table-cell table:style-name="ce2" office:value-type="float" office:value="4.51048601645774E-039" calcext:value-type="float">
            <text:p>4.51E-039</text:p>
          </table:table-cell>
          <table:table-cell table:style-name="ce2" office:value-type="float" office:value="2.92826395677382E-041" calcext:value-type="float">
            <text:p>2.93E-041</text:p>
          </table:table-cell>
          <table:table-cell table:style-name="ce2" office:value-type="float" office:value="1.9122483377914E-043" calcext:value-type="float">
            <text:p>1.91E-043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3" office:value-type="float" office:value="0.0000218368365325265" calcext:value-type="float">
            <text:p>2.18E-005</text:p>
          </table:table-cell>
          <table:table-cell office:value-type="float" office:value="0.000218526773032191" calcext:value-type="float">
            <text:p>0.0002185268</text:p>
          </table:table-cell>
          <table:table-cell office:value-type="float" office:value="0.00054750604382898" calcext:value-type="float">
            <text:p>0.000547506</text:p>
          </table:table-cell>
          <table:table-cell table:style-name="ce2" office:value-type="float" office:value="0.00000397073408681182" calcext:value-type="float">
            <text:p>3.97E-006</text:p>
          </table:table-cell>
          <table:table-cell table:style-name="ce2" office:value-type="float" office:value="0.0000000264056908043149" calcext:value-type="float">
            <text:p>2.64E-008</text:p>
          </table:table-cell>
          <table:table-cell table:style-name="ce2" office:value-type="float" office:value="0.000000000174162727605823" calcext:value-type="float">
            <text:p>1.74E-010</text:p>
          </table:table-cell>
          <table:table-cell table:style-name="ce2" office:value-type="float" office:value="0.00000000000115411643525333" calcext:value-type="float">
            <text:p>1.15E-012</text:p>
          </table:table-cell>
          <table:table-cell table:style-name="ce2" office:value-type="float" office:value="7.70144844974893E-015" calcext:value-type="float">
            <text:p>7.70E-015</text:p>
          </table:table-cell>
          <table:table-cell table:style-name="ce2" office:value-type="float" office:value="5.17452365826627E-017" calcext:value-type="float">
            <text:p>5.17E-017</text:p>
          </table:table-cell>
          <table:table-cell table:style-name="ce2" office:value-type="float" office:value="3.49821329728385E-019" calcext:value-type="float">
            <text:p>3.50E-019</text:p>
          </table:table-cell>
          <table:table-cell table:style-name="ce2" office:value-type="float" office:value="2.37778568762751E-021" calcext:value-type="float">
            <text:p>2.38E-021</text:p>
          </table:table-cell>
          <table:table-cell table:style-name="ce2" office:value-type="float" office:value="1.62386745544983E-023" calcext:value-type="float">
            <text:p>1.62E-023</text:p>
          </table:table-cell>
          <table:table-cell table:style-name="ce2" office:value-type="float" office:value="1.11358083420089E-025" calcext:value-type="float">
            <text:p>1.11E-025</text:p>
          </table:table-cell>
          <table:table-cell table:style-name="ce2" office:value-type="float" office:value="7.66421292230638E-028" calcext:value-type="float">
            <text:p>7.66E-028</text:p>
          </table:table-cell>
          <table:table-cell table:style-name="ce2" office:value-type="float" office:value="5.29180287361623E-030" calcext:value-type="float">
            <text:p>5.29E-030</text:p>
          </table:table-cell>
          <table:table-cell table:style-name="ce2" office:value-type="float" office:value="3.6641592726687E-032" calcext:value-type="float">
            <text:p>3.66E-032</text:p>
          </table:table-cell>
          <table:table-cell table:style-name="ce2" office:value-type="float" office:value="2.54359264966151E-034" calcext:value-type="float">
            <text:p>2.54E-034</text:p>
          </table:table-cell>
          <table:table-cell table:style-name="ce2" office:value-type="float" office:value="1.76974494517353E-036" calcext:value-type="float">
            <text:p>1.77E-036</text:p>
          </table:table-cell>
          <table:table-cell table:style-name="ce2" office:value-type="float" office:value="1.23386333895232E-038" calcext:value-type="float">
            <text:p>1.23E-038</text:p>
          </table:table-cell>
          <table:table-cell table:style-name="ce2" office:value-type="float" office:value="8.61853164183736E-041" calcext:value-type="float">
            <text:p>8.62E-041</text:p>
          </table:table-cell>
          <table:table-cell table:style-name="ce2" office:value-type="float" office:value="6.0302720747825E-043" calcext:value-type="float">
            <text:p>6.03E-043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.86188056166679E-015" calcext:value-type="float">
            <text:p>-1.86E-015</text:p>
          </table:table-cell>
          <table:table-cell table:style-name="ce2" office:value-type="float" office:value="0.0000000000000142811708207019" calcext:value-type="float">
            <text:p>1.43E-014</text:p>
          </table:table-cell>
          <table:table-cell table:style-name="ce2" office:value-type="float" office:value="-0.0000000000000970549108847354" calcext:value-type="float">
            <text:p>-9.71E-014</text:p>
          </table:table-cell>
          <table:table-cell table:style-name="ce2" office:value-type="float" office:value="0.000000000000614553190254838" calcext:value-type="float">
            <text:p>6.15E-013</text:p>
          </table:table-cell>
          <table:table-cell table:style-name="ce2" office:value-type="float" office:value="-0.00000000000372122611526864" calcext:value-type="float">
            <text:p>-3.72E-012</text:p>
          </table:table-cell>
          <table:table-cell table:style-name="ce2" office:value-type="float" office:value="0.0000000000218535988593067" calcext:value-type="float">
            <text:p>2.19E-011</text:p>
          </table:table-cell>
          <table:table-cell table:style-name="ce2" office:value-type="float" office:value="-0.000000000125520099891309" calcext:value-type="float">
            <text:p>-1.26E-010</text:p>
          </table:table-cell>
          <table:table-cell table:style-name="ce2" office:value-type="float" office:value="0.000000000708907165492793" calcext:value-type="float">
            <text:p>7.09E-010</text:p>
          </table:table-cell>
          <table:table-cell table:style-name="ce2" office:value-type="float" office:value="-0.00000000395122295118644" calcext:value-type="float">
            <text:p>-3.95E-009</text:p>
          </table:table-cell>
          <table:table-cell table:style-name="ce2" office:value-type="float" office:value="0.0000000217900886519389" calcext:value-type="float">
            <text:p>2.18E-008</text:p>
          </table:table-cell>
          <table:table-cell table:style-name="ce2" office:value-type="float" office:value="-0.000000119122270112071" calcext:value-type="float">
            <text:p>-1.19E-007</text:p>
          </table:table-cell>
          <table:table-cell table:style-name="ce2" office:value-type="float" office:value="0.000000646477824968522" calcext:value-type="float">
            <text:p>6.46E-007</text:p>
          </table:table-cell>
          <table:table-cell table:style-name="ce2" office:value-type="float" office:value="-0.00000348674972821533" calcext:value-type="float">
            <text:p>-3.49E-006</text:p>
          </table:table-cell>
          <table:table-cell table:style-name="ce2" office:value-type="float" office:value="0.000018705662566744" calcext:value-type="float">
            <text:p>1.87E-005</text:p>
          </table:table-cell>
          <table:table-cell table:style-name="ce2" office:value-type="float" office:value="-0.0000998883260972716" calcext:value-type="float">
            <text:p>-9.99E-005</text:p>
          </table:table-cell>
          <table:table-cell office:value-type="float" office:value="0.000531243499072178" calcext:value-type="float">
            <text:p>0.0005312435</text:p>
          </table:table-cell>
          <table:table-cell office:value-type="float" office:value="-0.00281523425939378" calcext:value-type="float">
            <text:p>-0.0028152343</text:p>
          </table:table-cell>
          <table:table-cell office:value-type="float" office:value="0.0148712860383991" calcext:value-type="float">
            <text:p>0.014871286</text:p>
          </table:table-cell>
          <table:table-cell office:value-type="float" office:value="-0.0783321340939495" calcext:value-type="float">
            <text:p>-0.0783321341</text:p>
          </table:table-cell>
          <table:table-cell office:value-type="float" office:value="0.411539743307432" calcext:value-type="float">
            <text:p>0.4115397433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0.00467299010618753" calcext:value-type="float">
            <text:p>0.0046729901</text:p>
          </table:table-cell>
          <table:table-cell office:value-type="float" office:value="0.0233818998185807" calcext:value-type="float">
            <text:p>0.0233818998</text:p>
          </table:table-cell>
          <table:table-cell table:style-name="ce2" office:value-type="float" office:value="0.0000848284165834765" calcext:value-type="float">
            <text:p>8.48E-005</text:p>
          </table:table-cell>
          <table:table-cell table:style-name="ce2" office:value-type="float" office:value="0.000000410337928961704" calcext:value-type="float">
            <text:p>4.10E-007</text:p>
          </table:table-cell>
          <table:table-cell table:style-name="ce2" office:value-type="float" office:value="0.00000000223302963283828" calcext:value-type="float">
            <text:p>2.23E-009</text:p>
          </table:table-cell>
          <table:table-cell table:style-name="ce2" office:value-type="float" office:value="0.0000000000129621198898218" calcext:value-type="float">
            <text:p>1.30E-011</text:p>
          </table:table-cell>
          <table:table-cell table:style-name="ce2" office:value-type="float" office:value="0.0000000000000783765871856853" calcext:value-type="float">
            <text:p>7.84E-014</text:p>
          </table:table-cell>
          <table:table-cell table:style-name="ce2" office:value-type="float" office:value="4.87451173020726E-016" calcext:value-type="float">
            <text:p>4.87E-016</text:p>
          </table:table-cell>
          <table:table-cell table:style-name="ce2" office:value-type="float" office:value="3.09478678411037E-018" calcext:value-type="float">
            <text:p>3.09E-018</text:p>
          </table:table-cell>
          <table:table-cell table:style-name="ce2" office:value-type="float" office:value="1.99604244381988E-020" calcext:value-type="float">
            <text:p>2.00E-020</text:p>
          </table:table-cell>
          <table:table-cell table:style-name="ce2" office:value-type="float" office:value="1.30347840963112E-022" calcext:value-type="float">
            <text:p>1.30E-022</text:p>
          </table:table-cell>
          <table:table-cell table:style-name="ce2" office:value-type="float" office:value="8.59810446990505E-025" calcext:value-type="float">
            <text:p>8.60E-025</text:p>
          </table:table-cell>
          <table:table-cell table:style-name="ce2" office:value-type="float" office:value="5.71881065273074E-027" calcext:value-type="float">
            <text:p>5.72E-027</text:p>
          </table:table-cell>
          <table:table-cell table:style-name="ce2" office:value-type="float" office:value="3.83032100379453E-029" calcext:value-type="float">
            <text:p>3.83E-029</text:p>
          </table:table-cell>
          <table:table-cell table:style-name="ce2" office:value-type="float" office:value="2.58072690391881E-031" calcext:value-type="float">
            <text:p>2.58E-031</text:p>
          </table:table-cell>
          <table:table-cell table:style-name="ce2" office:value-type="float" office:value="1.74771408670441E-033" calcext:value-type="float">
            <text:p>1.75E-033</text:p>
          </table:table-cell>
          <table:table-cell table:style-name="ce2" office:value-type="float" office:value="1.18886686736923E-035" calcext:value-type="float">
            <text:p>1.19E-035</text:p>
          </table:table-cell>
          <table:table-cell table:style-name="ce2" office:value-type="float" office:value="8.11887482962392E-038" calcext:value-type="float">
            <text:p>8.12E-038</text:p>
          </table:table-cell>
          <table:table-cell table:style-name="ce2" office:value-type="float" office:value="5.56370151787025E-040" calcext:value-type="float">
            <text:p>5.56E-040</text:p>
          </table:table-cell>
          <table:table-cell table:style-name="ce2" office:value-type="float" office:value="3.8244966755828E-042" calcext:value-type="float">
            <text:p>3.82E-042</text:p>
          </table:table-cell>
          <table:table-cell table:style-name="ce2" office:value-type="float" office:value="2.63626736705644E-044" calcext:value-type="float">
            <text:p>2.64E-044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31.73334557941" calcext:value-type="float">
            <text:p>31.7333455794</text:p>
          </table:table-cell>
          <table:table-cell office:value-type="float" office:value="158.781870809087" calcext:value-type="float">
            <text:p>158.7818708091</text:p>
          </table:table-cell>
          <table:table-cell office:value-type="float" office:value="0.57638068075593" calcext:value-type="float">
            <text:p>0.5763806808</text:p>
          </table:table-cell>
          <table:table-cell office:value-type="float" office:value="0.00333429350346473" calcext:value-type="float">
            <text:p>0.0033342935</text:p>
          </table:table-cell>
          <table:table-cell table:style-name="ce2" office:value-type="float" office:value="0.0000184746027104039" calcext:value-type="float">
            <text:p>1.85E-005</text:p>
          </table:table-cell>
          <table:table-cell table:style-name="ce2" office:value-type="float" office:value="0.000000107237180373653" calcext:value-type="float">
            <text:p>1.07E-007</text:p>
          </table:table-cell>
          <table:table-cell table:style-name="ce2" office:value-type="float" office:value="0.000000000646088303970136" calcext:value-type="float">
            <text:p>6.46E-010</text:p>
          </table:table-cell>
          <table:table-cell table:style-name="ce2" office:value-type="float" office:value="0.00000000000400136761633466" calcext:value-type="float">
            <text:p>4.00E-012</text:p>
          </table:table-cell>
          <table:table-cell table:style-name="ce2" office:value-type="float" office:value="0.0000000000000253016209983728" calcext:value-type="float">
            <text:p>2.53E-014</text:p>
          </table:table-cell>
          <table:table-cell table:style-name="ce2" office:value-type="float" office:value="1.6258523128599E-016" calcext:value-type="float">
            <text:p>1.63E-016</text:p>
          </table:table-cell>
          <table:table-cell table:style-name="ce2" office:value-type="float" office:value="1.05821323759757E-018" calcext:value-type="float">
            <text:p>1.06E-018</text:p>
          </table:table-cell>
          <table:table-cell table:style-name="ce2" office:value-type="float" office:value="6.95957417775094E-021" calcext:value-type="float">
            <text:p>6.96E-021</text:p>
          </table:table-cell>
          <table:table-cell table:style-name="ce2" office:value-type="float" office:value="4.61669653326583E-023" calcext:value-type="float">
            <text:p>4.62E-023</text:p>
          </table:table-cell>
          <table:table-cell table:style-name="ce2" office:value-type="float" office:value="3.08477800913619E-025" calcext:value-type="float">
            <text:p>3.08E-025</text:p>
          </table:table-cell>
          <table:table-cell table:style-name="ce2" office:value-type="float" office:value="2.07393702435785E-027" calcext:value-type="float">
            <text:p>2.07E-027</text:p>
          </table:table-cell>
          <table:table-cell table:style-name="ce2" office:value-type="float" office:value="1.4017695768478E-029" calcext:value-type="float">
            <text:p>1.40E-029</text:p>
          </table:table-cell>
          <table:table-cell table:style-name="ce2" office:value-type="float" office:value="9.51850033098638E-032" calcext:value-type="float">
            <text:p>9.52E-032</text:p>
          </table:table-cell>
          <table:table-cell table:style-name="ce2" office:value-type="float" office:value="6.48973153603525E-034" calcext:value-type="float">
            <text:p>6.49E-034</text:p>
          </table:table-cell>
          <table:table-cell table:style-name="ce2" office:value-type="float" office:value="4.44067020107213E-036" calcext:value-type="float">
            <text:p>4.44E-036</text:p>
          </table:table-cell>
          <table:table-cell table:style-name="ce2" office:value-type="float" office:value="3.04834430092609E-038" calcext:value-type="float">
            <text:p>3.05E-038</text:p>
          </table:table-cell>
          <table:table-cell table:style-name="ce2" office:value-type="float" office:value="2.09859910454599E-040" calcext:value-type="float">
            <text:p>2.10E-040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163434536496484" calcext:value-type="float">
            <text:p>0.0163434536</text:p>
          </table:table-cell>
          <table:table-cell table:style-name="ce2" office:value-type="float" office:value="-0.00000748302369570305" calcext:value-type="float">
            <text:p>-7.48E-006</text:p>
          </table:table-cell>
          <table:table-cell table:style-name="ce2" office:value-type="float" office:value="-0.0000223915970434867" calcext:value-type="float">
            <text:p>-2.24E-005</text:p>
          </table:table-cell>
          <table:table-cell table:style-name="ce2" office:value-type="float" office:value="-0.000014732058444282" calcext:value-type="float">
            <text:p>-1.47E-005</text:p>
          </table:table-cell>
          <table:table-cell table:style-name="ce2" office:value-type="float" office:value="-0.0000110327553642633" calcext:value-type="float">
            <text:p>-1.10E-005</text:p>
          </table:table-cell>
          <table:table-cell table:style-name="ce2" office:value-type="float" office:value="-0.00000882145567643151" calcext:value-type="float">
            <text:p>-8.82E-006</text:p>
          </table:table-cell>
          <table:table-cell table:style-name="ce2" office:value-type="float" office:value="-0.00000734644189463327" calcext:value-type="float">
            <text:p>-7.35E-006</text:p>
          </table:table-cell>
          <table:table-cell table:style-name="ce2" office:value-type="float" office:value="-0.00000629364324782038" calcext:value-type="float">
            <text:p>-6.29E-006</text:p>
          </table:table-cell>
          <table:table-cell table:style-name="ce2" office:value-type="float" office:value="-0.00000550451840110946" calcext:value-type="float">
            <text:p>-5.50E-006</text:p>
          </table:table-cell>
          <table:table-cell table:style-name="ce2" office:value-type="float" office:value="-0.0000048910564269862" calcext:value-type="float">
            <text:p>-4.89E-006</text:p>
          </table:table-cell>
          <table:table-cell table:style-name="ce2" office:value-type="float" office:value="-0.00000440049157066364" calcext:value-type="float">
            <text:p>-4.40E-006</text:p>
          </table:table-cell>
          <table:table-cell table:style-name="ce2" office:value-type="float" office:value="-0.00000399926565188469" calcext:value-type="float">
            <text:p>-4.00E-006</text:p>
          </table:table-cell>
          <table:table-cell table:style-name="ce2" office:value-type="float" office:value="-0.00000366501763245944" calcext:value-type="float">
            <text:p>-3.67E-006</text:p>
          </table:table-cell>
          <table:table-cell table:style-name="ce2" office:value-type="float" office:value="-0.00000338227334169272" calcext:value-type="float">
            <text:p>-3.38E-006</text:p>
          </table:table-cell>
          <table:table-cell table:style-name="ce2" office:value-type="float" office:value="-0.00000313998387386077" calcext:value-type="float">
            <text:p>-3.14E-006</text:p>
          </table:table-cell>
          <table:table-cell table:style-name="ce2" office:value-type="float" office:value="-0.00000293004934097262" calcext:value-type="float">
            <text:p>-2.93E-006</text:p>
          </table:table-cell>
          <table:table-cell table:style-name="ce2" office:value-type="float" office:value="-0.00000274639660306862" calcext:value-type="float">
            <text:p>-2.75E-006</text:p>
          </table:table-cell>
          <table:table-cell table:style-name="ce2" office:value-type="float" office:value="-0.00000258438272385354" calcext:value-type="float">
            <text:p>-2.58E-006</text:p>
          </table:table-cell>
          <table:table-cell table:style-name="ce2" office:value-type="float" office:value="-0.00000244039740391097" calcext:value-type="float">
            <text:p>-2.44E-006</text:p>
          </table:table-cell>
          <table:table-cell table:style-name="ce2" office:value-type="float" office:value="-0.00000231159104098239" calcext:value-type="float">
            <text:p>-2.31E-006</text:p>
          </table:table-cell>
          <table:table-cell table:style-name="ce2" office:value-type="float" office:value="-0.00000219568442278151" calcext:value-type="float">
            <text:p>-2.20E-006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4.11392785021642" calcext:value-type="float">
            <text:p>-4.1139278502</text:p>
          </table:table-cell>
          <table:table-cell office:value-type="float" office:value="-0.000457860612335389" calcext:value-type="float">
            <text:p>-0.0004578606</text:p>
          </table:table-cell>
          <table:table-cell office:value-type="float" office:value="-0.00137017001512861" calcext:value-type="float">
            <text:p>-0.00137017</text:p>
          </table:table-cell>
          <table:table-cell office:value-type="float" office:value="-0.000902031572613007" calcext:value-type="float">
            <text:p>-0.0009020316</text:p>
          </table:table-cell>
          <table:table-cell office:value-type="float" office:value="-0.000676408089668382" calcext:value-type="float">
            <text:p>-0.0006764081</text:p>
          </table:table-cell>
          <table:table-cell office:value-type="float" office:value="-0.000541299797919447" calcext:value-type="float">
            <text:p>-0.0005412998</text:p>
          </table:table-cell>
          <table:table-cell office:value-type="float" office:value="-0.000451084038349829" calcext:value-type="float">
            <text:p>-0.000451084</text:p>
          </table:table-cell>
          <table:table-cell office:value-type="float" office:value="-0.000386643326982178" calcext:value-type="float">
            <text:p>-0.0003866433</text:p>
          </table:table-cell>
          <table:table-cell office:value-type="float" office:value="-0.000338312910121702" calcext:value-type="float">
            <text:p>-0.0003383129</text:p>
          </table:table-cell>
          <table:table-cell office:value-type="float" office:value="-0.000300722586807885" calcext:value-type="float">
            <text:p>-0.0003007226</text:p>
          </table:table-cell>
          <table:table-cell office:value-type="float" office:value="-0.000270650328127438" calcext:value-type="float">
            <text:p>-0.0002706503</text:p>
          </table:table-cell>
          <table:table-cell office:value-type="float" office:value="-0.000246045752843122" calcext:value-type="float">
            <text:p>-0.0002460458</text:p>
          </table:table-cell>
          <table:table-cell office:value-type="float" office:value="-0.000225541940106195" calcext:value-type="float">
            <text:p>-0.0002255419</text:p>
          </table:table-cell>
          <table:table-cell office:value-type="float" office:value="-0.000208192560098027" calcext:value-type="float">
            <text:p>-0.0002081926</text:p>
          </table:table-cell>
          <table:table-cell office:value-type="float" office:value="-0.000193321662948168" calcext:value-type="float">
            <text:p>-0.0001933217</text:p>
          </table:table-cell>
          <table:table-cell office:value-type="float" office:value="-0.000180433552084956" calcext:value-type="float">
            <text:p>-0.0001804336</text:p>
          </table:table-cell>
          <table:table-cell office:value-type="float" office:value="-0.000169156455079647" calcext:value-type="float">
            <text:p>-0.0001691565</text:p>
          </table:table-cell>
          <table:table-cell office:value-type="float" office:value="-0.000159206075369079" calcext:value-type="float">
            <text:p>-0.0001592061</text:p>
          </table:table-cell>
          <table:table-cell office:value-type="float" office:value="-0.00015036129340413" calcext:value-type="float">
            <text:p>-0.0001503613</text:p>
          </table:table-cell>
          <table:table-cell office:value-type="float" office:value="-0.000142447541119702" calcext:value-type="float">
            <text:p>-0.0001424475</text:p>
          </table:table-cell>
          <table:table-cell office:value-type="float" office:value="-0.000135325164063717" calcext:value-type="float">
            <text:p>-0.0001353252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-0.599532813930182" calcext:value-type="float">
            <text:p>-0.5995328139</text:p>
          </table:table-cell>
          <table:table-cell office:value-type="float" office:value="0.00467299010618753" calcext:value-type="float">
            <text:p>0.0046729901</text:p>
          </table:table-cell>
          <table:table-cell office:value-type="float" office:value="0.0116909499092903" calcext:value-type="float">
            <text:p>0.0116909499</text:p>
          </table:table-cell>
          <table:table-cell table:style-name="ce2" office:value-type="float" office:value="0.0000282761388611588" calcext:value-type="float">
            <text:p>2.83E-005</text:p>
          </table:table-cell>
          <table:table-cell table:style-name="ce2" office:value-type="float" office:value="0.000000102584482240426" calcext:value-type="float">
            <text:p>1.03E-007</text:p>
          </table:table-cell>
          <table:table-cell table:style-name="ce2" office:value-type="float" office:value="0.000000000446605926567656" calcext:value-type="float">
            <text:p>4.47E-010</text:p>
          </table:table-cell>
          <table:table-cell table:style-name="ce2" office:value-type="float" office:value="0.0000000000021603533149703" calcext:value-type="float">
            <text:p>2.16E-012</text:p>
          </table:table-cell>
          <table:table-cell table:style-name="ce2" office:value-type="float" office:value="0.0000000000000111966553122408" calcext:value-type="float">
            <text:p>1.12E-014</text:p>
          </table:table-cell>
          <table:table-cell table:style-name="ce2" office:value-type="float" office:value="6.09313966275907E-017" calcext:value-type="float">
            <text:p>6.09E-017</text:p>
          </table:table-cell>
          <table:table-cell table:style-name="ce2" office:value-type="float" office:value="3.43865198234486E-019" calcext:value-type="float">
            <text:p>3.44E-019</text:p>
          </table:table-cell>
          <table:table-cell table:style-name="ce2" office:value-type="float" office:value="1.99604244381989E-021" calcext:value-type="float">
            <text:p>2.00E-021</text:p>
          </table:table-cell>
          <table:table-cell table:style-name="ce2" office:value-type="float" office:value="1.18498037239192E-023" calcext:value-type="float">
            <text:p>1.18E-023</text:p>
          </table:table-cell>
          <table:table-cell table:style-name="ce2" office:value-type="float" office:value="7.16508705825421E-026" calcext:value-type="float">
            <text:p>7.17E-026</text:p>
          </table:table-cell>
          <table:table-cell table:style-name="ce2" office:value-type="float" office:value="4.39908511748518E-028" calcext:value-type="float">
            <text:p>4.40E-028</text:p>
          </table:table-cell>
          <table:table-cell table:style-name="ce2" office:value-type="float" office:value="2.73594357413895E-030" calcext:value-type="float">
            <text:p>2.74E-030</text:p>
          </table:table-cell>
          <table:table-cell table:style-name="ce2" office:value-type="float" office:value="1.72048460261254E-032" calcext:value-type="float">
            <text:p>1.72E-032</text:p>
          </table:table-cell>
          <table:table-cell table:style-name="ce2" office:value-type="float" office:value="1.09232130419025E-034" calcext:value-type="float">
            <text:p>1.09E-034</text:p>
          </table:table-cell>
          <table:table-cell table:style-name="ce2" office:value-type="float" office:value="6.99333451393664E-037" calcext:value-type="float">
            <text:p>6.99E-037</text:p>
          </table:table-cell>
          <table:table-cell table:style-name="ce2" office:value-type="float" office:value="4.51048601645774E-039" calcext:value-type="float">
            <text:p>4.51E-039</text:p>
          </table:table-cell>
          <table:table-cell table:style-name="ce2" office:value-type="float" office:value="2.92826395677382E-041" calcext:value-type="float">
            <text:p>2.93E-041</text:p>
          </table:table-cell>
          <table:table-cell table:style-name="ce2" office:value-type="float" office:value="1.9122483377914E-043" calcext:value-type="float">
            <text:p>1.91E-043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0.0066247835990723" calcext:value-type="float">
            <text:p>0.0066247836</text:p>
          </table:table-cell>
          <table:table-cell office:value-type="float" office:value="0.0331476714311845" calcext:value-type="float">
            <text:p>0.0331476714</text:p>
          </table:table-cell>
          <table:table-cell office:value-type="float" office:value="0.00011819403282238" calcext:value-type="float">
            <text:p>0.000118194</text:p>
          </table:table-cell>
          <table:table-cell table:style-name="ce2" office:value-type="float" office:value="-0.00000286917981789922" calcext:value-type="float">
            <text:p>-2.87E-006</text:p>
          </table:table-cell>
          <table:table-cell table:style-name="ce2" office:value-type="float" office:value="-0.0000000171544812885082" calcext:value-type="float">
            <text:p>-1.72E-008</text:p>
          </table:table-cell>
          <table:table-cell table:style-name="ce2" office:value-type="float" office:value="0.000000000437243675380579" calcext:value-type="float">
            <text:p>4.37E-010</text:p>
          </table:table-cell>
          <table:table-cell table:style-name="ce2" office:value-type="float" office:value="0.00000000000380411067258828" calcext:value-type="float">
            <text:p>3.80E-012</text:p>
          </table:table-cell>
          <table:table-cell table:style-name="ce2" office:value-type="float" office:value="0.0000000000000416417766304479" calcext:value-type="float">
            <text:p>4.16E-014</text:p>
          </table:table-cell>
          <table:table-cell table:style-name="ce2" office:value-type="float" office:value="-0.000000000000539971731222421" calcext:value-type="float">
            <text:p>-5.40E-013</text:p>
          </table:table-cell>
          <table:table-cell table:style-name="ce2" office:value-type="float" office:value="0.00000000000269584645434288" calcext:value-type="float">
            <text:p>2.70E-012</text:p>
          </table:table-cell>
          <table:table-cell table:style-name="ce2" office:value-type="float" office:value="-0.0000000000134791809976514" calcext:value-type="float">
            <text:p>-1.35E-011</text:p>
          </table:table-cell>
          <table:table-cell table:style-name="ce2" office:value-type="float" office:value="0.0000000000673959058299692" calcext:value-type="float">
            <text:p>6.74E-011</text:p>
          </table:table-cell>
          <table:table-cell table:style-name="ce2" office:value-type="float" office:value="-0.000000000336979529157487" calcext:value-type="float">
            <text:p>-3.37E-010</text:p>
          </table:table-cell>
          <table:table-cell table:style-name="ce2" office:value-type="float" office:value="0.00000000168489764578726" calcext:value-type="float">
            <text:p>1.68E-009</text:p>
          </table:table-cell>
          <table:table-cell table:style-name="ce2" office:value-type="float" office:value="-0.00000000842448822893632" calcext:value-type="float">
            <text:p>-8.42E-009</text:p>
          </table:table-cell>
          <table:table-cell table:style-name="ce2" office:value-type="float" office:value="0.0000000421224411446817" calcext:value-type="float">
            <text:p>4.21E-008</text:p>
          </table:table-cell>
          <table:table-cell table:style-name="ce2" office:value-type="float" office:value="-0.000000210612205723409" calcext:value-type="float">
            <text:p>-2.11E-007</text:p>
          </table:table-cell>
          <table:table-cell table:style-name="ce2" office:value-type="float" office:value="0.00000105306102861705" calcext:value-type="float">
            <text:p>1.05E-006</text:p>
          </table:table-cell>
          <table:table-cell table:style-name="ce2" office:value-type="float" office:value="-0.00000526530514308524" calcext:value-type="float">
            <text:p>-5.27E-006</text:p>
          </table:table-cell>
          <table:table-cell table:style-name="ce2" office:value-type="float" office:value="0.0000263265257154262" calcext:value-type="float">
            <text:p>2.63E-005</text:p>
          </table:table-cell>
          <table:table-cell office:value-type="float" office:value="-0.000131632628577132" calcext:value-type="float">
            <text:p>-0.0001316326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705380037899186" calcext:value-type="float">
            <text:p>0.7053800379</text:p>
          </table:table-cell>
          <table:table-cell table:style-name="ce2" office:value-type="float" office:value="0.0000292972863321309" calcext:value-type="float">
            <text:p>2.93E-005</text:p>
          </table:table-cell>
          <table:table-cell table:style-name="ce2" office:value-type="float" office:value="0.00007329573914677" calcext:value-type="float">
            <text:p>7.33E-005</text:p>
          </table:table-cell>
          <table:table-cell table:style-name="ce2" office:value-type="float" office:value="0.000000174232831938966" calcext:value-type="float">
            <text:p>1.74E-007</text:p>
          </table:table-cell>
          <table:table-cell table:style-name="ce2" office:value-type="float" office:value="-0.00000000317214824497024" calcext:value-type="float">
            <text:p>-3.17E-009</text:p>
          </table:table-cell>
          <table:table-cell table:style-name="ce2" office:value-type="float" office:value="-0.0000000000151727137165708" calcext:value-type="float">
            <text:p>-1.52E-011</text:p>
          </table:table-cell>
          <table:table-cell table:style-name="ce2" office:value-type="float" office:value="0.000000000000322272835881369" calcext:value-type="float">
            <text:p>3.22E-013</text:p>
          </table:table-cell>
          <table:table-cell table:style-name="ce2" office:value-type="float" office:value="2.41694072883425E-015" calcext:value-type="float">
            <text:p>2.42E-015</text:p>
          </table:table-cell>
          <table:table-cell table:style-name="ce2" office:value-type="float" office:value="-3.65905610140285E-017" calcext:value-type="float">
            <text:p>-3.66E-017</text:p>
          </table:table-cell>
          <table:table-cell table:style-name="ce2" office:value-type="float" office:value="-3.95303726768341E-019" calcext:value-type="float">
            <text:p>-3.95E-019</text:p>
          </table:table-cell>
          <table:table-cell table:style-name="ce2" office:value-type="float" office:value="4.52014769847374E-021" calcext:value-type="float">
            <text:p>4.52E-021</text:p>
          </table:table-cell>
          <table:table-cell table:style-name="ce2" office:value-type="float" office:value="6.78017201197263E-023" calcext:value-type="float">
            <text:p>6.78E-023</text:p>
          </table:table-cell>
          <table:table-cell table:style-name="ce2" office:value-type="float" office:value="-5.60593185794668E-025" calcext:value-type="float">
            <text:p>-5.61E-025</text:p>
          </table:table-cell>
          <table:table-cell table:style-name="ce2" office:value-type="float" office:value="-1.18047294385257E-026" calcext:value-type="float">
            <text:p>-1.18E-026</text:p>
          </table:table-cell>
          <table:table-cell table:style-name="ce2" office:value-type="float" office:value="6.64122041067267E-029" calcext:value-type="float">
            <text:p>6.64E-029</text:p>
          </table:table-cell>
          <table:table-cell table:style-name="ce2" office:value-type="float" office:value="2.07056239637943E-030" calcext:value-type="float">
            <text:p>2.07E-030</text:p>
          </table:table-cell>
          <table:table-cell table:style-name="ce2" office:value-type="float" office:value="-6.79267487531003E-033" calcext:value-type="float">
            <text:p>-6.79E-033</text:p>
          </table:table-cell>
          <table:table-cell table:style-name="ce2" office:value-type="float" office:value="-3.63385002094688E-034" calcext:value-type="float">
            <text:p>-3.63E-034</text:p>
          </table:table-cell>
          <table:table-cell table:style-name="ce2" office:value-type="float" office:value="4.01759785280761E-037" calcext:value-type="float">
            <text:p>4.02E-037</text:p>
          </table:table-cell>
          <table:table-cell table:style-name="ce2" office:value-type="float" office:value="6.35249347852664E-038" calcext:value-type="float">
            <text:p>6.35E-038</text:p>
          </table:table-cell>
          <table:table-cell table:style-name="ce2" office:value-type="float" office:value="6.3904844614667E-041" calcext:value-type="float">
            <text:p>6.39E-041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192.117723030308" calcext:value-type="float">
            <text:p>192.1177230303</text:p>
          </table:table-cell>
          <table:table-cell office:value-type="float" office:value="0.0159588523595288" calcext:value-type="float">
            <text:p>0.0159588524</text:p>
          </table:table-cell>
          <table:table-cell office:value-type="float" office:value="0.0399260728795396" calcext:value-type="float">
            <text:p>0.0399260729</text:p>
          </table:table-cell>
          <table:table-cell table:style-name="ce2" office:value-type="float" office:value="0.0000965665912250187" calcext:value-type="float">
            <text:p>9.66E-005</text:p>
          </table:table-cell>
          <table:table-cell table:style-name="ce2" office:value-type="float" office:value="0.00000035033898408771" calcext:value-type="float">
            <text:p>3.50E-007</text:p>
          </table:table-cell>
          <table:table-cell table:style-name="ce2" office:value-type="float" office:value="0.0000000015252157361828" calcext:value-type="float">
            <text:p>1.53E-009</text:p>
          </table:table-cell>
          <table:table-cell table:style-name="ce2" office:value-type="float" office:value="0.00000000000737787986162836" calcext:value-type="float">
            <text:p>7.38E-012</text:p>
          </table:table-cell>
          <table:table-cell table:style-name="ce2" office:value-type="float" office:value="0.0000000000000382379943009049" calcext:value-type="float">
            <text:p>3.82E-014</text:p>
          </table:table-cell>
          <table:table-cell table:style-name="ce2" office:value-type="float" office:value="2.08088427482878E-016" calcext:value-type="float">
            <text:p>2.08E-016</text:p>
          </table:table-cell>
          <table:table-cell table:style-name="ce2" office:value-type="float" office:value="1.17434315192279E-018" calcext:value-type="float">
            <text:p>1.17E-018</text:p>
          </table:table-cell>
          <table:table-cell table:style-name="ce2" office:value-type="float" office:value="6.81673745084455E-021" calcext:value-type="float">
            <text:p>6.82E-021</text:p>
          </table:table-cell>
          <table:table-cell table:style-name="ce2" office:value-type="float" office:value="4.04685787519689E-023" calcext:value-type="float">
            <text:p>4.05E-023</text:p>
          </table:table-cell>
          <table:table-cell table:style-name="ce2" office:value-type="float" office:value="2.44696787083804E-025" calcext:value-type="float">
            <text:p>2.45E-025</text:p>
          </table:table-cell>
          <table:table-cell table:style-name="ce2" office:value-type="float" office:value="1.50234321733291E-027" calcext:value-type="float">
            <text:p>1.50E-027</text:p>
          </table:table-cell>
          <table:table-cell table:style-name="ce2" office:value-type="float" office:value="9.34359341053841E-030" calcext:value-type="float">
            <text:p>9.34E-030</text:p>
          </table:table-cell>
          <table:table-cell table:style-name="ce2" office:value-type="float" office:value="5.87567256424964E-032" calcext:value-type="float">
            <text:p>5.88E-032</text:p>
          </table:table-cell>
          <table:table-cell table:style-name="ce2" office:value-type="float" office:value="3.7304154356454E-034" calcext:value-type="float">
            <text:p>3.73E-034</text:p>
          </table:table-cell>
          <table:table-cell table:style-name="ce2" office:value-type="float" office:value="2.38831220423374E-036" calcext:value-type="float">
            <text:p>2.39E-036</text:p>
          </table:table-cell>
          <table:table-cell table:style-name="ce2" office:value-type="float" office:value="1.54038803358595E-038" calcext:value-type="float">
            <text:p>1.54E-038</text:p>
          </table:table-cell>
          <table:table-cell table:style-name="ce2" office:value-type="float" office:value="1.00003918463267E-040" calcext:value-type="float">
            <text:p>1.00E-040</text:p>
          </table:table-cell>
          <table:table-cell table:style-name="ce2" office:value-type="float" office:value="6.5305699785581E-043" calcext:value-type="float">
            <text:p>6.53E-043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0.00467299010618753" calcext:value-type="float">
            <text:p>0.0046729901</text:p>
          </table:table-cell>
          <table:table-cell office:value-type="float" office:value="0.0233818998185807" calcext:value-type="float">
            <text:p>0.0233818998</text:p>
          </table:table-cell>
          <table:table-cell table:style-name="ce2" office:value-type="float" office:value="0.0000848284165834522" calcext:value-type="float">
            <text:p>8.48E-005</text:p>
          </table:table-cell>
          <table:table-cell table:style-name="ce2" office:value-type="float" office:value="0.000000410337929083405" calcext:value-type="float">
            <text:p>4.10E-007</text:p>
          </table:table-cell>
          <table:table-cell table:style-name="ce2" office:value-type="float" office:value="0.00000000223302902433231" calcext:value-type="float">
            <text:p>2.23E-009</text:p>
          </table:table-cell>
          <table:table-cell table:style-name="ce2" office:value-type="float" office:value="0.0000000000129651624196909" calcext:value-type="float">
            <text:p>1.30E-011</text:p>
          </table:table-cell>
          <table:table-cell table:style-name="ce2" office:value-type="float" office:value="0.0000000000000631639378400011" calcext:value-type="float">
            <text:p>6.32E-014</text:p>
          </table:table-cell>
          <table:table-cell table:style-name="ce2" office:value-type="float" office:value="0.000000000000076550697901442" calcext:value-type="float">
            <text:p>7.66E-014</text:p>
          </table:table-cell>
          <table:table-cell table:style-name="ce2" office:value-type="float" office:value="-0.000000000000380313138855322" calcext:value-type="float">
            <text:p>-3.80E-013</text:p>
          </table:table-cell>
          <table:table-cell table:style-name="ce2" office:value-type="float" office:value="0.00000000000190158118817096" calcext:value-type="float">
            <text:p>1.90E-012</text:p>
          </table:table-cell>
          <table:table-cell table:style-name="ce2" office:value-type="float" office:value="-0.00000000000950790584092233" calcext:value-type="float">
            <text:p>-9.51E-012</text:p>
          </table:table-cell>
          <table:table-cell table:style-name="ce2" office:value-type="float" office:value="0.0000000000475395292052643" calcext:value-type="float">
            <text:p>4.75E-011</text:p>
          </table:table-cell>
          <table:table-cell table:style-name="ce2" office:value-type="float" office:value="-0.000000000237697646026318" calcext:value-type="float">
            <text:p>-2.38E-010</text:p>
          </table:table-cell>
          <table:table-cell table:style-name="ce2" office:value-type="float" office:value="0.00000000118848823013159" calcext:value-type="float">
            <text:p>1.19E-009</text:p>
          </table:table-cell>
          <table:table-cell table:style-name="ce2" office:value-type="float" office:value="-0.00000000594244115065796" calcext:value-type="float">
            <text:p>-5.94E-009</text:p>
          </table:table-cell>
          <table:table-cell table:style-name="ce2" office:value-type="float" office:value="0.0000000297122057532898" calcext:value-type="float">
            <text:p>2.97E-008</text:p>
          </table:table-cell>
          <table:table-cell table:style-name="ce2" office:value-type="float" office:value="-0.000000148561028766449" calcext:value-type="float">
            <text:p>-1.49E-007</text:p>
          </table:table-cell>
          <table:table-cell table:style-name="ce2" office:value-type="float" office:value="0.000000742805143832248" calcext:value-type="float">
            <text:p>7.43E-007</text:p>
          </table:table-cell>
          <table:table-cell table:style-name="ce2" office:value-type="float" office:value="-0.00000371402571916125" calcext:value-type="float">
            <text:p>-3.71E-006</text:p>
          </table:table-cell>
          <table:table-cell table:style-name="ce2" office:value-type="float" office:value="0.0000185701285958063" calcext:value-type="float">
            <text:p>1.86E-005</text:p>
          </table:table-cell>
          <table:table-cell table:style-name="ce2" office:value-type="float" office:value="-0.0000928506429790316" calcext:value-type="float">
            <text:p>-9.29E-005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-1.86188056166679E-015" calcext:value-type="float">
            <text:p>-1.86E-015</text:p>
          </table:table-cell>
          <table:table-cell table:style-name="ce2" office:value-type="float" office:value="0.0000000000000142811708207019" calcext:value-type="float">
            <text:p>1.43E-014</text:p>
          </table:table-cell>
          <table:table-cell table:style-name="ce2" office:value-type="float" office:value="-0.0000000000000970549108847354" calcext:value-type="float">
            <text:p>-9.71E-014</text:p>
          </table:table-cell>
          <table:table-cell table:style-name="ce2" office:value-type="float" office:value="0.000000000000614553190254838" calcext:value-type="float">
            <text:p>6.15E-013</text:p>
          </table:table-cell>
          <table:table-cell table:style-name="ce2" office:value-type="float" office:value="-0.00000000000372122611526864" calcext:value-type="float">
            <text:p>-3.72E-012</text:p>
          </table:table-cell>
          <table:table-cell table:style-name="ce2" office:value-type="float" office:value="0.0000000000218535988593067" calcext:value-type="float">
            <text:p>2.19E-011</text:p>
          </table:table-cell>
          <table:table-cell table:style-name="ce2" office:value-type="float" office:value="-0.000000000125520099891309" calcext:value-type="float">
            <text:p>-1.26E-010</text:p>
          </table:table-cell>
          <table:table-cell table:style-name="ce2" office:value-type="float" office:value="0.000000000708907165492793" calcext:value-type="float">
            <text:p>7.09E-010</text:p>
          </table:table-cell>
          <table:table-cell table:style-name="ce2" office:value-type="float" office:value="-0.00000000395122295118644" calcext:value-type="float">
            <text:p>-3.95E-009</text:p>
          </table:table-cell>
          <table:table-cell table:style-name="ce2" office:value-type="float" office:value="0.0000000217900886519389" calcext:value-type="float">
            <text:p>2.18E-008</text:p>
          </table:table-cell>
          <table:table-cell table:style-name="ce2" office:value-type="float" office:value="-0.000000119122270112071" calcext:value-type="float">
            <text:p>-1.19E-007</text:p>
          </table:table-cell>
          <table:table-cell table:style-name="ce2" office:value-type="float" office:value="0.000000646477824968522" calcext:value-type="float">
            <text:p>6.46E-007</text:p>
          </table:table-cell>
          <table:table-cell table:style-name="ce2" office:value-type="float" office:value="-0.00000348674972821533" calcext:value-type="float">
            <text:p>-3.49E-006</text:p>
          </table:table-cell>
          <table:table-cell table:style-name="ce2" office:value-type="float" office:value="0.000018705662566744" calcext:value-type="float">
            <text:p>1.87E-005</text:p>
          </table:table-cell>
          <table:table-cell table:style-name="ce2" office:value-type="float" office:value="-0.0000998883260972716" calcext:value-type="float">
            <text:p>-9.99E-005</text:p>
          </table:table-cell>
          <table:table-cell office:value-type="float" office:value="0.000531243499072178" calcext:value-type="float">
            <text:p>0.0005312435</text:p>
          </table:table-cell>
          <table:table-cell office:value-type="float" office:value="-0.00281523425939378" calcext:value-type="float">
            <text:p>-0.0028152343</text:p>
          </table:table-cell>
          <table:table-cell office:value-type="float" office:value="0.0148712860383991" calcext:value-type="float">
            <text:p>0.014871286</text:p>
          </table:table-cell>
          <table:table-cell office:value-type="float" office:value="-0.0783321340939495" calcext:value-type="float">
            <text:p>-0.0783321341</text:p>
          </table:table-cell>
          <table:table-cell office:value-type="float" office:value="0.411539743307432" calcext:value-type="float">
            <text:p>0.4115397433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1.5707963267949" calcext:value-type="float">
            <text:p>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1.69645384638371E-027" calcext:value-type="float">
            <text:p>-1.70E-027</text:p>
          </table:table-cell>
          <table:table-cell table:style-name="ce2" office:value-type="float" office:value="-4.24420769682995E-027" calcext:value-type="float">
            <text:p>-4.24E-027</text:p>
          </table:table-cell>
          <table:table-cell table:style-name="ce2" office:value-type="float" office:value="-1.02476735658843E-029" calcext:value-type="float">
            <text:p>-1.02E-029</text:p>
          </table:table-cell>
          <table:table-cell table:style-name="ce2" office:value-type="float" office:value="-1.52789826814407E-032" calcext:value-type="float">
            <text:p>-1.53E-032</text:p>
          </table:table-cell>
          <table:table-cell table:style-name="ce2" office:value-type="float" office:value="-5.60655827816559E-035" calcext:value-type="float">
            <text:p>-5.61E-035</text:p>
          </table:table-cell>
          <table:table-cell table:style-name="ce2" office:value-type="float" office:value="-1.03815955503023E-035" calcext:value-type="float">
            <text:p>-1.04E-035</text:p>
          </table:table-cell>
          <table:table-cell table:style-name="ce2" office:value-type="float" office:value="-2.16456364535554E-039" calcext:value-type="float">
            <text:p>-2.16E-039</text:p>
          </table:table-cell>
          <table:table-cell table:style-name="ce2" office:value-type="float" office:value="4.13781114737407E-041" calcext:value-type="float">
            <text:p>4.14E-041</text:p>
          </table:table-cell>
          <table:table-cell table:style-name="ce2" office:value-type="float" office:value="1.40645733052978E-043" calcext:value-type="float">
            <text:p>1.41E-043</text:p>
          </table:table-cell>
          <table:table-cell table:style-name="ce2" office:value-type="float" office:value="2.3784567680268E-044" calcext:value-type="float">
            <text:p>2.38E-044</text:p>
          </table:table-cell>
          <table:table-cell table:style-name="ce2" office:value-type="float" office:value="-1.45693967927665E-048" calcext:value-type="float">
            <text:p>-1.46E-048</text:p>
          </table:table-cell>
          <table:table-cell table:style-name="ce2" office:value-type="float" office:value="-1.82454680705025E-049" calcext:value-type="float">
            <text:p>-1.82E-049</text:p>
          </table:table-cell>
          <table:table-cell table:style-name="ce2" office:value-type="float" office:value="-7.36077717455922E-052" calcext:value-type="float">
            <text:p>-7.36E-052</text:p>
          </table:table-cell>
          <table:table-cell table:style-name="ce2" office:value-type="float" office:value="2.9618381019176E-053" calcext:value-type="float">
            <text:p>2.96E-053</text:p>
          </table:table-cell>
          <table:table-cell table:style-name="ce2" office:value-type="float" office:value="-9.75040878095443E-057" calcext:value-type="float">
            <text:p>-9.75E-057</text:p>
          </table:table-cell>
          <table:table-cell table:style-name="ce2" office:value-type="float" office:value="-2.42873008758909E-058" calcext:value-type="float">
            <text:p>-2.43E-058</text:p>
          </table:table-cell>
          <table:table-cell table:style-name="ce2" office:value-type="float" office:value="-7.35287426683224E-061" calcext:value-type="float">
            <text:p>-7.35E-061</text:p>
          </table:table-cell>
          <table:table-cell table:style-name="ce2" office:value-type="float" office:value="9.28727021931162E-062" calcext:value-type="float">
            <text:p>9.29E-062</text:p>
          </table:table-cell>
          <table:table-cell table:style-name="ce2" office:value-type="float" office:value="6.93627157291682E-064" calcext:value-type="float">
            <text:p>6.94E-064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1.69645384638371E-027" calcext:value-type="float">
            <text:p>-1.70E-027</text:p>
          </table:table-cell>
          <table:table-cell table:style-name="ce2" office:value-type="float" office:value="-4.24420769682995E-027" calcext:value-type="float">
            <text:p>-4.24E-027</text:p>
          </table:table-cell>
          <table:table-cell table:style-name="ce2" office:value-type="float" office:value="-1.02476735658843E-029" calcext:value-type="float">
            <text:p>-1.02E-029</text:p>
          </table:table-cell>
          <table:table-cell table:style-name="ce2" office:value-type="float" office:value="-1.52789826814407E-032" calcext:value-type="float">
            <text:p>-1.53E-032</text:p>
          </table:table-cell>
          <table:table-cell table:style-name="ce2" office:value-type="float" office:value="-5.60655827816559E-035" calcext:value-type="float">
            <text:p>-5.61E-035</text:p>
          </table:table-cell>
          <table:table-cell table:style-name="ce2" office:value-type="float" office:value="-1.03815955503023E-035" calcext:value-type="float">
            <text:p>-1.04E-035</text:p>
          </table:table-cell>
          <table:table-cell table:style-name="ce2" office:value-type="float" office:value="-2.16456364535554E-039" calcext:value-type="float">
            <text:p>-2.16E-039</text:p>
          </table:table-cell>
          <table:table-cell table:style-name="ce2" office:value-type="float" office:value="4.13781114737407E-041" calcext:value-type="float">
            <text:p>4.14E-041</text:p>
          </table:table-cell>
          <table:table-cell table:style-name="ce2" office:value-type="float" office:value="1.40645733052978E-043" calcext:value-type="float">
            <text:p>1.41E-043</text:p>
          </table:table-cell>
          <table:table-cell table:style-name="ce2" office:value-type="float" office:value="2.3784567680268E-044" calcext:value-type="float">
            <text:p>2.38E-044</text:p>
          </table:table-cell>
          <table:table-cell table:style-name="ce2" office:value-type="float" office:value="-1.45693967927665E-048" calcext:value-type="float">
            <text:p>-1.46E-048</text:p>
          </table:table-cell>
          <table:table-cell table:style-name="ce2" office:value-type="float" office:value="-1.82454680705025E-049" calcext:value-type="float">
            <text:p>-1.82E-049</text:p>
          </table:table-cell>
          <table:table-cell table:style-name="ce2" office:value-type="float" office:value="-7.36077717455922E-052" calcext:value-type="float">
            <text:p>-7.36E-052</text:p>
          </table:table-cell>
          <table:table-cell table:style-name="ce2" office:value-type="float" office:value="2.9618381019176E-053" calcext:value-type="float">
            <text:p>2.96E-053</text:p>
          </table:table-cell>
          <table:table-cell table:style-name="ce2" office:value-type="float" office:value="-9.75040878095443E-057" calcext:value-type="float">
            <text:p>-9.75E-057</text:p>
          </table:table-cell>
          <table:table-cell table:style-name="ce2" office:value-type="float" office:value="-2.42873008758909E-058" calcext:value-type="float">
            <text:p>-2.43E-058</text:p>
          </table:table-cell>
          <table:table-cell table:style-name="ce2" office:value-type="float" office:value="-7.35287426683224E-061" calcext:value-type="float">
            <text:p>-7.35E-061</text:p>
          </table:table-cell>
          <table:table-cell table:style-name="ce2" office:value-type="float" office:value="9.28727021931162E-062" calcext:value-type="float">
            <text:p>9.29E-062</text:p>
          </table:table-cell>
          <table:table-cell table:style-name="ce2" office:value-type="float" office:value="6.93627157291682E-064" calcext:value-type="float">
            <text:p>6.94E-064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1.69645384638371E-027" calcext:value-type="float">
            <text:p>-1.70E-027</text:p>
          </table:table-cell>
          <table:table-cell table:style-name="ce2" office:value-type="float" office:value="-4.24420769682995E-027" calcext:value-type="float">
            <text:p>-4.24E-027</text:p>
          </table:table-cell>
          <table:table-cell table:style-name="ce2" office:value-type="float" office:value="-1.02476735658843E-029" calcext:value-type="float">
            <text:p>-1.02E-029</text:p>
          </table:table-cell>
          <table:table-cell table:style-name="ce2" office:value-type="float" office:value="-1.52789826814407E-032" calcext:value-type="float">
            <text:p>-1.53E-032</text:p>
          </table:table-cell>
          <table:table-cell table:style-name="ce2" office:value-type="float" office:value="-5.60655827816559E-035" calcext:value-type="float">
            <text:p>-5.61E-035</text:p>
          </table:table-cell>
          <table:table-cell table:style-name="ce2" office:value-type="float" office:value="-1.03815955503023E-035" calcext:value-type="float">
            <text:p>-1.04E-035</text:p>
          </table:table-cell>
          <table:table-cell table:style-name="ce2" office:value-type="float" office:value="-2.16456364535554E-039" calcext:value-type="float">
            <text:p>-2.16E-039</text:p>
          </table:table-cell>
          <table:table-cell table:style-name="ce2" office:value-type="float" office:value="4.13781114737407E-041" calcext:value-type="float">
            <text:p>4.14E-041</text:p>
          </table:table-cell>
          <table:table-cell table:style-name="ce2" office:value-type="float" office:value="1.40645733052978E-043" calcext:value-type="float">
            <text:p>1.41E-043</text:p>
          </table:table-cell>
          <table:table-cell table:style-name="ce2" office:value-type="float" office:value="2.3784567680268E-044" calcext:value-type="float">
            <text:p>2.38E-044</text:p>
          </table:table-cell>
          <table:table-cell table:style-name="ce2" office:value-type="float" office:value="-1.45693967927665E-048" calcext:value-type="float">
            <text:p>-1.46E-048</text:p>
          </table:table-cell>
          <table:table-cell table:style-name="ce2" office:value-type="float" office:value="-1.82454680705025E-049" calcext:value-type="float">
            <text:p>-1.82E-049</text:p>
          </table:table-cell>
          <table:table-cell table:style-name="ce2" office:value-type="float" office:value="-7.36077717455922E-052" calcext:value-type="float">
            <text:p>-7.36E-052</text:p>
          </table:table-cell>
          <table:table-cell table:style-name="ce2" office:value-type="float" office:value="2.9618381019176E-053" calcext:value-type="float">
            <text:p>2.96E-053</text:p>
          </table:table-cell>
          <table:table-cell table:style-name="ce2" office:value-type="float" office:value="-9.75040878095443E-057" calcext:value-type="float">
            <text:p>-9.75E-057</text:p>
          </table:table-cell>
          <table:table-cell table:style-name="ce2" office:value-type="float" office:value="-2.42873008758909E-058" calcext:value-type="float">
            <text:p>-2.43E-058</text:p>
          </table:table-cell>
          <table:table-cell table:style-name="ce2" office:value-type="float" office:value="-7.35287426683224E-061" calcext:value-type="float">
            <text:p>-7.35E-061</text:p>
          </table:table-cell>
          <table:table-cell table:style-name="ce2" office:value-type="float" office:value="9.28727021931162E-062" calcext:value-type="float">
            <text:p>9.29E-062</text:p>
          </table:table-cell>
          <table:table-cell table:style-name="ce2" office:value-type="float" office:value="6.93627157291682E-064" calcext:value-type="float">
            <text:p>6.94E-064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1.69645384638371E-027" calcext:value-type="float">
            <text:p>-1.70E-027</text:p>
          </table:table-cell>
          <table:table-cell table:style-name="ce2" office:value-type="float" office:value="-4.24420769682995E-027" calcext:value-type="float">
            <text:p>-4.24E-027</text:p>
          </table:table-cell>
          <table:table-cell table:style-name="ce2" office:value-type="float" office:value="-1.02476735658843E-029" calcext:value-type="float">
            <text:p>-1.02E-029</text:p>
          </table:table-cell>
          <table:table-cell table:style-name="ce2" office:value-type="float" office:value="-1.52789826814407E-032" calcext:value-type="float">
            <text:p>-1.53E-032</text:p>
          </table:table-cell>
          <table:table-cell table:style-name="ce2" office:value-type="float" office:value="-5.60655827816559E-035" calcext:value-type="float">
            <text:p>-5.61E-035</text:p>
          </table:table-cell>
          <table:table-cell table:style-name="ce2" office:value-type="float" office:value="-1.03815955503023E-035" calcext:value-type="float">
            <text:p>-1.04E-035</text:p>
          </table:table-cell>
          <table:table-cell table:style-name="ce2" office:value-type="float" office:value="-2.16456364535554E-039" calcext:value-type="float">
            <text:p>-2.16E-039</text:p>
          </table:table-cell>
          <table:table-cell table:style-name="ce2" office:value-type="float" office:value="4.13781114737407E-041" calcext:value-type="float">
            <text:p>4.14E-041</text:p>
          </table:table-cell>
          <table:table-cell table:style-name="ce2" office:value-type="float" office:value="1.40645733052978E-043" calcext:value-type="float">
            <text:p>1.41E-043</text:p>
          </table:table-cell>
          <table:table-cell table:style-name="ce2" office:value-type="float" office:value="2.3784567680268E-044" calcext:value-type="float">
            <text:p>2.38E-044</text:p>
          </table:table-cell>
          <table:table-cell table:style-name="ce2" office:value-type="float" office:value="-1.45693967927665E-048" calcext:value-type="float">
            <text:p>-1.46E-048</text:p>
          </table:table-cell>
          <table:table-cell table:style-name="ce2" office:value-type="float" office:value="-1.82454680705025E-049" calcext:value-type="float">
            <text:p>-1.82E-049</text:p>
          </table:table-cell>
          <table:table-cell table:style-name="ce2" office:value-type="float" office:value="-7.36077717455922E-052" calcext:value-type="float">
            <text:p>-7.36E-052</text:p>
          </table:table-cell>
          <table:table-cell table:style-name="ce2" office:value-type="float" office:value="2.9618381019176E-053" calcext:value-type="float">
            <text:p>2.96E-053</text:p>
          </table:table-cell>
          <table:table-cell table:style-name="ce2" office:value-type="float" office:value="-9.75040878095443E-057" calcext:value-type="float">
            <text:p>-9.75E-057</text:p>
          </table:table-cell>
          <table:table-cell table:style-name="ce2" office:value-type="float" office:value="-2.42873008758909E-058" calcext:value-type="float">
            <text:p>-2.43E-058</text:p>
          </table:table-cell>
          <table:table-cell table:style-name="ce2" office:value-type="float" office:value="-7.35287426683224E-061" calcext:value-type="float">
            <text:p>-7.35E-061</text:p>
          </table:table-cell>
          <table:table-cell table:style-name="ce2" office:value-type="float" office:value="9.28727021931162E-062" calcext:value-type="float">
            <text:p>9.29E-062</text:p>
          </table:table-cell>
          <table:table-cell table:style-name="ce2" office:value-type="float" office:value="6.93627157291682E-064" calcext:value-type="float">
            <text:p>6.94E-064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-5.65484615461236E-028" calcext:value-type="float">
            <text:p>-5.65E-028</text:p>
          </table:table-cell>
          <table:table-cell table:style-name="ce2" office:value-type="float" office:value="-1.06105192420749E-027" calcext:value-type="float">
            <text:p>-1.06E-027</text:p>
          </table:table-cell>
          <table:table-cell table:style-name="ce2" office:value-type="float" office:value="-2.04953471317687E-030" calcext:value-type="float">
            <text:p>-2.05E-030</text:p>
          </table:table-cell>
          <table:table-cell table:style-name="ce2" office:value-type="float" office:value="-2.54649711357346E-033" calcext:value-type="float">
            <text:p>-2.55E-033</text:p>
          </table:table-cell>
          <table:table-cell table:style-name="ce2" office:value-type="float" office:value="-8.00936896880799E-036" calcext:value-type="float">
            <text:p>-8.01E-036</text:p>
          </table:table-cell>
          <table:table-cell table:style-name="ce2" office:value-type="float" office:value="-1.29769944378778E-036" calcext:value-type="float">
            <text:p>-1.30E-036</text:p>
          </table:table-cell>
          <table:table-cell table:style-name="ce2" office:value-type="float" office:value="-2.40507071706171E-040" calcext:value-type="float">
            <text:p>-2.41E-040</text:p>
          </table:table-cell>
          <table:table-cell table:style-name="ce2" office:value-type="float" office:value="4.13781114737407E-042" calcext:value-type="float">
            <text:p>4.14E-042</text:p>
          </table:table-cell>
          <table:table-cell table:style-name="ce2" office:value-type="float" office:value="1.27859757320889E-044" calcext:value-type="float">
            <text:p>1.28E-044</text:p>
          </table:table-cell>
          <table:table-cell table:style-name="ce2" office:value-type="float" office:value="1.982047306689E-045" calcext:value-type="float">
            <text:p>1.98E-045</text:p>
          </table:table-cell>
          <table:table-cell table:style-name="ce2" office:value-type="float" office:value="-1.12072283021281E-049" calcext:value-type="float">
            <text:p>-1.12E-049</text:p>
          </table:table-cell>
          <table:table-cell table:style-name="ce2" office:value-type="float" office:value="-1.30324771932161E-050" calcext:value-type="float">
            <text:p>-1.30E-050</text:p>
          </table:table-cell>
          <table:table-cell table:style-name="ce2" office:value-type="float" office:value="-4.90718478303948E-053" calcext:value-type="float">
            <text:p>-4.91E-053</text:p>
          </table:table-cell>
          <table:table-cell table:style-name="ce2" office:value-type="float" office:value="1.8511488136985E-054" calcext:value-type="float">
            <text:p>1.85E-054</text:p>
          </table:table-cell>
          <table:table-cell table:style-name="ce2" office:value-type="float" office:value="-5.73553457703202E-058" calcext:value-type="float">
            <text:p>-5.74E-058</text:p>
          </table:table-cell>
          <table:table-cell table:style-name="ce2" office:value-type="float" office:value="-1.34929449310505E-059" calcext:value-type="float">
            <text:p>-1.35E-059</text:p>
          </table:table-cell>
          <table:table-cell table:style-name="ce2" office:value-type="float" office:value="-3.86993382464855E-062" calcext:value-type="float">
            <text:p>-3.87E-062</text:p>
          </table:table-cell>
          <table:table-cell table:style-name="ce2" office:value-type="float" office:value="4.64363510965581E-063" calcext:value-type="float">
            <text:p>4.64E-063</text:p>
          </table:table-cell>
        </table:table-row>
        <table:table-row table:style-name="ro1" table:number-rows-repeated="104852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X step 3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04.07145317438" calcext:value-type="float">
            <text:p>2404.0714531744</text:p>
          </table:table-cell>
          <table:table-cell office:value-type="float" office:value="0.339413896401598" calcext:value-type="float">
            <text:p>0.3394138964</text:p>
          </table:table-cell>
          <table:table-cell office:value-type="float" office:value="0.00958066247108239" calcext:value-type="float">
            <text:p>0.0095806625</text:p>
          </table:table-cell>
          <table:table-cell table:style-name="ce2" office:value-type="float" office:value="0.0000268550902953642" calcext:value-type="float">
            <text:p>2.69E-005</text:p>
          </table:table-cell>
          <table:table-cell table:style-name="ce2" office:value-type="float" office:value="0.000000112914123149924" calcext:value-type="float">
            <text:p>1.13E-007</text:p>
          </table:table-cell>
          <table:table-cell table:style-name="ce2" office:value-type="float" office:value="0.000000000569717503583247" calcext:value-type="float">
            <text:p>5.70E-010</text:p>
          </table:table-cell>
          <table:table-cell table:style-name="ce2" office:value-type="float" office:value="0.00000000000319330267076325" calcext:value-type="float">
            <text:p>3.19E-012</text:p>
          </table:table-cell>
          <table:table-cell table:style-name="ce2" office:value-type="float" office:value="0.0000000000000192162684605504" calcext:value-type="float">
            <text:p>1.92E-014</text:p>
          </table:table-cell>
          <table:table-cell table:style-name="ce2" office:value-type="float" office:value="1.18983410124404E-016" calcext:value-type="float">
            <text:p>1.19E-016</text:p>
          </table:table-cell>
          <table:table-cell table:style-name="ce2" office:value-type="float" office:value="9.1970564701099E-019" calcext:value-type="float">
            <text:p>9.20E-019</text:p>
          </table:table-cell>
          <table:table-cell table:style-name="ce2" office:value-type="float" office:value="-3.07749126487049E-021" calcext:value-type="float">
            <text:p>-3.08E-021</text:p>
          </table:table-cell>
          <table:table-cell table:style-name="ce2" office:value-type="float" office:value="5.9593455920394E-022" calcext:value-type="float">
            <text:p>5.96E-022</text:p>
          </table:table-cell>
          <table:table-cell table:style-name="ce2" office:value-type="float" office:value="-3.74631414199033E-023" calcext:value-type="float">
            <text:p>-3.75E-023</text:p>
          </table:table-cell>
          <table:table-cell table:style-name="ce2" office:value-type="float" office:value="2.57094830438023E-024" calcext:value-type="float">
            <text:p>2.57E-024</text:p>
          </table:table-cell>
          <table:table-cell table:style-name="ce2" office:value-type="float" office:value="-1.76343555826379E-025" calcext:value-type="float">
            <text:p>-1.76E-025</text:p>
          </table:table-cell>
          <table:table-cell table:style-name="ce2" office:value-type="float" office:value="1.21832096710906E-026" calcext:value-type="float">
            <text:p>1.22E-026</text:p>
          </table:table-cell>
          <table:table-cell table:style-name="ce2" office:value-type="float" office:value="-8.46111321798563E-028" calcext:value-type="float">
            <text:p>-8.46E-028</text:p>
          </table:table-cell>
          <table:table-cell table:style-name="ce2" office:value-type="float" office:value="5.90283647775144E-029" calcext:value-type="float">
            <text:p>5.90E-029</text:p>
          </table:table-cell>
          <table:table-cell table:style-name="ce2" office:value-type="float" office:value="-4.13422249980676E-030" calcext:value-type="float">
            <text:p>-4.13E-030</text:p>
          </table:table-cell>
          <table:table-cell table:style-name="ce2" office:value-type="float" office:value="2.90547699071362E-031" calcext:value-type="float">
            <text:p>2.91E-031</text:p>
          </table:table-cell>
          <table:table-cell table:style-name="ce2" office:value-type="float" office:value="-2.04814136086051E-032" calcext:value-type="float">
            <text:p>-2.05E-032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04.07145317438" calcext:value-type="float">
            <text:p>2404.0714531744</text:p>
          </table:table-cell>
          <table:table-cell office:value-type="float" office:value="0.339413896401598" calcext:value-type="float">
            <text:p>0.3394138964</text:p>
          </table:table-cell>
          <table:table-cell table:style-name="ce2" office:value-type="float" office:value="0.00958066275660839" calcext:value-type="float">
            <text:p>9.58E-003</text:p>
          </table:table-cell>
          <table:table-cell table:style-name="ce2" office:value-type="float" office:value="0.0000268550878685134" calcext:value-type="float">
            <text:p>2.69E-005</text:p>
          </table:table-cell>
          <table:table-cell table:style-name="ce2" office:value-type="float" office:value="0.000000112914456354574" calcext:value-type="float">
            <text:p>1.13E-007</text:p>
          </table:table-cell>
          <table:table-cell table:style-name="ce2" office:value-type="float" office:value="0.000000000569698876651453" calcext:value-type="float">
            <text:p>5.70E-010</text:p>
          </table:table-cell>
          <table:table-cell table:style-name="ce2" office:value-type="float" office:value="0.00000000000319438252926674" calcext:value-type="float">
            <text:p>3.19E-012</text:p>
          </table:table-cell>
          <table:table-cell table:style-name="ce2" office:value-type="float" office:value="0.0000000000000191516090323574" calcext:value-type="float">
            <text:p>1.92E-014</text:p>
          </table:table-cell>
          <table:table-cell table:style-name="ce2" office:value-type="float" office:value="1.22997632255835E-016" calcext:value-type="float">
            <text:p>1.23E-016</text:p>
          </table:table-cell>
          <table:table-cell table:style-name="ce2" office:value-type="float" office:value="6.62960028215265E-019" calcext:value-type="float">
            <text:p>6.63E-019</text:p>
          </table:table-cell>
          <table:table-cell table:style-name="ce2" office:value-type="float" office:value="1.3724593545725E-020" calcext:value-type="float">
            <text:p>1.37E-020</text:p>
          </table:table-cell>
          <table:table-cell table:style-name="ce2" office:value-type="float" office:value="-5.22680091132104E-022" calcext:value-type="float">
            <text:p>-5.23E-022</text:p>
          </table:table-cell>
          <table:table-cell table:style-name="ce2" office:value-type="float" office:value="3.79764741283676E-023" calcext:value-type="float">
            <text:p>3.80E-023</text:p>
          </table:table-cell>
          <table:table-cell table:style-name="ce2" office:value-type="float" office:value="-2.56729514540948E-024" calcext:value-type="float">
            <text:p>-2.57E-024</text:p>
          </table:table-cell>
          <table:table-cell table:style-name="ce2" office:value-type="float" office:value="1.76369842947975E-025" calcext:value-type="float">
            <text:p>1.76E-025</text:p>
          </table:table-cell>
          <table:table-cell table:style-name="ce2" office:value-type="float" office:value="-1.21830146665913E-026" calcext:value-type="float">
            <text:p>-1.22E-026</text:p>
          </table:table-cell>
          <table:table-cell table:style-name="ce2" office:value-type="float" office:value="8.46112491927876E-028" calcext:value-type="float">
            <text:p>8.46E-028</text:p>
          </table:table-cell>
          <table:table-cell table:style-name="ce2" office:value-type="float" office:value="-5.90283356605804E-029" calcext:value-type="float">
            <text:p>-5.90E-029</text:p>
          </table:table-cell>
          <table:table-cell table:style-name="ce2" office:value-type="float" office:value="4.13422114155962E-030" calcext:value-type="float">
            <text:p>4.13E-030</text:p>
          </table:table-cell>
          <table:table-cell table:style-name="ce2" office:value-type="float" office:value="-2.90547587879997E-031" calcext:value-type="float">
            <text:p>-2.91E-031</text:p>
          </table:table-cell>
          <table:table-cell table:style-name="ce2" office:value-type="float" office:value="2.04814051052536E-032" calcext:value-type="float">
            <text:p>2.05E-032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0.339413896401598" calcext:value-type="float">
            <text:p>0.3394138964</text:p>
          </table:table-cell>
          <table:table-cell office:value-type="float" office:value="0.0191613249421648" calcext:value-type="float">
            <text:p>0.0191613249</text:p>
          </table:table-cell>
          <table:table-cell table:style-name="ce2" office:value-type="float" office:value="0.0000805652708860927" calcext:value-type="float">
            <text:p>8.06E-005</text:p>
          </table:table-cell>
          <table:table-cell table:style-name="ce2" office:value-type="float" office:value="0.000000451656492599695" calcext:value-type="float">
            <text:p>4.52E-007</text:p>
          </table:table-cell>
          <table:table-cell table:style-name="ce2" office:value-type="float" office:value="0.00000000284858751791624" calcext:value-type="float">
            <text:p>2.85E-009</text:p>
          </table:table-cell>
          <table:table-cell table:style-name="ce2" office:value-type="float" office:value="0.0000000000191598160245795" calcext:value-type="float">
            <text:p>1.92E-011</text:p>
          </table:table-cell>
          <table:table-cell table:style-name="ce2" office:value-type="float" office:value="0.000000000000134513879223853" calcext:value-type="float">
            <text:p>1.35E-013</text:p>
          </table:table-cell>
          <table:table-cell table:style-name="ce2" office:value-type="float" office:value="9.51867280995231E-016" calcext:value-type="float">
            <text:p>9.52E-016</text:p>
          </table:table-cell>
          <table:table-cell table:style-name="ce2" office:value-type="float" office:value="8.27735082309891E-018" calcext:value-type="float">
            <text:p>8.28E-018</text:p>
          </table:table-cell>
          <table:table-cell table:style-name="ce2" office:value-type="float" office:value="-3.07749126487049E-020" calcext:value-type="float">
            <text:p>-3.08E-020</text:p>
          </table:table-cell>
          <table:table-cell table:style-name="ce2" office:value-type="float" office:value="6.55528015124334E-021" calcext:value-type="float">
            <text:p>6.56E-021</text:p>
          </table:table-cell>
          <table:table-cell table:style-name="ce2" office:value-type="float" office:value="-4.49557697038839E-022" calcext:value-type="float">
            <text:p>-4.50E-022</text:p>
          </table:table-cell>
          <table:table-cell table:style-name="ce2" office:value-type="float" office:value="3.3422327956943E-023" calcext:value-type="float">
            <text:p>3.34E-023</text:p>
          </table:table-cell>
          <table:table-cell table:style-name="ce2" office:value-type="float" office:value="-2.4688097815693E-024" calcext:value-type="float">
            <text:p>-2.47E-024</text:p>
          </table:table-cell>
          <table:table-cell table:style-name="ce2" office:value-type="float" office:value="1.82748145066359E-025" calcext:value-type="float">
            <text:p>1.83E-025</text:p>
          </table:table-cell>
          <table:table-cell table:style-name="ce2" office:value-type="float" office:value="-1.3537781148777E-026" calcext:value-type="float">
            <text:p>-1.35E-026</text:p>
          </table:table-cell>
          <table:table-cell table:style-name="ce2" office:value-type="float" office:value="1.00348220121775E-027" calcext:value-type="float">
            <text:p>1.00E-027</text:p>
          </table:table-cell>
          <table:table-cell table:style-name="ce2" office:value-type="float" office:value="-7.44160049965216E-029" calcext:value-type="float">
            <text:p>-7.44E-029</text:p>
          </table:table-cell>
          <table:table-cell table:style-name="ce2" office:value-type="float" office:value="5.52040628235587E-030" calcext:value-type="float">
            <text:p>5.52E-030</text:p>
          </table:table-cell>
          <table:table-cell table:style-name="ce2" office:value-type="float" office:value="-4.09628272172103E-031" calcext:value-type="float">
            <text:p>-4.10E-031</text:p>
          </table:table-cell>
          <table:table-cell table:style-name="ce2" office:value-type="float" office:value="3.0401695156861E-032" calcext:value-type="float">
            <text:p>3.04E-032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0.339413896401598" calcext:value-type="float">
            <text:p>0.3394138964</text:p>
          </table:table-cell>
          <table:table-cell table:style-name="ce2" office:value-type="float" office:value="0.0191613255132168" calcext:value-type="float">
            <text:p>1.92E-002</text:p>
          </table:table-cell>
          <table:table-cell table:style-name="ce2" office:value-type="float" office:value="0.0000805652636055401" calcext:value-type="float">
            <text:p>8.06E-005</text:p>
          </table:table-cell>
          <table:table-cell table:style-name="ce2" office:value-type="float" office:value="0.000000451657825418295" calcext:value-type="float">
            <text:p>4.52E-007</text:p>
          </table:table-cell>
          <table:table-cell table:style-name="ce2" office:value-type="float" office:value="0.00000000284849438325727" calcext:value-type="float">
            <text:p>2.85E-009</text:p>
          </table:table-cell>
          <table:table-cell table:style-name="ce2" office:value-type="float" office:value="0.0000000000191662951756004" calcext:value-type="float">
            <text:p>1.92E-011</text:p>
          </table:table-cell>
          <table:table-cell table:style-name="ce2" office:value-type="float" office:value="0.000000000000134061263226502" calcext:value-type="float">
            <text:p>1.34E-013</text:p>
          </table:table-cell>
          <table:table-cell table:style-name="ce2" office:value-type="float" office:value="9.83981058046682E-016" calcext:value-type="float">
            <text:p>9.84E-016</text:p>
          </table:table-cell>
          <table:table-cell table:style-name="ce2" office:value-type="float" office:value="5.96664025393738E-018" calcext:value-type="float">
            <text:p>5.97E-018</text:p>
          </table:table-cell>
          <table:table-cell table:style-name="ce2" office:value-type="float" office:value="1.3724593545725E-019" calcext:value-type="float">
            <text:p>1.37E-019</text:p>
          </table:table-cell>
          <table:table-cell table:style-name="ce2" office:value-type="float" office:value="-5.74948100245314E-021" calcext:value-type="float">
            <text:p>-5.75E-021</text:p>
          </table:table-cell>
          <table:table-cell table:style-name="ce2" office:value-type="float" office:value="4.55717689540411E-022" calcext:value-type="float">
            <text:p>4.56E-022</text:p>
          </table:table-cell>
          <table:table-cell table:style-name="ce2" office:value-type="float" office:value="-3.33748368903232E-023" calcext:value-type="float">
            <text:p>-3.34E-023</text:p>
          </table:table-cell>
          <table:table-cell table:style-name="ce2" office:value-type="float" office:value="2.46917780127165E-024" calcext:value-type="float">
            <text:p>2.47E-024</text:p>
          </table:table-cell>
          <table:table-cell table:style-name="ce2" office:value-type="float" office:value="-1.8274521999887E-025" calcext:value-type="float">
            <text:p>-1.83E-025</text:p>
          </table:table-cell>
          <table:table-cell table:style-name="ce2" office:value-type="float" office:value="1.3537799870846E-026" calcext:value-type="float">
            <text:p>1.35E-026</text:p>
          </table:table-cell>
          <table:table-cell table:style-name="ce2" office:value-type="float" office:value="-1.00348170622987E-027" calcext:value-type="float">
            <text:p>-1.00E-027</text:p>
          </table:table-cell>
          <table:table-cell table:style-name="ce2" office:value-type="float" office:value="7.44159805480732E-029" calcext:value-type="float">
            <text:p>7.44E-029</text:p>
          </table:table-cell>
          <table:table-cell table:style-name="ce2" office:value-type="float" office:value="-5.52040416971995E-030" calcext:value-type="float">
            <text:p>-5.52E-030</text:p>
          </table:table-cell>
          <table:table-cell table:style-name="ce2" office:value-type="float" office:value="4.09628102105072E-031" calcext:value-type="float">
            <text:p>4.10E-031</text:p>
          </table:table-cell>
          <table:table-cell table:style-name="ce2" office:value-type="float" office:value="-3.0401681424902E-032" calcext:value-type="float">
            <text:p>-3.04E-032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195.584903223333" calcext:value-type="float">
            <text:p>195.5849032233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559119.1039359" calcext:value-type="float">
            <text:p>11559119.1039359</text:p>
          </table:table-cell>
          <table:table-cell office:value-type="float" office:value="3263.90103659907" calcext:value-type="float">
            <text:p>3263.9010365991</text:p>
          </table:table-cell>
          <table:table-cell office:value-type="float" office:value="92.3607935559039" calcext:value-type="float">
            <text:p>92.3607935559</text:p>
          </table:table-cell>
          <table:table-cell office:value-type="float" office:value="0.271253452248873" calcext:value-type="float">
            <text:p>0.2712534522</text:p>
          </table:table-cell>
          <table:table-cell office:value-type="float" office:value="0.00130585423653009" calcext:value-type="float">
            <text:p>0.0013058542</text:p>
          </table:table-cell>
          <table:table-cell table:style-name="ce2" office:value-type="float" office:value="0.00000666093369401525" calcext:value-type="float">
            <text:p>6.66E-006</text:p>
          </table:table-cell>
          <table:table-cell table:style-name="ce2" office:value-type="float" office:value="0.0000000372559372657826" calcext:value-type="float">
            <text:p>3.73E-008</text:p>
          </table:table-cell>
          <table:table-cell table:style-name="ce2" office:value-type="float" office:value="0.000000000222776397315752" calcext:value-type="float">
            <text:p>2.23E-010</text:p>
          </table:table-cell>
          <table:table-cell table:style-name="ce2" office:value-type="float" office:value="0.00000000000139861865800053" calcext:value-type="float">
            <text:p>1.40E-012</text:p>
          </table:table-cell>
          <table:table-cell table:style-name="ce2" office:value-type="float" office:value="9.10952206803142E-015" calcext:value-type="float">
            <text:p>9.11E-015</text:p>
          </table:table-cell>
          <table:table-cell table:style-name="ce2" office:value-type="float" office:value="6.10562264604715E-017" calcext:value-type="float">
            <text:p>6.11E-017</text:p>
          </table:table-cell>
          <table:table-cell table:style-name="ce2" office:value-type="float" office:value="4.18711112884067E-019" calcext:value-type="float">
            <text:p>4.19E-019</text:p>
          </table:table-cell>
          <table:table-cell table:style-name="ce2" office:value-type="float" office:value="2.92568652741052E-021" calcext:value-type="float">
            <text:p>2.93E-021</text:p>
          </table:table-cell>
          <table:table-cell table:style-name="ce2" office:value-type="float" office:value="2.076709498555E-023" calcext:value-type="float">
            <text:p>2.08E-023</text:p>
          </table:table-cell>
          <table:table-cell table:style-name="ce2" office:value-type="float" office:value="1.49132270554276E-025" calcext:value-type="float">
            <text:p>1.49E-025</text:p>
          </table:table-cell>
          <table:table-cell table:style-name="ce2" office:value-type="float" office:value="1.10108991879085E-027" calcext:value-type="float">
            <text:p>1.10E-027</text:p>
          </table:table-cell>
          <table:table-cell table:style-name="ce2" office:value-type="float" office:value="6.8160370973289E-030" calcext:value-type="float">
            <text:p>6.82E-030</text:p>
          </table:table-cell>
          <table:table-cell table:style-name="ce2" office:value-type="float" office:value="1.48596166796646E-031" calcext:value-type="float">
            <text:p>1.49E-031</text:p>
          </table:table-cell>
          <table:table-cell table:style-name="ce2" office:value-type="float" office:value="-6.45695896949164E-033" calcext:value-type="float">
            <text:p>-6.46E-033</text:p>
          </table:table-cell>
          <table:table-cell table:style-name="ce2" office:value-type="float" office:value="5.34402584119923E-034" calcext:value-type="float">
            <text:p>5.34E-034</text:p>
          </table:table-cell>
          <table:table-cell table:style-name="ce2" office:value-type="float" office:value="-4.08281108946975E-035" calcext:value-type="float">
            <text:p>-4.08E-035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39299507515.6602" calcext:value-type="float">
            <text:p>39299507515.6602</text:p>
          </table:table-cell>
          <table:table-cell office:value-type="float" office:value="16645261.0486364" calcext:value-type="float">
            <text:p>16645261.0486364</text:p>
          </table:table-cell>
          <table:table-cell office:value-type="float" office:value="472197.113194648" calcext:value-type="float">
            <text:p>472197.113194648</text:p>
          </table:table-cell>
          <table:table-cell office:value-type="float" office:value="1449.78488836355" calcext:value-type="float">
            <text:p>1449.7848883636</text:p>
          </table:table-cell>
          <table:table-cell office:value-type="float" office:value="7.79111996723559" calcext:value-type="float">
            <text:p>7.7911199672</text:p>
          </table:table-cell>
          <table:table-cell office:value-type="float" office:value="0.0402903739812808" calcext:value-type="float">
            <text:p>0.040290374</text:p>
          </table:table-cell>
          <table:table-cell table:style-name="ce2" office:value-type="float" office:value="0.000227445937497854" calcext:value-type="float">
            <text:p>2.27E-004</text:p>
          </table:table-cell>
          <table:table-cell table:style-name="ce2" office:value-type="float" office:value="0.00000136121090392262" calcext:value-type="float">
            <text:p>1.36E-006</text:p>
          </table:table-cell>
          <table:table-cell table:style-name="ce2" office:value-type="float" office:value="0.00000000853044881563413" calcext:value-type="float">
            <text:p>8.53E-009</text:p>
          </table:table-cell>
          <table:table-cell table:style-name="ce2" office:value-type="float" office:value="0.000000000055417056261195" calcext:value-type="float">
            <text:p>5.54E-011</text:p>
          </table:table-cell>
          <table:table-cell table:style-name="ce2" office:value-type="float" office:value="0.000000000000370420568562121" calcext:value-type="float">
            <text:p>3.70E-013</text:p>
          </table:table-cell>
          <table:table-cell table:style-name="ce2" office:value-type="float" office:value="2.53361512280156E-015" calcext:value-type="float">
            <text:p>2.53E-015</text:p>
          </table:table-cell>
          <table:table-cell table:style-name="ce2" office:value-type="float" office:value="1.76601415846216E-017" calcext:value-type="float">
            <text:p>1.77E-017</text:p>
          </table:table-cell>
          <table:table-cell table:style-name="ce2" office:value-type="float" office:value="1.2507168581507E-019" calcext:value-type="float">
            <text:p>1.25E-019</text:p>
          </table:table-cell>
          <table:table-cell table:style-name="ce2" office:value-type="float" office:value="8.96517769585711E-022" calcext:value-type="float">
            <text:p>8.97E-022</text:p>
          </table:table-cell>
          <table:table-cell table:style-name="ce2" office:value-type="float" office:value="6.5919659822138E-024" calcext:value-type="float">
            <text:p>6.59E-024</text:p>
          </table:table-cell>
          <table:table-cell table:style-name="ce2" office:value-type="float" office:value="4.18590542645315E-026" calcext:value-type="float">
            <text:p>4.19E-026</text:p>
          </table:table-cell>
          <table:table-cell table:style-name="ce2" office:value-type="float" office:value="8.09247221164575E-028" calcext:value-type="float">
            <text:p>8.09E-028</text:p>
          </table:table-cell>
          <table:table-cell table:style-name="ce2" office:value-type="float" office:value="-3.2503433053753E-029" calcext:value-type="float">
            <text:p>-3.25E-029</text:p>
          </table:table-cell>
          <table:table-cell table:style-name="ce2" office:value-type="float" office:value="2.72499916155015E-030" calcext:value-type="float">
            <text:p>2.72E-030</text:p>
          </table:table-cell>
          <table:table-cell table:style-name="ce2" office:value-type="float" office:value="-2.07946963567433E-031" calcext:value-type="float">
            <text:p>-2.08E-031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style-name="ce2" office:value-type="float" office:value="1.96705019992233E-020" calcext:value-type="float">
            <text:p>1.97E-020</text:p>
          </table:table-cell>
          <table:table-cell table:style-name="ce2" office:value-type="float" office:value="0.0000000000000593838415507978" calcext:value-type="float">
            <text:p>5.94E-014</text:p>
          </table:table-cell>
          <table:table-cell table:style-name="ce2" office:value-type="float" office:value="-5.131216631002E-016" calcext:value-type="float">
            <text:p>-5.13E-016</text:p>
          </table:table-cell>
          <table:table-cell table:style-name="ce2" office:value-type="float" office:value="6.91358606823409E-017" calcext:value-type="float">
            <text:p>6.91E-017</text:p>
          </table:table-cell>
          <table:table-cell table:style-name="ce2" office:value-type="float" office:value="-3.88241799943308E-018" calcext:value-type="float">
            <text:p>-3.88E-018</text:p>
          </table:table-cell>
          <table:table-cell table:style-name="ce2" office:value-type="float" office:value="2.24865074178919E-019" calcext:value-type="float">
            <text:p>2.25E-019</text:p>
          </table:table-cell>
          <table:table-cell table:style-name="ce2" office:value-type="float" office:value="-1.34649379036493E-020" calcext:value-type="float">
            <text:p>-1.35E-020</text:p>
          </table:table-cell>
          <table:table-cell table:style-name="ce2" office:value-type="float" office:value="8.35925010720075E-022" calcext:value-type="float">
            <text:p>8.36E-022</text:p>
          </table:table-cell>
          <table:table-cell table:style-name="ce2" office:value-type="float" office:value="-5.34647878476082E-023" calcext:value-type="float">
            <text:p>-5.35E-023</text:p>
          </table:table-cell>
          <table:table-cell table:style-name="ce2" office:value-type="float" office:value="3.49886380289501E-024" calcext:value-type="float">
            <text:p>3.50E-024</text:p>
          </table:table-cell>
          <table:table-cell table:style-name="ce2" office:value-type="float" office:value="-2.32939709344492E-025" calcext:value-type="float">
            <text:p>-2.33E-025</text:p>
          </table:table-cell>
          <table:table-cell table:style-name="ce2" office:value-type="float" office:value="1.57094739001555E-026" calcext:value-type="float">
            <text:p>1.57E-026</text:p>
          </table:table-cell>
          <table:table-cell table:style-name="ce2" office:value-type="float" office:value="-1.06998083645468E-027" calcext:value-type="float">
            <text:p>-1.07E-027</text:p>
          </table:table-cell>
          <table:table-cell table:style-name="ce2" office:value-type="float" office:value="7.3448418896939E-029" calcext:value-type="float">
            <text:p>7.34E-029</text:p>
          </table:table-cell>
          <table:table-cell table:style-name="ce2" office:value-type="float" office:value="-5.07397059917611E-030" calcext:value-type="float">
            <text:p>-5.07E-030</text:p>
          </table:table-cell>
          <table:table-cell table:style-name="ce2" office:value-type="float" office:value="3.52384485256659E-031" calcext:value-type="float">
            <text:p>3.52E-031</text:p>
          </table:table-cell>
          <table:table-cell table:style-name="ce2" office:value-type="float" office:value="-2.45837960625331E-032" calcext:value-type="float">
            <text:p>-2.46E-032</text:p>
          </table:table-cell>
          <table:table-cell table:style-name="ce2" office:value-type="float" office:value="1.7217950624584E-033" calcext:value-type="float">
            <text:p>1.72E-033</text:p>
          </table:table-cell>
          <table:table-cell table:style-name="ce2" office:value-type="float" office:value="-1.21005323823526E-034" calcext:value-type="float">
            <text:p>-1.21E-034</text:p>
          </table:table-cell>
          <table:table-cell table:style-name="ce2" office:value-type="float" office:value="8.5299492102846E-036" calcext:value-type="float">
            <text:p>8.53E-036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1.5707963267949" calcext:value-type="float">
            <text:p>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631189374" calcext:value-type="float">
            <text:p>1.5707963119</text:p>
          </table:table-cell>
          <table:table-cell table:style-name="ce2" office:value-type="float" office:value="0.000000000505266969914598" calcext:value-type="float">
            <text:p>5.05E-010</text:p>
          </table:table-cell>
          <table:table-cell table:style-name="ce2" office:value-type="float" office:value="-0.000000000107472384645913" calcext:value-type="float">
            <text:p>-1.07E-010</text:p>
          </table:table-cell>
          <table:table-cell table:style-name="ce2" office:value-type="float" office:value="0.0000000000105979778907852" calcext:value-type="float">
            <text:p>1.06E-011</text:p>
          </table:table-cell>
          <table:table-cell table:style-name="ce2" office:value-type="float" office:value="-0.000000000000927019398951304" calcext:value-type="float">
            <text:p>-9.27E-013</text:p>
          </table:table-cell>
          <table:table-cell table:style-name="ce2" office:value-type="float" office:value="0.0000000000000779687223443443" calcext:value-type="float">
            <text:p>7.80E-014</text:p>
          </table:table-cell>
          <table:table-cell table:style-name="ce2" office:value-type="float" office:value="-6.46157102163763E-015" calcext:value-type="float">
            <text:p>-6.46E-015</text:p>
          </table:table-cell>
          <table:table-cell table:style-name="ce2" office:value-type="float" office:value="5.31683382387237E-016" calcext:value-type="float">
            <text:p>5.32E-016</text:p>
          </table:table-cell>
          <table:table-cell table:style-name="ce2" office:value-type="float" office:value="-4.35148546954469E-017" calcext:value-type="float">
            <text:p>-4.35E-017</text:p>
          </table:table-cell>
          <table:table-cell table:style-name="ce2" office:value-type="float" office:value="3.54259895071442E-018" calcext:value-type="float">
            <text:p>3.54E-018</text:p>
          </table:table-cell>
          <table:table-cell table:style-name="ce2" office:value-type="float" office:value="-2.86843977374391E-019" calcext:value-type="float">
            <text:p>-2.87E-019</text:p>
          </table:table-cell>
          <table:table-cell table:style-name="ce2" office:value-type="float" office:value="2.31011071050719E-020" calcext:value-type="float">
            <text:p>2.31E-020</text:p>
          </table:table-cell>
          <table:table-cell table:style-name="ce2" office:value-type="float" office:value="-1.85096091864457E-021" calcext:value-type="float">
            <text:p>-1.85E-021</text:p>
          </table:table-cell>
          <table:table-cell table:style-name="ce2" office:value-type="float" office:value="1.47606752481763E-022" calcext:value-type="float">
            <text:p>1.48E-022</text:p>
          </table:table-cell>
          <table:table-cell table:style-name="ce2" office:value-type="float" office:value="-1.1720477447855E-023" calcext:value-type="float">
            <text:p>-1.17E-023</text:p>
          </table:table-cell>
          <table:table-cell table:style-name="ce2" office:value-type="float" office:value="9.2703580262419E-025" calcext:value-type="float">
            <text:p>9.27E-025</text:p>
          </table:table-cell>
          <table:table-cell table:style-name="ce2" office:value-type="float" office:value="-7.30680188733716E-026" calcext:value-type="float">
            <text:p>-7.31E-026</text:p>
          </table:table-cell>
          <table:table-cell table:style-name="ce2" office:value-type="float" office:value="5.74099160295883E-027" calcext:value-type="float">
            <text:p>5.74E-027</text:p>
          </table:table-cell>
          <table:table-cell table:style-name="ce2" office:value-type="float" office:value="-4.49786084142749E-028" calcext:value-type="float">
            <text:p>-4.50E-028</text:p>
          </table:table-cell>
          <table:table-cell table:style-name="ce2" office:value-type="float" office:value="3.5147848218941E-029" calcext:value-type="float">
            <text:p>3.51E-029</text:p>
          </table:table-cell>
          <table:table-cell table:style-name="ce2" office:value-type="float" office:value="-2.74008942835566E-030" calcext:value-type="float">
            <text:p>-2.74E-030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0.480003735549036" calcext:value-type="float">
            <text:p>0.4800037355</text:p>
          </table:table-cell>
          <table:table-cell office:value-type="float" office:value="0.027098206010042" calcext:value-type="float">
            <text:p>0.027098206</text:p>
          </table:table-cell>
          <table:table-cell office:value-type="float" office:value="0.000113936493595247" calcext:value-type="float">
            <text:p>0.0001139365</text:p>
          </table:table-cell>
          <table:table-cell table:style-name="ce2" office:value-type="float" office:value="0.000000638739679813391" calcext:value-type="float">
            <text:p>6.39E-007</text:p>
          </table:table-cell>
          <table:table-cell table:style-name="ce2" office:value-type="float" office:value="0.00000000402844524529741" calcext:value-type="float">
            <text:p>4.03E-009</text:p>
          </table:table-cell>
          <table:table-cell table:style-name="ce2" office:value-type="float" office:value="0.0000000000271006531259583" calcext:value-type="float">
            <text:p>2.71E-011</text:p>
          </table:table-cell>
          <table:table-cell table:style-name="ce2" office:value-type="float" office:value="0.000000000000189911304500937" calcext:value-type="float">
            <text:p>1.90E-013</text:p>
          </table:table-cell>
          <table:table-cell table:style-name="ce2" office:value-type="float" office:value="1.36885148657002E-015" calcext:value-type="float">
            <text:p>1.37E-015</text:p>
          </table:table-cell>
          <table:table-cell table:style-name="ce2" office:value-type="float" office:value="1.00720227884436E-017" calcext:value-type="float">
            <text:p>1.01E-017</text:p>
          </table:table-cell>
          <table:table-cell table:style-name="ce2" office:value-type="float" office:value="7.52863736207659E-020" calcext:value-type="float">
            <text:p>7.53E-020</text:p>
          </table:table-cell>
          <table:table-cell table:style-name="ce2" office:value-type="float" office:value="5.69786732410831E-022" calcext:value-type="float">
            <text:p>5.70E-022</text:p>
          </table:table-cell>
          <table:table-cell table:style-name="ce2" office:value-type="float" office:value="4.35571745432709E-024" calcext:value-type="float">
            <text:p>4.36E-024</text:p>
          </table:table-cell>
          <table:table-cell table:style-name="ce2" office:value-type="float" office:value="3.35856206398498E-026" calcext:value-type="float">
            <text:p>3.36E-026</text:p>
          </table:table-cell>
          <table:table-cell table:style-name="ce2" office:value-type="float" office:value="2.59884271468103E-028" calcext:value-type="float">
            <text:p>2.60E-028</text:p>
          </table:table-cell>
          <table:table-cell table:style-name="ce2" office:value-type="float" office:value="2.0954959260926E-030" calcext:value-type="float">
            <text:p>2.10E-030</text:p>
          </table:table-cell>
          <table:table-cell table:style-name="ce2" office:value-type="float" office:value="1.11066744031853E-032" calcext:value-type="float">
            <text:p>1.11E-032</text:p>
          </table:table-cell>
          <table:table-cell table:style-name="ce2" office:value-type="float" office:value="5.16864000970377E-034" calcext:value-type="float">
            <text:p>5.17E-034</text:p>
          </table:table-cell>
          <table:table-cell table:style-name="ce2" office:value-type="float" office:value="-3.03140702912092E-035" calcext:value-type="float">
            <text:p>-3.03E-035</text:p>
          </table:table-cell>
          <table:table-cell table:style-name="ce2" office:value-type="float" office:value="2.50849875550366E-036" calcext:value-type="float">
            <text:p>2.51E-036</text:p>
          </table:table-cell>
          <table:table-cell table:style-name="ce2" office:value-type="float" office:value="-1.99120906997588E-037" calcext:value-type="float">
            <text:p>-1.99E-037</text:p>
          </table:table-cell>
          <table:table-cell table:style-name="ce2" office:value-type="float" office:value="1.58281514493699E-038" calcext:value-type="float">
            <text:p>1.58E-038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559119.1039359" calcext:value-type="float">
            <text:p>11559119.1039359</text:p>
          </table:table-cell>
          <table:table-cell office:value-type="float" office:value="3263.90103659907" calcext:value-type="float">
            <text:p>3263.9010365991</text:p>
          </table:table-cell>
          <table:table-cell office:value-type="float" office:value="92.3607935559039" calcext:value-type="float">
            <text:p>92.3607935559</text:p>
          </table:table-cell>
          <table:table-cell office:value-type="float" office:value="0.271253452248873" calcext:value-type="float">
            <text:p>0.2712534522</text:p>
          </table:table-cell>
          <table:table-cell office:value-type="float" office:value="0.00130585423653009" calcext:value-type="float">
            <text:p>0.0013058542</text:p>
          </table:table-cell>
          <table:table-cell table:style-name="ce2" office:value-type="float" office:value="0.00000666093369401525" calcext:value-type="float">
            <text:p>6.66E-006</text:p>
          </table:table-cell>
          <table:table-cell table:style-name="ce2" office:value-type="float" office:value="0.0000000372559372657826" calcext:value-type="float">
            <text:p>3.73E-008</text:p>
          </table:table-cell>
          <table:table-cell table:style-name="ce2" office:value-type="float" office:value="0.000000000222776397315752" calcext:value-type="float">
            <text:p>2.23E-010</text:p>
          </table:table-cell>
          <table:table-cell table:style-name="ce2" office:value-type="float" office:value="0.00000000000139861865800053" calcext:value-type="float">
            <text:p>1.40E-012</text:p>
          </table:table-cell>
          <table:table-cell table:style-name="ce2" office:value-type="float" office:value="9.10952206803142E-015" calcext:value-type="float">
            <text:p>9.11E-015</text:p>
          </table:table-cell>
          <table:table-cell table:style-name="ce2" office:value-type="float" office:value="6.10562264604715E-017" calcext:value-type="float">
            <text:p>6.11E-017</text:p>
          </table:table-cell>
          <table:table-cell table:style-name="ce2" office:value-type="float" office:value="4.18711112884067E-019" calcext:value-type="float">
            <text:p>4.19E-019</text:p>
          </table:table-cell>
          <table:table-cell table:style-name="ce2" office:value-type="float" office:value="2.92568652741052E-021" calcext:value-type="float">
            <text:p>2.93E-021</text:p>
          </table:table-cell>
          <table:table-cell table:style-name="ce2" office:value-type="float" office:value="2.076709498555E-023" calcext:value-type="float">
            <text:p>2.08E-023</text:p>
          </table:table-cell>
          <table:table-cell table:style-name="ce2" office:value-type="float" office:value="1.49132270554276E-025" calcext:value-type="float">
            <text:p>1.49E-025</text:p>
          </table:table-cell>
          <table:table-cell table:style-name="ce2" office:value-type="float" office:value="1.10108991879085E-027" calcext:value-type="float">
            <text:p>1.10E-027</text:p>
          </table:table-cell>
          <table:table-cell table:style-name="ce2" office:value-type="float" office:value="6.8160370973289E-030" calcext:value-type="float">
            <text:p>6.82E-030</text:p>
          </table:table-cell>
          <table:table-cell table:style-name="ce2" office:value-type="float" office:value="1.48596166796646E-031" calcext:value-type="float">
            <text:p>1.49E-031</text:p>
          </table:table-cell>
          <table:table-cell table:style-name="ce2" office:value-type="float" office:value="-6.45695896949164E-033" calcext:value-type="float">
            <text:p>-6.46E-033</text:p>
          </table:table-cell>
          <table:table-cell table:style-name="ce2" office:value-type="float" office:value="5.34402584119923E-034" calcext:value-type="float">
            <text:p>5.34E-034</text:p>
          </table:table-cell>
          <table:table-cell table:style-name="ce2" office:value-type="float" office:value="-4.08281108946975E-035" calcext:value-type="float">
            <text:p>-4.08E-035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399.8704539932" calcext:value-type="float">
            <text:p>3399.8704539932</text:p>
          </table:table-cell>
          <table:table-cell office:value-type="float" office:value="0.480003735549036" calcext:value-type="float">
            <text:p>0.4800037355</text:p>
          </table:table-cell>
          <table:table-cell office:value-type="float" office:value="0.013549103005021" calcext:value-type="float">
            <text:p>0.013549103</text:p>
          </table:table-cell>
          <table:table-cell table:style-name="ce2" office:value-type="float" office:value="0.0000379788311984155" calcext:value-type="float">
            <text:p>3.80E-005</text:p>
          </table:table-cell>
          <table:table-cell table:style-name="ce2" office:value-type="float" office:value="0.000000159684919953356" calcext:value-type="float">
            <text:p>1.60E-007</text:p>
          </table:table-cell>
          <table:table-cell table:style-name="ce2" office:value-type="float" office:value="0.000000000805689049058987" calcext:value-type="float">
            <text:p>8.06E-010</text:p>
          </table:table-cell>
          <table:table-cell table:style-name="ce2" office:value-type="float" office:value="0.00000000000451677552102617" calcext:value-type="float">
            <text:p>4.52E-012</text:p>
          </table:table-cell>
          <table:table-cell table:style-name="ce2" office:value-type="float" office:value="0.0000000000000271301863549689" calcext:value-type="float">
            <text:p>2.71E-014</text:p>
          </table:table-cell>
          <table:table-cell table:style-name="ce2" office:value-type="float" office:value="1.71106435985717E-016" calcext:value-type="float">
            <text:p>1.71E-016</text:p>
          </table:table-cell>
          <table:table-cell table:style-name="ce2" office:value-type="float" office:value="1.11911363129965E-018" calcext:value-type="float">
            <text:p>1.12E-018</text:p>
          </table:table-cell>
          <table:table-cell table:style-name="ce2" office:value-type="float" office:value="7.5286382230494E-021" calcext:value-type="float">
            <text:p>7.53E-021</text:p>
          </table:table-cell>
          <table:table-cell table:style-name="ce2" office:value-type="float" office:value="5.17987311074461E-023" calcext:value-type="float">
            <text:p>5.18E-023</text:p>
          </table:table-cell>
          <table:table-cell table:style-name="ce2" office:value-type="float" office:value="3.62981040418238E-025" calcext:value-type="float">
            <text:p>3.63E-025</text:p>
          </table:table-cell>
          <table:table-cell table:style-name="ce2" office:value-type="float" office:value="2.58317339404895E-027" calcext:value-type="float">
            <text:p>2.58E-027</text:p>
          </table:table-cell>
          <table:table-cell table:style-name="ce2" office:value-type="float" office:value="1.8587807984565E-029" calcext:value-type="float">
            <text:p>1.86E-029</text:p>
          </table:table-cell>
          <table:table-cell table:style-name="ce2" office:value-type="float" office:value="1.37888580837149E-031" calcext:value-type="float">
            <text:p>1.38E-031</text:p>
          </table:table-cell>
          <table:table-cell table:style-name="ce2" office:value-type="float" office:value="8.27436108489775E-034" calcext:value-type="float">
            <text:p>8.27E-034</text:p>
          </table:table-cell>
          <table:table-cell table:style-name="ce2" office:value-type="float" office:value="2.05866824187494E-035" calcext:value-type="float">
            <text:p>2.06E-035</text:p>
          </table:table-cell>
          <table:table-cell table:style-name="ce2" office:value-type="float" office:value="-9.60277081178253E-037" calcext:value-type="float">
            <text:p>-9.60E-037</text:p>
          </table:table-cell>
          <table:table-cell table:style-name="ce2" office:value-type="float" office:value="7.86136054140013E-038" calcext:value-type="float">
            <text:p>7.86E-038</text:p>
          </table:table-cell>
          <table:table-cell table:style-name="ce2" office:value-type="float" office:value="-6.01202522126929E-039" calcext:value-type="float">
            <text:p>-6.01E-039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1" office:value-type="float" office:value="0.230403586141029" calcext:value-type="float">
            <text:p>0.2304035861</text:p>
          </table:table-cell>
          <table:table-cell office:value-type="float" office:value="0.026014480222995" calcext:value-type="float">
            <text:p>0.0260144802</text:p>
          </table:table-cell>
          <table:table-cell office:value-type="float" office:value="0.000843692654044833" calcext:value-type="float">
            <text:p>0.0008436927</text:p>
          </table:table-cell>
          <table:table-cell table:style-name="ce2" office:value-type="float" office:value="0.00000678814401571932" calcext:value-type="float">
            <text:p>6.79E-006</text:p>
          </table:table-cell>
          <table:table-cell table:style-name="ce2" office:value-type="float" office:value="0.0000000514662609659179" calcext:value-type="float">
            <text:p>5.15E-008</text:p>
          </table:table-cell>
          <table:table-cell table:style-name="ce2" office:value-type="float" office:value="0.000000000389895626663221" calcext:value-type="float">
            <text:p>3.90E-010</text:p>
          </table:table-cell>
          <table:table-cell table:style-name="ce2" office:value-type="float" office:value="0.00000000000297703666434207" calcext:value-type="float">
            <text:p>2.98E-012</text:p>
          </table:table-cell>
          <table:table-cell table:style-name="ce2" office:value-type="float" office:value="0.000000000000022928381394815" calcext:value-type="float">
            <text:p>2.29E-014</text:p>
          </table:table-cell>
          <table:table-cell table:style-name="ce2" office:value-type="float" office:value="1.77980608639477E-016" calcext:value-type="float">
            <text:p>1.78E-016</text:p>
          </table:table-cell>
          <table:table-cell table:style-name="ce2" office:value-type="float" office:value="1.39102202145003E-018" calcext:value-type="float">
            <text:p>1.39E-018</text:p>
          </table:table-cell>
          <table:table-cell table:style-name="ce2" office:value-type="float" office:value="1.09356122677806E-020" calcext:value-type="float">
            <text:p>1.09E-020</text:p>
          </table:table-cell>
          <table:table-cell table:style-name="ce2" office:value-type="float" office:value="8.64065771862307E-023" calcext:value-type="float">
            <text:p>8.64E-023</text:p>
          </table:table-cell>
          <table:table-cell table:style-name="ce2" office:value-type="float" office:value="6.85731524510636E-025" calcext:value-type="float">
            <text:p>6.86E-025</text:p>
          </table:table-cell>
          <table:table-cell table:style-name="ce2" office:value-type="float" office:value="5.46256371649146E-027" calcext:value-type="float">
            <text:p>5.46E-027</text:p>
          </table:table-cell>
          <table:table-cell table:style-name="ce2" office:value-type="float" office:value="4.36847471098086E-029" calcext:value-type="float">
            <text:p>4.37E-029</text:p>
          </table:table-cell>
          <table:table-cell table:style-name="ce2" office:value-type="float" office:value="3.48502790717508E-031" calcext:value-type="float">
            <text:p>3.49E-031</text:p>
          </table:table-cell>
          <table:table-cell table:style-name="ce2" office:value-type="float" office:value="2.93829541208863E-033" calcext:value-type="float">
            <text:p>2.94E-033</text:p>
          </table:table-cell>
          <table:table-cell table:style-name="ce2" office:value-type="float" office:value="1.27634268296554E-035" calcext:value-type="float">
            <text:p>1.28E-035</text:p>
          </table:table-cell>
          <table:table-cell table:style-name="ce2" office:value-type="float" office:value="9.70027929020995E-037" calcext:value-type="float">
            <text:p>9.70E-037</text:p>
          </table:table-cell>
          <table:table-cell table:style-name="ce2" office:value-type="float" office:value="-6.08861435466617E-038" calcext:value-type="float">
            <text:p>-6.09E-038</text:p>
          </table:table-cell>
          <table:table-cell table:style-name="ce2" office:value-type="float" office:value="4.94432920841395E-039" calcext:value-type="float">
            <text:p>4.94E-039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7.52906456462439E-018" calcext:value-type="float">
            <text:p>7.53E-018</text:p>
          </table:table-cell>
          <table:table-cell table:style-name="ce2" office:value-type="float" office:value="-1.60146332749595E-018" calcext:value-type="float">
            <text:p>-1.60E-018</text:p>
          </table:table-cell>
          <table:table-cell table:style-name="ce2" office:value-type="float" office:value="1.57922176879423E-019" calcext:value-type="float">
            <text:p>1.58E-019</text:p>
          </table:table-cell>
          <table:table-cell table:style-name="ce2" office:value-type="float" office:value="-1.38136654935972E-020" calcext:value-type="float">
            <text:p>-1.38E-020</text:p>
          </table:table-cell>
          <table:table-cell table:style-name="ce2" office:value-type="float" office:value="1.16182449973143E-021" calcext:value-type="float">
            <text:p>1.16E-021</text:p>
          </table:table-cell>
          <table:table-cell table:style-name="ce2" office:value-type="float" office:value="-9.62849113589172E-023" calcext:value-type="float">
            <text:p>-9.63E-023</text:p>
          </table:table-cell>
          <table:table-cell table:style-name="ce2" office:value-type="float" office:value="7.92269978504236E-024" calcext:value-type="float">
            <text:p>7.92E-024</text:p>
          </table:table-cell>
          <table:table-cell table:style-name="ce2" office:value-type="float" office:value="-6.48421864143713E-025" calcext:value-type="float">
            <text:p>-6.48E-025</text:p>
          </table:table-cell>
          <table:table-cell table:style-name="ce2" office:value-type="float" office:value="5.27888380097511E-026" calcext:value-type="float">
            <text:p>5.28E-026</text:p>
          </table:table-cell>
          <table:table-cell table:style-name="ce2" office:value-type="float" office:value="-4.27430834434018E-027" calcext:value-type="float">
            <text:p>-4.27E-027</text:p>
          </table:table-cell>
          <table:table-cell table:style-name="ce2" office:value-type="float" office:value="3.44233320729015E-028" calcext:value-type="float">
            <text:p>3.44E-028</text:p>
          </table:table-cell>
          <table:table-cell table:style-name="ce2" office:value-type="float" office:value="-2.7581467012235E-029" calcext:value-type="float">
            <text:p>-2.76E-029</text:p>
          </table:table-cell>
          <table:table-cell table:style-name="ce2" office:value-type="float" office:value="2.19951201203112E-030" calcext:value-type="float">
            <text:p>2.20E-030</text:p>
          </table:table-cell>
          <table:table-cell table:style-name="ce2" office:value-type="float" office:value="-1.74648723719343E-031" calcext:value-type="float">
            <text:p>-1.75E-031</text:p>
          </table:table-cell>
          <table:table-cell table:style-name="ce2" office:value-type="float" office:value="1.3813909927371E-032" calcext:value-type="float">
            <text:p>1.38E-032</text:p>
          </table:table-cell>
          <table:table-cell table:style-name="ce2" office:value-type="float" office:value="-1.08879832734721E-033" calcext:value-type="float">
            <text:p>-1.09E-033</text:p>
          </table:table-cell>
          <table:table-cell table:style-name="ce2" office:value-type="float" office:value="8.55474412882151E-035" calcext:value-type="float">
            <text:p>8.55E-035</text:p>
          </table:table-cell>
          <table:table-cell table:style-name="ce2" office:value-type="float" office:value="-6.70233494256061E-036" calcext:value-type="float">
            <text:p>-6.70E-036</text:p>
          </table:table-cell>
          <table:table-cell table:style-name="ce2" office:value-type="float" office:value="5.2374375192733E-037" calcext:value-type="float">
            <text:p>5.24E-037</text:p>
          </table:table-cell>
          <table:table-cell table:style-name="ce2" office:value-type="float" office:value="-4.08305142574855E-038" calcext:value-type="float">
            <text:p>-4.08E-038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0.480003735549036" calcext:value-type="float">
            <text:p>0.4800037355</text:p>
          </table:table-cell>
          <table:table-cell office:value-type="float" office:value="0.027098206010042" calcext:value-type="float">
            <text:p>0.027098206</text:p>
          </table:table-cell>
          <table:table-cell table:style-name="ce2" office:value-type="float" office:value="0.000113936493595246" calcext:value-type="float">
            <text:p>1.14E-004</text:p>
          </table:table-cell>
          <table:table-cell table:style-name="ce2" office:value-type="float" office:value="0.000000638739679813422" calcext:value-type="float">
            <text:p>6.39E-007</text:p>
          </table:table-cell>
          <table:table-cell table:style-name="ce2" office:value-type="float" office:value="0.00000000402844524529493" calcext:value-type="float">
            <text:p>4.03E-009</text:p>
          </table:table-cell>
          <table:table-cell table:style-name="ce2" office:value-type="float" office:value="0.000000000027100653126157" calcext:value-type="float">
            <text:p>2.71E-011</text:p>
          </table:table-cell>
          <table:table-cell table:style-name="ce2" office:value-type="float" office:value="0.000000000000189911304484782" calcext:value-type="float">
            <text:p>1.90E-013</text:p>
          </table:table-cell>
          <table:table-cell table:style-name="ce2" office:value-type="float" office:value="1.36885148788573E-015" calcext:value-type="float">
            <text:p>1.37E-015</text:p>
          </table:table-cell>
          <table:table-cell table:style-name="ce2" office:value-type="float" office:value="1.00720226816969E-017" calcext:value-type="float">
            <text:p>1.01E-017</text:p>
          </table:table-cell>
          <table:table-cell table:style-name="ce2" office:value-type="float" office:value="7.5286382230494E-020" calcext:value-type="float">
            <text:p>7.53E-020</text:p>
          </table:table-cell>
          <table:table-cell table:style-name="ce2" office:value-type="float" office:value="5.69786042181908E-022" calcext:value-type="float">
            <text:p>5.70E-022</text:p>
          </table:table-cell>
          <table:table-cell table:style-name="ce2" office:value-type="float" office:value="4.35577248501885E-024" calcext:value-type="float">
            <text:p>4.36E-024</text:p>
          </table:table-cell>
          <table:table-cell table:style-name="ce2" office:value-type="float" office:value="3.35812541226363E-026" calcext:value-type="float">
            <text:p>3.36E-026</text:p>
          </table:table-cell>
          <table:table-cell table:style-name="ce2" office:value-type="float" office:value="2.6022931178391E-028" calcext:value-type="float">
            <text:p>2.60E-028</text:p>
          </table:table-cell>
          <table:table-cell table:style-name="ce2" office:value-type="float" office:value="2.06832871255724E-030" calcext:value-type="float">
            <text:p>2.07E-030</text:p>
          </table:table-cell>
          <table:table-cell table:style-name="ce2" office:value-type="float" office:value="1.32389777358364E-032" calcext:value-type="float">
            <text:p>1.32E-032</text:p>
          </table:table-cell>
          <table:table-cell table:style-name="ce2" office:value-type="float" office:value="3.49973601118741E-034" calcext:value-type="float">
            <text:p>3.50E-034</text:p>
          </table:table-cell>
          <table:table-cell table:style-name="ce2" office:value-type="float" office:value="-1.72849874612086E-035" calcext:value-type="float">
            <text:p>-1.73E-035</text:p>
          </table:table-cell>
          <table:table-cell table:style-name="ce2" office:value-type="float" office:value="1.49365850286602E-036" calcext:value-type="float">
            <text:p>1.49E-036</text:p>
          </table:table-cell>
          <table:table-cell table:style-name="ce2" office:value-type="float" office:value="-1.20240504425385E-037" calcext:value-type="float">
            <text:p>-1.20E-037</text:p>
          </table:table-cell>
          <table:table-cell table:style-name="ce2" office:value-type="float" office:value="9.70883348664535E-039" calcext:value-type="float">
            <text:p>9.71E-039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3263.90103659907" calcext:value-type="float">
            <text:p>3263.9010365991</text:p>
          </table:table-cell>
          <table:table-cell office:value-type="float" office:value="184.721587111808" calcext:value-type="float">
            <text:p>184.7215871118</text:p>
          </table:table-cell>
          <table:table-cell office:value-type="float" office:value="0.81376035674662" calcext:value-type="float">
            <text:p>0.8137603567</text:p>
          </table:table-cell>
          <table:table-cell office:value-type="float" office:value="0.00522341694612035" calcext:value-type="float">
            <text:p>0.0052234169</text:p>
          </table:table-cell>
          <table:table-cell table:style-name="ce2" office:value-type="float" office:value="0.0000333046684700762" calcext:value-type="float">
            <text:p>3.33E-005</text:p>
          </table:table-cell>
          <table:table-cell table:style-name="ce2" office:value-type="float" office:value="0.000000223535623594696" calcext:value-type="float">
            <text:p>2.24E-007</text:p>
          </table:table-cell>
          <table:table-cell table:style-name="ce2" office:value-type="float" office:value="0.00000000155943478121026" calcext:value-type="float">
            <text:p>1.56E-009</text:p>
          </table:table-cell>
          <table:table-cell table:style-name="ce2" office:value-type="float" office:value="0.0000000000111889492640042" calcext:value-type="float">
            <text:p>1.12E-011</text:p>
          </table:table-cell>
          <table:table-cell table:style-name="ce2" office:value-type="float" office:value="0.0000000000000819856986122828" calcext:value-type="float">
            <text:p>8.20E-014</text:p>
          </table:table-cell>
          <table:table-cell table:style-name="ce2" office:value-type="float" office:value="6.10562264604715E-016" calcext:value-type="float">
            <text:p>6.11E-016</text:p>
          </table:table-cell>
          <table:table-cell table:style-name="ce2" office:value-type="float" office:value="4.60582224172473E-018" calcext:value-type="float">
            <text:p>4.61E-018</text:p>
          </table:table-cell>
          <table:table-cell table:style-name="ce2" office:value-type="float" office:value="3.51082383289259E-020" calcext:value-type="float">
            <text:p>3.51E-020</text:p>
          </table:table-cell>
          <table:table-cell table:style-name="ce2" office:value-type="float" office:value="2.69972234812095E-022" calcext:value-type="float">
            <text:p>2.70E-022</text:p>
          </table:table-cell>
          <table:table-cell table:style-name="ce2" office:value-type="float" office:value="2.08785178776239E-024" calcext:value-type="float">
            <text:p>2.09E-024</text:p>
          </table:table-cell>
          <table:table-cell table:style-name="ce2" office:value-type="float" office:value="1.65163487822624E-026" calcext:value-type="float">
            <text:p>1.65E-026</text:p>
          </table:table-cell>
          <table:table-cell table:style-name="ce2" office:value-type="float" office:value="1.09056593543497E-028" calcext:value-type="float">
            <text:p>1.09E-028</text:p>
          </table:table-cell>
          <table:table-cell table:style-name="ce2" office:value-type="float" office:value="2.52613483425872E-030" calcext:value-type="float">
            <text:p>2.53E-030</text:p>
          </table:table-cell>
          <table:table-cell table:style-name="ce2" office:value-type="float" office:value="-1.16225261312975E-031" calcext:value-type="float">
            <text:p>-1.16E-031</text:p>
          </table:table-cell>
          <table:table-cell table:style-name="ce2" office:value-type="float" office:value="1.01536491133134E-032" calcext:value-type="float">
            <text:p>1.02E-032</text:p>
          </table:table-cell>
          <table:table-cell table:style-name="ce2" office:value-type="float" office:value="-8.16562217942659E-034" calcext:value-type="float">
            <text:p>-8.17E-034</text:p>
          </table:table-cell>
          <table:table-cell table:style-name="ce2" office:value-type="float" office:value="6.59398185608414E-035" calcext:value-type="float">
            <text:p>6.59E-035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2" office:value-type="float" office:value="0" calcext:value-type="float">
            <text:p>0.00E+000</text:p>
          </table:table-cell>
          <table:table-cell table:number-columns-repeated="3" office:value-type="float" office:value="-0" calcext:value-type="float">
            <text:p>0</text:p>
          </table:table-cell>
          <table:table-cell table:number-columns-repeated="11" table:style-name="ce2" office:value-type="float" office:value="-0" calcext:value-type="float">
            <text:p>-0.00E+00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107992171766205" calcext:value-type="float">
            <text:p>0.0107992172</text:p>
          </table:table-cell>
          <table:table-cell table:style-name="ce2" office:value-type="float" office:value="-0.000461634688766777" calcext:value-type="float">
            <text:p>-4.62E-004</text:p>
          </table:table-cell>
          <table:table-cell table:style-name="ce2" office:value-type="float" office:value="-0.000251233302720503" calcext:value-type="float">
            <text:p>-2.51E-004</text:p>
          </table:table-cell>
          <table:table-cell table:style-name="ce2" office:value-type="float" office:value="-0.000164594364493831" calcext:value-type="float">
            <text:p>-1.65E-004</text:p>
          </table:table-cell>
          <table:table-cell table:style-name="ce2" office:value-type="float" office:value="-0.000121284792993993" calcext:value-type="float">
            <text:p>-1.21E-004</text:p>
          </table:table-cell>
          <table:table-cell table:style-name="ce2" office:value-type="float" office:value="-0.0000957812742543993" calcext:value-type="float">
            <text:p>-9.58E-005</text:p>
          </table:table-cell>
          <table:table-cell table:style-name="ce2" office:value-type="float" office:value="-0.0000790102145372331" calcext:value-type="float">
            <text:p>-7.90E-005</text:p>
          </table:table-cell>
          <table:table-cell table:style-name="ce2" office:value-type="float" office:value="-0.0000671564181213132" calcext:value-type="float">
            <text:p>-6.72E-005</text:p>
          </table:table-cell>
          <table:table-cell table:style-name="ce2" office:value-type="float" office:value="-0.0000583425190417307" calcext:value-type="float">
            <text:p>-5.83E-005</text:p>
          </table:table-cell>
          <table:table-cell table:style-name="ce2" office:value-type="float" office:value="-0.0000515373073301126" calcext:value-type="float">
            <text:p>-5.15E-005</text:p>
          </table:table-cell>
          <table:table-cell table:style-name="ce2" office:value-type="float" office:value="-0.0000461276769218982" calcext:value-type="float">
            <text:p>-4.61E-005</text:p>
          </table:table-cell>
          <table:table-cell table:style-name="ce2" office:value-type="float" office:value="-0.0000417264497235036" calcext:value-type="float">
            <text:p>-4.17E-005</text:p>
          </table:table-cell>
          <table:table-cell table:style-name="ce2" office:value-type="float" office:value="-0.0000380772091958555" calcext:value-type="float">
            <text:p>-3.81E-005</text:p>
          </table:table-cell>
          <table:table-cell table:style-name="ce2" office:value-type="float" office:value="-0.000035003466428022" calcext:value-type="float">
            <text:p>-3.50E-005</text:p>
          </table:table-cell>
          <table:table-cell table:style-name="ce2" office:value-type="float" office:value="-0.000032379811286834" calcext:value-type="float">
            <text:p>-3.24E-005</text:p>
          </table:table-cell>
          <table:table-cell table:style-name="ce2" office:value-type="float" office:value="-0.00003011470700667" calcext:value-type="float">
            <text:p>-3.01E-005</text:p>
          </table:table-cell>
          <table:table-cell table:style-name="ce2" office:value-type="float" office:value="-0.0000281397942339084" calcext:value-type="float">
            <text:p>-2.81E-005</text:p>
          </table:table-cell>
          <table:table-cell table:style-name="ce2" office:value-type="float" office:value="-0.0000264030034063916" calcext:value-type="float">
            <text:p>-2.64E-005</text:p>
          </table:table-cell>
          <table:table-cell table:style-name="ce2" office:value-type="float" office:value="-0.0000248639831023264" calcext:value-type="float">
            <text:p>-2.49E-005</text:p>
          </table:table-cell>
          <table:table-cell table:style-name="ce2" office:value-type="float" office:value="-0.0000234909846266191" calcext:value-type="float">
            <text:p>-2.35E-005</text:p>
          </table:table-cell>
          <table:table-cell table:style-name="ce2" office:value-type="float" office:value="-0.0000222586893086931" calcext:value-type="float">
            <text:p>-2.23E-005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261986115297522" calcext:value-type="float">
            <text:p>0.2619861153</text:p>
          </table:table-cell>
          <table:table-cell office:value-type="float" office:value="0.0137547628024831" calcext:value-type="float">
            <text:p>0.0137547628</text:p>
          </table:table-cell>
          <table:table-cell table:style-name="ce2" office:value-type="float" office:value="-0.0000193574442370635" calcext:value-type="float">
            <text:p>-1.94E-005</text:p>
          </table:table-cell>
          <table:table-cell table:style-name="ce2" office:value-type="float" office:value="-0.000000976438770734181" calcext:value-type="float">
            <text:p>-9.76E-007</text:p>
          </table:table-cell>
          <table:table-cell table:style-name="ce2" office:value-type="float" office:value="0.0000000103699332101486" calcext:value-type="float">
            <text:p>1.04E-008</text:p>
          </table:table-cell>
          <table:table-cell table:style-name="ce2" office:value-type="float" office:value="0.000000000115685232918493" calcext:value-type="float">
            <text:p>1.16E-010</text:p>
          </table:table-cell>
          <table:table-cell table:style-name="ce2" office:value-type="float" office:value="-0.00000000000210235143492892" calcext:value-type="float">
            <text:p>-2.10E-012</text:p>
          </table:table-cell>
          <table:table-cell table:style-name="ce2" office:value-type="float" office:value="-7.74083337476077E-015" calcext:value-type="float">
            <text:p>-7.74E-015</text:p>
          </table:table-cell>
          <table:table-cell table:style-name="ce2" office:value-type="float" office:value="4.0598731553844E-016" calcext:value-type="float">
            <text:p>4.06E-016</text:p>
          </table:table-cell>
          <table:table-cell table:style-name="ce2" office:value-type="float" office:value="-6.44636410471449E-019" calcext:value-type="float">
            <text:p>-6.45E-019</text:p>
          </table:table-cell>
          <table:table-cell table:style-name="ce2" office:value-type="float" office:value="-6.82064836457516E-020" calcext:value-type="float">
            <text:p>-6.82E-020</text:p>
          </table:table-cell>
          <table:table-cell table:style-name="ce2" office:value-type="float" office:value="4.65758830898394E-022" calcext:value-type="float">
            <text:p>4.66E-022</text:p>
          </table:table-cell>
          <table:table-cell table:style-name="ce2" office:value-type="float" office:value="9.99446874537325E-024" calcext:value-type="float">
            <text:p>9.99E-024</text:p>
          </table:table-cell>
          <table:table-cell table:style-name="ce2" office:value-type="float" office:value="-1.358924570325E-025" calcext:value-type="float">
            <text:p>-1.36E-025</text:p>
          </table:table-cell>
          <table:table-cell table:style-name="ce2" office:value-type="float" office:value="-1.13803706707546E-027" calcext:value-type="float">
            <text:p>-1.14E-027</text:p>
          </table:table-cell>
          <table:table-cell table:style-name="ce2" office:value-type="float" office:value="3.09624050989209E-029" calcext:value-type="float">
            <text:p>3.10E-029</text:p>
          </table:table-cell>
          <table:table-cell table:style-name="ce2" office:value-type="float" office:value="5.23898766113136E-032" calcext:value-type="float">
            <text:p>5.24E-032</text:p>
          </table:table-cell>
          <table:table-cell table:style-name="ce2" office:value-type="float" office:value="-6.06115558215248E-033" calcext:value-type="float">
            <text:p>-6.06E-033</text:p>
          </table:table-cell>
          <table:table-cell table:style-name="ce2" office:value-type="float" office:value="2.28269782431659E-035" calcext:value-type="float">
            <text:p>2.28E-035</text:p>
          </table:table-cell>
          <table:table-cell table:style-name="ce2" office:value-type="float" office:value="9.12343007982291E-037" calcext:value-type="float">
            <text:p>9.12E-037</text:p>
          </table:table-cell>
          <table:table-cell table:style-name="ce2" office:value-type="float" office:value="-3.94506196166839E-040" calcext:value-type="float">
            <text:p>-3.95E-040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4.52828163112528" calcext:value-type="float">
            <text:p>-4.5282816311</text:p>
          </table:table-cell>
          <table:table-cell office:value-type="float" office:value="-0.0427470511257224" calcext:value-type="float">
            <text:p>-0.0427470511</text:p>
          </table:table-cell>
          <table:table-cell office:value-type="float" office:value="-0.0241776842961196" calcext:value-type="float">
            <text:p>-0.0241776843</text:p>
          </table:table-cell>
          <table:table-cell table:style-name="ce2" office:value-type="float" office:value="-0.0162618296996635" calcext:value-type="float">
            <text:p>-1.63E-002</text:p>
          </table:table-cell>
          <table:table-cell table:style-name="ce2" office:value-type="float" office:value="-0.0121963620164714" calcext:value-type="float">
            <text:p>-1.22E-002</text:p>
          </table:table-cell>
          <table:table-cell table:style-name="ce2" office:value-type="float" office:value="-0.009756773028107" calcext:value-type="float">
            <text:p>-9.76E-003</text:p>
          </table:table-cell>
          <table:table-cell table:style-name="ce2" office:value-type="float" office:value="-0.00813063710579703" calcext:value-type="float">
            <text:p>-8.13E-003</text:p>
          </table:table-cell>
          <table:table-cell office:value-type="float" office:value="-0.00696911762662414" calcext:value-type="float">
            <text:p>-0.0069691176</text:p>
          </table:table-cell>
          <table:table-cell office:value-type="float" office:value="-0.00609797792712466" calcext:value-type="float">
            <text:p>-0.0060979779</text:p>
          </table:table-cell>
          <table:table-cell office:value-type="float" office:value="-0.00542042482410547" calcext:value-type="float">
            <text:p>-0.0054204248</text:p>
          </table:table-cell>
          <table:table-cell table:style-name="ce2" office:value-type="float" office:value="-0.00487838234169403" calcext:value-type="float">
            <text:p>-4.88E-003</text:p>
          </table:table-cell>
          <table:table-cell table:style-name="ce2" office:value-type="float" office:value="-0.00443489303790366" calcext:value-type="float">
            <text:p>-4.43E-003</text:p>
          </table:table-cell>
          <table:table-cell table:style-name="ce2" office:value-type="float" office:value="-0.00406531861807835" calcext:value-type="float">
            <text:p>-4.07E-003</text:p>
          </table:table-cell>
          <table:table-cell table:style-name="ce2" office:value-type="float" office:value="-0.00375260180130309" calcext:value-type="float">
            <text:p>-3.75E-003</text:p>
          </table:table-cell>
          <table:table-cell table:style-name="ce2" office:value-type="float" office:value="-0.00348455881549573" calcext:value-type="float">
            <text:p>-3.48E-003</text:p>
          </table:table-cell>
          <table:table-cell table:style-name="ce2" office:value-type="float" office:value="-0.00325225489446268" calcext:value-type="float">
            <text:p>-3.25E-003</text:p>
          </table:table-cell>
          <table:table-cell table:style-name="ce2" office:value-type="float" office:value="-0.00304898896355876" calcext:value-type="float">
            <text:p>-3.05E-003</text:p>
          </table:table-cell>
          <table:table-cell table:style-name="ce2" office:value-type="float" office:value="-0.00286963667158472" calcext:value-type="float">
            <text:p>-2.87E-003</text:p>
          </table:table-cell>
          <table:table-cell table:style-name="ce2" office:value-type="float" office:value="-0.00271021241205223" calcext:value-type="float">
            <text:p>-2.71E-003</text:p>
          </table:table-cell>
          <table:table-cell table:style-name="ce2" office:value-type="float" office:value="-0.00256756965352317" calcext:value-type="float">
            <text:p>-2.57E-003</text:p>
          </table:table-cell>
          <table:table-cell table:style-name="ce2" office:value-type="float" office:value="-0.00243919117084701" calcext:value-type="float">
            <text:p>-2.44E-003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3.87045399320141" calcext:value-type="float">
            <text:p>3.8704539932</text:p>
          </table:table-cell>
          <table:table-cell office:value-type="float" office:value="0.480003735549036" calcext:value-type="float">
            <text:p>0.4800037355</text:p>
          </table:table-cell>
          <table:table-cell office:value-type="float" office:value="0.013549103005021" calcext:value-type="float">
            <text:p>0.013549103</text:p>
          </table:table-cell>
          <table:table-cell table:style-name="ce2" office:value-type="float" office:value="0.0000379788311984155" calcext:value-type="float">
            <text:p>3.80E-005</text:p>
          </table:table-cell>
          <table:table-cell table:style-name="ce2" office:value-type="float" office:value="0.000000159684919953356" calcext:value-type="float">
            <text:p>1.60E-007</text:p>
          </table:table-cell>
          <table:table-cell table:style-name="ce2" office:value-type="float" office:value="0.000000000805689049058987" calcext:value-type="float">
            <text:p>8.06E-010</text:p>
          </table:table-cell>
          <table:table-cell table:style-name="ce2" office:value-type="float" office:value="0.00000000000451677552102617" calcext:value-type="float">
            <text:p>4.52E-012</text:p>
          </table:table-cell>
          <table:table-cell table:style-name="ce2" office:value-type="float" office:value="0.0000000000000271301863549689" calcext:value-type="float">
            <text:p>2.71E-014</text:p>
          </table:table-cell>
          <table:table-cell table:style-name="ce2" office:value-type="float" office:value="1.71106435985717E-016" calcext:value-type="float">
            <text:p>1.71E-016</text:p>
          </table:table-cell>
          <table:table-cell table:style-name="ce2" office:value-type="float" office:value="1.11911363129965E-018" calcext:value-type="float">
            <text:p>1.12E-018</text:p>
          </table:table-cell>
          <table:table-cell table:style-name="ce2" office:value-type="float" office:value="7.5286382230494E-021" calcext:value-type="float">
            <text:p>7.53E-021</text:p>
          </table:table-cell>
          <table:table-cell table:style-name="ce2" office:value-type="float" office:value="5.17987311074461E-023" calcext:value-type="float">
            <text:p>5.18E-023</text:p>
          </table:table-cell>
          <table:table-cell table:style-name="ce2" office:value-type="float" office:value="3.62981040418238E-025" calcext:value-type="float">
            <text:p>3.63E-025</text:p>
          </table:table-cell>
          <table:table-cell table:style-name="ce2" office:value-type="float" office:value="2.58317339404895E-027" calcext:value-type="float">
            <text:p>2.58E-027</text:p>
          </table:table-cell>
          <table:table-cell table:style-name="ce2" office:value-type="float" office:value="1.8587807984565E-029" calcext:value-type="float">
            <text:p>1.86E-029</text:p>
          </table:table-cell>
          <table:table-cell table:style-name="ce2" office:value-type="float" office:value="1.37888580837149E-031" calcext:value-type="float">
            <text:p>1.38E-031</text:p>
          </table:table-cell>
          <table:table-cell table:style-name="ce2" office:value-type="float" office:value="8.27436108489775E-034" calcext:value-type="float">
            <text:p>8.27E-034</text:p>
          </table:table-cell>
          <table:table-cell table:style-name="ce2" office:value-type="float" office:value="2.05866824187494E-035" calcext:value-type="float">
            <text:p>2.06E-035</text:p>
          </table:table-cell>
          <table:table-cell table:style-name="ce2" office:value-type="float" office:value="-9.60277081178253E-037" calcext:value-type="float">
            <text:p>-9.60E-037</text:p>
          </table:table-cell>
          <table:table-cell table:style-name="ce2" office:value-type="float" office:value="7.86136054140013E-038" calcext:value-type="float">
            <text:p>7.86E-038</text:p>
          </table:table-cell>
          <table:table-cell table:style-name="ce2" office:value-type="float" office:value="-6.01202522126929E-039" calcext:value-type="float">
            <text:p>-6.01E-039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0.654965288243806" calcext:value-type="float">
            <text:p>0.6549652882</text:p>
          </table:table-cell>
          <table:table-cell table:style-name="ce2" office:value-type="float" office:value="0.0343869070062078" calcext:value-type="float">
            <text:p>3.44E-002</text:p>
          </table:table-cell>
          <table:table-cell table:style-name="ce2" office:value-type="float" office:value="-0.0000483936105926586" calcext:value-type="float">
            <text:p>-4.84E-005</text:p>
          </table:table-cell>
          <table:table-cell table:style-name="ce2" office:value-type="float" office:value="-0.00000244109692683545" calcext:value-type="float">
            <text:p>-2.44E-006</text:p>
          </table:table-cell>
          <table:table-cell table:style-name="ce2" office:value-type="float" office:value="0.0000000259248330253715" calcext:value-type="float">
            <text:p>2.59E-008</text:p>
          </table:table-cell>
          <table:table-cell table:style-name="ce2" office:value-type="float" office:value="0.000000000289213082296233" calcext:value-type="float">
            <text:p>2.89E-010</text:p>
          </table:table-cell>
          <table:table-cell table:style-name="ce2" office:value-type="float" office:value="-0.00000000000525587858732229" calcext:value-type="float">
            <text:p>-5.26E-012</text:p>
          </table:table-cell>
          <table:table-cell table:style-name="ce2" office:value-type="float" office:value="-0.0000000000000193520834369019" calcext:value-type="float">
            <text:p>-1.94E-014</text:p>
          </table:table-cell>
          <table:table-cell table:style-name="ce2" office:value-type="float" office:value="1.0149682888461E-015" calcext:value-type="float">
            <text:p>1.01E-015</text:p>
          </table:table-cell>
          <table:table-cell table:style-name="ce2" office:value-type="float" office:value="-1.61159102617862E-018" calcext:value-type="float">
            <text:p>-1.61E-018</text:p>
          </table:table-cell>
          <table:table-cell table:style-name="ce2" office:value-type="float" office:value="-1.70516209114379E-019" calcext:value-type="float">
            <text:p>-1.71E-019</text:p>
          </table:table-cell>
          <table:table-cell table:style-name="ce2" office:value-type="float" office:value="1.16439707724598E-021" calcext:value-type="float">
            <text:p>1.16E-021</text:p>
          </table:table-cell>
          <table:table-cell table:style-name="ce2" office:value-type="float" office:value="2.49861718634331E-023" calcext:value-type="float">
            <text:p>2.50E-023</text:p>
          </table:table-cell>
          <table:table-cell table:style-name="ce2" office:value-type="float" office:value="-3.39731142581249E-025" calcext:value-type="float">
            <text:p>-3.40E-025</text:p>
          </table:table-cell>
          <table:table-cell table:style-name="ce2" office:value-type="float" office:value="-2.84509266768866E-027" calcext:value-type="float">
            <text:p>-2.85E-027</text:p>
          </table:table-cell>
          <table:table-cell table:style-name="ce2" office:value-type="float" office:value="7.74060127473024E-029" calcext:value-type="float">
            <text:p>7.74E-029</text:p>
          </table:table-cell>
          <table:table-cell table:style-name="ce2" office:value-type="float" office:value="1.30974691528284E-031" calcext:value-type="float">
            <text:p>1.31E-031</text:p>
          </table:table-cell>
          <table:table-cell table:style-name="ce2" office:value-type="float" office:value="-1.51528889553812E-032" calcext:value-type="float">
            <text:p>-1.52E-032</text:p>
          </table:table-cell>
          <table:table-cell table:style-name="ce2" office:value-type="float" office:value="5.70674456079147E-035" calcext:value-type="float">
            <text:p>5.71E-035</text:p>
          </table:table-cell>
          <table:table-cell table:style-name="ce2" office:value-type="float" office:value="2.28085751995573E-036" calcext:value-type="float">
            <text:p>2.28E-036</text:p>
          </table:table-cell>
          <table:table-cell table:style-name="ce2" office:value-type="float" office:value="-9.86265490417098E-040" calcext:value-type="float">
            <text:p>-9.86E-040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732868969035133" calcext:value-type="float">
            <text:p>0.732868969</text:p>
          </table:table-cell>
          <table:table-cell office:value-type="float" office:value="0.00289650300275053" calcext:value-type="float">
            <text:p>0.002896503</text:p>
          </table:table-cell>
          <table:table-cell table:style-name="ce2" office:value-type="float" office:value="0.0000760359221981458" calcext:value-type="float">
            <text:p>7.60E-005</text:p>
          </table:table-cell>
          <table:table-cell table:style-name="ce2" office:value-type="float" office:value="-0.0000000713382530400603" calcext:value-type="float">
            <text:p>-7.13E-008</text:p>
          </table:table-cell>
          <table:table-cell table:style-name="ce2" office:value-type="float" office:value="-0.00000000269886233114077" calcext:value-type="float">
            <text:p>-2.70E-009</text:p>
          </table:table-cell>
          <table:table-cell table:style-name="ce2" office:value-type="float" office:value="0.0000000000229298737052559" calcext:value-type="float">
            <text:p>2.29E-011</text:p>
          </table:table-cell>
          <table:table-cell table:style-name="ce2" office:value-type="float" office:value="0.000000000000213168182686642" calcext:value-type="float">
            <text:p>2.13E-013</text:p>
          </table:table-cell>
          <table:table-cell table:style-name="ce2" office:value-type="float" office:value="-3.32049616839942E-015" calcext:value-type="float">
            <text:p>-3.32E-015</text:p>
          </table:table-cell>
          <table:table-cell table:style-name="ce2" office:value-type="float" office:value="-1.06977745204994E-017" calcext:value-type="float">
            <text:p>-1.07E-017</text:p>
          </table:table-cell>
          <table:table-cell table:style-name="ce2" office:value-type="float" office:value="4.98730195438779E-019" calcext:value-type="float">
            <text:p>4.99E-019</text:p>
          </table:table-cell>
          <table:table-cell table:style-name="ce2" office:value-type="float" office:value="-7.12706199111317E-022" calcext:value-type="float">
            <text:p>-7.13E-022</text:p>
          </table:table-cell>
          <table:table-cell table:style-name="ce2" office:value-type="float" office:value="-6.85533504813395E-023" calcext:value-type="float">
            <text:p>-6.86E-023</text:p>
          </table:table-cell>
          <table:table-cell table:style-name="ce2" office:value-type="float" office:value="4.29116870281844E-025" calcext:value-type="float">
            <text:p>4.29E-025</text:p>
          </table:table-cell>
          <table:table-cell table:style-name="ce2" office:value-type="float" office:value="8.49986371870621E-027" calcext:value-type="float">
            <text:p>8.50E-027</text:p>
          </table:table-cell>
          <table:table-cell table:style-name="ce2" office:value-type="float" office:value="-1.07315486953308E-028" calcext:value-type="float">
            <text:p>-1.07E-028</text:p>
          </table:table-cell>
          <table:table-cell table:style-name="ce2" office:value-type="float" office:value="-8.3881600938028E-031" calcext:value-type="float">
            <text:p>-8.39E-031</text:p>
          </table:table-cell>
          <table:table-cell table:style-name="ce2" office:value-type="float" office:value="2.13957395600415E-032" calcext:value-type="float">
            <text:p>2.14E-032</text:p>
          </table:table-cell>
          <table:table-cell table:style-name="ce2" office:value-type="float" office:value="3.40104345748316E-035" calcext:value-type="float">
            <text:p>3.40E-035</text:p>
          </table:table-cell>
          <table:table-cell table:style-name="ce2" office:value-type="float" office:value="-3.71835704193369E-036" calcext:value-type="float">
            <text:p>-3.72E-036</text:p>
          </table:table-cell>
          <table:table-cell table:style-name="ce2" office:value-type="float" office:value="1.29493176580575E-038" calcext:value-type="float">
            <text:p>1.29E-038</text:p>
          </table:table-cell>
          <table:table-cell table:style-name="ce2" office:value-type="float" office:value="5.28967867029923E-040" calcext:value-type="float">
            <text:p>5.29E-040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207.383293443051" calcext:value-type="float">
            <text:p>207.3832934431</text:p>
          </table:table-cell>
          <table:table-cell table:style-name="ce2" office:value-type="float" office:value="1.63927347877461" calcext:value-type="float">
            <text:p>1.64E+000</text:p>
          </table:table-cell>
          <table:table-cell table:style-name="ce2" office:value-type="float" office:value="0.0462719007632542" calcext:value-type="float">
            <text:p>4.63E-002</text:p>
          </table:table-cell>
          <table:table-cell table:style-name="ce2" office:value-type="float" office:value="0.000129702512975673" calcext:value-type="float">
            <text:p>1.30E-004</text:p>
          </table:table-cell>
          <table:table-cell table:style-name="ce2" office:value-type="float" office:value="0.000000545344202249527" calcext:value-type="float">
            <text:p>5.45E-007</text:p>
          </table:table-cell>
          <table:table-cell table:style-name="ce2" office:value-type="float" office:value="0.00000000275153002455458" calcext:value-type="float">
            <text:p>2.75E-009</text:p>
          </table:table-cell>
          <table:table-cell table:style-name="ce2" office:value-type="float" office:value="0.0000000000154253597896014" calcext:value-type="float">
            <text:p>1.54E-011</text:p>
          </table:table-cell>
          <table:table-cell table:style-name="ce2" office:value-type="float" office:value="0.0000000000000926530184500407" calcext:value-type="float">
            <text:p>9.27E-014</text:p>
          </table:table-cell>
          <table:table-cell table:style-name="ce2" office:value-type="float" office:value="5.84350124355181E-016" calcext:value-type="float">
            <text:p>5.84E-016</text:p>
          </table:table-cell>
          <table:table-cell table:style-name="ce2" office:value-type="float" office:value="3.82191462203163E-018" calcext:value-type="float">
            <text:p>3.82E-018</text:p>
          </table:table-cell>
          <table:table-cell table:style-name="ce2" office:value-type="float" office:value="2.57112519264403E-020" calcext:value-type="float">
            <text:p>2.57E-020</text:p>
          </table:table-cell>
          <table:table-cell table:style-name="ce2" office:value-type="float" office:value="1.76899219422719E-022" calcext:value-type="float">
            <text:p>1.77E-022</text:p>
          </table:table-cell>
          <table:table-cell table:style-name="ce2" office:value-type="float" office:value="1.23962617119017E-024" calcext:value-type="float">
            <text:p>1.24E-024</text:p>
          </table:table-cell>
          <table:table-cell table:style-name="ce2" office:value-type="float" office:value="8.82186391965703E-027" calcext:value-type="float">
            <text:p>8.82E-027</text:p>
          </table:table-cell>
          <table:table-cell table:style-name="ce2" office:value-type="float" office:value="6.3479715679295E-029" calcext:value-type="float">
            <text:p>6.35E-029</text:p>
          </table:table-cell>
          <table:table-cell table:style-name="ce2" office:value-type="float" office:value="4.70906946867116E-031" calcext:value-type="float">
            <text:p>4.71E-031</text:p>
          </table:table-cell>
          <table:table-cell table:style-name="ce2" office:value-type="float" office:value="2.82579898357727E-033" calcext:value-type="float">
            <text:p>2.83E-033</text:p>
          </table:table-cell>
          <table:table-cell table:style-name="ce2" office:value-type="float" office:value="7.03061247354893E-035" calcext:value-type="float">
            <text:p>7.03E-035</text:p>
          </table:table-cell>
          <table:table-cell table:style-name="ce2" office:value-type="float" office:value="-3.2794677100795E-036" calcext:value-type="float">
            <text:p>-3.28E-036</text:p>
          </table:table-cell>
          <table:table-cell table:style-name="ce2" office:value-type="float" office:value="2.68475407339532E-037" calcext:value-type="float">
            <text:p>2.68E-037</text:p>
          </table:table-cell>
          <table:table-cell table:style-name="ce2" office:value-type="float" office:value="-2.05318266693864E-038" calcext:value-type="float">
            <text:p>-2.05E-038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0.480003735549036" calcext:value-type="float">
            <text:p>0.4800037355</text:p>
          </table:table-cell>
          <table:table-cell office:value-type="float" office:value="0.027098206010042" calcext:value-type="float">
            <text:p>0.027098206</text:p>
          </table:table-cell>
          <table:table-cell table:style-name="ce2" office:value-type="float" office:value="0.000113936493595247" calcext:value-type="float">
            <text:p>1.14E-004</text:p>
          </table:table-cell>
          <table:table-cell table:style-name="ce2" office:value-type="float" office:value="0.000000638739679813391" calcext:value-type="float">
            <text:p>6.39E-007</text:p>
          </table:table-cell>
          <table:table-cell table:style-name="ce2" office:value-type="float" office:value="0.00000000402844524529741" calcext:value-type="float">
            <text:p>4.03E-009</text:p>
          </table:table-cell>
          <table:table-cell table:style-name="ce2" office:value-type="float" office:value="0.0000000000271006531259583" calcext:value-type="float">
            <text:p>2.71E-011</text:p>
          </table:table-cell>
          <table:table-cell table:style-name="ce2" office:value-type="float" office:value="0.000000000000189911304500937" calcext:value-type="float">
            <text:p>1.90E-013</text:p>
          </table:table-cell>
          <table:table-cell table:style-name="ce2" office:value-type="float" office:value="1.36885148657002E-015" calcext:value-type="float">
            <text:p>1.37E-015</text:p>
          </table:table-cell>
          <table:table-cell table:style-name="ce2" office:value-type="float" office:value="1.00720227884436E-017" calcext:value-type="float">
            <text:p>1.01E-017</text:p>
          </table:table-cell>
          <table:table-cell table:style-name="ce2" office:value-type="float" office:value="7.52863736207659E-020" calcext:value-type="float">
            <text:p>7.53E-020</text:p>
          </table:table-cell>
          <table:table-cell table:style-name="ce2" office:value-type="float" office:value="5.69786732410831E-022" calcext:value-type="float">
            <text:p>5.70E-022</text:p>
          </table:table-cell>
          <table:table-cell table:style-name="ce2" office:value-type="float" office:value="4.35571745432709E-024" calcext:value-type="float">
            <text:p>4.36E-024</text:p>
          </table:table-cell>
          <table:table-cell table:style-name="ce2" office:value-type="float" office:value="3.35856206398498E-026" calcext:value-type="float">
            <text:p>3.36E-026</text:p>
          </table:table-cell>
          <table:table-cell table:style-name="ce2" office:value-type="float" office:value="2.59884271468103E-028" calcext:value-type="float">
            <text:p>2.60E-028</text:p>
          </table:table-cell>
          <table:table-cell table:style-name="ce2" office:value-type="float" office:value="2.0954959260926E-030" calcext:value-type="float">
            <text:p>2.10E-030</text:p>
          </table:table-cell>
          <table:table-cell table:style-name="ce2" office:value-type="float" office:value="1.11066744031853E-032" calcext:value-type="float">
            <text:p>1.11E-032</text:p>
          </table:table-cell>
          <table:table-cell table:style-name="ce2" office:value-type="float" office:value="5.16864000970377E-034" calcext:value-type="float">
            <text:p>5.17E-034</text:p>
          </table:table-cell>
          <table:table-cell table:style-name="ce2" office:value-type="float" office:value="-3.03140702912092E-035" calcext:value-type="float">
            <text:p>-3.03E-035</text:p>
          </table:table-cell>
          <table:table-cell table:style-name="ce2" office:value-type="float" office:value="2.50849875550366E-036" calcext:value-type="float">
            <text:p>2.51E-036</text:p>
          </table:table-cell>
          <table:table-cell table:style-name="ce2" office:value-type="float" office:value="-1.99120906997588E-037" calcext:value-type="float">
            <text:p>-1.99E-037</text:p>
          </table:table-cell>
          <table:table-cell table:style-name="ce2" office:value-type="float" office:value="1.58281514493699E-038" calcext:value-type="float">
            <text:p>1.58E-038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7.52906456462439E-018" calcext:value-type="float">
            <text:p>7.53E-018</text:p>
          </table:table-cell>
          <table:table-cell table:style-name="ce2" office:value-type="float" office:value="-1.60146332749595E-018" calcext:value-type="float">
            <text:p>-1.60E-018</text:p>
          </table:table-cell>
          <table:table-cell table:style-name="ce2" office:value-type="float" office:value="1.57922176879423E-019" calcext:value-type="float">
            <text:p>1.58E-019</text:p>
          </table:table-cell>
          <table:table-cell table:style-name="ce2" office:value-type="float" office:value="-1.38136654935972E-020" calcext:value-type="float">
            <text:p>-1.38E-020</text:p>
          </table:table-cell>
          <table:table-cell table:style-name="ce2" office:value-type="float" office:value="1.16182449973143E-021" calcext:value-type="float">
            <text:p>1.16E-021</text:p>
          </table:table-cell>
          <table:table-cell table:style-name="ce2" office:value-type="float" office:value="-9.62849113589172E-023" calcext:value-type="float">
            <text:p>-9.63E-023</text:p>
          </table:table-cell>
          <table:table-cell table:style-name="ce2" office:value-type="float" office:value="7.92269978504236E-024" calcext:value-type="float">
            <text:p>7.92E-024</text:p>
          </table:table-cell>
          <table:table-cell table:style-name="ce2" office:value-type="float" office:value="-6.48421864143713E-025" calcext:value-type="float">
            <text:p>-6.48E-025</text:p>
          </table:table-cell>
          <table:table-cell table:style-name="ce2" office:value-type="float" office:value="5.27888380097511E-026" calcext:value-type="float">
            <text:p>5.28E-026</text:p>
          </table:table-cell>
          <table:table-cell table:style-name="ce2" office:value-type="float" office:value="-4.27430834434018E-027" calcext:value-type="float">
            <text:p>-4.27E-027</text:p>
          </table:table-cell>
          <table:table-cell table:style-name="ce2" office:value-type="float" office:value="3.44233320729015E-028" calcext:value-type="float">
            <text:p>3.44E-028</text:p>
          </table:table-cell>
          <table:table-cell table:style-name="ce2" office:value-type="float" office:value="-2.7581467012235E-029" calcext:value-type="float">
            <text:p>-2.76E-029</text:p>
          </table:table-cell>
          <table:table-cell table:style-name="ce2" office:value-type="float" office:value="2.19951201203112E-030" calcext:value-type="float">
            <text:p>2.20E-030</text:p>
          </table:table-cell>
          <table:table-cell table:style-name="ce2" office:value-type="float" office:value="-1.74648723719343E-031" calcext:value-type="float">
            <text:p>-1.75E-031</text:p>
          </table:table-cell>
          <table:table-cell table:style-name="ce2" office:value-type="float" office:value="1.3813909927371E-032" calcext:value-type="float">
            <text:p>1.38E-032</text:p>
          </table:table-cell>
          <table:table-cell table:style-name="ce2" office:value-type="float" office:value="-1.08879832734721E-033" calcext:value-type="float">
            <text:p>-1.09E-033</text:p>
          </table:table-cell>
          <table:table-cell table:style-name="ce2" office:value-type="float" office:value="8.55474412882151E-035" calcext:value-type="float">
            <text:p>8.55E-035</text:p>
          </table:table-cell>
          <table:table-cell table:style-name="ce2" office:value-type="float" office:value="-6.70233494256061E-036" calcext:value-type="float">
            <text:p>-6.70E-036</text:p>
          </table:table-cell>
          <table:table-cell table:style-name="ce2" office:value-type="float" office:value="5.2374375192733E-037" calcext:value-type="float">
            <text:p>5.24E-037</text:p>
          </table:table-cell>
          <table:table-cell table:style-name="ce2" office:value-type="float" office:value="-4.08305142574855E-038" calcext:value-type="float">
            <text:p>-4.08E-038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1.57079631189374" calcext:value-type="float">
            <text:p>1.5707963119</text:p>
          </table:table-cell>
          <table:table-cell table:style-name="ce2" office:value-type="float" office:value="0.000000000505266969914598" calcext:value-type="float">
            <text:p>5.05E-010</text:p>
          </table:table-cell>
          <table:table-cell table:style-name="ce2" office:value-type="float" office:value="-0.000000000107472384645913" calcext:value-type="float">
            <text:p>-1.07E-010</text:p>
          </table:table-cell>
          <table:table-cell table:style-name="ce2" office:value-type="float" office:value="0.0000000000105979778907852" calcext:value-type="float">
            <text:p>1.06E-011</text:p>
          </table:table-cell>
          <table:table-cell table:style-name="ce2" office:value-type="float" office:value="-0.000000000000927019398951304" calcext:value-type="float">
            <text:p>-9.27E-013</text:p>
          </table:table-cell>
          <table:table-cell table:style-name="ce2" office:value-type="float" office:value="0.0000000000000779687223443443" calcext:value-type="float">
            <text:p>7.80E-014</text:p>
          </table:table-cell>
          <table:table-cell table:style-name="ce2" office:value-type="float" office:value="-6.46157102163763E-015" calcext:value-type="float">
            <text:p>-6.46E-015</text:p>
          </table:table-cell>
          <table:table-cell table:style-name="ce2" office:value-type="float" office:value="5.31683382387237E-016" calcext:value-type="float">
            <text:p>5.32E-016</text:p>
          </table:table-cell>
          <table:table-cell table:style-name="ce2" office:value-type="float" office:value="-4.35148546954469E-017" calcext:value-type="float">
            <text:p>-4.35E-017</text:p>
          </table:table-cell>
          <table:table-cell table:style-name="ce2" office:value-type="float" office:value="3.54259895071442E-018" calcext:value-type="float">
            <text:p>3.54E-018</text:p>
          </table:table-cell>
          <table:table-cell table:style-name="ce2" office:value-type="float" office:value="-2.86843977374391E-019" calcext:value-type="float">
            <text:p>-2.87E-019</text:p>
          </table:table-cell>
          <table:table-cell table:style-name="ce2" office:value-type="float" office:value="2.31011071050719E-020" calcext:value-type="float">
            <text:p>2.31E-020</text:p>
          </table:table-cell>
          <table:table-cell table:style-name="ce2" office:value-type="float" office:value="-1.85096091864457E-021" calcext:value-type="float">
            <text:p>-1.85E-021</text:p>
          </table:table-cell>
          <table:table-cell table:style-name="ce2" office:value-type="float" office:value="1.47606752481763E-022" calcext:value-type="float">
            <text:p>1.48E-022</text:p>
          </table:table-cell>
          <table:table-cell table:style-name="ce2" office:value-type="float" office:value="-1.1720477447855E-023" calcext:value-type="float">
            <text:p>-1.17E-023</text:p>
          </table:table-cell>
          <table:table-cell table:style-name="ce2" office:value-type="float" office:value="9.2703580262419E-025" calcext:value-type="float">
            <text:p>9.27E-025</text:p>
          </table:table-cell>
          <table:table-cell table:style-name="ce2" office:value-type="float" office:value="-7.30680188733716E-026" calcext:value-type="float">
            <text:p>-7.31E-026</text:p>
          </table:table-cell>
          <table:table-cell table:style-name="ce2" office:value-type="float" office:value="5.74099160295883E-027" calcext:value-type="float">
            <text:p>5.74E-027</text:p>
          </table:table-cell>
          <table:table-cell table:style-name="ce2" office:value-type="float" office:value="-4.49786084142749E-028" calcext:value-type="float">
            <text:p>-4.50E-028</text:p>
          </table:table-cell>
          <table:table-cell table:style-name="ce2" office:value-type="float" office:value="3.5147848218941E-029" calcext:value-type="float">
            <text:p>3.51E-029</text:p>
          </table:table-cell>
          <table:table-cell table:style-name="ce2" office:value-type="float" office:value="-2.74008942835566E-030" calcext:value-type="float">
            <text:p>-2.74E-030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1.5707963267949" calcext:value-type="float">
            <text:p>1.5707963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3" office:value-type="float" office:value="0.00000001490116125508" calcext:value-type="float">
            <text:p>1.49E-008</text:p>
          </table:table-cell>
          <table:table-cell table:style-name="ce2" office:value-type="float" office:value="-0.000000000505266969914598" calcext:value-type="float">
            <text:p>-5.05E-010</text:p>
          </table:table-cell>
          <table:table-cell table:style-name="ce2" office:value-type="float" office:value="0.000000000107472384645913" calcext:value-type="float">
            <text:p>1.07E-010</text:p>
          </table:table-cell>
          <table:table-cell table:style-name="ce2" office:value-type="float" office:value="-0.0000000000105979778907852" calcext:value-type="float">
            <text:p>-1.06E-011</text:p>
          </table:table-cell>
          <table:table-cell table:style-name="ce2" office:value-type="float" office:value="0.000000000000927019398951304" calcext:value-type="float">
            <text:p>9.27E-013</text:p>
          </table:table-cell>
          <table:table-cell table:style-name="ce2" office:value-type="float" office:value="-0.0000000000000779687223443443" calcext:value-type="float">
            <text:p>-7.80E-014</text:p>
          </table:table-cell>
          <table:table-cell table:style-name="ce2" office:value-type="float" office:value="6.46157102163763E-015" calcext:value-type="float">
            <text:p>6.46E-015</text:p>
          </table:table-cell>
          <table:table-cell table:style-name="ce2" office:value-type="float" office:value="-5.31683382387237E-016" calcext:value-type="float">
            <text:p>-5.32E-016</text:p>
          </table:table-cell>
          <table:table-cell table:style-name="ce2" office:value-type="float" office:value="4.35148546954469E-017" calcext:value-type="float">
            <text:p>4.35E-017</text:p>
          </table:table-cell>
          <table:table-cell table:style-name="ce2" office:value-type="float" office:value="-3.54259895071442E-018" calcext:value-type="float">
            <text:p>-3.54E-018</text:p>
          </table:table-cell>
          <table:table-cell table:style-name="ce2" office:value-type="float" office:value="2.8684397737439E-019" calcext:value-type="float">
            <text:p>2.87E-019</text:p>
          </table:table-cell>
          <table:table-cell table:style-name="ce2" office:value-type="float" office:value="-2.31011071050718E-020" calcext:value-type="float">
            <text:p>-2.31E-020</text:p>
          </table:table-cell>
          <table:table-cell table:style-name="ce2" office:value-type="float" office:value="1.85096091864456E-021" calcext:value-type="float">
            <text:p>1.85E-021</text:p>
          </table:table-cell>
          <table:table-cell table:style-name="ce2" office:value-type="float" office:value="-1.47606752481762E-022" calcext:value-type="float">
            <text:p>-1.48E-022</text:p>
          </table:table-cell>
          <table:table-cell table:style-name="ce2" office:value-type="float" office:value="1.17204774478549E-023" calcext:value-type="float">
            <text:p>1.17E-023</text:p>
          </table:table-cell>
          <table:table-cell table:style-name="ce2" office:value-type="float" office:value="-9.27035802624183E-025" calcext:value-type="float">
            <text:p>-9.27E-025</text:p>
          </table:table-cell>
          <table:table-cell table:style-name="ce2" office:value-type="float" office:value="7.3068018873371E-026" calcext:value-type="float">
            <text:p>7.31E-026</text:p>
          </table:table-cell>
          <table:table-cell table:style-name="ce2" office:value-type="float" office:value="-5.74099160295877E-027" calcext:value-type="float">
            <text:p>-5.74E-027</text:p>
          </table:table-cell>
          <table:table-cell table:style-name="ce2" office:value-type="float" office:value="4.49786084142744E-028" calcext:value-type="float">
            <text:p>4.50E-028</text:p>
          </table:table-cell>
          <table:table-cell table:style-name="ce2" office:value-type="float" office:value="-3.51478482189405E-029" calcext:value-type="float">
            <text:p>-3.51E-029</text:p>
          </table:table-cell>
          <table:table-cell table:style-name="ce2" office:value-type="float" office:value="2.74008942835562E-030" calcext:value-type="float">
            <text:p>2.74E-030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3" office:value-type="float" office:value="1.96705019992233E-020" calcext:value-type="float">
            <text:p>1.97E-020</text:p>
          </table:table-cell>
          <table:table-cell table:style-name="ce2" office:value-type="float" office:value="0.000000000000118767683101596" calcext:value-type="float">
            <text:p>1.19E-013</text:p>
          </table:table-cell>
          <table:table-cell table:style-name="ce2" office:value-type="float" office:value="-1.5393649893006E-015" calcext:value-type="float">
            <text:p>-1.54E-015</text:p>
          </table:table-cell>
          <table:table-cell table:style-name="ce2" office:value-type="float" office:value="2.76543442729364E-016" calcext:value-type="float">
            <text:p>2.77E-016</text:p>
          </table:table-cell>
          <table:table-cell table:style-name="ce2" office:value-type="float" office:value="-1.94120899971654E-017" calcext:value-type="float">
            <text:p>-1.94E-017</text:p>
          </table:table-cell>
          <table:table-cell table:style-name="ce2" office:value-type="float" office:value="1.34919044507351E-018" calcext:value-type="float">
            <text:p>1.35E-018</text:p>
          </table:table-cell>
          <table:table-cell table:style-name="ce2" office:value-type="float" office:value="-9.42545653255449E-020" calcext:value-type="float">
            <text:p>-9.43E-020</text:p>
          </table:table-cell>
          <table:table-cell table:style-name="ce2" office:value-type="float" office:value="6.6874000857606E-021" calcext:value-type="float">
            <text:p>6.69E-021</text:p>
          </table:table-cell>
          <table:table-cell table:style-name="ce2" office:value-type="float" office:value="-4.81183090628474E-022" calcext:value-type="float">
            <text:p>-4.81E-022</text:p>
          </table:table-cell>
          <table:table-cell table:style-name="ce2" office:value-type="float" office:value="3.49886380289501E-023" calcext:value-type="float">
            <text:p>3.50E-023</text:p>
          </table:table-cell>
          <table:table-cell table:style-name="ce2" office:value-type="float" office:value="-2.56233680278942E-024" calcext:value-type="float">
            <text:p>-2.56E-024</text:p>
          </table:table-cell>
          <table:table-cell table:style-name="ce2" office:value-type="float" office:value="1.88513686801866E-025" calcext:value-type="float">
            <text:p>1.89E-025</text:p>
          </table:table-cell>
          <table:table-cell table:style-name="ce2" office:value-type="float" office:value="-1.39097508739109E-026" calcext:value-type="float">
            <text:p>-1.39E-026</text:p>
          </table:table-cell>
          <table:table-cell table:style-name="ce2" office:value-type="float" office:value="1.02827786455715E-027" calcext:value-type="float">
            <text:p>1.03E-027</text:p>
          </table:table-cell>
          <table:table-cell table:style-name="ce2" office:value-type="float" office:value="-7.61095589876416E-029" calcext:value-type="float">
            <text:p>-7.61E-029</text:p>
          </table:table-cell>
          <table:table-cell table:style-name="ce2" office:value-type="float" office:value="5.63815176410654E-030" calcext:value-type="float">
            <text:p>5.64E-030</text:p>
          </table:table-cell>
          <table:table-cell table:style-name="ce2" office:value-type="float" office:value="-4.17924533063062E-031" calcext:value-type="float">
            <text:p>-4.18E-031</text:p>
          </table:table-cell>
          <table:table-cell table:style-name="ce2" office:value-type="float" office:value="3.09923111242512E-032" calcext:value-type="float">
            <text:p>3.10E-032</text:p>
          </table:table-cell>
          <table:table-cell table:style-name="ce2" office:value-type="float" office:value="-2.29910115264699E-033" calcext:value-type="float">
            <text:p>-2.30E-033</text:p>
          </table:table-cell>
          <table:table-cell table:style-name="ce2" office:value-type="float" office:value="1.70598984205692E-034" calcext:value-type="float">
            <text:p>1.71E-034</text:p>
          </table:table-cell>
          <table:table-cell table:style-name="ce2" office:value-type="float" office:value="-1.26614615355331E-035" calcext:value-type="float">
            <text:p>-1.27E-035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3" office:value-type="float" office:value="1.96705019992233E-020" calcext:value-type="float">
            <text:p>1.97E-020</text:p>
          </table:table-cell>
          <table:table-cell table:style-name="ce2" office:value-type="float" office:value="0.000000000000118767683101596" calcext:value-type="float">
            <text:p>1.19E-013</text:p>
          </table:table-cell>
          <table:table-cell table:style-name="ce2" office:value-type="float" office:value="-1.5393649893006E-015" calcext:value-type="float">
            <text:p>-1.54E-015</text:p>
          </table:table-cell>
          <table:table-cell table:style-name="ce2" office:value-type="float" office:value="2.76543442729364E-016" calcext:value-type="float">
            <text:p>2.77E-016</text:p>
          </table:table-cell>
          <table:table-cell table:style-name="ce2" office:value-type="float" office:value="-1.94120899971654E-017" calcext:value-type="float">
            <text:p>-1.94E-017</text:p>
          </table:table-cell>
          <table:table-cell table:style-name="ce2" office:value-type="float" office:value="1.34919044507351E-018" calcext:value-type="float">
            <text:p>1.35E-018</text:p>
          </table:table-cell>
          <table:table-cell table:style-name="ce2" office:value-type="float" office:value="-9.42545653255449E-020" calcext:value-type="float">
            <text:p>-9.43E-020</text:p>
          </table:table-cell>
          <table:table-cell table:style-name="ce2" office:value-type="float" office:value="6.6874000857606E-021" calcext:value-type="float">
            <text:p>6.69E-021</text:p>
          </table:table-cell>
          <table:table-cell table:style-name="ce2" office:value-type="float" office:value="-4.81183090628474E-022" calcext:value-type="float">
            <text:p>-4.81E-022</text:p>
          </table:table-cell>
          <table:table-cell table:style-name="ce2" office:value-type="float" office:value="3.49886380289501E-023" calcext:value-type="float">
            <text:p>3.50E-023</text:p>
          </table:table-cell>
          <table:table-cell table:style-name="ce2" office:value-type="float" office:value="-2.56233680278942E-024" calcext:value-type="float">
            <text:p>-2.56E-024</text:p>
          </table:table-cell>
          <table:table-cell table:style-name="ce2" office:value-type="float" office:value="1.88513686801866E-025" calcext:value-type="float">
            <text:p>1.89E-025</text:p>
          </table:table-cell>
          <table:table-cell table:style-name="ce2" office:value-type="float" office:value="-1.39097508739109E-026" calcext:value-type="float">
            <text:p>-1.39E-026</text:p>
          </table:table-cell>
          <table:table-cell table:style-name="ce2" office:value-type="float" office:value="1.02827786455715E-027" calcext:value-type="float">
            <text:p>1.03E-027</text:p>
          </table:table-cell>
          <table:table-cell table:style-name="ce2" office:value-type="float" office:value="-7.61095589876416E-029" calcext:value-type="float">
            <text:p>-7.61E-029</text:p>
          </table:table-cell>
          <table:table-cell table:style-name="ce2" office:value-type="float" office:value="5.63815176410654E-030" calcext:value-type="float">
            <text:p>5.64E-030</text:p>
          </table:table-cell>
          <table:table-cell table:style-name="ce2" office:value-type="float" office:value="-4.17924533063062E-031" calcext:value-type="float">
            <text:p>-4.18E-031</text:p>
          </table:table-cell>
          <table:table-cell table:style-name="ce2" office:value-type="float" office:value="3.09923111242512E-032" calcext:value-type="float">
            <text:p>3.10E-032</text:p>
          </table:table-cell>
          <table:table-cell table:style-name="ce2" office:value-type="float" office:value="-2.29910115264699E-033" calcext:value-type="float">
            <text:p>-2.30E-033</text:p>
          </table:table-cell>
          <table:table-cell table:style-name="ce2" office:value-type="float" office:value="1.70598984205692E-034" calcext:value-type="float">
            <text:p>1.71E-034</text:p>
          </table:table-cell>
          <table:table-cell table:style-name="ce2" office:value-type="float" office:value="-1.26614615355331E-035" calcext:value-type="float">
            <text:p>-1.27E-035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3" office:value-type="float" office:value="1.96705019992233E-020" calcext:value-type="float">
            <text:p>1.97E-020</text:p>
          </table:table-cell>
          <table:table-cell table:style-name="ce2" office:value-type="float" office:value="0.000000000000118767683101596" calcext:value-type="float">
            <text:p>1.19E-013</text:p>
          </table:table-cell>
          <table:table-cell table:style-name="ce2" office:value-type="float" office:value="-1.5393649893006E-015" calcext:value-type="float">
            <text:p>-1.54E-015</text:p>
          </table:table-cell>
          <table:table-cell table:style-name="ce2" office:value-type="float" office:value="2.76543442729364E-016" calcext:value-type="float">
            <text:p>2.77E-016</text:p>
          </table:table-cell>
          <table:table-cell table:style-name="ce2" office:value-type="float" office:value="-1.94120899971654E-017" calcext:value-type="float">
            <text:p>-1.94E-017</text:p>
          </table:table-cell>
          <table:table-cell table:style-name="ce2" office:value-type="float" office:value="1.34919044507351E-018" calcext:value-type="float">
            <text:p>1.35E-018</text:p>
          </table:table-cell>
          <table:table-cell table:style-name="ce2" office:value-type="float" office:value="-9.42545653255449E-020" calcext:value-type="float">
            <text:p>-9.43E-020</text:p>
          </table:table-cell>
          <table:table-cell table:style-name="ce2" office:value-type="float" office:value="6.6874000857606E-021" calcext:value-type="float">
            <text:p>6.69E-021</text:p>
          </table:table-cell>
          <table:table-cell table:style-name="ce2" office:value-type="float" office:value="-4.81183090628474E-022" calcext:value-type="float">
            <text:p>-4.81E-022</text:p>
          </table:table-cell>
          <table:table-cell table:style-name="ce2" office:value-type="float" office:value="3.49886380289501E-023" calcext:value-type="float">
            <text:p>3.50E-023</text:p>
          </table:table-cell>
          <table:table-cell table:style-name="ce2" office:value-type="float" office:value="-2.56233680278942E-024" calcext:value-type="float">
            <text:p>-2.56E-024</text:p>
          </table:table-cell>
          <table:table-cell table:style-name="ce2" office:value-type="float" office:value="1.88513686801866E-025" calcext:value-type="float">
            <text:p>1.89E-025</text:p>
          </table:table-cell>
          <table:table-cell table:style-name="ce2" office:value-type="float" office:value="-1.39097508739109E-026" calcext:value-type="float">
            <text:p>-1.39E-026</text:p>
          </table:table-cell>
          <table:table-cell table:style-name="ce2" office:value-type="float" office:value="1.02827786455715E-027" calcext:value-type="float">
            <text:p>1.03E-027</text:p>
          </table:table-cell>
          <table:table-cell table:style-name="ce2" office:value-type="float" office:value="-7.61095589876416E-029" calcext:value-type="float">
            <text:p>-7.61E-029</text:p>
          </table:table-cell>
          <table:table-cell table:style-name="ce2" office:value-type="float" office:value="5.63815176410654E-030" calcext:value-type="float">
            <text:p>5.64E-030</text:p>
          </table:table-cell>
          <table:table-cell table:style-name="ce2" office:value-type="float" office:value="-4.17924533063062E-031" calcext:value-type="float">
            <text:p>-4.18E-031</text:p>
          </table:table-cell>
          <table:table-cell table:style-name="ce2" office:value-type="float" office:value="3.09923111242512E-032" calcext:value-type="float">
            <text:p>3.10E-032</text:p>
          </table:table-cell>
          <table:table-cell table:style-name="ce2" office:value-type="float" office:value="-2.29910115264699E-033" calcext:value-type="float">
            <text:p>-2.30E-033</text:p>
          </table:table-cell>
          <table:table-cell table:style-name="ce2" office:value-type="float" office:value="1.70598984205692E-034" calcext:value-type="float">
            <text:p>1.71E-034</text:p>
          </table:table-cell>
          <table:table-cell table:style-name="ce2" office:value-type="float" office:value="-1.26614615355331E-035" calcext:value-type="float">
            <text:p>-1.27E-035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3" office:value-type="float" office:value="1.96705019992233E-020" calcext:value-type="float">
            <text:p>1.97E-020</text:p>
          </table:table-cell>
          <table:table-cell table:style-name="ce2" office:value-type="float" office:value="0.000000000000118767683101596" calcext:value-type="float">
            <text:p>1.19E-013</text:p>
          </table:table-cell>
          <table:table-cell table:style-name="ce2" office:value-type="float" office:value="-1.5393649893006E-015" calcext:value-type="float">
            <text:p>-1.54E-015</text:p>
          </table:table-cell>
          <table:table-cell table:style-name="ce2" office:value-type="float" office:value="2.76543442729364E-016" calcext:value-type="float">
            <text:p>2.77E-016</text:p>
          </table:table-cell>
          <table:table-cell table:style-name="ce2" office:value-type="float" office:value="-1.94120899971654E-017" calcext:value-type="float">
            <text:p>-1.94E-017</text:p>
          </table:table-cell>
          <table:table-cell table:style-name="ce2" office:value-type="float" office:value="1.34919044507351E-018" calcext:value-type="float">
            <text:p>1.35E-018</text:p>
          </table:table-cell>
          <table:table-cell table:style-name="ce2" office:value-type="float" office:value="-9.42545653255449E-020" calcext:value-type="float">
            <text:p>-9.43E-020</text:p>
          </table:table-cell>
          <table:table-cell table:style-name="ce2" office:value-type="float" office:value="6.6874000857606E-021" calcext:value-type="float">
            <text:p>6.69E-021</text:p>
          </table:table-cell>
          <table:table-cell table:style-name="ce2" office:value-type="float" office:value="-4.81183090628474E-022" calcext:value-type="float">
            <text:p>-4.81E-022</text:p>
          </table:table-cell>
          <table:table-cell table:style-name="ce2" office:value-type="float" office:value="3.49886380289501E-023" calcext:value-type="float">
            <text:p>3.50E-023</text:p>
          </table:table-cell>
          <table:table-cell table:style-name="ce2" office:value-type="float" office:value="-2.56233680278942E-024" calcext:value-type="float">
            <text:p>-2.56E-024</text:p>
          </table:table-cell>
          <table:table-cell table:style-name="ce2" office:value-type="float" office:value="1.88513686801866E-025" calcext:value-type="float">
            <text:p>1.89E-025</text:p>
          </table:table-cell>
          <table:table-cell table:style-name="ce2" office:value-type="float" office:value="-1.39097508739109E-026" calcext:value-type="float">
            <text:p>-1.39E-026</text:p>
          </table:table-cell>
          <table:table-cell table:style-name="ce2" office:value-type="float" office:value="1.02827786455715E-027" calcext:value-type="float">
            <text:p>1.03E-027</text:p>
          </table:table-cell>
          <table:table-cell table:style-name="ce2" office:value-type="float" office:value="-7.61095589876416E-029" calcext:value-type="float">
            <text:p>-7.61E-029</text:p>
          </table:table-cell>
          <table:table-cell table:style-name="ce2" office:value-type="float" office:value="5.63815176410654E-030" calcext:value-type="float">
            <text:p>5.64E-030</text:p>
          </table:table-cell>
          <table:table-cell table:style-name="ce2" office:value-type="float" office:value="-4.17924533063062E-031" calcext:value-type="float">
            <text:p>-4.18E-031</text:p>
          </table:table-cell>
          <table:table-cell table:style-name="ce2" office:value-type="float" office:value="3.09923111242512E-032" calcext:value-type="float">
            <text:p>3.10E-032</text:p>
          </table:table-cell>
          <table:table-cell table:style-name="ce2" office:value-type="float" office:value="-2.29910115264699E-033" calcext:value-type="float">
            <text:p>-2.30E-033</text:p>
          </table:table-cell>
          <table:table-cell table:style-name="ce2" office:value-type="float" office:value="1.70598984205692E-034" calcext:value-type="float">
            <text:p>1.71E-034</text:p>
          </table:table-cell>
          <table:table-cell table:style-name="ce2" office:value-type="float" office:value="-1.26614615355331E-035" calcext:value-type="float">
            <text:p>-1.27E-035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style-name="ce2" office:value-type="float" office:value="1.96705019992233E-020" calcext:value-type="float">
            <text:p>1.97E-020</text:p>
          </table:table-cell>
          <table:table-cell table:style-name="ce2" office:value-type="float" office:value="0.0000000000000593838415507978" calcext:value-type="float">
            <text:p>5.94E-014</text:p>
          </table:table-cell>
          <table:table-cell table:style-name="ce2" office:value-type="float" office:value="-5.131216631002E-016" calcext:value-type="float">
            <text:p>-5.13E-016</text:p>
          </table:table-cell>
          <table:table-cell table:style-name="ce2" office:value-type="float" office:value="6.91358606823409E-017" calcext:value-type="float">
            <text:p>6.91E-017</text:p>
          </table:table-cell>
          <table:table-cell table:style-name="ce2" office:value-type="float" office:value="-3.88241799943308E-018" calcext:value-type="float">
            <text:p>-3.88E-018</text:p>
          </table:table-cell>
          <table:table-cell table:style-name="ce2" office:value-type="float" office:value="2.24865074178919E-019" calcext:value-type="float">
            <text:p>2.25E-019</text:p>
          </table:table-cell>
          <table:table-cell table:style-name="ce2" office:value-type="float" office:value="-1.34649379036493E-020" calcext:value-type="float">
            <text:p>-1.35E-020</text:p>
          </table:table-cell>
          <table:table-cell table:style-name="ce2" office:value-type="float" office:value="8.35925010720075E-022" calcext:value-type="float">
            <text:p>8.36E-022</text:p>
          </table:table-cell>
          <table:table-cell table:style-name="ce2" office:value-type="float" office:value="-5.34647878476082E-023" calcext:value-type="float">
            <text:p>-5.35E-023</text:p>
          </table:table-cell>
          <table:table-cell table:style-name="ce2" office:value-type="float" office:value="3.49886380289501E-024" calcext:value-type="float">
            <text:p>3.50E-024</text:p>
          </table:table-cell>
          <table:table-cell table:style-name="ce2" office:value-type="float" office:value="-2.32939709344492E-025" calcext:value-type="float">
            <text:p>-2.33E-025</text:p>
          </table:table-cell>
          <table:table-cell table:style-name="ce2" office:value-type="float" office:value="1.57094739001555E-026" calcext:value-type="float">
            <text:p>1.57E-026</text:p>
          </table:table-cell>
          <table:table-cell table:style-name="ce2" office:value-type="float" office:value="-1.06998083645468E-027" calcext:value-type="float">
            <text:p>-1.07E-027</text:p>
          </table:table-cell>
          <table:table-cell table:style-name="ce2" office:value-type="float" office:value="7.3448418896939E-029" calcext:value-type="float">
            <text:p>7.34E-029</text:p>
          </table:table-cell>
          <table:table-cell table:style-name="ce2" office:value-type="float" office:value="-5.07397059917611E-030" calcext:value-type="float">
            <text:p>-5.07E-030</text:p>
          </table:table-cell>
          <table:table-cell table:style-name="ce2" office:value-type="float" office:value="3.52384485256659E-031" calcext:value-type="float">
            <text:p>3.52E-031</text:p>
          </table:table-cell>
          <table:table-cell table:style-name="ce2" office:value-type="float" office:value="-2.45837960625331E-032" calcext:value-type="float">
            <text:p>-2.46E-032</text:p>
          </table:table-cell>
          <table:table-cell table:style-name="ce2" office:value-type="float" office:value="1.7217950624584E-033" calcext:value-type="float">
            <text:p>1.72E-033</text:p>
          </table:table-cell>
          <table:table-cell table:style-name="ce2" office:value-type="float" office:value="-1.21005323823526E-034" calcext:value-type="float">
            <text:p>-1.21E-034</text:p>
          </table:table-cell>
          <table:table-cell table:style-name="ce2" office:value-type="float" office:value="8.5299492102846E-036" calcext:value-type="float">
            <text:p>8.53E-036</text:p>
          </table:table-cell>
        </table:table-row>
        <table:table-row table:style-name="ro1">
          <table:table-cell/>
          <table:table-cell table:style-name="ce1"/>
          <table:table-cell table:style-name="ce2" table:number-columns-repeated="2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table:formula="of:=((2*[.B35]*([.D35]/2)+2*[.C35]*[.C35]+([.D21]/2)-2*([.D43]/2))/(2*[.B15]))" office:value-type="float" office:value="0.000439419837576787" calcext:value-type="float">
            <text:p>0.0004394198</text:p>
          </table:table-cell>
          <table:table-cell/>
          <table:table-cell table:formula="of:=[.C54]-[.C55]" office:value-type="float" office:value="-0.0000693289518493543" calcext:value-type="float">
            <text:p>-0.000069329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((2*[.B35]*[.C35]+[.C21]-2*[.C43])^2)/(4*([.B15]^(3/2)))" office:value-type="float" office:value="0.000508748789426141" calcext:value-type="float">
            <text:p>0.0005087488</text:p>
          </table:table-cell>
          <table:table-cell table:number-columns-repeated="19"/>
        </table:table-row>
        <table:table-row table:style-name="ro1" table:number-rows-repeated="104852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X step 4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14.08742441003" calcext:value-type="float">
            <text:p>2414.08742441</text:p>
          </table:table-cell>
          <table:table-cell office:value-type="float" office:value="0.73323340690794" calcext:value-type="float">
            <text:p>0.7332334069</text:p>
          </table:table-cell>
          <table:table-cell office:value-type="float" office:value="0.0113882170115084" calcext:value-type="float">
            <text:p>0.011388217</text:p>
          </table:table-cell>
          <table:table-cell table:style-name="ce2" office:value-type="float" office:value="0.0000379443074391863" calcext:value-type="float">
            <text:p>3.79E-005</text:p>
          </table:table-cell>
          <table:table-cell table:style-name="ce2" office:value-type="float" office:value="0.000000189639493031253" calcext:value-type="float">
            <text:p>1.90E-007</text:p>
          </table:table-cell>
          <table:table-cell table:style-name="ce2" office:value-type="float" office:value="0.00000000113734490593607" calcext:value-type="float">
            <text:p>1.14E-009</text:p>
          </table:table-cell>
          <table:table-cell table:style-name="ce2" office:value-type="float" office:value="0.0000000000075790205195627" calcext:value-type="float">
            <text:p>7.58E-012</text:p>
          </table:table-cell>
          <table:table-cell table:style-name="ce2" office:value-type="float" office:value="0.000000000000054112448211604" calcext:value-type="float">
            <text:p>5.41E-014</text:p>
          </table:table-cell>
          <table:table-cell table:style-name="ce2" office:value-type="float" office:value="4.05667905935321E-016" calcext:value-type="float">
            <text:p>4.06E-016</text:p>
          </table:table-cell>
          <table:table-cell table:style-name="ce2" office:value-type="float" office:value="3.15382912954276E-018" calcext:value-type="float">
            <text:p>3.15E-018</text:p>
          </table:table-cell>
          <table:table-cell table:style-name="ce2" office:value-type="float" office:value="2.52197533131517E-020" calcext:value-type="float">
            <text:p>2.52E-020</text:p>
          </table:table-cell>
          <table:table-cell table:style-name="ce2" office:value-type="float" office:value="2.06253429205943E-022" calcext:value-type="float">
            <text:p>2.06E-022</text:p>
          </table:table-cell>
          <table:table-cell table:style-name="ce2" office:value-type="float" office:value="1.71805454870461E-024" calcext:value-type="float">
            <text:p>1.72E-024</text:p>
          </table:table-cell>
          <table:table-cell table:style-name="ce2" office:value-type="float" office:value="1.45306196152375E-026" calcext:value-type="float">
            <text:p>1.45E-026</text:p>
          </table:table-cell>
          <table:table-cell table:style-name="ce2" office:value-type="float" office:value="1.24506212235426E-028" calcext:value-type="float">
            <text:p>1.25E-028</text:p>
          </table:table-cell>
          <table:table-cell table:style-name="ce2" office:value-type="float" office:value="1.07829048299029E-030" calcext:value-type="float">
            <text:p>1.08E-030</text:p>
          </table:table-cell>
          <table:table-cell table:style-name="ce2" office:value-type="float" office:value="9.4383717524623E-033" calcext:value-type="float">
            <text:p>9.44E-033</text:p>
          </table:table-cell>
          <table:table-cell table:style-name="ce2" office:value-type="float" office:value="8.305831633417E-035" calcext:value-type="float">
            <text:p>8.31E-035</text:p>
          </table:table-cell>
          <table:table-cell table:style-name="ce2" office:value-type="float" office:value="7.42625622486889E-037" calcext:value-type="float">
            <text:p>7.43E-037</text:p>
          </table:table-cell>
          <table:table-cell table:style-name="ce2" office:value-type="float" office:value="6.52489977509502E-039" calcext:value-type="float">
            <text:p>6.52E-039</text:p>
          </table:table-cell>
          <table:table-cell table:style-name="ce2" office:value-type="float" office:value="6.16372256084486E-041" calcext:value-type="float">
            <text:p>6.16E-041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14.08742528685" calcext:value-type="float">
            <text:p>2414.0874252869</text:p>
          </table:table-cell>
          <table:table-cell office:value-type="float" office:value="0.73323225054516" calcext:value-type="float">
            <text:p>0.7332322505</text:p>
          </table:table-cell>
          <table:table-cell table:style-name="ce2" office:value-type="float" office:value="0.0113881990501341" calcext:value-type="float">
            <text:p>1.14E-002</text:p>
          </table:table-cell>
          <table:table-cell table:style-name="ce2" office:value-type="float" office:value="0.0000379442475763633" calcext:value-type="float">
            <text:p>3.79E-005</text:p>
          </table:table-cell>
          <table:table-cell table:style-name="ce2" office:value-type="float" office:value="0.000000189639193753465" calcext:value-type="float">
            <text:p>1.90E-007</text:p>
          </table:table-cell>
          <table:table-cell table:style-name="ce2" office:value-type="float" office:value="0.00000000113734311076945" calcext:value-type="float">
            <text:p>1.14E-009</text:p>
          </table:table-cell>
          <table:table-cell table:style-name="ce2" office:value-type="float" office:value="0.00000000000757900840226389" calcext:value-type="float">
            <text:p>7.58E-012</text:p>
          </table:table-cell>
          <table:table-cell table:style-name="ce2" office:value-type="float" office:value="0.0000000000000541123653707664" calcext:value-type="float">
            <text:p>5.41E-014</text:p>
          </table:table-cell>
          <table:table-cell table:style-name="ce2" office:value-type="float" office:value="4.05667185989168E-016" calcext:value-type="float">
            <text:p>4.06E-016</text:p>
          </table:table-cell>
          <table:table-cell table:style-name="ce2" office:value-type="float" office:value="3.15382602203416E-018" calcext:value-type="float">
            <text:p>3.15E-018</text:p>
          </table:table-cell>
          <table:table-cell table:style-name="ce2" office:value-type="float" office:value="2.52196661663928E-020" calcext:value-type="float">
            <text:p>2.52E-020</text:p>
          </table:table-cell>
          <table:table-cell table:style-name="ce2" office:value-type="float" office:value="2.0625426593081E-022" calcext:value-type="float">
            <text:p>2.06E-022</text:p>
          </table:table-cell>
          <table:table-cell table:style-name="ce2" office:value-type="float" office:value="1.718023018517E-024" calcext:value-type="float">
            <text:p>1.72E-024</text:p>
          </table:table-cell>
          <table:table-cell table:style-name="ce2" office:value-type="float" office:value="1.45313097417368E-026" calcext:value-type="float">
            <text:p>1.45E-026</text:p>
          </table:table-cell>
          <table:table-cell table:style-name="ce2" office:value-type="float" office:value="1.24488316247334E-028" calcext:value-type="float">
            <text:p>1.24E-028</text:p>
          </table:table-cell>
          <table:table-cell table:style-name="ce2" office:value-type="float" office:value="1.0787289009361E-030" calcext:value-type="float">
            <text:p>1.08E-030</text:p>
          </table:table-cell>
          <table:table-cell table:style-name="ce2" office:value-type="float" office:value="9.42738590496668E-033" calcext:value-type="float">
            <text:p>9.43E-033</text:p>
          </table:table-cell>
          <table:table-cell table:style-name="ce2" office:value-type="float" office:value="8.33322655479077E-035" calcext:value-type="float">
            <text:p>8.33E-035</text:p>
          </table:table-cell>
          <table:table-cell table:style-name="ce2" office:value-type="float" office:value="7.35762166046881E-037" calcext:value-type="float">
            <text:p>7.36E-037</text:p>
          </table:table-cell>
          <table:table-cell table:style-name="ce2" office:value-type="float" office:value="6.69706037269038E-039" calcext:value-type="float">
            <text:p>6.70E-039</text:p>
          </table:table-cell>
          <table:table-cell table:style-name="ce2" office:value-type="float" office:value="5.73089510939956E-041" calcext:value-type="float">
            <text:p>5.73E-041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0.73323340690794" calcext:value-type="float">
            <text:p>0.7332334069</text:p>
          </table:table-cell>
          <table:table-cell office:value-type="float" office:value="0.0227764340230169" calcext:value-type="float">
            <text:p>0.022776434</text:p>
          </table:table-cell>
          <table:table-cell table:style-name="ce2" office:value-type="float" office:value="0.000113832922317559" calcext:value-type="float">
            <text:p>1.14E-004</text:p>
          </table:table-cell>
          <table:table-cell table:style-name="ce2" office:value-type="float" office:value="0.000000758557972125013" calcext:value-type="float">
            <text:p>7.59E-007</text:p>
          </table:table-cell>
          <table:table-cell table:style-name="ce2" office:value-type="float" office:value="0.00000000568672452968033" calcext:value-type="float">
            <text:p>5.69E-009</text:p>
          </table:table-cell>
          <table:table-cell table:style-name="ce2" office:value-type="float" office:value="0.0000000000454741231173762" calcext:value-type="float">
            <text:p>4.55E-011</text:p>
          </table:table-cell>
          <table:table-cell table:style-name="ce2" office:value-type="float" office:value="0.000000000000378787137481228" calcext:value-type="float">
            <text:p>3.79E-013</text:p>
          </table:table-cell>
          <table:table-cell table:style-name="ce2" office:value-type="float" office:value="3.24534324748257E-015" calcext:value-type="float">
            <text:p>3.25E-015</text:p>
          </table:table-cell>
          <table:table-cell table:style-name="ce2" office:value-type="float" office:value="2.83844621658848E-017" calcext:value-type="float">
            <text:p>2.84E-017</text:p>
          </table:table-cell>
          <table:table-cell table:style-name="ce2" office:value-type="float" office:value="2.52197533131517E-019" calcext:value-type="float">
            <text:p>2.52E-019</text:p>
          </table:table-cell>
          <table:table-cell table:style-name="ce2" office:value-type="float" office:value="2.26878772126538E-021" calcext:value-type="float">
            <text:p>2.27E-021</text:p>
          </table:table-cell>
          <table:table-cell table:style-name="ce2" office:value-type="float" office:value="2.06166545844553E-023" calcext:value-type="float">
            <text:p>2.06E-023</text:p>
          </table:table-cell>
          <table:table-cell table:style-name="ce2" office:value-type="float" office:value="1.88898054998087E-025" calcext:value-type="float">
            <text:p>1.89E-025</text:p>
          </table:table-cell>
          <table:table-cell table:style-name="ce2" office:value-type="float" office:value="1.74308697129597E-027" calcext:value-type="float">
            <text:p>1.74E-027</text:p>
          </table:table-cell>
          <table:table-cell table:style-name="ce2" office:value-type="float" office:value="1.61743572448543E-029" calcext:value-type="float">
            <text:p>1.62E-029</text:p>
          </table:table-cell>
          <table:table-cell table:style-name="ce2" office:value-type="float" office:value="1.51013948039397E-031" calcext:value-type="float">
            <text:p>1.51E-031</text:p>
          </table:table-cell>
          <table:table-cell table:style-name="ce2" office:value-type="float" office:value="1.41199137768089E-033" calcext:value-type="float">
            <text:p>1.41E-033</text:p>
          </table:table-cell>
          <table:table-cell table:style-name="ce2" office:value-type="float" office:value="1.3367261204764E-035" calcext:value-type="float">
            <text:p>1.34E-035</text:p>
          </table:table-cell>
          <table:table-cell table:style-name="ce2" office:value-type="float" office:value="1.23973095726805E-037" calcext:value-type="float">
            <text:p>1.24E-037</text:p>
          </table:table-cell>
          <table:table-cell table:style-name="ce2" office:value-type="float" office:value="1.23274451216897E-039" calcext:value-type="float">
            <text:p>1.23E-039</text:p>
          </table:table-cell>
          <table:table-cell table:style-name="ce2" office:value-type="float" office:value="1.01504414680789E-041" calcext:value-type="float">
            <text:p>1.02E-041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0.73323225054516" calcext:value-type="float">
            <text:p>0.7332322505</text:p>
          </table:table-cell>
          <table:table-cell table:style-name="ce2" office:value-type="float" office:value="0.0227763981002683" calcext:value-type="float">
            <text:p>2.28E-002</text:p>
          </table:table-cell>
          <table:table-cell table:style-name="ce2" office:value-type="float" office:value="0.00011383274272909" calcext:value-type="float">
            <text:p>1.14E-004</text:p>
          </table:table-cell>
          <table:table-cell table:style-name="ce2" office:value-type="float" office:value="0.000000758556775013859" calcext:value-type="float">
            <text:p>7.59E-007</text:p>
          </table:table-cell>
          <table:table-cell table:style-name="ce2" office:value-type="float" office:value="0.00000000568671555384727" calcext:value-type="float">
            <text:p>5.69E-009</text:p>
          </table:table-cell>
          <table:table-cell table:style-name="ce2" office:value-type="float" office:value="0.0000000000454740504135833" calcext:value-type="float">
            <text:p>4.55E-011</text:p>
          </table:table-cell>
          <table:table-cell table:style-name="ce2" office:value-type="float" office:value="0.000000000000378786557595364" calcext:value-type="float">
            <text:p>3.79E-013</text:p>
          </table:table-cell>
          <table:table-cell table:style-name="ce2" office:value-type="float" office:value="3.24533748791334E-015" calcext:value-type="float">
            <text:p>3.25E-015</text:p>
          </table:table-cell>
          <table:table-cell table:style-name="ce2" office:value-type="float" office:value="2.83844341983075E-017" calcext:value-type="float">
            <text:p>2.84E-017</text:p>
          </table:table-cell>
          <table:table-cell table:style-name="ce2" office:value-type="float" office:value="2.52196661663928E-019" calcext:value-type="float">
            <text:p>2.52E-019</text:p>
          </table:table-cell>
          <table:table-cell table:style-name="ce2" office:value-type="float" office:value="2.2687969252389E-021" calcext:value-type="float">
            <text:p>2.27E-021</text:p>
          </table:table-cell>
          <table:table-cell table:style-name="ce2" office:value-type="float" office:value="2.0616276222204E-023" calcext:value-type="float">
            <text:p>2.06E-023</text:p>
          </table:table-cell>
          <table:table-cell table:style-name="ce2" office:value-type="float" office:value="1.88907026642579E-025" calcext:value-type="float">
            <text:p>1.89E-025</text:p>
          </table:table-cell>
          <table:table-cell table:style-name="ce2" office:value-type="float" office:value="1.74283642746268E-027" calcext:value-type="float">
            <text:p>1.74E-027</text:p>
          </table:table-cell>
          <table:table-cell table:style-name="ce2" office:value-type="float" office:value="1.61809335140414E-029" calcext:value-type="float">
            <text:p>1.62E-029</text:p>
          </table:table-cell>
          <table:table-cell table:style-name="ce2" office:value-type="float" office:value="1.50838174479467E-031" calcext:value-type="float">
            <text:p>1.51E-031</text:p>
          </table:table-cell>
          <table:table-cell table:style-name="ce2" office:value-type="float" office:value="1.41664851431443E-033" calcext:value-type="float">
            <text:p>1.42E-033</text:p>
          </table:table-cell>
          <table:table-cell table:style-name="ce2" office:value-type="float" office:value="1.32437189888438E-035" calcext:value-type="float">
            <text:p>1.32E-035</text:p>
          </table:table-cell>
          <table:table-cell table:style-name="ce2" office:value-type="float" office:value="1.27244147081117E-037" calcext:value-type="float">
            <text:p>1.27E-037</text:p>
          </table:table-cell>
          <table:table-cell table:style-name="ce2" office:value-type="float" office:value="1.14617902187991E-039" calcext:value-type="float">
            <text:p>1.15E-039</text:p>
          </table:table-cell>
          <table:table-cell table:style-name="ce2" office:value-type="float" office:value="1.24395613944912E-041" calcext:value-type="float">
            <text:p>1.24E-041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164.541512156468" calcext:value-type="float">
            <text:p>164.5415121565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655636.1896228" calcext:value-type="float">
            <text:p>11655636.1896228</text:p>
          </table:table-cell>
          <table:table-cell office:value-type="float" office:value="7080.35260525926" calcext:value-type="float">
            <text:p>7080.3526052593</text:p>
          </table:table-cell>
          <table:table-cell office:value-type="float" office:value="111.0437799573" calcext:value-type="float">
            <text:p>111.0437799573</text:p>
          </table:table-cell>
          <table:table-cell office:value-type="float" office:value="0.399804044660198" calcext:value-type="float">
            <text:p>0.3998040447</text:p>
          </table:table-cell>
          <table:table-cell office:value-type="float" office:value="0.00220189434059084" calcext:value-type="float">
            <text:p>0.0022018943</text:p>
          </table:table-cell>
          <table:table-cell table:style-name="ce2" office:value-type="float" office:value="0.0000132672599452906" calcext:value-type="float">
            <text:p>1.33E-005</text:p>
          </table:table-cell>
          <table:table-cell table:style-name="ce2" office:value-type="float" office:value="0.0000000880395114339653" calcext:value-type="float">
            <text:p>8.80E-008</text:p>
          </table:table-cell>
          <table:table-cell table:style-name="ce2" office:value-type="float" office:value="0.000000000625349204067343" calcext:value-type="float">
            <text:p>6.25E-010</text:p>
          </table:table-cell>
          <table:table-cell table:style-name="ce2" office:value-type="float" office:value="0.00000000000466577017913107" calcext:value-type="float">
            <text:p>4.67E-012</text:p>
          </table:table-cell>
          <table:table-cell table:style-name="ce2" office:value-type="float" office:value="0.0000000000000361222919903302" calcext:value-type="float">
            <text:p>3.61E-014</text:p>
          </table:table-cell>
          <table:table-cell table:style-name="ce2" office:value-type="float" office:value="2.87808846652383E-016" calcext:value-type="float">
            <text:p>2.88E-016</text:p>
          </table:table-cell>
          <table:table-cell table:style-name="ce2" office:value-type="float" office:value="2.3463909331982E-018" calcext:value-type="float">
            <text:p>2.35E-018</text:p>
          </table:table-cell>
          <table:table-cell table:style-name="ce2" office:value-type="float" office:value="1.94912024141557E-020" calcext:value-type="float">
            <text:p>1.95E-020</text:p>
          </table:table-cell>
          <table:table-cell table:style-name="ce2" office:value-type="float" office:value="1.64456555934961E-022" calcext:value-type="float">
            <text:p>1.64E-022</text:p>
          </table:table-cell>
          <table:table-cell table:style-name="ce2" office:value-type="float" office:value="1.40600667697686E-024" calcext:value-type="float">
            <text:p>1.41E-024</text:p>
          </table:table-cell>
          <table:table-cell table:style-name="ce2" office:value-type="float" office:value="1.21569017490452E-026" calcext:value-type="float">
            <text:p>1.22E-026</text:p>
          </table:table-cell>
          <table:table-cell table:style-name="ce2" office:value-type="float" office:value="1.06144938889696E-028" calcext:value-type="float">
            <text:p>1.06E-028</text:p>
          </table:table-cell>
          <table:table-cell table:style-name="ce2" office:value-type="float" office:value="9.34721611481131E-031" calcext:value-type="float">
            <text:p>9.35E-031</text:p>
          </table:table-cell>
          <table:table-cell table:style-name="ce2" office:value-type="float" office:value="8.29339764208953E-033" calcext:value-type="float">
            <text:p>8.29E-033</text:p>
          </table:table-cell>
          <table:table-cell table:style-name="ce2" office:value-type="float" office:value="7.40771397850451E-035" calcext:value-type="float">
            <text:p>7.41E-035</text:p>
          </table:table-cell>
          <table:table-cell table:style-name="ce2" office:value-type="float" office:value="6.65625253610215E-037" calcext:value-type="float">
            <text:p>6.66E-037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39792751961.395" calcext:value-type="float">
            <text:p>39792751961.395</text:p>
          </table:table-cell>
          <table:table-cell office:value-type="float" office:value="36258859.2896126" calcext:value-type="float">
            <text:p>36258859.2896126</text:p>
          </table:table-cell>
          <table:table-cell office:value-type="float" office:value="574167.523537828" calcext:value-type="float">
            <text:p>574167.523537828</text:p>
          </table:table-cell>
          <table:table-cell office:value-type="float" office:value="2219.58002069173" calcext:value-type="float">
            <text:p>2219.5800206917</text:p>
          </table:table-cell>
          <table:table-cell office:value-type="float" office:value="13.2261927936601" calcext:value-type="float">
            <text:p>13.2261927937</text:p>
          </table:table-cell>
          <table:table-cell office:value-type="float" office:value="0.0806222442862033" calcext:value-type="float">
            <text:p>0.0806222443</text:p>
          </table:table-cell>
          <table:table-cell table:style-name="ce2" office:value-type="float" office:value="0.000537342146740238" calcext:value-type="float">
            <text:p>5.37E-004</text:p>
          </table:table-cell>
          <table:table-cell table:style-name="ce2" office:value-type="float" office:value="0.00000381177350233094" calcext:value-type="float">
            <text:p>3.81E-006</text:p>
          </table:table-cell>
          <table:table-cell table:style-name="ce2" office:value-type="float" office:value="0.0000000283598803973858" calcext:value-type="float">
            <text:p>2.84E-008</text:p>
          </table:table-cell>
          <table:table-cell table:style-name="ce2" office:value-type="float" office:value="0.000000000218887842740732" calcext:value-type="float">
            <text:p>2.19E-010</text:p>
          </table:table-cell>
          <table:table-cell table:style-name="ce2" office:value-type="float" office:value="0.00000000000173889086925898" calcext:value-type="float">
            <text:p>1.74E-012</text:p>
          </table:table-cell>
          <table:table-cell table:style-name="ce2" office:value-type="float" office:value="0.0000000000000141382330782757" calcext:value-type="float">
            <text:p>1.41E-014</text:p>
          </table:table-cell>
          <table:table-cell table:style-name="ce2" office:value-type="float" office:value="1.17158023147E-016" calcext:value-type="float">
            <text:p>1.17E-016</text:p>
          </table:table-cell>
          <table:table-cell table:style-name="ce2" office:value-type="float" office:value="9.86344568220192E-019" calcext:value-type="float">
            <text:p>9.86E-019</text:p>
          </table:table-cell>
          <table:table-cell table:style-name="ce2" office:value-type="float" office:value="8.41595772565016E-021" calcext:value-type="float">
            <text:p>8.42E-021</text:p>
          </table:table-cell>
          <table:table-cell table:style-name="ce2" office:value-type="float" office:value="7.26375387946685E-023" calcext:value-type="float">
            <text:p>7.26E-023</text:p>
          </table:table-cell>
          <table:table-cell table:style-name="ce2" office:value-type="float" office:value="6.33187697646291E-025" calcext:value-type="float">
            <text:p>6.33E-025</text:p>
          </table:table-cell>
          <table:table-cell table:style-name="ce2" office:value-type="float" office:value="5.56767808822499E-027" calcext:value-type="float">
            <text:p>5.57E-027</text:p>
          </table:table-cell>
          <table:table-cell table:style-name="ce2" office:value-type="float" office:value="4.93331338083549E-029" calcext:value-type="float">
            <text:p>4.93E-029</text:p>
          </table:table-cell>
          <table:table-cell table:style-name="ce2" office:value-type="float" office:value="4.40102363459315E-031" calcext:value-type="float">
            <text:p>4.40E-031</text:p>
          </table:table-cell>
          <table:table-cell table:style-name="ce2" office:value-type="float" office:value="3.95007768480739E-033" calcext:value-type="float">
            <text:p>3.95E-033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63579054" calcext:value-type="float">
            <text:p>0.7853981636</text:p>
          </table:table-cell>
          <table:table-cell table:style-name="ce2" office:value-type="float" office:value="-0.000000000239558246019566" calcext:value-type="float">
            <text:p>-2.40E-010</text:p>
          </table:table-cell>
          <table:table-cell table:style-name="ce2" office:value-type="float" office:value="-0.00000000000364821226310438" calcext:value-type="float">
            <text:p>-3.65E-012</text:p>
          </table:table-cell>
          <table:table-cell table:style-name="ce2" office:value-type="float" office:value="-0.0000000000000101633329263112" calcext:value-type="float">
            <text:p>-1.02E-014</text:p>
          </table:table-cell>
          <table:table-cell table:style-name="ce2" office:value-type="float" office:value="-3.79376400220889E-017" calcext:value-type="float">
            <text:p>-3.79E-017</text:p>
          </table:table-cell>
          <table:table-cell table:style-name="ce2" office:value-type="float" office:value="-2.36268218185195E-019" calcext:value-type="float">
            <text:p>-2.36E-019</text:p>
          </table:table-cell>
          <table:table-cell table:style-name="ce2" office:value-type="float" office:value="-1.700352426983E-021" calcext:value-type="float">
            <text:p>-1.70E-021</text:p>
          </table:table-cell>
          <table:table-cell table:style-name="ce2" office:value-type="float" office:value="-1.16652975885562E-023" calcext:value-type="float">
            <text:p>-1.17E-023</text:p>
          </table:table-cell>
          <table:table-cell table:style-name="ce2" office:value-type="float" office:value="-1.0927432484874E-025" calcext:value-type="float">
            <text:p>-1.09E-025</text:p>
          </table:table-cell>
          <table:table-cell table:style-name="ce2" office:value-type="float" office:value="-3.38538506567795E-028" calcext:value-type="float">
            <text:p>-3.39E-028</text:p>
          </table:table-cell>
          <table:table-cell table:style-name="ce2" office:value-type="float" office:value="-1.57320362675461E-029" calcext:value-type="float">
            <text:p>-1.57E-029</text:p>
          </table:table-cell>
          <table:table-cell table:style-name="ce2" office:value-type="float" office:value="1.93664039495026E-031" calcext:value-type="float">
            <text:p>1.94E-031</text:p>
          </table:table-cell>
          <table:table-cell table:style-name="ce2" office:value-type="float" office:value="-6.40692579714762E-033" calcext:value-type="float">
            <text:p>-6.41E-033</text:p>
          </table:table-cell>
          <table:table-cell table:style-name="ce2" office:value-type="float" office:value="1.45046353262387E-034" calcext:value-type="float">
            <text:p>1.45E-034</text:p>
          </table:table-cell>
          <table:table-cell table:style-name="ce2" office:value-type="float" office:value="-3.71556131732323E-036" calcext:value-type="float">
            <text:p>-3.72E-036</text:p>
          </table:table-cell>
          <table:table-cell table:style-name="ce2" office:value-type="float" office:value="9.13961339474548E-038" calcext:value-type="float">
            <text:p>9.14E-038</text:p>
          </table:table-cell>
          <table:table-cell table:style-name="ce2" office:value-type="float" office:value="-2.28695104244327E-039" calcext:value-type="float">
            <text:p>-2.29E-039</text:p>
          </table:table-cell>
          <table:table-cell table:style-name="ce2" office:value-type="float" office:value="5.70568868569581E-041" calcext:value-type="float">
            <text:p>5.71E-041</text:p>
          </table:table-cell>
          <table:table-cell table:style-name="ce2" office:value-type="float" office:value="-1.42924455265617E-042" calcext:value-type="float">
            <text:p>-1.43E-042</text:p>
          </table:table-cell>
          <table:table-cell table:style-name="ce2" office:value-type="float" office:value="3.58529278464925E-044" calcext:value-type="float">
            <text:p>3.59E-044</text:p>
          </table:table-cell>
          <table:table-cell table:style-name="ce2" office:value-type="float" office:value="-9.01357347860487E-046" calcext:value-type="float">
            <text:p>-9.01E-046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553801801" calcext:value-type="float">
            <text:p>1.570795538</text:p>
          </table:table-cell>
          <table:table-cell table:style-name="ce2" office:value-type="float" office:value="0.000000000237257674194406" calcext:value-type="float">
            <text:p>2.37E-010</text:p>
          </table:table-cell>
          <table:table-cell table:style-name="ce2" office:value-type="float" office:value="0.00000000000362368402400985" calcext:value-type="float">
            <text:p>3.62E-012</text:p>
          </table:table-cell>
          <table:table-cell table:style-name="ce2" office:value-type="float" office:value="0.0000000000000100419752968629" calcext:value-type="float">
            <text:p>1.00E-014</text:p>
          </table:table-cell>
          <table:table-cell table:style-name="ce2" office:value-type="float" office:value="-6.39419635510091E-017" calcext:value-type="float">
            <text:p>-6.39E-017</text:p>
          </table:table-cell>
          <table:table-cell table:style-name="ce2" office:value-type="float" office:value="3.62359751735428E-018" calcext:value-type="float">
            <text:p>3.62E-018</text:p>
          </table:table-cell>
          <table:table-cell table:style-name="ce2" office:value-type="float" office:value="-1.19892063756269E-019" calcext:value-type="float">
            <text:p>-1.20E-019</text:p>
          </table:table-cell>
          <table:table-cell table:style-name="ce2" office:value-type="float" office:value="3.94676372745096E-021" calcext:value-type="float">
            <text:p>3.95E-021</text:p>
          </table:table-cell>
          <table:table-cell table:style-name="ce2" office:value-type="float" office:value="-1.22973515694653E-022" calcext:value-type="float">
            <text:p>-1.23E-022</text:p>
          </table:table-cell>
          <table:table-cell table:style-name="ce2" office:value-type="float" office:value="3.74188198999671E-024" calcext:value-type="float">
            <text:p>3.74E-024</text:p>
          </table:table-cell>
          <table:table-cell table:style-name="ce2" office:value-type="float" office:value="-1.11546685881857E-025" calcext:value-type="float">
            <text:p>-1.12E-025</text:p>
          </table:table-cell>
          <table:table-cell table:style-name="ce2" office:value-type="float" office:value="3.2764760020569E-027" calcext:value-type="float">
            <text:p>3.28E-027</text:p>
          </table:table-cell>
          <table:table-cell table:style-name="ce2" office:value-type="float" office:value="-9.51183394443147E-029" calcext:value-type="float">
            <text:p>-9.51E-029</text:p>
          </table:table-cell>
          <table:table-cell table:style-name="ce2" office:value-type="float" office:value="2.73567567188866E-030" calcext:value-type="float">
            <text:p>2.74E-030</text:p>
          </table:table-cell>
          <table:table-cell table:style-name="ce2" office:value-type="float" office:value="-7.80788706687115E-032" calcext:value-type="float">
            <text:p>-7.81E-032</text:p>
          </table:table-cell>
          <table:table-cell table:style-name="ce2" office:value-type="float" office:value="2.21423455361807E-033" calcext:value-type="float">
            <text:p>2.21E-033</text:p>
          </table:table-cell>
          <table:table-cell table:style-name="ce2" office:value-type="float" office:value="-6.24534850878595E-035" calcext:value-type="float">
            <text:p>-6.25E-035</text:p>
          </table:table-cell>
          <table:table-cell table:style-name="ce2" office:value-type="float" office:value="1.75333598292652E-036" calcext:value-type="float">
            <text:p>1.75E-036</text:p>
          </table:table-cell>
          <table:table-cell table:style-name="ce2" office:value-type="float" office:value="-4.90246979127648E-038" calcext:value-type="float">
            <text:p>-4.90E-038</text:p>
          </table:table-cell>
          <table:table-cell table:style-name="ce2" office:value-type="float" office:value="1.36591059126213E-039" calcext:value-type="float">
            <text:p>1.37E-039</text:p>
          </table:table-cell>
          <table:table-cell table:style-name="ce2" office:value-type="float" office:value="-3.79372125521029E-041" calcext:value-type="float">
            <text:p>-3.79E-041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1.0369478107626" calcext:value-type="float">
            <text:p>1.0369478108</text:p>
          </table:table-cell>
          <table:table-cell office:value-type="float" office:value="0.0322107164966373" calcext:value-type="float">
            <text:p>0.0322107165</text:p>
          </table:table-cell>
          <table:table-cell office:value-type="float" office:value="0.000160983935597881" calcext:value-type="float">
            <text:p>0.0001609839</text:p>
          </table:table-cell>
          <table:table-cell table:style-name="ce2" office:value-type="float" office:value="0.00000107276212554034" calcext:value-type="float">
            <text:p>1.07E-006</text:p>
          </table:table-cell>
          <table:table-cell table:style-name="ce2" office:value-type="float" office:value="0.00000000804223660848381" calcext:value-type="float">
            <text:p>8.04E-009</text:p>
          </table:table-cell>
          <table:table-cell table:style-name="ce2" office:value-type="float" office:value="0.0000000000643100702402916" calcext:value-type="float">
            <text:p>6.43E-011</text:p>
          </table:table-cell>
          <table:table-cell table:style-name="ce2" office:value-type="float" office:value="0.0000000000005356854970374" calcext:value-type="float">
            <text:p>5.36E-013</text:p>
          </table:table-cell>
          <table:table-cell table:style-name="ce2" office:value-type="float" office:value="4.58960436251621E-015" calcext:value-type="float">
            <text:p>4.59E-015</text:p>
          </table:table-cell>
          <table:table-cell table:style-name="ce2" office:value-type="float" office:value="4.01416715796239E-017" calcext:value-type="float">
            <text:p>4.01E-017</text:p>
          </table:table-cell>
          <table:table-cell table:style-name="ce2" office:value-type="float" office:value="3.5666055553073E-019" calcext:value-type="float">
            <text:p>3.57E-019</text:p>
          </table:table-cell>
          <table:table-cell table:style-name="ce2" office:value-type="float" office:value="3.20855687376168E-021" calcext:value-type="float">
            <text:p>3.21E-021</text:p>
          </table:table-cell>
          <table:table-cell table:style-name="ce2" office:value-type="float" office:value="2.91560849813474E-023" calcext:value-type="float">
            <text:p>2.92E-023</text:p>
          </table:table-cell>
          <table:table-cell table:style-name="ce2" office:value-type="float" office:value="2.67148535201327E-025" calcext:value-type="float">
            <text:p>2.67E-025</text:p>
          </table:table-cell>
          <table:table-cell table:style-name="ce2" office:value-type="float" office:value="2.46492007379359E-027" calcext:value-type="float">
            <text:p>2.46E-027</text:p>
          </table:table-cell>
          <table:table-cell table:style-name="ce2" office:value-type="float" office:value="2.28786455072212E-029" calcext:value-type="float">
            <text:p>2.29E-029</text:p>
          </table:table-cell>
          <table:table-cell table:style-name="ce2" office:value-type="float" office:value="2.13441682635438E-031" calcext:value-type="float">
            <text:p>2.13E-031</text:p>
          </table:table-cell>
          <table:table-cell table:style-name="ce2" office:value-type="float" office:value="2.00015045212798E-033" calcext:value-type="float">
            <text:p>2.00E-033</text:p>
          </table:table-cell>
          <table:table-cell table:style-name="ce2" office:value-type="float" office:value="1.88168044713528E-035" calcext:value-type="float">
            <text:p>1.88E-035</text:p>
          </table:table-cell>
          <table:table-cell table:style-name="ce2" office:value-type="float" office:value="1.77637417973487E-037" calcext:value-type="float">
            <text:p>1.78E-037</text:p>
          </table:table-cell>
          <table:table-cell table:style-name="ce2" office:value-type="float" office:value="1.68215290953534E-039" calcext:value-type="float">
            <text:p>1.68E-039</text:p>
          </table:table-cell>
          <table:table-cell table:style-name="ce2" office:value-type="float" office:value="1.59735456102122E-041" calcext:value-type="float">
            <text:p>1.60E-041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655636.1896228" calcext:value-type="float">
            <text:p>11655636.1896228</text:p>
          </table:table-cell>
          <table:table-cell office:value-type="float" office:value="7080.35260525926" calcext:value-type="float">
            <text:p>7080.3526052593</text:p>
          </table:table-cell>
          <table:table-cell office:value-type="float" office:value="111.0437799573" calcext:value-type="float">
            <text:p>111.0437799573</text:p>
          </table:table-cell>
          <table:table-cell office:value-type="float" office:value="0.399804044660198" calcext:value-type="float">
            <text:p>0.3998040447</text:p>
          </table:table-cell>
          <table:table-cell office:value-type="float" office:value="0.00220189434059084" calcext:value-type="float">
            <text:p>0.0022018943</text:p>
          </table:table-cell>
          <table:table-cell table:style-name="ce2" office:value-type="float" office:value="0.0000132672599452906" calcext:value-type="float">
            <text:p>1.33E-005</text:p>
          </table:table-cell>
          <table:table-cell table:style-name="ce2" office:value-type="float" office:value="0.0000000880395114339653" calcext:value-type="float">
            <text:p>8.80E-008</text:p>
          </table:table-cell>
          <table:table-cell table:style-name="ce2" office:value-type="float" office:value="0.000000000625349204067343" calcext:value-type="float">
            <text:p>6.25E-010</text:p>
          </table:table-cell>
          <table:table-cell table:style-name="ce2" office:value-type="float" office:value="0.00000000000466577017913107" calcext:value-type="float">
            <text:p>4.67E-012</text:p>
          </table:table-cell>
          <table:table-cell table:style-name="ce2" office:value-type="float" office:value="0.0000000000000361222919903302" calcext:value-type="float">
            <text:p>3.61E-014</text:p>
          </table:table-cell>
          <table:table-cell table:style-name="ce2" office:value-type="float" office:value="2.87808846652383E-016" calcext:value-type="float">
            <text:p>2.88E-016</text:p>
          </table:table-cell>
          <table:table-cell table:style-name="ce2" office:value-type="float" office:value="2.3463909331982E-018" calcext:value-type="float">
            <text:p>2.35E-018</text:p>
          </table:table-cell>
          <table:table-cell table:style-name="ce2" office:value-type="float" office:value="1.94912024141557E-020" calcext:value-type="float">
            <text:p>1.95E-020</text:p>
          </table:table-cell>
          <table:table-cell table:style-name="ce2" office:value-type="float" office:value="1.64456555934961E-022" calcext:value-type="float">
            <text:p>1.64E-022</text:p>
          </table:table-cell>
          <table:table-cell table:style-name="ce2" office:value-type="float" office:value="1.40600667697686E-024" calcext:value-type="float">
            <text:p>1.41E-024</text:p>
          </table:table-cell>
          <table:table-cell table:style-name="ce2" office:value-type="float" office:value="1.21569017490452E-026" calcext:value-type="float">
            <text:p>1.22E-026</text:p>
          </table:table-cell>
          <table:table-cell table:style-name="ce2" office:value-type="float" office:value="1.06144938889696E-028" calcext:value-type="float">
            <text:p>1.06E-028</text:p>
          </table:table-cell>
          <table:table-cell table:style-name="ce2" office:value-type="float" office:value="9.34721611481131E-031" calcext:value-type="float">
            <text:p>9.35E-031</text:p>
          </table:table-cell>
          <table:table-cell table:style-name="ce2" office:value-type="float" office:value="8.29339764208953E-033" calcext:value-type="float">
            <text:p>8.29E-033</text:p>
          </table:table-cell>
          <table:table-cell table:style-name="ce2" office:value-type="float" office:value="7.40771397850451E-035" calcext:value-type="float">
            <text:p>7.41E-035</text:p>
          </table:table-cell>
          <table:table-cell table:style-name="ce2" office:value-type="float" office:value="6.65625253610215E-037" calcext:value-type="float">
            <text:p>6.66E-037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414.03517697501" calcext:value-type="float">
            <text:p>3414.035176975</text:p>
          </table:table-cell>
          <table:table-cell office:value-type="float" office:value="1.03694781076228" calcext:value-type="float">
            <text:p>1.0369478108</text:p>
          </table:table-cell>
          <table:table-cell office:value-type="float" office:value="0.0161053582483138" calcext:value-type="float">
            <text:p>0.0161053582</text:p>
          </table:table-cell>
          <table:table-cell table:style-name="ce2" office:value-type="float" office:value="0.0000536613118659465" calcext:value-type="float">
            <text:p>5.37E-005</text:p>
          </table:table-cell>
          <table:table-cell table:style-name="ce2" office:value-type="float" office:value="0.000000268190531385035" calcext:value-type="float">
            <text:p>2.68E-007</text:p>
          </table:table-cell>
          <table:table-cell table:style-name="ce2" office:value-type="float" office:value="0.00000000160844732169643" calcext:value-type="float">
            <text:p>1.61E-009</text:p>
          </table:table-cell>
          <table:table-cell table:style-name="ce2" office:value-type="float" office:value="0.0000000000107183450400465" calcext:value-type="float">
            <text:p>1.07E-011</text:p>
          </table:table-cell>
          <table:table-cell table:style-name="ce2" office:value-type="float" office:value="0.0000000000000765264995767515" calcext:value-type="float">
            <text:p>7.65E-014</text:p>
          </table:table-cell>
          <table:table-cell table:style-name="ce2" office:value-type="float" office:value="5.73700545314471E-016" calcext:value-type="float">
            <text:p>5.74E-016</text:p>
          </table:table-cell>
          <table:table-cell table:style-name="ce2" office:value-type="float" office:value="4.46018573106672E-018" calcext:value-type="float">
            <text:p>4.46E-018</text:p>
          </table:table-cell>
          <table:table-cell table:style-name="ce2" office:value-type="float" office:value="3.56660555531019E-020" calcext:value-type="float">
            <text:p>3.57E-020</text:p>
          </table:table-cell>
          <table:table-cell table:style-name="ce2" office:value-type="float" office:value="2.9168698852286E-022" calcext:value-type="float">
            <text:p>2.92E-022</text:p>
          </table:table-cell>
          <table:table-cell table:style-name="ce2" office:value-type="float" office:value="2.42967374846549E-024" calcext:value-type="float">
            <text:p>2.43E-024</text:p>
          </table:table-cell>
          <table:table-cell table:style-name="ce2" office:value-type="float" office:value="2.05498873226849E-026" calcext:value-type="float">
            <text:p>2.05E-026</text:p>
          </table:table-cell>
          <table:table-cell table:style-name="ce2" office:value-type="float" office:value="1.76065719568466E-028" calcext:value-type="float">
            <text:p>1.76E-028</text:p>
          </table:table-cell>
          <table:table-cell table:style-name="ce2" office:value-type="float" office:value="1.5252430335267E-030" calcext:value-type="float">
            <text:p>1.53E-030</text:p>
          </table:table-cell>
          <table:table-cell table:style-name="ce2" office:value-type="float" office:value="1.33401051717564E-032" calcext:value-type="float">
            <text:p>1.33E-032</text:p>
          </table:table-cell>
          <table:table-cell table:style-name="ce2" office:value-type="float" office:value="1.17655908775272E-034" calcext:value-type="float">
            <text:p>1.18E-034</text:p>
          </table:table-cell>
          <table:table-cell table:style-name="ce2" office:value-type="float" office:value="1.04537803047391E-036" calcext:value-type="float">
            <text:p>1.05E-036</text:p>
          </table:table-cell>
          <table:table-cell table:style-name="ce2" office:value-type="float" office:value="9.34933768162487E-039" calcext:value-type="float">
            <text:p>9.35E-039</text:p>
          </table:table-cell>
          <table:table-cell table:style-name="ce2" office:value-type="float" office:value="8.41076481287692E-041" calcext:value-type="float">
            <text:p>8.41E-041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1" office:value-type="float" office:value="1.07526076224534" calcext:value-type="float">
            <text:p>1.0752607622</text:p>
          </table:table-cell>
          <table:table-cell office:value-type="float" office:value="0.0668016639085656" calcext:value-type="float">
            <text:p>0.0668016639</text:p>
          </table:table-cell>
          <table:table-cell office:value-type="float" office:value="0.00137139413639908" calcext:value-type="float">
            <text:p>0.0013713941</text:p>
          </table:table-cell>
          <table:table-cell table:style-name="ce2" office:value-type="float" office:value="0.0000125956124952087" calcext:value-type="float">
            <text:p>1.26E-005</text:p>
          </table:table-cell>
          <table:table-cell table:style-name="ce2" office:value-type="float" office:value="0.000000111703460198407" calcext:value-type="float">
            <text:p>1.12E-007</text:p>
          </table:table-cell>
          <table:table-cell table:style-name="ce2" office:value-type="float" office:value="0.000000000996859717740483" calcext:value-type="float">
            <text:p>9.97E-010</text:p>
          </table:table-cell>
          <table:table-cell table:style-name="ce2" office:value-type="float" office:value="0.00000000000899406306607813" calcext:value-type="float">
            <text:p>8.99E-012</text:p>
          </table:table-cell>
          <table:table-cell table:style-name="ce2" office:value-type="float" office:value="0.0000000000000819885778329667" calcext:value-type="float">
            <text:p>8.20E-014</text:p>
          </table:table-cell>
          <table:table-cell table:style-name="ce2" office:value-type="float" office:value="7.54048430902823E-016" calcext:value-type="float">
            <text:p>7.54E-016</text:p>
          </table:table-cell>
          <table:table-cell table:style-name="ce2" office:value-type="float" office:value="6.98708574382805E-018" calcext:value-type="float">
            <text:p>6.99E-018</text:p>
          </table:table-cell>
          <table:table-cell table:style-name="ce2" office:value-type="float" office:value="6.51542363028784E-020" calcext:value-type="float">
            <text:p>6.52E-020</text:p>
          </table:table-cell>
          <table:table-cell table:style-name="ce2" office:value-type="float" office:value="6.10845990616239E-022" calcext:value-type="float">
            <text:p>6.11E-022</text:p>
          </table:table-cell>
          <table:table-cell table:style-name="ce2" office:value-type="float" office:value="5.75352320097377E-024" calcext:value-type="float">
            <text:p>5.75E-024</text:p>
          </table:table-cell>
          <table:table-cell table:style-name="ce2" office:value-type="float" office:value="5.44103311846068E-026" calcext:value-type="float">
            <text:p>5.44E-026</text:p>
          </table:table-cell>
          <table:table-cell table:style-name="ce2" office:value-type="float" office:value="5.16362707323308E-028" calcext:value-type="float">
            <text:p>5.16E-028</text:p>
          </table:table-cell>
          <table:table-cell table:style-name="ce2" office:value-type="float" office:value="4.91555948909567E-030" calcext:value-type="float">
            <text:p>4.92E-030</text:p>
          </table:table-cell>
          <table:table-cell table:style-name="ce2" office:value-type="float" office:value="4.69228303593919E-032" calcext:value-type="float">
            <text:p>4.69E-032</text:p>
          </table:table-cell>
          <table:table-cell table:style-name="ce2" office:value-type="float" office:value="4.49015221489568E-034" calcext:value-type="float">
            <text:p>4.49E-034</text:p>
          </table:table-cell>
          <table:table-cell table:style-name="ce2" office:value-type="float" office:value="4.30621019403439E-036" calcext:value-type="float">
            <text:p>4.31E-036</text:p>
          </table:table-cell>
          <table:table-cell table:style-name="ce2" office:value-type="float" office:value="4.1380331343784E-038" calcext:value-type="float">
            <text:p>4.14E-038</text:p>
          </table:table-cell>
          <table:table-cell table:style-name="ce2" office:value-type="float" office:value="3.98361483159581E-040" calcext:value-type="float">
            <text:p>3.98E-040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0.999999999999689" calcext:value-type="float">
            <text:p>1</text:p>
          </table:table-cell>
          <table:table-cell table:style-name="ce2" office:value-type="float" office:value="1.87143370500295E-016" calcext:value-type="float">
            <text:p>1.87E-016</text:p>
          </table:table-cell>
          <table:table-cell table:style-name="ce2" office:value-type="float" office:value="2.8582782166431E-018" calcext:value-type="float">
            <text:p>2.86E-018</text:p>
          </table:table-cell>
          <table:table-cell table:style-name="ce2" office:value-type="float" office:value="7.92087804922118E-021" calcext:value-type="float">
            <text:p>7.92E-021</text:p>
          </table:table-cell>
          <table:table-cell table:style-name="ce2" office:value-type="float" office:value="-5.04359431827543E-023" calcext:value-type="float">
            <text:p>-5.04E-023</text:p>
          </table:table-cell>
          <table:table-cell table:style-name="ce2" office:value-type="float" office:value="2.8582099821923E-024" calcext:value-type="float">
            <text:p>2.86E-024</text:p>
          </table:table-cell>
          <table:table-cell table:style-name="ce2" office:value-type="float" office:value="-9.45680892462915E-026" calcext:value-type="float">
            <text:p>-9.46E-026</text:p>
          </table:table-cell>
          <table:table-cell table:style-name="ce2" office:value-type="float" office:value="3.1131160205097E-027" calcext:value-type="float">
            <text:p>3.11E-027</text:p>
          </table:table-cell>
          <table:table-cell table:style-name="ce2" office:value-type="float" office:value="-9.69986673245011E-029" calcext:value-type="float">
            <text:p>-9.70E-029</text:p>
          </table:table-cell>
          <table:table-cell table:style-name="ce2" office:value-type="float" office:value="2.95151004071859E-030" calcext:value-type="float">
            <text:p>2.95E-030</text:p>
          </table:table-cell>
          <table:table-cell table:style-name="ce2" office:value-type="float" office:value="-8.79854480363965E-032" calcext:value-type="float">
            <text:p>-8.80E-032</text:p>
          </table:table-cell>
          <table:table-cell table:style-name="ce2" office:value-type="float" office:value="2.58440855272749E-033" calcext:value-type="float">
            <text:p>2.58E-033</text:p>
          </table:table-cell>
          <table:table-cell table:style-name="ce2" office:value-type="float" office:value="-7.50271480171989E-035" calcext:value-type="float">
            <text:p>-7.50E-035</text:p>
          </table:table-cell>
          <table:table-cell table:style-name="ce2" office:value-type="float" office:value="2.15783774991152E-036" calcext:value-type="float">
            <text:p>2.16E-036</text:p>
          </table:table-cell>
          <table:table-cell table:style-name="ce2" office:value-type="float" office:value="-6.15868088204655E-038" calcext:value-type="float">
            <text:p>-6.16E-038</text:p>
          </table:table-cell>
          <table:table-cell table:style-name="ce2" office:value-type="float" office:value="1.74653704605888E-039" calcext:value-type="float">
            <text:p>1.75E-039</text:p>
          </table:table-cell>
          <table:table-cell table:style-name="ce2" office:value-type="float" office:value="-4.92618657690079E-041" calcext:value-type="float">
            <text:p>-4.93E-041</text:p>
          </table:table-cell>
          <table:table-cell table:style-name="ce2" office:value-type="float" office:value="1.38299090462909E-042" calcext:value-type="float">
            <text:p>1.38E-042</text:p>
          </table:table-cell>
          <table:table-cell table:style-name="ce2" office:value-type="float" office:value="-3.8669548777739E-044" calcext:value-type="float">
            <text:p>-3.87E-044</text:p>
          </table:table-cell>
          <table:table-cell table:style-name="ce2" office:value-type="float" office:value="1.07739870888808E-045" calcext:value-type="float">
            <text:p>1.08E-045</text:p>
          </table:table-cell>
          <table:table-cell table:style-name="ce2" office:value-type="float" office:value="-2.99239965513999E-047" calcext:value-type="float">
            <text:p>-2.99E-047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1.03694781076228" calcext:value-type="float">
            <text:p>1.0369478108</text:p>
          </table:table-cell>
          <table:table-cell office:value-type="float" office:value="0.0322107164966275" calcext:value-type="float">
            <text:p>0.0322107165</text:p>
          </table:table-cell>
          <table:table-cell table:style-name="ce2" office:value-type="float" office:value="0.00016098393559784" calcext:value-type="float">
            <text:p>1.61E-004</text:p>
          </table:table-cell>
          <table:table-cell table:style-name="ce2" office:value-type="float" office:value="0.00000107276212554014" calcext:value-type="float">
            <text:p>1.07E-006</text:p>
          </table:table-cell>
          <table:table-cell table:style-name="ce2" office:value-type="float" office:value="0.00000000804223660848217" calcext:value-type="float">
            <text:p>8.04E-009</text:p>
          </table:table-cell>
          <table:table-cell table:style-name="ce2" office:value-type="float" office:value="0.0000000000643100702402789" calcext:value-type="float">
            <text:p>6.43E-011</text:p>
          </table:table-cell>
          <table:table-cell table:style-name="ce2" office:value-type="float" office:value="0.00000000000053568549703726" calcext:value-type="float">
            <text:p>5.36E-013</text:p>
          </table:table-cell>
          <table:table-cell table:style-name="ce2" office:value-type="float" office:value="4.58960436251576E-015" calcext:value-type="float">
            <text:p>4.59E-015</text:p>
          </table:table-cell>
          <table:table-cell table:style-name="ce2" office:value-type="float" office:value="4.01416715796005E-017" calcext:value-type="float">
            <text:p>4.01E-017</text:p>
          </table:table-cell>
          <table:table-cell table:style-name="ce2" office:value-type="float" office:value="3.56660555531018E-019" calcext:value-type="float">
            <text:p>3.57E-019</text:p>
          </table:table-cell>
          <table:table-cell table:style-name="ce2" office:value-type="float" office:value="3.20855687375146E-021" calcext:value-type="float">
            <text:p>3.21E-021</text:p>
          </table:table-cell>
          <table:table-cell table:style-name="ce2" office:value-type="float" office:value="2.91560849815859E-023" calcext:value-type="float">
            <text:p>2.92E-023</text:p>
          </table:table-cell>
          <table:table-cell table:style-name="ce2" office:value-type="float" office:value="2.67148535194904E-025" calcext:value-type="float">
            <text:p>2.67E-025</text:p>
          </table:table-cell>
          <table:table-cell table:style-name="ce2" office:value-type="float" office:value="2.46492007395852E-027" calcext:value-type="float">
            <text:p>2.46E-027</text:p>
          </table:table-cell>
          <table:table-cell table:style-name="ce2" office:value-type="float" office:value="2.28786455029005E-029" calcext:value-type="float">
            <text:p>2.29E-029</text:p>
          </table:table-cell>
          <table:table-cell table:style-name="ce2" office:value-type="float" office:value="2.13441682748102E-031" calcext:value-type="float">
            <text:p>2.13E-031</text:p>
          </table:table-cell>
          <table:table-cell table:style-name="ce2" office:value-type="float" office:value="2.00015044917963E-033" calcext:value-type="float">
            <text:p>2.00E-033</text:p>
          </table:table-cell>
          <table:table-cell table:style-name="ce2" office:value-type="float" office:value="1.88168045485304E-035" calcext:value-type="float">
            <text:p>1.88E-035</text:p>
          </table:table-cell>
          <table:table-cell table:style-name="ce2" office:value-type="float" office:value="1.77637415950873E-037" calcext:value-type="float">
            <text:p>1.78E-037</text:p>
          </table:table-cell>
          <table:table-cell table:style-name="ce2" office:value-type="float" office:value="1.68215296257538E-039" calcext:value-type="float">
            <text:p>1.68E-039</text:p>
          </table:table-cell>
          <table:table-cell table:style-name="ce2" office:value-type="float" office:value="1.59735442184219E-041" calcext:value-type="float">
            <text:p>1.60E-041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7080.35260525926" calcext:value-type="float">
            <text:p>7080.3526052593</text:p>
          </table:table-cell>
          <table:table-cell office:value-type="float" office:value="222.0875599146" calcext:value-type="float">
            <text:p>222.0875599146</text:p>
          </table:table-cell>
          <table:table-cell office:value-type="float" office:value="1.19941213398059" calcext:value-type="float">
            <text:p>1.199412134</text:p>
          </table:table-cell>
          <table:table-cell office:value-type="float" office:value="0.00880757736236334" calcext:value-type="float">
            <text:p>0.0088075774</text:p>
          </table:table-cell>
          <table:table-cell table:style-name="ce2" office:value-type="float" office:value="0.000066336299726453" calcext:value-type="float">
            <text:p>6.63E-005</text:p>
          </table:table-cell>
          <table:table-cell table:style-name="ce2" office:value-type="float" office:value="0.000000528237068603792" calcext:value-type="float">
            <text:p>5.28E-007</text:p>
          </table:table-cell>
          <table:table-cell table:style-name="ce2" office:value-type="float" office:value="0.0000000043774444284714" calcext:value-type="float">
            <text:p>4.38E-009</text:p>
          </table:table-cell>
          <table:table-cell table:style-name="ce2" office:value-type="float" office:value="0.0000000000373261614330486" calcext:value-type="float">
            <text:p>3.73E-011</text:p>
          </table:table-cell>
          <table:table-cell table:style-name="ce2" office:value-type="float" office:value="0.000000000000325100627912972" calcext:value-type="float">
            <text:p>3.25E-013</text:p>
          </table:table-cell>
          <table:table-cell table:style-name="ce2" office:value-type="float" office:value="2.87808846652383E-015" calcext:value-type="float">
            <text:p>2.88E-015</text:p>
          </table:table-cell>
          <table:table-cell table:style-name="ce2" office:value-type="float" office:value="2.58103002651802E-017" calcext:value-type="float">
            <text:p>2.58E-017</text:p>
          </table:table-cell>
          <table:table-cell table:style-name="ce2" office:value-type="float" office:value="2.33894428969869E-019" calcext:value-type="float">
            <text:p>2.34E-019</text:p>
          </table:table-cell>
          <table:table-cell table:style-name="ce2" office:value-type="float" office:value="2.1379352271545E-021" calcext:value-type="float">
            <text:p>2.14E-021</text:p>
          </table:table-cell>
          <table:table-cell table:style-name="ce2" office:value-type="float" office:value="1.9684093477676E-023" calcext:value-type="float">
            <text:p>1.97E-023</text:p>
          </table:table-cell>
          <table:table-cell table:style-name="ce2" office:value-type="float" office:value="1.82353526235679E-025" calcext:value-type="float">
            <text:p>1.82E-025</text:p>
          </table:table-cell>
          <table:table-cell table:style-name="ce2" office:value-type="float" office:value="1.69831902223514E-027" calcext:value-type="float">
            <text:p>1.70E-027</text:p>
          </table:table-cell>
          <table:table-cell table:style-name="ce2" office:value-type="float" office:value="1.58902673951792E-029" calcext:value-type="float">
            <text:p>1.59E-029</text:p>
          </table:table-cell>
          <table:table-cell table:style-name="ce2" office:value-type="float" office:value="1.49281157557611E-031" calcext:value-type="float">
            <text:p>1.49E-031</text:p>
          </table:table-cell>
          <table:table-cell table:style-name="ce2" office:value-type="float" office:value="1.40746565591586E-033" calcext:value-type="float">
            <text:p>1.41E-033</text:p>
          </table:table-cell>
          <table:table-cell table:style-name="ce2" office:value-type="float" office:value="1.33125050722043E-035" calcext:value-type="float">
            <text:p>1.33E-035</text:p>
          </table:table-cell>
          <table:table-cell table:style-name="ce2" office:value-type="float" office:value="1.26277919229469E-037" calcext:value-type="float">
            <text:p>1.26E-037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2" office:value-type="float" office:value="-0" calcext:value-type="float">
            <text:p>-0.00E+000</text:p>
          </table:table-cell>
          <table:table-cell table:number-columns-repeated="3" office:value-type="float" office:value="-0" calcext:value-type="float">
            <text:p>0</text:p>
          </table:table-cell>
          <table:table-cell table:number-columns-repeated="11" table:style-name="ce2" office:value-type="float" office:value="-0" calcext:value-type="float">
            <text:p>-0.00E+00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0297359638862053" calcext:value-type="float">
            <text:p>0.0029735964</text:p>
          </table:table-cell>
          <table:table-cell table:style-name="ce2" office:value-type="float" office:value="-0.000303964747643483" calcext:value-type="float">
            <text:p>-3.04E-004</text:p>
          </table:table-cell>
          <table:table-cell table:style-name="ce2" office:value-type="float" office:value="-0.000139814179135332" calcext:value-type="float">
            <text:p>-1.40E-004</text:p>
          </table:table-cell>
          <table:table-cell table:style-name="ce2" office:value-type="float" office:value="-0.0000866771925561753" calcext:value-type="float">
            <text:p>-8.67E-005</text:p>
          </table:table-cell>
          <table:table-cell table:style-name="ce2" office:value-type="float" office:value="-0.0000627664223088596" calcext:value-type="float">
            <text:p>-6.28E-005</text:p>
          </table:table-cell>
          <table:table-cell table:style-name="ce2" office:value-type="float" office:value="-0.0000489396896362409" calcext:value-type="float">
            <text:p>-4.89E-005</text:p>
          </table:table-cell>
          <table:table-cell table:style-name="ce2" office:value-type="float" office:value="-0.0000399500953916445" calcext:value-type="float">
            <text:p>-4.00E-005</text:p>
          </table:table-cell>
          <table:table-cell table:style-name="ce2" office:value-type="float" office:value="-0.0000336587031873433" calcext:value-type="float">
            <text:p>-3.37E-005</text:p>
          </table:table-cell>
          <table:table-cell table:style-name="ce2" office:value-type="float" office:value="-0.0000290201531714952" calcext:value-type="float">
            <text:p>-2.90E-005</text:p>
          </table:table-cell>
          <table:table-cell table:style-name="ce2" office:value-type="float" office:value="-0.000025464976145097" calcext:value-type="float">
            <text:p>-2.55E-005</text:p>
          </table:table-cell>
          <table:table-cell table:style-name="ce2" office:value-type="float" office:value="-0.0000226571719788874" calcext:value-type="float">
            <text:p>-2.27E-005</text:p>
          </table:table-cell>
          <table:table-cell table:style-name="ce2" office:value-type="float" office:value="-0.0000203859978961094" calcext:value-type="float">
            <text:p>-2.04E-005</text:p>
          </table:table-cell>
          <table:table-cell table:style-name="ce2" office:value-type="float" office:value="-0.0000185127361476718" calcext:value-type="float">
            <text:p>-1.85E-005</text:p>
          </table:table-cell>
          <table:table-cell table:style-name="ce2" office:value-type="float" office:value="-0.0000169424349365775" calcext:value-type="float">
            <text:p>-1.69E-005</text:p>
          </table:table-cell>
          <table:table-cell table:style-name="ce2" office:value-type="float" office:value="-0.0000156079618384999" calcext:value-type="float">
            <text:p>-1.56E-005</text:p>
          </table:table-cell>
          <table:table-cell table:style-name="ce2" office:value-type="float" office:value="-0.0000144605426629243" calcext:value-type="float">
            <text:p>-1.45E-005</text:p>
          </table:table-cell>
          <table:table-cell table:style-name="ce2" office:value-type="float" office:value="-0.0000134639079154149" calcext:value-type="float">
            <text:p>-1.35E-005</text:p>
          </table:table-cell>
          <table:table-cell table:style-name="ce2" office:value-type="float" office:value="-0.0000125905400724363" calcext:value-type="float">
            <text:p>-1.26E-005</text:p>
          </table:table-cell>
          <table:table-cell table:style-name="ce2" office:value-type="float" office:value="-0.000011819192920061" calcext:value-type="float">
            <text:p>-1.18E-005</text:p>
          </table:table-cell>
          <table:table-cell table:style-name="ce2" office:value-type="float" office:value="-0.000011133207531486" calcext:value-type="float">
            <text:p>-1.11E-005</text:p>
          </table:table-cell>
          <table:table-cell table:style-name="ce2" office:value-type="float" office:value="-0.0000105193420227161" calcext:value-type="float">
            <text:p>-1.05E-005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542240372829764" calcext:value-type="float">
            <text:p>0.5422403728</text:p>
          </table:table-cell>
          <table:table-cell office:value-type="float" office:value="-0.00772089975374213" calcext:value-type="float">
            <text:p>-0.0077208998</text:p>
          </table:table-cell>
          <table:table-cell table:style-name="ce2" office:value-type="float" office:value="0.0659506028930237" calcext:value-type="float">
            <text:p>6.60E-002</text:p>
          </table:table-cell>
          <table:table-cell table:style-name="ce2" office:value-type="float" office:value="0.0482865047406506" calcext:value-type="float">
            <text:p>4.83E-002</text:p>
          </table:table-cell>
          <table:table-cell table:style-name="ce2" office:value-type="float" office:value="0.0052349292584372" calcext:value-type="float">
            <text:p>5.23E-003</text:p>
          </table:table-cell>
          <table:table-cell table:style-name="ce2" office:value-type="float" office:value="-0.0152460501940587" calcext:value-type="float">
            <text:p>-1.52E-002</text:p>
          </table:table-cell>
          <table:table-cell table:style-name="ce2" office:value-type="float" office:value="-0.00868792001483879" calcext:value-type="float">
            <text:p>-8.69E-003</text:p>
          </table:table-cell>
          <table:table-cell table:style-name="ce2" office:value-type="float" office:value="0.00468346684369243" calcext:value-type="float">
            <text:p>4.68E-003</text:p>
          </table:table-cell>
          <table:table-cell table:style-name="ce2" office:value-type="float" office:value="0.00922490342188752" calcext:value-type="float">
            <text:p>9.22E-003</text:p>
          </table:table-cell>
          <table:table-cell table:style-name="ce2" office:value-type="float" office:value="0.00489793953399248" calcext:value-type="float">
            <text:p>4.90E-003</text:p>
          </table:table-cell>
          <table:table-cell table:style-name="ce2" office:value-type="float" office:value="-0.000380805247182528" calcext:value-type="float">
            <text:p>-3.81E-004</text:p>
          </table:table-cell>
          <table:table-cell table:style-name="ce2" office:value-type="float" office:value="-0.00157932758232409" calcext:value-type="float">
            <text:p>-1.58E-003</text:p>
          </table:table-cell>
          <table:table-cell table:style-name="ce2" office:value-type="float" office:value="0.000328672930587076" calcext:value-type="float">
            <text:p>3.29E-004</text:p>
          </table:table-cell>
          <table:table-cell table:style-name="ce2" office:value-type="float" office:value="0.00204863660007304" calcext:value-type="float">
            <text:p>2.05E-003</text:p>
          </table:table-cell>
          <table:table-cell table:style-name="ce2" office:value-type="float" office:value="0.00200399596204866" calcext:value-type="float">
            <text:p>2.00E-003</text:p>
          </table:table-cell>
          <table:table-cell table:style-name="ce2" office:value-type="float" office:value="0.000962385918848053" calcext:value-type="float">
            <text:p>9.62E-004</text:p>
          </table:table-cell>
          <table:table-cell table:style-name="ce2" office:value-type="float" office:value="0.000260955985447482" calcext:value-type="float">
            <text:p>2.61E-004</text:p>
          </table:table-cell>
          <table:table-cell table:style-name="ce2" office:value-type="float" office:value="0.000328587631389317" calcext:value-type="float">
            <text:p>3.29E-004</text:p>
          </table:table-cell>
          <table:table-cell table:style-name="ce2" office:value-type="float" office:value="0.000705037437137992" calcext:value-type="float">
            <text:p>7.05E-004</text:p>
          </table:table-cell>
          <table:table-cell table:style-name="ce2" office:value-type="float" office:value="0.000860923905753004" calcext:value-type="float">
            <text:p>8.61E-004</text:p>
          </table:table-cell>
          <table:table-cell table:style-name="ce2" office:value-type="float" office:value="0.000711819924065641" calcext:value-type="float">
            <text:p>7.12E-004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5.81798315346256" calcext:value-type="float">
            <text:p>-5.8179831535</text:p>
          </table:table-cell>
          <table:table-cell office:value-type="float" office:value="-0.102221252624165" calcext:value-type="float">
            <text:p>-0.1022212526</text:p>
          </table:table-cell>
          <table:table-cell office:value-type="float" office:value="-0.0522431384295072" calcext:value-type="float">
            <text:p>-0.0522431384</text:p>
          </table:table-cell>
          <table:table-cell table:style-name="ce2" office:value-type="float" office:value="-0.034311280905881" calcext:value-type="float">
            <text:p>-3.43E-002</text:p>
          </table:table-cell>
          <table:table-cell table:style-name="ce2" office:value-type="float" office:value="-0.025711531006562" calcext:value-type="float">
            <text:p>-2.57E-002</text:p>
          </table:table-cell>
          <table:table-cell table:style-name="ce2" office:value-type="float" office:value="-0.0205693210862134" calcext:value-type="float">
            <text:p>-2.06E-002</text:p>
          </table:table-cell>
          <table:table-cell table:style-name="ce2" office:value-type="float" office:value="-0.0171411171253931" calcext:value-type="float">
            <text:p>-1.71E-002</text:p>
          </table:table-cell>
          <table:table-cell office:value-type="float" office:value="-0.0146923861690037" calcext:value-type="float">
            <text:p>-0.0146923862</text:p>
          </table:table-cell>
          <table:table-cell office:value-type="float" office:value="-0.012855837890625" calcext:value-type="float">
            <text:p>-0.0128558379</text:p>
          </table:table-cell>
          <table:table-cell office:value-type="float" office:value="-0.0114274114582392" calcext:value-type="float">
            <text:p>-0.0114274115</text:p>
          </table:table-cell>
          <table:table-cell table:style-name="ce2" office:value-type="float" office:value="-0.0102846703124162" calcext:value-type="float">
            <text:p>-1.03E-002</text:p>
          </table:table-cell>
          <table:table-cell table:style-name="ce2" office:value-type="float" office:value="-0.00934970028401477" calcext:value-type="float">
            <text:p>-9.35E-003</text:p>
          </table:table-cell>
          <table:table-cell table:style-name="ce2" office:value-type="float" office:value="-0.00857055859368021" calcext:value-type="float">
            <text:p>-8.57E-003</text:p>
          </table:table-cell>
          <table:table-cell table:style-name="ce2" office:value-type="float" office:value="-0.00791128485570481" calcext:value-type="float">
            <text:p>-7.91E-003</text:p>
          </table:table-cell>
          <table:table-cell table:style-name="ce2" office:value-type="float" office:value="-0.00734619308029732" calcext:value-type="float">
            <text:p>-7.35E-003</text:p>
          </table:table-cell>
          <table:table-cell table:style-name="ce2" office:value-type="float" office:value="-0.00685644687494417" calcext:value-type="float">
            <text:p>-6.86E-003</text:p>
          </table:table-cell>
          <table:table-cell table:style-name="ce2" office:value-type="float" office:value="-0.00642791894526016" calcext:value-type="float">
            <text:p>-6.43E-003</text:p>
          </table:table-cell>
          <table:table-cell table:style-name="ce2" office:value-type="float" office:value="-0.00604980606612721" calcext:value-type="float">
            <text:p>-6.05E-003</text:p>
          </table:table-cell>
          <table:table-cell table:style-name="ce2" office:value-type="float" office:value="-0.00571370572912014" calcext:value-type="float">
            <text:p>-5.71E-003</text:p>
          </table:table-cell>
          <table:table-cell table:style-name="ce2" office:value-type="float" office:value="-0.00541298437495592" calcext:value-type="float">
            <text:p>-5.41E-003</text:p>
          </table:table-cell>
          <table:table-cell table:style-name="ce2" office:value-type="float" office:value="-0.00514233515620813" calcext:value-type="float">
            <text:p>-5.14E-003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18.0351769750055" calcext:value-type="float">
            <text:p>18.035176975</text:p>
          </table:table-cell>
          <table:table-cell office:value-type="float" office:value="1.03694781076228" calcext:value-type="float">
            <text:p>1.0369478108</text:p>
          </table:table-cell>
          <table:table-cell office:value-type="float" office:value="0.0161053582483138" calcext:value-type="float">
            <text:p>0.0161053582</text:p>
          </table:table-cell>
          <table:table-cell table:style-name="ce2" office:value-type="float" office:value="0.0000536613118659465" calcext:value-type="float">
            <text:p>5.37E-005</text:p>
          </table:table-cell>
          <table:table-cell table:style-name="ce2" office:value-type="float" office:value="0.000000268190531385035" calcext:value-type="float">
            <text:p>2.68E-007</text:p>
          </table:table-cell>
          <table:table-cell table:style-name="ce2" office:value-type="float" office:value="0.00000000160844732169643" calcext:value-type="float">
            <text:p>1.61E-009</text:p>
          </table:table-cell>
          <table:table-cell table:style-name="ce2" office:value-type="float" office:value="0.0000000000107183450400465" calcext:value-type="float">
            <text:p>1.07E-011</text:p>
          </table:table-cell>
          <table:table-cell table:style-name="ce2" office:value-type="float" office:value="0.0000000000000765264995767515" calcext:value-type="float">
            <text:p>7.65E-014</text:p>
          </table:table-cell>
          <table:table-cell table:style-name="ce2" office:value-type="float" office:value="5.73700545314471E-016" calcext:value-type="float">
            <text:p>5.74E-016</text:p>
          </table:table-cell>
          <table:table-cell table:style-name="ce2" office:value-type="float" office:value="4.46018573106672E-018" calcext:value-type="float">
            <text:p>4.46E-018</text:p>
          </table:table-cell>
          <table:table-cell table:style-name="ce2" office:value-type="float" office:value="3.56660555531019E-020" calcext:value-type="float">
            <text:p>3.57E-020</text:p>
          </table:table-cell>
          <table:table-cell table:style-name="ce2" office:value-type="float" office:value="2.9168698852286E-022" calcext:value-type="float">
            <text:p>2.92E-022</text:p>
          </table:table-cell>
          <table:table-cell table:style-name="ce2" office:value-type="float" office:value="2.42967374846549E-024" calcext:value-type="float">
            <text:p>2.43E-024</text:p>
          </table:table-cell>
          <table:table-cell table:style-name="ce2" office:value-type="float" office:value="2.05498873226849E-026" calcext:value-type="float">
            <text:p>2.05E-026</text:p>
          </table:table-cell>
          <table:table-cell table:style-name="ce2" office:value-type="float" office:value="1.76065719568466E-028" calcext:value-type="float">
            <text:p>1.76E-028</text:p>
          </table:table-cell>
          <table:table-cell table:style-name="ce2" office:value-type="float" office:value="1.5252430335267E-030" calcext:value-type="float">
            <text:p>1.53E-030</text:p>
          </table:table-cell>
          <table:table-cell table:style-name="ce2" office:value-type="float" office:value="1.33401051717564E-032" calcext:value-type="float">
            <text:p>1.33E-032</text:p>
          </table:table-cell>
          <table:table-cell table:style-name="ce2" office:value-type="float" office:value="1.17655908775272E-034" calcext:value-type="float">
            <text:p>1.18E-034</text:p>
          </table:table-cell>
          <table:table-cell table:style-name="ce2" office:value-type="float" office:value="1.04537803047391E-036" calcext:value-type="float">
            <text:p>1.05E-036</text:p>
          </table:table-cell>
          <table:table-cell table:style-name="ce2" office:value-type="float" office:value="9.34933768162487E-039" calcext:value-type="float">
            <text:p>9.35E-039</text:p>
          </table:table-cell>
          <table:table-cell table:style-name="ce2" office:value-type="float" office:value="8.41076481287692E-041" calcext:value-type="float">
            <text:p>8.41E-041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1.49595030943695" calcext:value-type="float">
            <text:p>1.4959503094</text:p>
          </table:table-cell>
          <table:table-cell table:style-name="ce2" office:value-type="float" office:value="0.0545004688499444" calcext:value-type="float">
            <text:p>5.45E-002</text:p>
          </table:table-cell>
          <table:table-cell table:style-name="ce2" office:value-type="float" office:value="-0.465533667480167" calcext:value-type="float">
            <text:p>-4.66E-001</text:p>
          </table:table-cell>
          <table:table-cell table:style-name="ce2" office:value-type="float" office:value="-0.340845915816357" calcext:value-type="float">
            <text:p>-3.41E-001</text:p>
          </table:table-cell>
          <table:table-cell table:style-name="ce2" office:value-type="float" office:value="-0.0369524418242626" calcext:value-type="float">
            <text:p>-3.70E-002</text:p>
          </table:table-cell>
          <table:table-cell table:style-name="ce2" office:value-type="float" office:value="0.107619177840414" calcext:value-type="float">
            <text:p>1.08E-001</text:p>
          </table:table-cell>
          <table:table-cell table:style-name="ce2" office:value-type="float" office:value="0.0613264942223915" calcext:value-type="float">
            <text:p>6.13E-002</text:p>
          </table:table-cell>
          <table:table-cell table:style-name="ce2" office:value-type="float" office:value="-0.033059765955476" calcext:value-type="float">
            <text:p>-3.31E-002</text:p>
          </table:table-cell>
          <table:table-cell table:style-name="ce2" office:value-type="float" office:value="-0.0651169653309708" calcext:value-type="float">
            <text:p>-6.51E-002</text:p>
          </table:table-cell>
          <table:table-cell table:style-name="ce2" office:value-type="float" office:value="-0.0345736908281822" calcext:value-type="float">
            <text:p>-3.46E-002</text:p>
          </table:table-cell>
          <table:table-cell table:style-name="ce2" office:value-type="float" office:value="0.0026880370389355" calcext:value-type="float">
            <text:p>2.69E-003</text:p>
          </table:table-cell>
          <table:table-cell table:style-name="ce2" office:value-type="float" office:value="0.0111481946987583" calcext:value-type="float">
            <text:p>1.11E-002</text:p>
          </table:table-cell>
          <table:table-cell table:style-name="ce2" office:value-type="float" office:value="-0.00232004421590877" calcext:value-type="float">
            <text:p>-2.32E-003</text:p>
          </table:table-cell>
          <table:table-cell table:style-name="ce2" office:value-type="float" office:value="-0.0144609642358097" calcext:value-type="float">
            <text:p>-1.45E-002</text:p>
          </table:table-cell>
          <table:table-cell table:style-name="ce2" office:value-type="float" office:value="-0.0141458538497552" calcext:value-type="float">
            <text:p>-1.41E-002</text:p>
          </table:table-cell>
          <table:table-cell table:style-name="ce2" office:value-type="float" office:value="-0.0067933123683392" calcext:value-type="float">
            <text:p>-6.79E-003</text:p>
          </table:table-cell>
          <table:table-cell table:style-name="ce2" office:value-type="float" office:value="-0.00184204225021752" calcext:value-type="float">
            <text:p>-1.84E-003</text:p>
          </table:table-cell>
          <table:table-cell table:style-name="ce2" office:value-type="float" office:value="-0.00231944210392459" calcext:value-type="float">
            <text:p>-2.32E-003</text:p>
          </table:table-cell>
          <table:table-cell table:style-name="ce2" office:value-type="float" office:value="-0.00497673485038583" calcext:value-type="float">
            <text:p>-4.98E-003</text:p>
          </table:table-cell>
          <table:table-cell table:style-name="ce2" office:value-type="float" office:value="-0.00607710992296239" calcext:value-type="float">
            <text:p>-6.08E-003</text:p>
          </table:table-cell>
          <table:table-cell table:style-name="ce2" office:value-type="float" office:value="-0.00502461122869864" calcext:value-type="float">
            <text:p>-5.02E-003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693169956395735" calcext:value-type="float">
            <text:p>0.6931699564</text:p>
          </table:table-cell>
          <table:table-cell office:value-type="float" office:value="-0.00372162837529089" calcext:value-type="float">
            <text:p>-0.0037216284</text:p>
          </table:table-cell>
          <table:table-cell table:style-name="ce2" office:value-type="float" office:value="0.215954877897317" calcext:value-type="float">
            <text:p>2.16E-001</text:p>
          </table:table-cell>
          <table:table-cell table:style-name="ce2" office:value-type="float" office:value="0.148910718864502" calcext:value-type="float">
            <text:p>1.49E-001</text:p>
          </table:table-cell>
          <table:table-cell table:style-name="ce2" office:value-type="float" office:value="0.0780536561172224" calcext:value-type="float">
            <text:p>7.81E-002</text:p>
          </table:table-cell>
          <table:table-cell table:style-name="ce2" office:value-type="float" office:value="0.0427423464216142" calcext:value-type="float">
            <text:p>4.27E-002</text:p>
          </table:table-cell>
          <table:table-cell table:style-name="ce2" office:value-type="float" office:value="0.0338471353107326" calcext:value-type="float">
            <text:p>3.38E-002</text:p>
          </table:table-cell>
          <table:table-cell table:style-name="ce2" office:value-type="float" office:value="0.0334660752711871" calcext:value-type="float">
            <text:p>3.35E-002</text:p>
          </table:table-cell>
          <table:table-cell table:style-name="ce2" office:value-type="float" office:value="0.0315054413842087" calcext:value-type="float">
            <text:p>3.15E-002</text:p>
          </table:table-cell>
          <table:table-cell table:style-name="ce2" office:value-type="float" office:value="0.0269453422200739" calcext:value-type="float">
            <text:p>2.69E-002</text:p>
          </table:table-cell>
          <table:table-cell table:style-name="ce2" office:value-type="float" office:value="0.0223687301939017" calcext:value-type="float">
            <text:p>2.24E-002</text:p>
          </table:table-cell>
          <table:table-cell table:style-name="ce2" office:value-type="float" office:value="0.0194271091417119" calcext:value-type="float">
            <text:p>1.94E-002</text:p>
          </table:table-cell>
          <table:table-cell table:style-name="ce2" office:value-type="float" office:value="0.0178742218100039" calcext:value-type="float">
            <text:p>1.79E-002</text:p>
          </table:table-cell>
          <table:table-cell table:style-name="ce2" office:value-type="float" office:value="0.0167486712483787" calcext:value-type="float">
            <text:p>1.67E-002</text:p>
          </table:table-cell>
          <table:table-cell table:style-name="ce2" office:value-type="float" office:value="0.0155055099476561" calcext:value-type="float">
            <text:p>1.55E-002</text:p>
          </table:table-cell>
          <table:table-cell table:style-name="ce2" office:value-type="float" office:value="0.0141937141924486" calcext:value-type="float">
            <text:p>1.42E-002</text:p>
          </table:table-cell>
          <table:table-cell table:style-name="ce2" office:value-type="float" office:value="0.0130514238143744" calcext:value-type="float">
            <text:p>1.31E-002</text:p>
          </table:table-cell>
          <table:table-cell table:style-name="ce2" office:value-type="float" office:value="0.0121686047458558" calcext:value-type="float">
            <text:p>1.22E-002</text:p>
          </table:table-cell>
          <table:table-cell table:style-name="ce2" office:value-type="float" office:value="0.0114634731810344" calcext:value-type="float">
            <text:p>1.15E-002</text:p>
          </table:table-cell>
          <table:table-cell table:style-name="ce2" office:value-type="float" office:value="0.0108252930961845" calcext:value-type="float">
            <text:p>1.08E-002</text:p>
          </table:table-cell>
          <table:table-cell table:style-name="ce2" office:value-type="float" office:value="0.010212451860839" calcext:value-type="float">
            <text:p>1.02E-002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185.524197997614" calcext:value-type="float">
            <text:p>185.5241979976</text:p>
          </table:table-cell>
          <table:table-cell table:style-name="ce2" office:value-type="float" office:value="-1.99215823825123" calcext:value-type="float">
            <text:p>-1.99E+000</text:p>
          </table:table-cell>
          <table:table-cell table:style-name="ce2" office:value-type="float" office:value="115.604286290951" calcext:value-type="float">
            <text:p>1.16E+002</text:p>
          </table:table-cell>
          <table:table-cell table:style-name="ce2" office:value-type="float" office:value="79.0900796929194" calcext:value-type="float">
            <text:p>7.91E+001</text:p>
          </table:table-cell>
          <table:table-cell table:style-name="ce2" office:value-type="float" office:value="59.3607774203097" calcext:value-type="float">
            <text:p>5.94E+001</text:p>
          </table:table-cell>
          <table:table-cell table:style-name="ce2" office:value-type="float" office:value="47.4889376721687" calcext:value-type="float">
            <text:p>4.75E+001</text:p>
          </table:table-cell>
          <table:table-cell table:style-name="ce2" office:value-type="float" office:value="39.5741135987291" calcext:value-type="float">
            <text:p>3.96E+001</text:p>
          </table:table-cell>
          <table:table-cell table:style-name="ce2" office:value-type="float" office:value="33.9206687714089" calcext:value-type="float">
            <text:p>3.39E+001</text:p>
          </table:table-cell>
          <table:table-cell table:style-name="ce2" office:value-type="float" office:value="29.680585174735" calcext:value-type="float">
            <text:p>2.97E+001</text:p>
          </table:table-cell>
          <table:table-cell table:style-name="ce2" office:value-type="float" office:value="26.3827423775403" calcext:value-type="float">
            <text:p>2.64E+001</text:p>
          </table:table-cell>
          <table:table-cell table:style-name="ce2" office:value-type="float" office:value="23.7444681397862" calcext:value-type="float">
            <text:p>2.37E+001</text:p>
          </table:table-cell>
          <table:table-cell table:style-name="ce2" office:value-type="float" office:value="21.5858801270784" calcext:value-type="float">
            <text:p>2.16E+001</text:p>
          </table:table-cell>
          <table:table-cell table:style-name="ce2" office:value-type="float" office:value="19.7870567831552" calcext:value-type="float">
            <text:p>1.98E+001</text:p>
          </table:table-cell>
          <table:table-cell table:style-name="ce2" office:value-type="float" office:value="18.2649754921433" calcext:value-type="float">
            <text:p>1.83E+001</text:p>
          </table:table-cell>
          <table:table-cell table:style-name="ce2" office:value-type="float" office:value="16.9603343855616" calcext:value-type="float">
            <text:p>1.70E+001</text:p>
          </table:table-cell>
          <table:table-cell table:style-name="ce2" office:value-type="float" office:value="15.8296454265242" calcext:value-type="float">
            <text:p>1.58E+001</text:p>
          </table:table-cell>
          <table:table-cell table:style-name="ce2" office:value-type="float" office:value="14.8402925873664" calcext:value-type="float">
            <text:p>1.48E+001</text:p>
          </table:table-cell>
          <table:table-cell table:style-name="ce2" office:value-type="float" office:value="13.9673341998743" calcext:value-type="float">
            <text:p>1.40E+001</text:p>
          </table:table-cell>
          <table:table-cell table:style-name="ce2" office:value-type="float" office:value="13.1913711887701" calcext:value-type="float">
            <text:p>1.32E+001</text:p>
          </table:table-cell>
          <table:table-cell table:style-name="ce2" office:value-type="float" office:value="12.4970884946243" calcext:value-type="float">
            <text:p>1.25E+001</text:p>
          </table:table-cell>
          <table:table-cell table:style-name="ce2" office:value-type="float" office:value="11.8722340698931" calcext:value-type="float">
            <text:p>1.19E+001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1.0369478107626" calcext:value-type="float">
            <text:p>1.0369478108</text:p>
          </table:table-cell>
          <table:table-cell office:value-type="float" office:value="0.0322107164966373" calcext:value-type="float">
            <text:p>0.0322107165</text:p>
          </table:table-cell>
          <table:table-cell table:style-name="ce2" office:value-type="float" office:value="0.000160983935597881" calcext:value-type="float">
            <text:p>1.61E-004</text:p>
          </table:table-cell>
          <table:table-cell table:style-name="ce2" office:value-type="float" office:value="0.00000107276212554034" calcext:value-type="float">
            <text:p>1.07E-006</text:p>
          </table:table-cell>
          <table:table-cell table:style-name="ce2" office:value-type="float" office:value="0.00000000804223660848381" calcext:value-type="float">
            <text:p>8.04E-009</text:p>
          </table:table-cell>
          <table:table-cell table:style-name="ce2" office:value-type="float" office:value="0.0000000000643100702402916" calcext:value-type="float">
            <text:p>6.43E-011</text:p>
          </table:table-cell>
          <table:table-cell table:style-name="ce2" office:value-type="float" office:value="0.0000000000005356854970374" calcext:value-type="float">
            <text:p>5.36E-013</text:p>
          </table:table-cell>
          <table:table-cell table:style-name="ce2" office:value-type="float" office:value="4.58960436251621E-015" calcext:value-type="float">
            <text:p>4.59E-015</text:p>
          </table:table-cell>
          <table:table-cell table:style-name="ce2" office:value-type="float" office:value="4.01416715796239E-017" calcext:value-type="float">
            <text:p>4.01E-017</text:p>
          </table:table-cell>
          <table:table-cell table:style-name="ce2" office:value-type="float" office:value="3.5666055553073E-019" calcext:value-type="float">
            <text:p>3.57E-019</text:p>
          </table:table-cell>
          <table:table-cell table:style-name="ce2" office:value-type="float" office:value="3.20855687376168E-021" calcext:value-type="float">
            <text:p>3.21E-021</text:p>
          </table:table-cell>
          <table:table-cell table:style-name="ce2" office:value-type="float" office:value="2.91560849813474E-023" calcext:value-type="float">
            <text:p>2.92E-023</text:p>
          </table:table-cell>
          <table:table-cell table:style-name="ce2" office:value-type="float" office:value="2.67148535201327E-025" calcext:value-type="float">
            <text:p>2.67E-025</text:p>
          </table:table-cell>
          <table:table-cell table:style-name="ce2" office:value-type="float" office:value="2.46492007379359E-027" calcext:value-type="float">
            <text:p>2.46E-027</text:p>
          </table:table-cell>
          <table:table-cell table:style-name="ce2" office:value-type="float" office:value="2.28786455072212E-029" calcext:value-type="float">
            <text:p>2.29E-029</text:p>
          </table:table-cell>
          <table:table-cell table:style-name="ce2" office:value-type="float" office:value="2.13441682635438E-031" calcext:value-type="float">
            <text:p>2.13E-031</text:p>
          </table:table-cell>
          <table:table-cell table:style-name="ce2" office:value-type="float" office:value="2.00015045212798E-033" calcext:value-type="float">
            <text:p>2.00E-033</text:p>
          </table:table-cell>
          <table:table-cell table:style-name="ce2" office:value-type="float" office:value="1.88168044713528E-035" calcext:value-type="float">
            <text:p>1.88E-035</text:p>
          </table:table-cell>
          <table:table-cell table:style-name="ce2" office:value-type="float" office:value="1.77637417973487E-037" calcext:value-type="float">
            <text:p>1.78E-037</text:p>
          </table:table-cell>
          <table:table-cell table:style-name="ce2" office:value-type="float" office:value="1.68215290953534E-039" calcext:value-type="float">
            <text:p>1.68E-039</text:p>
          </table:table-cell>
          <table:table-cell table:style-name="ce2" office:value-type="float" office:value="1.59735456102122E-041" calcext:value-type="float">
            <text:p>1.60E-041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0.999999999999689" calcext:value-type="float">
            <text:p>1</text:p>
          </table:table-cell>
          <table:table-cell table:style-name="ce2" office:value-type="float" office:value="1.87143370500295E-016" calcext:value-type="float">
            <text:p>1.87E-016</text:p>
          </table:table-cell>
          <table:table-cell table:style-name="ce2" office:value-type="float" office:value="2.8582782166431E-018" calcext:value-type="float">
            <text:p>2.86E-018</text:p>
          </table:table-cell>
          <table:table-cell table:style-name="ce2" office:value-type="float" office:value="7.92087804922118E-021" calcext:value-type="float">
            <text:p>7.92E-021</text:p>
          </table:table-cell>
          <table:table-cell table:style-name="ce2" office:value-type="float" office:value="-5.04359431827543E-023" calcext:value-type="float">
            <text:p>-5.04E-023</text:p>
          </table:table-cell>
          <table:table-cell table:style-name="ce2" office:value-type="float" office:value="2.8582099821923E-024" calcext:value-type="float">
            <text:p>2.86E-024</text:p>
          </table:table-cell>
          <table:table-cell table:style-name="ce2" office:value-type="float" office:value="-9.45680892462915E-026" calcext:value-type="float">
            <text:p>-9.46E-026</text:p>
          </table:table-cell>
          <table:table-cell table:style-name="ce2" office:value-type="float" office:value="3.1131160205097E-027" calcext:value-type="float">
            <text:p>3.11E-027</text:p>
          </table:table-cell>
          <table:table-cell table:style-name="ce2" office:value-type="float" office:value="-9.69986673245011E-029" calcext:value-type="float">
            <text:p>-9.70E-029</text:p>
          </table:table-cell>
          <table:table-cell table:style-name="ce2" office:value-type="float" office:value="2.95151004071859E-030" calcext:value-type="float">
            <text:p>2.95E-030</text:p>
          </table:table-cell>
          <table:table-cell table:style-name="ce2" office:value-type="float" office:value="-8.79854480363965E-032" calcext:value-type="float">
            <text:p>-8.80E-032</text:p>
          </table:table-cell>
          <table:table-cell table:style-name="ce2" office:value-type="float" office:value="2.58440855272749E-033" calcext:value-type="float">
            <text:p>2.58E-033</text:p>
          </table:table-cell>
          <table:table-cell table:style-name="ce2" office:value-type="float" office:value="-7.50271480171989E-035" calcext:value-type="float">
            <text:p>-7.50E-035</text:p>
          </table:table-cell>
          <table:table-cell table:style-name="ce2" office:value-type="float" office:value="2.15783774991152E-036" calcext:value-type="float">
            <text:p>2.16E-036</text:p>
          </table:table-cell>
          <table:table-cell table:style-name="ce2" office:value-type="float" office:value="-6.15868088204655E-038" calcext:value-type="float">
            <text:p>-6.16E-038</text:p>
          </table:table-cell>
          <table:table-cell table:style-name="ce2" office:value-type="float" office:value="1.74653704605888E-039" calcext:value-type="float">
            <text:p>1.75E-039</text:p>
          </table:table-cell>
          <table:table-cell table:style-name="ce2" office:value-type="float" office:value="-4.92618657690079E-041" calcext:value-type="float">
            <text:p>-4.93E-041</text:p>
          </table:table-cell>
          <table:table-cell table:style-name="ce2" office:value-type="float" office:value="1.38299090462909E-042" calcext:value-type="float">
            <text:p>1.38E-042</text:p>
          </table:table-cell>
          <table:table-cell table:style-name="ce2" office:value-type="float" office:value="-3.8669548777739E-044" calcext:value-type="float">
            <text:p>-3.87E-044</text:p>
          </table:table-cell>
          <table:table-cell table:style-name="ce2" office:value-type="float" office:value="1.07739870888808E-045" calcext:value-type="float">
            <text:p>1.08E-045</text:p>
          </table:table-cell>
          <table:table-cell table:style-name="ce2" office:value-type="float" office:value="-2.99239965513999E-047" calcext:value-type="float">
            <text:p>-2.99E-047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1.57079553801801" calcext:value-type="float">
            <text:p>1.570795538</text:p>
          </table:table-cell>
          <table:table-cell table:style-name="ce2" office:value-type="float" office:value="0.000000000237257674194406" calcext:value-type="float">
            <text:p>2.37E-010</text:p>
          </table:table-cell>
          <table:table-cell table:style-name="ce2" office:value-type="float" office:value="0.00000000000362368402400985" calcext:value-type="float">
            <text:p>3.62E-012</text:p>
          </table:table-cell>
          <table:table-cell table:style-name="ce2" office:value-type="float" office:value="0.0000000000000100419752968629" calcext:value-type="float">
            <text:p>1.00E-014</text:p>
          </table:table-cell>
          <table:table-cell table:style-name="ce2" office:value-type="float" office:value="-6.39419635510091E-017" calcext:value-type="float">
            <text:p>-6.39E-017</text:p>
          </table:table-cell>
          <table:table-cell table:style-name="ce2" office:value-type="float" office:value="3.62359751735428E-018" calcext:value-type="float">
            <text:p>3.62E-018</text:p>
          </table:table-cell>
          <table:table-cell table:style-name="ce2" office:value-type="float" office:value="-1.19892063756269E-019" calcext:value-type="float">
            <text:p>-1.20E-019</text:p>
          </table:table-cell>
          <table:table-cell table:style-name="ce2" office:value-type="float" office:value="3.94676372745096E-021" calcext:value-type="float">
            <text:p>3.95E-021</text:p>
          </table:table-cell>
          <table:table-cell table:style-name="ce2" office:value-type="float" office:value="-1.22973515694653E-022" calcext:value-type="float">
            <text:p>-1.23E-022</text:p>
          </table:table-cell>
          <table:table-cell table:style-name="ce2" office:value-type="float" office:value="3.74188198999671E-024" calcext:value-type="float">
            <text:p>3.74E-024</text:p>
          </table:table-cell>
          <table:table-cell table:style-name="ce2" office:value-type="float" office:value="-1.11546685881857E-025" calcext:value-type="float">
            <text:p>-1.12E-025</text:p>
          </table:table-cell>
          <table:table-cell table:style-name="ce2" office:value-type="float" office:value="3.2764760020569E-027" calcext:value-type="float">
            <text:p>3.28E-027</text:p>
          </table:table-cell>
          <table:table-cell table:style-name="ce2" office:value-type="float" office:value="-9.51183394443147E-029" calcext:value-type="float">
            <text:p>-9.51E-029</text:p>
          </table:table-cell>
          <table:table-cell table:style-name="ce2" office:value-type="float" office:value="2.73567567188866E-030" calcext:value-type="float">
            <text:p>2.74E-030</text:p>
          </table:table-cell>
          <table:table-cell table:style-name="ce2" office:value-type="float" office:value="-7.80788706687115E-032" calcext:value-type="float">
            <text:p>-7.81E-032</text:p>
          </table:table-cell>
          <table:table-cell table:style-name="ce2" office:value-type="float" office:value="2.21423455361807E-033" calcext:value-type="float">
            <text:p>2.21E-033</text:p>
          </table:table-cell>
          <table:table-cell table:style-name="ce2" office:value-type="float" office:value="-6.24534850878595E-035" calcext:value-type="float">
            <text:p>-6.25E-035</text:p>
          </table:table-cell>
          <table:table-cell table:style-name="ce2" office:value-type="float" office:value="1.75333598292652E-036" calcext:value-type="float">
            <text:p>1.75E-036</text:p>
          </table:table-cell>
          <table:table-cell table:style-name="ce2" office:value-type="float" office:value="-4.90246979127648E-038" calcext:value-type="float">
            <text:p>-4.90E-038</text:p>
          </table:table-cell>
          <table:table-cell table:style-name="ce2" office:value-type="float" office:value="1.36591059126213E-039" calcext:value-type="float">
            <text:p>1.37E-039</text:p>
          </table:table-cell>
          <table:table-cell table:style-name="ce2" office:value-type="float" office:value="-3.79372125521029E-041" calcext:value-type="float">
            <text:p>-3.79E-041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3" office:value-type="float" office:value="-0.000000788776890531339" calcext:value-type="float">
            <text:p>-7.89E-007</text:p>
          </table:table-cell>
          <table:table-cell table:style-name="ce2" office:value-type="float" office:value="0.000000000237257674194333" calcext:value-type="float">
            <text:p>2.37E-010</text:p>
          </table:table-cell>
          <table:table-cell table:style-name="ce2" office:value-type="float" office:value="0.00000000000362368402400874" calcext:value-type="float">
            <text:p>3.62E-012</text:p>
          </table:table-cell>
          <table:table-cell table:style-name="ce2" office:value-type="float" office:value="0.0000000000000100419752968604" calcext:value-type="float">
            <text:p>1.00E-014</text:p>
          </table:table-cell>
          <table:table-cell table:style-name="ce2" office:value-type="float" office:value="-6.39419635509823E-017" calcext:value-type="float">
            <text:p>-6.39E-017</text:p>
          </table:table-cell>
          <table:table-cell table:style-name="ce2" office:value-type="float" office:value="3.62359751735316E-018" calcext:value-type="float">
            <text:p>3.62E-018</text:p>
          </table:table-cell>
          <table:table-cell table:style-name="ce2" office:value-type="float" office:value="-1.19892063756231E-019" calcext:value-type="float">
            <text:p>-1.20E-019</text:p>
          </table:table-cell>
          <table:table-cell table:style-name="ce2" office:value-type="float" office:value="3.94676372744972E-021" calcext:value-type="float">
            <text:p>3.95E-021</text:p>
          </table:table-cell>
          <table:table-cell table:style-name="ce2" office:value-type="float" office:value="-1.22973515694614E-022" calcext:value-type="float">
            <text:p>-1.23E-022</text:p>
          </table:table-cell>
          <table:table-cell table:style-name="ce2" office:value-type="float" office:value="3.74188198999554E-024" calcext:value-type="float">
            <text:p>3.74E-024</text:p>
          </table:table-cell>
          <table:table-cell table:style-name="ce2" office:value-type="float" office:value="-1.11546685881822E-025" calcext:value-type="float">
            <text:p>-1.12E-025</text:p>
          </table:table-cell>
          <table:table-cell table:style-name="ce2" office:value-type="float" office:value="3.27647600205587E-027" calcext:value-type="float">
            <text:p>3.28E-027</text:p>
          </table:table-cell>
          <table:table-cell table:style-name="ce2" office:value-type="float" office:value="-9.51183394442848E-029" calcext:value-type="float">
            <text:p>-9.51E-029</text:p>
          </table:table-cell>
          <table:table-cell table:style-name="ce2" office:value-type="float" office:value="2.7356756718878E-030" calcext:value-type="float">
            <text:p>2.74E-030</text:p>
          </table:table-cell>
          <table:table-cell table:style-name="ce2" office:value-type="float" office:value="-7.80788706686869E-032" calcext:value-type="float">
            <text:p>-7.81E-032</text:p>
          </table:table-cell>
          <table:table-cell table:style-name="ce2" office:value-type="float" office:value="2.21423455361737E-033" calcext:value-type="float">
            <text:p>2.21E-033</text:p>
          </table:table-cell>
          <table:table-cell table:style-name="ce2" office:value-type="float" office:value="-6.24534850878399E-035" calcext:value-type="float">
            <text:p>-6.25E-035</text:p>
          </table:table-cell>
          <table:table-cell table:style-name="ce2" office:value-type="float" office:value="1.75333598292597E-036" calcext:value-type="float">
            <text:p>1.75E-036</text:p>
          </table:table-cell>
          <table:table-cell table:style-name="ce2" office:value-type="float" office:value="-4.90246979127493E-038" calcext:value-type="float">
            <text:p>-4.90E-038</text:p>
          </table:table-cell>
          <table:table-cell table:style-name="ce2" office:value-type="float" office:value="1.3659105912617E-039" calcext:value-type="float">
            <text:p>1.37E-039</text:p>
          </table:table-cell>
          <table:table-cell table:style-name="ce2" office:value-type="float" office:value="-3.79372125520909E-041" calcext:value-type="float">
            <text:p>-3.79E-041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-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3" office:value-type="float" office:value="-0.000000000239558246019566" calcext:value-type="float">
            <text:p>-2.40E-010</text:p>
          </table:table-cell>
          <table:table-cell table:style-name="ce2" office:value-type="float" office:value="-0.00000000000729642452620877" calcext:value-type="float">
            <text:p>-7.30E-012</text:p>
          </table:table-cell>
          <table:table-cell table:style-name="ce2" office:value-type="float" office:value="-0.0000000000000304899987789335" calcext:value-type="float">
            <text:p>-3.05E-014</text:p>
          </table:table-cell>
          <table:table-cell table:style-name="ce2" office:value-type="float" office:value="-1.51750560088356E-016" calcext:value-type="float">
            <text:p>-1.52E-016</text:p>
          </table:table-cell>
          <table:table-cell table:style-name="ce2" office:value-type="float" office:value="-1.18134109092598E-018" calcext:value-type="float">
            <text:p>-1.18E-018</text:p>
          </table:table-cell>
          <table:table-cell table:style-name="ce2" office:value-type="float" office:value="-1.0202114561898E-020" calcext:value-type="float">
            <text:p>-1.02E-020</text:p>
          </table:table-cell>
          <table:table-cell table:style-name="ce2" office:value-type="float" office:value="-8.16570831198935E-023" calcext:value-type="float">
            <text:p>-8.17E-023</text:p>
          </table:table-cell>
          <table:table-cell table:style-name="ce2" office:value-type="float" office:value="-8.7419459878992E-025" calcext:value-type="float">
            <text:p>-8.74E-025</text:p>
          </table:table-cell>
          <table:table-cell table:style-name="ce2" office:value-type="float" office:value="-3.04684655911015E-027" calcext:value-type="float">
            <text:p>-3.05E-027</text:p>
          </table:table-cell>
          <table:table-cell table:style-name="ce2" office:value-type="float" office:value="-1.57320362675461E-028" calcext:value-type="float">
            <text:p>-1.57E-028</text:p>
          </table:table-cell>
          <table:table-cell table:style-name="ce2" office:value-type="float" office:value="2.13030443444529E-030" calcext:value-type="float">
            <text:p>2.13E-030</text:p>
          </table:table-cell>
          <table:table-cell table:style-name="ce2" office:value-type="float" office:value="-7.68831095657715E-032" calcext:value-type="float">
            <text:p>-7.69E-032</text:p>
          </table:table-cell>
          <table:table-cell table:style-name="ce2" office:value-type="float" office:value="1.88560259241103E-033" calcext:value-type="float">
            <text:p>1.89E-033</text:p>
          </table:table-cell>
          <table:table-cell table:style-name="ce2" office:value-type="float" office:value="-5.20178584425253E-035" calcext:value-type="float">
            <text:p>-5.20E-035</text:p>
          </table:table-cell>
          <table:table-cell table:style-name="ce2" office:value-type="float" office:value="1.37094200921182E-036" calcext:value-type="float">
            <text:p>1.37E-036</text:p>
          </table:table-cell>
          <table:table-cell table:style-name="ce2" office:value-type="float" office:value="-3.65912166790923E-038" calcext:value-type="float">
            <text:p>-3.66E-038</text:p>
          </table:table-cell>
          <table:table-cell table:style-name="ce2" office:value-type="float" office:value="9.69967076568287E-040" calcext:value-type="float">
            <text:p>9.70E-040</text:p>
          </table:table-cell>
          <table:table-cell table:style-name="ce2" office:value-type="float" office:value="-2.5726401947811E-041" calcext:value-type="float">
            <text:p>-2.57E-041</text:p>
          </table:table-cell>
          <table:table-cell table:style-name="ce2" office:value-type="float" office:value="6.81205629083357E-043" calcext:value-type="float">
            <text:p>6.81E-043</text:p>
          </table:table-cell>
          <table:table-cell table:style-name="ce2" office:value-type="float" office:value="-1.80271469572097E-044" calcext:value-type="float">
            <text:p>-1.80E-044</text:p>
          </table:table-cell>
          <table:table-cell table:style-name="ce2" office:value-type="float" office:value="4.76710545097675E-046" calcext:value-type="float">
            <text:p>4.77E-046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3" office:value-type="float" office:value="-0.000000000239558246019566" calcext:value-type="float">
            <text:p>-2.40E-010</text:p>
          </table:table-cell>
          <table:table-cell table:style-name="ce2" office:value-type="float" office:value="-0.00000000000729642452620877" calcext:value-type="float">
            <text:p>-7.30E-012</text:p>
          </table:table-cell>
          <table:table-cell table:style-name="ce2" office:value-type="float" office:value="-0.0000000000000304899987789335" calcext:value-type="float">
            <text:p>-3.05E-014</text:p>
          </table:table-cell>
          <table:table-cell table:style-name="ce2" office:value-type="float" office:value="-1.51750560088356E-016" calcext:value-type="float">
            <text:p>-1.52E-016</text:p>
          </table:table-cell>
          <table:table-cell table:style-name="ce2" office:value-type="float" office:value="-1.18134109092598E-018" calcext:value-type="float">
            <text:p>-1.18E-018</text:p>
          </table:table-cell>
          <table:table-cell table:style-name="ce2" office:value-type="float" office:value="-1.0202114561898E-020" calcext:value-type="float">
            <text:p>-1.02E-020</text:p>
          </table:table-cell>
          <table:table-cell table:style-name="ce2" office:value-type="float" office:value="-8.16570831198935E-023" calcext:value-type="float">
            <text:p>-8.17E-023</text:p>
          </table:table-cell>
          <table:table-cell table:style-name="ce2" office:value-type="float" office:value="-8.7419459878992E-025" calcext:value-type="float">
            <text:p>-8.74E-025</text:p>
          </table:table-cell>
          <table:table-cell table:style-name="ce2" office:value-type="float" office:value="-3.04684655911015E-027" calcext:value-type="float">
            <text:p>-3.05E-027</text:p>
          </table:table-cell>
          <table:table-cell table:style-name="ce2" office:value-type="float" office:value="-1.57320362675461E-028" calcext:value-type="float">
            <text:p>-1.57E-028</text:p>
          </table:table-cell>
          <table:table-cell table:style-name="ce2" office:value-type="float" office:value="2.13030443444529E-030" calcext:value-type="float">
            <text:p>2.13E-030</text:p>
          </table:table-cell>
          <table:table-cell table:style-name="ce2" office:value-type="float" office:value="-7.68831095657715E-032" calcext:value-type="float">
            <text:p>-7.69E-032</text:p>
          </table:table-cell>
          <table:table-cell table:style-name="ce2" office:value-type="float" office:value="1.88560259241103E-033" calcext:value-type="float">
            <text:p>1.89E-033</text:p>
          </table:table-cell>
          <table:table-cell table:style-name="ce2" office:value-type="float" office:value="-5.20178584425253E-035" calcext:value-type="float">
            <text:p>-5.20E-035</text:p>
          </table:table-cell>
          <table:table-cell table:style-name="ce2" office:value-type="float" office:value="1.37094200921182E-036" calcext:value-type="float">
            <text:p>1.37E-036</text:p>
          </table:table-cell>
          <table:table-cell table:style-name="ce2" office:value-type="float" office:value="-3.65912166790923E-038" calcext:value-type="float">
            <text:p>-3.66E-038</text:p>
          </table:table-cell>
          <table:table-cell table:style-name="ce2" office:value-type="float" office:value="9.69967076568287E-040" calcext:value-type="float">
            <text:p>9.70E-040</text:p>
          </table:table-cell>
          <table:table-cell table:style-name="ce2" office:value-type="float" office:value="-2.5726401947811E-041" calcext:value-type="float">
            <text:p>-2.57E-041</text:p>
          </table:table-cell>
          <table:table-cell table:style-name="ce2" office:value-type="float" office:value="6.81205629083357E-043" calcext:value-type="float">
            <text:p>6.81E-043</text:p>
          </table:table-cell>
          <table:table-cell table:style-name="ce2" office:value-type="float" office:value="-1.80271469572097E-044" calcext:value-type="float">
            <text:p>-1.80E-044</text:p>
          </table:table-cell>
          <table:table-cell table:style-name="ce2" office:value-type="float" office:value="4.76710545097675E-046" calcext:value-type="float">
            <text:p>4.77E-046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3" office:value-type="float" office:value="-0.000000000239558246019566" calcext:value-type="float">
            <text:p>-2.40E-010</text:p>
          </table:table-cell>
          <table:table-cell table:style-name="ce2" office:value-type="float" office:value="-0.00000000000729642452620877" calcext:value-type="float">
            <text:p>-7.30E-012</text:p>
          </table:table-cell>
          <table:table-cell table:style-name="ce2" office:value-type="float" office:value="-0.0000000000000304899987789335" calcext:value-type="float">
            <text:p>-3.05E-014</text:p>
          </table:table-cell>
          <table:table-cell table:style-name="ce2" office:value-type="float" office:value="-1.51750560088356E-016" calcext:value-type="float">
            <text:p>-1.52E-016</text:p>
          </table:table-cell>
          <table:table-cell table:style-name="ce2" office:value-type="float" office:value="-1.18134109092598E-018" calcext:value-type="float">
            <text:p>-1.18E-018</text:p>
          </table:table-cell>
          <table:table-cell table:style-name="ce2" office:value-type="float" office:value="-1.0202114561898E-020" calcext:value-type="float">
            <text:p>-1.02E-020</text:p>
          </table:table-cell>
          <table:table-cell table:style-name="ce2" office:value-type="float" office:value="-8.16570831198935E-023" calcext:value-type="float">
            <text:p>-8.17E-023</text:p>
          </table:table-cell>
          <table:table-cell table:style-name="ce2" office:value-type="float" office:value="-8.7419459878992E-025" calcext:value-type="float">
            <text:p>-8.74E-025</text:p>
          </table:table-cell>
          <table:table-cell table:style-name="ce2" office:value-type="float" office:value="-3.04684655911015E-027" calcext:value-type="float">
            <text:p>-3.05E-027</text:p>
          </table:table-cell>
          <table:table-cell table:style-name="ce2" office:value-type="float" office:value="-1.57320362675461E-028" calcext:value-type="float">
            <text:p>-1.57E-028</text:p>
          </table:table-cell>
          <table:table-cell table:style-name="ce2" office:value-type="float" office:value="2.13030443444529E-030" calcext:value-type="float">
            <text:p>2.13E-030</text:p>
          </table:table-cell>
          <table:table-cell table:style-name="ce2" office:value-type="float" office:value="-7.68831095657715E-032" calcext:value-type="float">
            <text:p>-7.69E-032</text:p>
          </table:table-cell>
          <table:table-cell table:style-name="ce2" office:value-type="float" office:value="1.88560259241103E-033" calcext:value-type="float">
            <text:p>1.89E-033</text:p>
          </table:table-cell>
          <table:table-cell table:style-name="ce2" office:value-type="float" office:value="-5.20178584425253E-035" calcext:value-type="float">
            <text:p>-5.20E-035</text:p>
          </table:table-cell>
          <table:table-cell table:style-name="ce2" office:value-type="float" office:value="1.37094200921182E-036" calcext:value-type="float">
            <text:p>1.37E-036</text:p>
          </table:table-cell>
          <table:table-cell table:style-name="ce2" office:value-type="float" office:value="-3.65912166790923E-038" calcext:value-type="float">
            <text:p>-3.66E-038</text:p>
          </table:table-cell>
          <table:table-cell table:style-name="ce2" office:value-type="float" office:value="9.69967076568287E-040" calcext:value-type="float">
            <text:p>9.70E-040</text:p>
          </table:table-cell>
          <table:table-cell table:style-name="ce2" office:value-type="float" office:value="-2.5726401947811E-041" calcext:value-type="float">
            <text:p>-2.57E-041</text:p>
          </table:table-cell>
          <table:table-cell table:style-name="ce2" office:value-type="float" office:value="6.81205629083357E-043" calcext:value-type="float">
            <text:p>6.81E-043</text:p>
          </table:table-cell>
          <table:table-cell table:style-name="ce2" office:value-type="float" office:value="-1.80271469572097E-044" calcext:value-type="float">
            <text:p>-1.80E-044</text:p>
          </table:table-cell>
          <table:table-cell table:style-name="ce2" office:value-type="float" office:value="4.76710545097675E-046" calcext:value-type="float">
            <text:p>4.77E-046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3" office:value-type="float" office:value="-0.000000000239558246019566" calcext:value-type="float">
            <text:p>-2.40E-010</text:p>
          </table:table-cell>
          <table:table-cell table:style-name="ce2" office:value-type="float" office:value="-0.00000000000729642452620877" calcext:value-type="float">
            <text:p>-7.30E-012</text:p>
          </table:table-cell>
          <table:table-cell table:style-name="ce2" office:value-type="float" office:value="-0.0000000000000304899987789335" calcext:value-type="float">
            <text:p>-3.05E-014</text:p>
          </table:table-cell>
          <table:table-cell table:style-name="ce2" office:value-type="float" office:value="-1.51750560088356E-016" calcext:value-type="float">
            <text:p>-1.52E-016</text:p>
          </table:table-cell>
          <table:table-cell table:style-name="ce2" office:value-type="float" office:value="-1.18134109092598E-018" calcext:value-type="float">
            <text:p>-1.18E-018</text:p>
          </table:table-cell>
          <table:table-cell table:style-name="ce2" office:value-type="float" office:value="-1.0202114561898E-020" calcext:value-type="float">
            <text:p>-1.02E-020</text:p>
          </table:table-cell>
          <table:table-cell table:style-name="ce2" office:value-type="float" office:value="-8.16570831198935E-023" calcext:value-type="float">
            <text:p>-8.17E-023</text:p>
          </table:table-cell>
          <table:table-cell table:style-name="ce2" office:value-type="float" office:value="-8.7419459878992E-025" calcext:value-type="float">
            <text:p>-8.74E-025</text:p>
          </table:table-cell>
          <table:table-cell table:style-name="ce2" office:value-type="float" office:value="-3.04684655911015E-027" calcext:value-type="float">
            <text:p>-3.05E-027</text:p>
          </table:table-cell>
          <table:table-cell table:style-name="ce2" office:value-type="float" office:value="-1.57320362675461E-028" calcext:value-type="float">
            <text:p>-1.57E-028</text:p>
          </table:table-cell>
          <table:table-cell table:style-name="ce2" office:value-type="float" office:value="2.13030443444529E-030" calcext:value-type="float">
            <text:p>2.13E-030</text:p>
          </table:table-cell>
          <table:table-cell table:style-name="ce2" office:value-type="float" office:value="-7.68831095657715E-032" calcext:value-type="float">
            <text:p>-7.69E-032</text:p>
          </table:table-cell>
          <table:table-cell table:style-name="ce2" office:value-type="float" office:value="1.88560259241103E-033" calcext:value-type="float">
            <text:p>1.89E-033</text:p>
          </table:table-cell>
          <table:table-cell table:style-name="ce2" office:value-type="float" office:value="-5.20178584425253E-035" calcext:value-type="float">
            <text:p>-5.20E-035</text:p>
          </table:table-cell>
          <table:table-cell table:style-name="ce2" office:value-type="float" office:value="1.37094200921182E-036" calcext:value-type="float">
            <text:p>1.37E-036</text:p>
          </table:table-cell>
          <table:table-cell table:style-name="ce2" office:value-type="float" office:value="-3.65912166790923E-038" calcext:value-type="float">
            <text:p>-3.66E-038</text:p>
          </table:table-cell>
          <table:table-cell table:style-name="ce2" office:value-type="float" office:value="9.69967076568287E-040" calcext:value-type="float">
            <text:p>9.70E-040</text:p>
          </table:table-cell>
          <table:table-cell table:style-name="ce2" office:value-type="float" office:value="-2.5726401947811E-041" calcext:value-type="float">
            <text:p>-2.57E-041</text:p>
          </table:table-cell>
          <table:table-cell table:style-name="ce2" office:value-type="float" office:value="6.81205629083357E-043" calcext:value-type="float">
            <text:p>6.81E-043</text:p>
          </table:table-cell>
          <table:table-cell table:style-name="ce2" office:value-type="float" office:value="-1.80271469572097E-044" calcext:value-type="float">
            <text:p>-1.80E-044</text:p>
          </table:table-cell>
          <table:table-cell table:style-name="ce2" office:value-type="float" office:value="4.76710545097675E-046" calcext:value-type="float">
            <text:p>4.77E-046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63579054" calcext:value-type="float">
            <text:p>0.7853981636</text:p>
          </table:table-cell>
          <table:table-cell table:style-name="ce2" office:value-type="float" office:value="-0.000000000239558246019566" calcext:value-type="float">
            <text:p>-2.40E-010</text:p>
          </table:table-cell>
          <table:table-cell table:style-name="ce2" office:value-type="float" office:value="-0.00000000000364821226310438" calcext:value-type="float">
            <text:p>-3.65E-012</text:p>
          </table:table-cell>
          <table:table-cell table:style-name="ce2" office:value-type="float" office:value="-0.0000000000000101633329263112" calcext:value-type="float">
            <text:p>-1.02E-014</text:p>
          </table:table-cell>
          <table:table-cell table:style-name="ce2" office:value-type="float" office:value="-3.79376400220889E-017" calcext:value-type="float">
            <text:p>-3.79E-017</text:p>
          </table:table-cell>
          <table:table-cell table:style-name="ce2" office:value-type="float" office:value="-2.36268218185195E-019" calcext:value-type="float">
            <text:p>-2.36E-019</text:p>
          </table:table-cell>
          <table:table-cell table:style-name="ce2" office:value-type="float" office:value="-1.700352426983E-021" calcext:value-type="float">
            <text:p>-1.70E-021</text:p>
          </table:table-cell>
          <table:table-cell table:style-name="ce2" office:value-type="float" office:value="-1.16652975885562E-023" calcext:value-type="float">
            <text:p>-1.17E-023</text:p>
          </table:table-cell>
          <table:table-cell table:style-name="ce2" office:value-type="float" office:value="-1.0927432484874E-025" calcext:value-type="float">
            <text:p>-1.09E-025</text:p>
          </table:table-cell>
          <table:table-cell table:style-name="ce2" office:value-type="float" office:value="-3.38538506567795E-028" calcext:value-type="float">
            <text:p>-3.39E-028</text:p>
          </table:table-cell>
          <table:table-cell table:style-name="ce2" office:value-type="float" office:value="-1.57320362675461E-029" calcext:value-type="float">
            <text:p>-1.57E-029</text:p>
          </table:table-cell>
          <table:table-cell table:style-name="ce2" office:value-type="float" office:value="1.93664039495026E-031" calcext:value-type="float">
            <text:p>1.94E-031</text:p>
          </table:table-cell>
          <table:table-cell table:style-name="ce2" office:value-type="float" office:value="-6.40692579714762E-033" calcext:value-type="float">
            <text:p>-6.41E-033</text:p>
          </table:table-cell>
          <table:table-cell table:style-name="ce2" office:value-type="float" office:value="1.45046353262387E-034" calcext:value-type="float">
            <text:p>1.45E-034</text:p>
          </table:table-cell>
          <table:table-cell table:style-name="ce2" office:value-type="float" office:value="-3.71556131732323E-036" calcext:value-type="float">
            <text:p>-3.72E-036</text:p>
          </table:table-cell>
          <table:table-cell table:style-name="ce2" office:value-type="float" office:value="9.13961339474548E-038" calcext:value-type="float">
            <text:p>9.14E-038</text:p>
          </table:table-cell>
          <table:table-cell table:style-name="ce2" office:value-type="float" office:value="-2.28695104244327E-039" calcext:value-type="float">
            <text:p>-2.29E-039</text:p>
          </table:table-cell>
          <table:table-cell table:style-name="ce2" office:value-type="float" office:value="5.70568868569581E-041" calcext:value-type="float">
            <text:p>5.71E-041</text:p>
          </table:table-cell>
          <table:table-cell table:style-name="ce2" office:value-type="float" office:value="-1.42924455265617E-042" calcext:value-type="float">
            <text:p>-1.43E-042</text:p>
          </table:table-cell>
          <table:table-cell table:style-name="ce2" office:value-type="float" office:value="3.58529278464925E-044" calcext:value-type="float">
            <text:p>3.59E-044</text:p>
          </table:table-cell>
          <table:table-cell table:style-name="ce2" office:value-type="float" office:value="-9.01357347860487E-046" calcext:value-type="float">
            <text:p>-9.01E-046</text:p>
          </table:table-cell>
        </table:table-row>
        <table:table-row table:style-name="ro1">
          <table:table-cell/>
          <table:table-cell table:style-name="ce1"/>
          <table:table-cell table:style-name="ce2"/>
          <table:table-cell/>
          <table:table-cell table:style-name="ce2"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table:formula="of:=((2*[.B35]*([.D35]/2)+2*[.C35]*[.C35]+([.D21]/2)-2*([.D43]/2))/(2*[.B15]))" office:value-type="float" office:value="0.000330632391082083" calcext:value-type="float">
            <text:p>0.0003306324</text:p>
          </table:table-cell>
          <table:table-cell/>
          <table:table-cell table:formula="of:=[.C54]-[.C55]" office:value-type="float" office:value="-0.000725891252214858" calcext:value-type="float">
            <text:p>-0.0007258913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((2*[.B35]*[.C35]+[.C21]-2*[.C43])^2)/(4*([.B15]^(3/2)))" office:value-type="float" office:value="0.00105652364329694" calcext:value-type="float">
            <text:p>0.0010565236</text:p>
          </table:table-cell>
          <table:table-cell table:number-columns-repeated="19"/>
        </table:table-row>
        <table:table-row table:style-name="ro1" table:number-rows-repeated="104852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X step 5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18.1793150709" calcext:value-type="float">
            <text:p>2418.1793150709</text:p>
          </table:table-cell>
          <table:table-cell office:value-type="float" office:value="0.853894495240221" calcext:value-type="float">
            <text:p>0.8538944952</text:p>
          </table:table-cell>
          <table:table-cell office:value-type="float" office:value="0.0120075137777347" calcext:value-type="float">
            <text:p>0.0120075138</text:p>
          </table:table-cell>
          <table:table-cell table:style-name="ce2" office:value-type="float" office:value="0.0000421833774202534" calcext:value-type="float">
            <text:p>4.22E-005</text:p>
          </table:table-cell>
          <table:table-cell table:style-name="ce2" office:value-type="float" office:value="0.000000222290480237322" calcext:value-type="float">
            <text:p>2.22E-007</text:p>
          </table:table-cell>
          <table:table-cell table:style-name="ce2" office:value-type="float" office:value="0.000000001405664321539" calcext:value-type="float">
            <text:p>1.41E-009</text:p>
          </table:table-cell>
          <table:table-cell table:style-name="ce2" office:value-type="float" office:value="0.0000000000098764275719555" calcext:value-type="float">
            <text:p>9.88E-012</text:p>
          </table:table-cell>
          <table:table-cell table:style-name="ce2" office:value-type="float" office:value="0.0000000000000743500613498301" calcext:value-type="float">
            <text:p>7.44E-014</text:p>
          </table:table-cell>
          <table:table-cell table:style-name="ce2" office:value-type="float" office:value="5.87695241833836E-016" calcext:value-type="float">
            <text:p>5.88E-016</text:p>
          </table:table-cell>
          <table:table-cell table:style-name="ce2" office:value-type="float" office:value="4.81744801989265E-018" calcext:value-type="float">
            <text:p>4.82E-018</text:p>
          </table:table-cell>
          <table:table-cell table:style-name="ce2" office:value-type="float" office:value="4.06178546097123E-020" calcext:value-type="float">
            <text:p>4.06E-020</text:p>
          </table:table-cell>
          <table:table-cell table:style-name="ce2" office:value-type="float" office:value="3.50247635633983E-022" calcext:value-type="float">
            <text:p>3.50E-022</text:p>
          </table:table-cell>
          <table:table-cell table:style-name="ce2" office:value-type="float" office:value="3.07614051009776E-024" calcext:value-type="float">
            <text:p>3.08E-024</text:p>
          </table:table-cell>
          <table:table-cell table:style-name="ce2" office:value-type="float" office:value="2.74320650259856E-026" calcext:value-type="float">
            <text:p>2.74E-026</text:p>
          </table:table-cell>
          <table:table-cell table:style-name="ce2" office:value-type="float" office:value="2.4782027419757E-028" calcext:value-type="float">
            <text:p>2.48E-028</text:p>
          </table:table-cell>
          <table:table-cell table:style-name="ce2" office:value-type="float" office:value="2.26339972424169E-030" calcext:value-type="float">
            <text:p>2.26E-030</text:p>
          </table:table-cell>
          <table:table-cell table:style-name="ce2" office:value-type="float" office:value="2.0876939643961E-032" calcext:value-type="float">
            <text:p>2.09E-032</text:p>
          </table:table-cell>
          <table:table-cell table:style-name="ce2" office:value-type="float" office:value="1.9404896427297E-034" calcext:value-type="float">
            <text:p>1.94E-034</text:p>
          </table:table-cell>
          <table:table-cell table:style-name="ce2" office:value-type="float" office:value="1.81992909574621E-036" calcext:value-type="float">
            <text:p>1.82E-036</text:p>
          </table:table-cell>
          <table:table-cell table:style-name="ce2" office:value-type="float" office:value="1.71168029381513E-038" calcext:value-type="float">
            <text:p>1.71E-038</text:p>
          </table:table-cell>
          <table:table-cell table:style-name="ce2" office:value-type="float" office:value="1.63349058478956E-040" calcext:value-type="float">
            <text:p>1.63E-040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18.17930949447" calcext:value-type="float">
            <text:p>2418.1793094945</text:p>
          </table:table-cell>
          <table:table-cell office:value-type="float" office:value="0.853893148570558" calcext:value-type="float">
            <text:p>0.8538931486</text:p>
          </table:table-cell>
          <table:table-cell table:style-name="ce2" office:value-type="float" office:value="0.012007494841393" calcext:value-type="float">
            <text:p>1.20E-002</text:p>
          </table:table-cell>
          <table:table-cell table:style-name="ce2" office:value-type="float" office:value="0.0000421833109433316" calcext:value-type="float">
            <text:p>4.22E-005</text:p>
          </table:table-cell>
          <table:table-cell table:style-name="ce2" office:value-type="float" office:value="0.000000222290128809537" calcext:value-type="float">
            <text:p>2.22E-007</text:p>
          </table:table-cell>
          <table:table-cell table:style-name="ce2" office:value-type="float" office:value="0.00000000140566211700055" calcext:value-type="float">
            <text:p>1.41E-009</text:p>
          </table:table-cell>
          <table:table-cell table:style-name="ce2" office:value-type="float" office:value="0.00000000000987641160376355" calcext:value-type="float">
            <text:p>9.88E-012</text:p>
          </table:table-cell>
          <table:table-cell table:style-name="ce2" office:value-type="float" office:value="0.0000000000000743499501540453" calcext:value-type="float">
            <text:p>7.43E-014</text:p>
          </table:table-cell>
          <table:table-cell table:style-name="ce2" office:value-type="float" office:value="5.87694173620466E-016" calcext:value-type="float">
            <text:p>5.88E-016</text:p>
          </table:table-cell>
          <table:table-cell table:style-name="ce2" office:value-type="float" office:value="4.81744320786189E-018" calcext:value-type="float">
            <text:p>4.82E-018</text:p>
          </table:table-cell>
          <table:table-cell table:style-name="ce2" office:value-type="float" office:value="4.06177305382429E-020" calcext:value-type="float">
            <text:p>4.06E-020</text:p>
          </table:table-cell>
          <table:table-cell table:style-name="ce2" office:value-type="float" office:value="3.50248344468457E-022" calcext:value-type="float">
            <text:p>3.50E-022</text:p>
          </table:table-cell>
          <table:table-cell table:style-name="ce2" office:value-type="float" office:value="3.07610858860602E-024" calcext:value-type="float">
            <text:p>3.08E-024</text:p>
          </table:table-cell>
          <table:table-cell table:style-name="ce2" office:value-type="float" office:value="2.74326028046705E-026" calcext:value-type="float">
            <text:p>2.74E-026</text:p>
          </table:table-cell>
          <table:table-cell table:style-name="ce2" office:value-type="float" office:value="2.47807316232325E-028" calcext:value-type="float">
            <text:p>2.48E-028</text:p>
          </table:table-cell>
          <table:table-cell table:style-name="ce2" office:value-type="float" office:value="2.26366889953886E-030" calcext:value-type="float">
            <text:p>2.26E-030</text:p>
          </table:table-cell>
          <table:table-cell table:style-name="ce2" office:value-type="float" office:value="2.08709609572894E-032" calcext:value-type="float">
            <text:p>2.09E-032</text:p>
          </table:table-cell>
          <table:table-cell table:style-name="ce2" office:value-type="float" office:value="1.94178708550531E-034" calcext:value-type="float">
            <text:p>1.94E-034</text:p>
          </table:table-cell>
          <table:table-cell table:style-name="ce2" office:value-type="float" office:value="1.8170723675281E-036" calcext:value-type="float">
            <text:p>1.82E-036</text:p>
          </table:table-cell>
          <table:table-cell table:style-name="ce2" office:value-type="float" office:value="1.71795790085429E-038" calcext:value-type="float">
            <text:p>1.72E-038</text:p>
          </table:table-cell>
          <table:table-cell table:style-name="ce2" office:value-type="float" office:value="1.61963121868554E-040" calcext:value-type="float">
            <text:p>1.62E-040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0.853894495240221" calcext:value-type="float">
            <text:p>0.8538944952</text:p>
          </table:table-cell>
          <table:table-cell office:value-type="float" office:value="0.0240150275554694" calcext:value-type="float">
            <text:p>0.0240150276</text:p>
          </table:table-cell>
          <table:table-cell table:style-name="ce2" office:value-type="float" office:value="0.00012655013226076" calcext:value-type="float">
            <text:p>1.27E-004</text:p>
          </table:table-cell>
          <table:table-cell table:style-name="ce2" office:value-type="float" office:value="0.000000889161920949289" calcext:value-type="float">
            <text:p>8.89E-007</text:p>
          </table:table-cell>
          <table:table-cell table:style-name="ce2" office:value-type="float" office:value="0.000000007028321607695" calcext:value-type="float">
            <text:p>7.03E-009</text:p>
          </table:table-cell>
          <table:table-cell table:style-name="ce2" office:value-type="float" office:value="0.000000000059258565431733" calcext:value-type="float">
            <text:p>5.93E-011</text:p>
          </table:table-cell>
          <table:table-cell table:style-name="ce2" office:value-type="float" office:value="0.000000000000520450429448811" calcext:value-type="float">
            <text:p>5.20E-013</text:p>
          </table:table-cell>
          <table:table-cell table:style-name="ce2" office:value-type="float" office:value="4.70156193467069E-015" calcext:value-type="float">
            <text:p>4.70E-015</text:p>
          </table:table-cell>
          <table:table-cell table:style-name="ce2" office:value-type="float" office:value="4.33570321790339E-017" calcext:value-type="float">
            <text:p>4.34E-017</text:p>
          </table:table-cell>
          <table:table-cell table:style-name="ce2" office:value-type="float" office:value="4.06178546097123E-019" calcext:value-type="float">
            <text:p>4.06E-019</text:p>
          </table:table-cell>
          <table:table-cell table:style-name="ce2" office:value-type="float" office:value="3.85272399197381E-021" calcext:value-type="float">
            <text:p>3.85E-021</text:p>
          </table:table-cell>
          <table:table-cell table:style-name="ce2" office:value-type="float" office:value="3.69136861211732E-023" calcext:value-type="float">
            <text:p>3.69E-023</text:p>
          </table:table-cell>
          <table:table-cell table:style-name="ce2" office:value-type="float" office:value="3.56616845337813E-025" calcext:value-type="float">
            <text:p>3.57E-025</text:p>
          </table:table-cell>
          <table:table-cell table:style-name="ce2" office:value-type="float" office:value="3.46948383876598E-027" calcext:value-type="float">
            <text:p>3.47E-027</text:p>
          </table:table-cell>
          <table:table-cell table:style-name="ce2" office:value-type="float" office:value="3.39509958636254E-029" calcext:value-type="float">
            <text:p>3.40E-029</text:p>
          </table:table-cell>
          <table:table-cell table:style-name="ce2" office:value-type="float" office:value="3.34031034303376E-031" calcext:value-type="float">
            <text:p>3.34E-031</text:p>
          </table:table-cell>
          <table:table-cell table:style-name="ce2" office:value-type="float" office:value="3.29883239264048E-033" calcext:value-type="float">
            <text:p>3.30E-033</text:p>
          </table:table-cell>
          <table:table-cell table:style-name="ce2" office:value-type="float" office:value="3.27587237234317E-035" calcext:value-type="float">
            <text:p>3.28E-035</text:p>
          </table:table-cell>
          <table:table-cell table:style-name="ce2" office:value-type="float" office:value="3.25219255824875E-037" calcext:value-type="float">
            <text:p>3.25E-037</text:p>
          </table:table-cell>
          <table:table-cell table:style-name="ce2" office:value-type="float" office:value="3.26698116957911E-039" calcext:value-type="float">
            <text:p>3.27E-039</text:p>
          </table:table-cell>
          <table:table-cell table:style-name="ce2" office:value-type="float" office:value="3.22494244598866E-041" calcext:value-type="float">
            <text:p>3.22E-041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0.853893148570558" calcext:value-type="float">
            <text:p>0.8538931486</text:p>
          </table:table-cell>
          <table:table-cell table:style-name="ce2" office:value-type="float" office:value="0.024014989682786" calcext:value-type="float">
            <text:p>2.40E-002</text:p>
          </table:table-cell>
          <table:table-cell table:style-name="ce2" office:value-type="float" office:value="0.000126549932829995" calcext:value-type="float">
            <text:p>1.27E-004</text:p>
          </table:table-cell>
          <table:table-cell table:style-name="ce2" office:value-type="float" office:value="0.000000889160515238147" calcext:value-type="float">
            <text:p>8.89E-007</text:p>
          </table:table-cell>
          <table:table-cell table:style-name="ce2" office:value-type="float" office:value="0.00000000702831058500273" calcext:value-type="float">
            <text:p>7.03E-009</text:p>
          </table:table-cell>
          <table:table-cell table:style-name="ce2" office:value-type="float" office:value="0.0000000000592584696225813" calcext:value-type="float">
            <text:p>5.93E-011</text:p>
          </table:table-cell>
          <table:table-cell table:style-name="ce2" office:value-type="float" office:value="0.000000000000520449651078317" calcext:value-type="float">
            <text:p>5.20E-013</text:p>
          </table:table-cell>
          <table:table-cell table:style-name="ce2" office:value-type="float" office:value="4.70155338896373E-015" calcext:value-type="float">
            <text:p>4.70E-015</text:p>
          </table:table-cell>
          <table:table-cell table:style-name="ce2" office:value-type="float" office:value="4.3356988870757E-017" calcext:value-type="float">
            <text:p>4.34E-017</text:p>
          </table:table-cell>
          <table:table-cell table:style-name="ce2" office:value-type="float" office:value="4.06177305382429E-019" calcext:value-type="float">
            <text:p>4.06E-019</text:p>
          </table:table-cell>
          <table:table-cell table:style-name="ce2" office:value-type="float" office:value="3.85273178915303E-021" calcext:value-type="float">
            <text:p>3.85E-021</text:p>
          </table:table-cell>
          <table:table-cell table:style-name="ce2" office:value-type="float" office:value="3.69133030632723E-023" calcext:value-type="float">
            <text:p>3.69E-023</text:p>
          </table:table-cell>
          <table:table-cell table:style-name="ce2" office:value-type="float" office:value="3.56623836460716E-025" calcext:value-type="float">
            <text:p>3.57E-025</text:p>
          </table:table-cell>
          <table:table-cell table:style-name="ce2" office:value-type="float" office:value="3.46930242725255E-027" calcext:value-type="float">
            <text:p>3.47E-027</text:p>
          </table:table-cell>
          <table:table-cell table:style-name="ce2" office:value-type="float" office:value="3.39550334930829E-029" calcext:value-type="float">
            <text:p>3.40E-029</text:p>
          </table:table-cell>
          <table:table-cell table:style-name="ce2" office:value-type="float" office:value="3.3393537531663E-031" calcext:value-type="float">
            <text:p>3.34E-031</text:p>
          </table:table-cell>
          <table:table-cell table:style-name="ce2" office:value-type="float" office:value="3.30103804535903E-033" calcext:value-type="float">
            <text:p>3.30E-033</text:p>
          </table:table-cell>
          <table:table-cell table:style-name="ce2" office:value-type="float" office:value="3.27073026155058E-035" calcext:value-type="float">
            <text:p>3.27E-035</text:p>
          </table:table-cell>
          <table:table-cell table:style-name="ce2" office:value-type="float" office:value="3.26412001162315E-037" calcext:value-type="float">
            <text:p>3.26E-037</text:p>
          </table:table-cell>
          <table:table-cell table:style-name="ce2" office:value-type="float" office:value="3.23926243737107E-039" calcext:value-type="float">
            <text:p>3.24E-039</text:p>
          </table:table-cell>
          <table:table-cell table:style-name="ce2" office:value-type="float" office:value="3.28929283413941E-041" calcext:value-type="float">
            <text:p>3.29E-041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156.05515699472" calcext:value-type="float">
            <text:p>156.0551569947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695182.3727039" calcext:value-type="float">
            <text:p>11695182.3727039</text:p>
          </table:table-cell>
          <table:table-cell office:value-type="float" office:value="8259.47350007044" calcext:value-type="float">
            <text:p>8259.4735000704</text:p>
          </table:table-cell>
          <table:table-cell office:value-type="float" office:value="117.603463372308" calcext:value-type="float">
            <text:p>117.6034633723</text:p>
          </table:table-cell>
          <table:table-cell office:value-type="float" office:value="0.449040095879025" calcext:value-type="float">
            <text:p>0.4490400959</text:p>
          </table:table-cell>
          <table:table-cell office:value-type="float" office:value="0.00258259197030353" calcext:value-type="float">
            <text:p>0.002582592</text:p>
          </table:table-cell>
          <table:table-cell table:style-name="ce2" office:value-type="float" office:value="0.000016381898886528" calcext:value-type="float">
            <text:p>1.64E-005</text:p>
          </table:table-cell>
          <table:table-cell table:style-name="ce2" office:value-type="float" office:value="0.000000114568438872486" calcext:value-type="float">
            <text:p>1.15E-007</text:p>
          </table:table-cell>
          <table:table-cell table:style-name="ce2" office:value-type="float" office:value="0.000000000857922060132958" calcext:value-type="float">
            <text:p>8.58E-010</text:p>
          </table:table-cell>
          <table:table-cell table:style-name="ce2" office:value-type="float" office:value="0.00000000000674892564249272" calcext:value-type="float">
            <text:p>6.75E-012</text:p>
          </table:table-cell>
          <table:table-cell table:style-name="ce2" office:value-type="float" office:value="0.0000000000000550924797117235" calcext:value-type="float">
            <text:p>5.51E-014</text:p>
          </table:table-cell>
          <table:table-cell table:style-name="ce2" office:value-type="float" office:value="4.62844592956528E-016" calcext:value-type="float">
            <text:p>4.63E-016</text:p>
          </table:table-cell>
          <table:table-cell table:style-name="ce2" office:value-type="float" office:value="3.97876943248458E-018" calcext:value-type="float">
            <text:p>3.98E-018</text:p>
          </table:table-cell>
          <table:table-cell table:style-name="ce2" office:value-type="float" office:value="3.48502054551811E-020" calcext:value-type="float">
            <text:p>3.49E-020</text:p>
          </table:table-cell>
          <table:table-cell table:style-name="ce2" office:value-type="float" office:value="3.10053075297241E-022" calcext:value-type="float">
            <text:p>3.10E-022</text:p>
          </table:table-cell>
          <table:table-cell table:style-name="ce2" office:value-type="float" office:value="2.79505052970211E-024" calcext:value-type="float">
            <text:p>2.80E-024</text:p>
          </table:table-cell>
          <table:table-cell table:style-name="ce2" office:value-type="float" office:value="2.54824779650231E-026" calcext:value-type="float">
            <text:p>2.55E-026</text:p>
          </table:table-cell>
          <table:table-cell table:style-name="ce2" office:value-type="float" office:value="2.34602947722138E-028" calcext:value-type="float">
            <text:p>2.35E-028</text:p>
          </table:table-cell>
          <table:table-cell table:style-name="ce2" office:value-type="float" office:value="2.17836586708474E-030" calcext:value-type="float">
            <text:p>2.18E-030</text:p>
          </table:table-cell>
          <table:table-cell table:style-name="ce2" office:value-type="float" office:value="2.03795398635596E-032" calcext:value-type="float">
            <text:p>2.04E-032</text:p>
          </table:table-cell>
          <table:table-cell table:style-name="ce2" office:value-type="float" office:value="1.91936893742798E-034" calcext:value-type="float">
            <text:p>1.92E-034</text:p>
          </table:table-cell>
          <table:table-cell table:style-name="ce2" office:value-type="float" office:value="1.81850931576373E-036" calcext:value-type="float">
            <text:p>1.82E-036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39995441734.5416" calcext:value-type="float">
            <text:p>39995441734.5416</text:p>
          </table:table-cell>
          <table:table-cell office:value-type="float" office:value="42368893.5241908" calcext:value-type="float">
            <text:p>42368893.5241908</text:p>
          </table:table-cell>
          <table:table-cell office:value-type="float" office:value="610754.895590592" calcext:value-type="float">
            <text:p>610754.895590592</text:p>
          </table:table-cell>
          <table:table-cell office:value-type="float" office:value="2515.60012620295" calcext:value-type="float">
            <text:p>2515.600126203</text:p>
          </table:table-cell>
          <table:table-cell office:value-type="float" office:value="15.5406019125384" calcext:value-type="float">
            <text:p>15.5406019125</text:p>
          </table:table-cell>
          <table:table-cell office:value-type="float" office:value="0.099628340482575" calcext:value-type="float">
            <text:p>0.0996283405</text:p>
          </table:table-cell>
          <table:table-cell table:style-name="ce2" office:value-type="float" office:value="0.000698970250768987" calcext:value-type="float">
            <text:p>6.99E-004</text:p>
          </table:table-cell>
          <table:table-cell table:style-name="ce2" office:value-type="float" office:value="0.0000052245656106799" calcext:value-type="float">
            <text:p>5.22E-006</text:p>
          </table:table-cell>
          <table:table-cell table:style-name="ce2" office:value-type="float" office:value="0.0000000409746956601423" calcext:value-type="float">
            <text:p>4.10E-008</text:p>
          </table:table-cell>
          <table:table-cell table:style-name="ce2" office:value-type="float" office:value="0.000000000333423779703295" calcext:value-type="float">
            <text:p>3.33E-010</text:p>
          </table:table-cell>
          <table:table-cell table:style-name="ce2" office:value-type="float" office:value="0.0000000000027928411182707" calcext:value-type="float">
            <text:p>2.79E-012</text:p>
          </table:table-cell>
          <table:table-cell table:style-name="ce2" office:value-type="float" office:value="0.0000000000000239433690477825" calcext:value-type="float">
            <text:p>2.39E-014</text:p>
          </table:table-cell>
          <table:table-cell table:style-name="ce2" office:value-type="float" office:value="2.09212069430152E-016" calcext:value-type="float">
            <text:p>2.09E-016</text:p>
          </table:table-cell>
          <table:table-cell table:style-name="ce2" office:value-type="float" office:value="1.85725569649702E-018" calcext:value-type="float">
            <text:p>1.86E-018</text:p>
          </table:table-cell>
          <table:table-cell table:style-name="ce2" office:value-type="float" office:value="1.67099917055927E-020" calcext:value-type="float">
            <text:p>1.67E-020</text:p>
          </table:table-cell>
          <table:table-cell table:style-name="ce2" office:value-type="float" office:value="1.52076960962019E-022" calcext:value-type="float">
            <text:p>1.52E-022</text:p>
          </table:table-cell>
          <table:table-cell table:style-name="ce2" office:value-type="float" office:value="1.39785985644063E-024" calcext:value-type="float">
            <text:p>1.40E-024</text:p>
          </table:table-cell>
          <table:table-cell table:style-name="ce2" office:value-type="float" office:value="1.2960835708096E-026" calcext:value-type="float">
            <text:p>1.30E-026</text:p>
          </table:table-cell>
          <table:table-cell table:style-name="ce2" office:value-type="float" office:value="1.21094383196241E-028" calcext:value-type="float">
            <text:p>1.21E-028</text:p>
          </table:table-cell>
          <table:table-cell table:style-name="ce2" office:value-type="float" office:value="1.13910566664837E-030" calcext:value-type="float">
            <text:p>1.14E-030</text:p>
          </table:table-cell>
          <table:table-cell table:style-name="ce2" office:value-type="float" office:value="1.0780517095933E-032" calcext:value-type="float">
            <text:p>1.08E-032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62244427" calcext:value-type="float">
            <text:p>0.7853981622</text:p>
          </table:table-cell>
          <table:table-cell table:style-name="ce2" office:value-type="float" office:value="-0.000000000278039874934608" calcext:value-type="float">
            <text:p>-2.78E-010</text:p>
          </table:table-cell>
          <table:table-cell table:style-name="ce2" office:value-type="float" office:value="-0.00000000000381150784314541" calcext:value-type="float">
            <text:p>-3.81E-012</text:p>
          </table:table-cell>
          <table:table-cell table:style-name="ce2" office:value-type="float" office:value="-0.0000000000000109986196877418" calcext:value-type="float">
            <text:p>-1.10E-014</text:p>
          </table:table-cell>
          <table:table-cell table:style-name="ce2" office:value-type="float" office:value="-4.48976569797808E-017" calcext:value-type="float">
            <text:p>-4.49E-017</text:p>
          </table:table-cell>
          <table:table-cell table:style-name="ce2" office:value-type="float" office:value="-2.92640393702716E-019" calcext:value-type="float">
            <text:p>-2.93E-019</text:p>
          </table:table-cell>
          <table:table-cell table:style-name="ce2" office:value-type="float" office:value="-2.2668564602276E-021" calcext:value-type="float">
            <text:p>-2.27E-021</text:p>
          </table:table-cell>
          <table:table-cell table:style-name="ce2" office:value-type="float" office:value="-1.55571900222056E-023" calcext:value-type="float">
            <text:p>-1.56E-023</text:p>
          </table:table-cell>
          <table:table-cell table:style-name="ce2" office:value-type="float" office:value="-1.64100339689897E-025" calcext:value-type="float">
            <text:p>-1.64E-025</text:p>
          </table:table-cell>
          <table:table-cell table:style-name="ce2" office:value-type="float" office:value="-5.35250878620895E-028" calcext:value-type="float">
            <text:p>-5.35E-028</text:p>
          </table:table-cell>
          <table:table-cell table:style-name="ce2" office:value-type="float" office:value="-2.19790523527692E-029" calcext:value-type="float">
            <text:p>-2.20E-029</text:p>
          </table:table-cell>
          <table:table-cell table:style-name="ce2" office:value-type="float" office:value="1.80272050894025E-031" calcext:value-type="float">
            <text:p>1.80E-031</text:p>
          </table:table-cell>
          <table:table-cell table:style-name="ce2" office:value-type="float" office:value="-6.36453147739571E-033" calcext:value-type="float">
            <text:p>-6.36E-033</text:p>
          </table:table-cell>
          <table:table-cell table:style-name="ce2" office:value-type="float" office:value="1.14472591780869E-034" calcext:value-type="float">
            <text:p>1.14E-034</text:p>
          </table:table-cell>
          <table:table-cell table:style-name="ce2" office:value-type="float" office:value="-2.67616271319052E-036" calcext:value-type="float">
            <text:p>-2.68E-036</text:p>
          </table:table-cell>
          <table:table-cell table:style-name="ce2" office:value-type="float" office:value="5.62541587293168E-038" calcext:value-type="float">
            <text:p>5.63E-038</text:p>
          </table:table-cell>
          <table:table-cell table:style-name="ce2" office:value-type="float" office:value="-1.24318788376014E-039" calcext:value-type="float">
            <text:p>-1.24E-039</text:p>
          </table:table-cell>
          <table:table-cell table:style-name="ce2" office:value-type="float" office:value="2.70354244591255E-041" calcext:value-type="float">
            <text:p>2.70E-041</text:p>
          </table:table-cell>
          <table:table-cell table:style-name="ce2" office:value-type="float" office:value="-5.94743820503751E-043" calcext:value-type="float">
            <text:p>-5.95E-043</text:p>
          </table:table-cell>
          <table:table-cell table:style-name="ce2" office:value-type="float" office:value="1.30743633406545E-044" calcext:value-type="float">
            <text:p>1.31E-044</text:p>
          </table:table-cell>
          <table:table-cell table:style-name="ce2" office:value-type="float" office:value="-2.8860358475847E-046" calcext:value-type="float">
            <text:p>-2.89E-046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553942679" calcext:value-type="float">
            <text:p>1.5707955394</text:p>
          </table:table-cell>
          <table:table-cell table:style-name="ce2" office:value-type="float" office:value="0.000000000284035449986695" calcext:value-type="float">
            <text:p>2.84E-010</text:p>
          </table:table-cell>
          <table:table-cell table:style-name="ce2" office:value-type="float" office:value="0.00000000000353180896948006" calcext:value-type="float">
            <text:p>3.53E-012</text:p>
          </table:table-cell>
          <table:table-cell table:style-name="ce2" office:value-type="float" office:value="0.0000000000000183822166577253" calcext:value-type="float">
            <text:p>1.84E-014</text:p>
          </table:table-cell>
          <table:table-cell table:style-name="ce2" office:value-type="float" office:value="-2.54130569281416E-016" calcext:value-type="float">
            <text:p>-2.54E-016</text:p>
          </table:table-cell>
          <table:table-cell table:style-name="ce2" office:value-type="float" office:value="8.17433158362972E-018" calcext:value-type="float">
            <text:p>8.17E-018</text:p>
          </table:table-cell>
          <table:table-cell table:style-name="ce2" office:value-type="float" office:value="-2.18414379972302E-019" calcext:value-type="float">
            <text:p>-2.18E-019</text:p>
          </table:table-cell>
          <table:table-cell table:style-name="ce2" office:value-type="float" office:value="5.92833653929353E-021" calcext:value-type="float">
            <text:p>5.93E-021</text:p>
          </table:table-cell>
          <table:table-cell table:style-name="ce2" office:value-type="float" office:value="-1.56299300500691E-022" calcext:value-type="float">
            <text:p>-1.56E-022</text:p>
          </table:table-cell>
          <table:table-cell table:style-name="ce2" office:value-type="float" office:value="4.07418692200512E-024" calcext:value-type="float">
            <text:p>4.07E-024</text:p>
          </table:table-cell>
          <table:table-cell table:style-name="ce2" office:value-type="float" office:value="-1.04816641426637E-025" calcext:value-type="float">
            <text:p>-1.05E-025</text:p>
          </table:table-cell>
          <table:table-cell table:style-name="ce2" office:value-type="float" office:value="2.67110812066976E-027" calcext:value-type="float">
            <text:p>2.67E-027</text:p>
          </table:table-cell>
          <table:table-cell table:style-name="ce2" office:value-type="float" office:value="-6.75039918189073E-029" calcext:value-type="float">
            <text:p>-6.75E-029</text:p>
          </table:table-cell>
          <table:table-cell table:style-name="ce2" office:value-type="float" office:value="1.69428504353189E-030" calcext:value-type="float">
            <text:p>1.69E-030</text:p>
          </table:table-cell>
          <table:table-cell table:style-name="ce2" office:value-type="float" office:value="-4.2275775024353E-032" calcext:value-type="float">
            <text:p>-4.23E-032</text:p>
          </table:table-cell>
          <table:table-cell table:style-name="ce2" office:value-type="float" office:value="1.04955915710459E-033" calcext:value-type="float">
            <text:p>1.05E-033</text:p>
          </table:table-cell>
          <table:table-cell table:style-name="ce2" office:value-type="float" office:value="-2.59428131493022E-035" calcext:value-type="float">
            <text:p>-2.59E-035</text:p>
          </table:table-cell>
          <table:table-cell table:style-name="ce2" office:value-type="float" office:value="6.38789941320305E-037" calcext:value-type="float">
            <text:p>6.39E-037</text:p>
          </table:table-cell>
          <table:table-cell table:style-name="ce2" office:value-type="float" office:value="-1.56755885315925E-038" calcext:value-type="float">
            <text:p>-1.57E-038</text:p>
          </table:table-cell>
          <table:table-cell table:style-name="ce2" office:value-type="float" office:value="3.83510282454109E-040" calcext:value-type="float">
            <text:p>3.84E-040</text:p>
          </table:table-cell>
          <table:table-cell table:style-name="ce2" office:value-type="float" office:value="-9.35739019579303E-042" calcext:value-type="float">
            <text:p>-9.36E-042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1.20758822376557" calcext:value-type="float">
            <text:p>1.2075882238</text:p>
          </table:table-cell>
          <table:table-cell office:value-type="float" office:value="0.0339623508896878" calcext:value-type="float">
            <text:p>0.0339623509</text:p>
          </table:table-cell>
          <table:table-cell office:value-type="float" office:value="0.000178968772344485" calcext:value-type="float">
            <text:p>0.0001789688</text:p>
          </table:table-cell>
          <table:table-cell table:style-name="ce2" office:value-type="float" office:value="0.00000125746385376471" calcext:value-type="float">
            <text:p>1.26E-006</text:p>
          </table:table-cell>
          <table:table-cell table:style-name="ce2" office:value-type="float" office:value="0.00000000993953994410485" calcext:value-type="float">
            <text:p>9.94E-009</text:p>
          </table:table-cell>
          <table:table-cell table:style-name="ce2" office:value-type="float" office:value="0.0000000000838041991730544" calcext:value-type="float">
            <text:p>8.38E-011</text:p>
          </table:table-cell>
          <table:table-cell table:style-name="ce2" office:value-type="float" office:value="0.000000000000736027505478617" calcext:value-type="float">
            <text:p>7.36E-013</text:p>
          </table:table-cell>
          <table:table-cell table:style-name="ce2" office:value-type="float" office:value="6.64900660962244E-015" calcext:value-type="float">
            <text:p>6.65E-015</text:p>
          </table:table-cell>
          <table:table-cell table:style-name="ce2" office:value-type="float" office:value="6.13160723082953E-017" calcext:value-type="float">
            <text:p>6.13E-017</text:p>
          </table:table-cell>
          <table:table-cell table:style-name="ce2" office:value-type="float" office:value="5.74422331317577E-019" calcext:value-type="float">
            <text:p>5.74E-019</text:p>
          </table:table-cell>
          <table:table-cell table:style-name="ce2" office:value-type="float" office:value="5.44858003497805E-021" calcext:value-type="float">
            <text:p>5.45E-021</text:p>
          </table:table-cell>
          <table:table-cell table:style-name="ce2" office:value-type="float" office:value="5.22035646867283E-023" calcext:value-type="float">
            <text:p>5.22E-023</text:p>
          </table:table-cell>
          <table:table-cell table:style-name="ce2" office:value-type="float" office:value="5.04337322722528E-025" calcext:value-type="float">
            <text:p>5.04E-025</text:p>
          </table:table-cell>
          <table:table-cell table:style-name="ce2" office:value-type="float" office:value="4.906462821803E-027" calcext:value-type="float">
            <text:p>4.91E-027</text:p>
          </table:table-cell>
          <table:table-cell table:style-name="ce2" office:value-type="float" office:value="4.80168138440104E-029" calcext:value-type="float">
            <text:p>4.80E-029</text:p>
          </table:table-cell>
          <table:table-cell table:style-name="ce2" office:value-type="float" office:value="4.72323577791399E-031" calcext:value-type="float">
            <text:p>4.72E-031</text:p>
          </table:table-cell>
          <table:table-cell table:style-name="ce2" office:value-type="float" office:value="4.66681314295801E-033" calcext:value-type="float">
            <text:p>4.67E-033</text:p>
          </table:table-cell>
          <table:table-cell table:style-name="ce2" office:value-type="float" office:value="4.62914711316205E-035" calcext:value-type="float">
            <text:p>4.63E-035</text:p>
          </table:table-cell>
          <table:table-cell table:style-name="ce2" office:value-type="float" office:value="4.60772881344136E-037" calcext:value-type="float">
            <text:p>4.61E-037</text:p>
          </table:table-cell>
          <table:table-cell table:style-name="ce2" office:value-type="float" office:value="4.60060895840776E-039" calcext:value-type="float">
            <text:p>4.60E-039</text:p>
          </table:table-cell>
          <table:table-cell table:style-name="ce2" office:value-type="float" office:value="4.6062599782103E-041" calcext:value-type="float">
            <text:p>4.61E-041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695182.3727039" calcext:value-type="float">
            <text:p>11695182.3727039</text:p>
          </table:table-cell>
          <table:table-cell office:value-type="float" office:value="8259.47350007044" calcext:value-type="float">
            <text:p>8259.4735000704</text:p>
          </table:table-cell>
          <table:table-cell office:value-type="float" office:value="117.603463372308" calcext:value-type="float">
            <text:p>117.6034633723</text:p>
          </table:table-cell>
          <table:table-cell office:value-type="float" office:value="0.449040095879025" calcext:value-type="float">
            <text:p>0.4490400959</text:p>
          </table:table-cell>
          <table:table-cell office:value-type="float" office:value="0.00258259197030353" calcext:value-type="float">
            <text:p>0.002582592</text:p>
          </table:table-cell>
          <table:table-cell table:style-name="ce2" office:value-type="float" office:value="0.000016381898886528" calcext:value-type="float">
            <text:p>1.64E-005</text:p>
          </table:table-cell>
          <table:table-cell table:style-name="ce2" office:value-type="float" office:value="0.000000114568438872486" calcext:value-type="float">
            <text:p>1.15E-007</text:p>
          </table:table-cell>
          <table:table-cell table:style-name="ce2" office:value-type="float" office:value="0.000000000857922060132958" calcext:value-type="float">
            <text:p>8.58E-010</text:p>
          </table:table-cell>
          <table:table-cell table:style-name="ce2" office:value-type="float" office:value="0.00000000000674892564249272" calcext:value-type="float">
            <text:p>6.75E-012</text:p>
          </table:table-cell>
          <table:table-cell table:style-name="ce2" office:value-type="float" office:value="0.0000000000000550924797117235" calcext:value-type="float">
            <text:p>5.51E-014</text:p>
          </table:table-cell>
          <table:table-cell table:style-name="ce2" office:value-type="float" office:value="4.62844592956528E-016" calcext:value-type="float">
            <text:p>4.63E-016</text:p>
          </table:table-cell>
          <table:table-cell table:style-name="ce2" office:value-type="float" office:value="3.97876943248458E-018" calcext:value-type="float">
            <text:p>3.98E-018</text:p>
          </table:table-cell>
          <table:table-cell table:style-name="ce2" office:value-type="float" office:value="3.48502054551811E-020" calcext:value-type="float">
            <text:p>3.49E-020</text:p>
          </table:table-cell>
          <table:table-cell table:style-name="ce2" office:value-type="float" office:value="3.10053075297241E-022" calcext:value-type="float">
            <text:p>3.10E-022</text:p>
          </table:table-cell>
          <table:table-cell table:style-name="ce2" office:value-type="float" office:value="2.79505052970211E-024" calcext:value-type="float">
            <text:p>2.80E-024</text:p>
          </table:table-cell>
          <table:table-cell table:style-name="ce2" office:value-type="float" office:value="2.54824779650231E-026" calcext:value-type="float">
            <text:p>2.55E-026</text:p>
          </table:table-cell>
          <table:table-cell table:style-name="ce2" office:value-type="float" office:value="2.34602947722138E-028" calcext:value-type="float">
            <text:p>2.35E-028</text:p>
          </table:table-cell>
          <table:table-cell table:style-name="ce2" office:value-type="float" office:value="2.17836586708474E-030" calcext:value-type="float">
            <text:p>2.18E-030</text:p>
          </table:table-cell>
          <table:table-cell table:style-name="ce2" office:value-type="float" office:value="2.03795398635596E-032" calcext:value-type="float">
            <text:p>2.04E-032</text:p>
          </table:table-cell>
          <table:table-cell table:style-name="ce2" office:value-type="float" office:value="1.91936893742798E-034" calcext:value-type="float">
            <text:p>1.92E-034</text:p>
          </table:table-cell>
          <table:table-cell table:style-name="ce2" office:value-type="float" office:value="1.81850931576373E-036" calcext:value-type="float">
            <text:p>1.82E-036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419.82197968022" calcext:value-type="float">
            <text:p>3419.8219796802</text:p>
          </table:table-cell>
          <table:table-cell office:value-type="float" office:value="1.2075882237652" calcext:value-type="float">
            <text:p>1.2075882238</text:p>
          </table:table-cell>
          <table:table-cell office:value-type="float" office:value="0.0169811754448387" calcext:value-type="float">
            <text:p>0.0169811754</text:p>
          </table:table-cell>
          <table:table-cell table:style-name="ce2" office:value-type="float" office:value="0.0000596562574481469" calcext:value-type="float">
            <text:p>5.97E-005</text:p>
          </table:table-cell>
          <table:table-cell table:style-name="ce2" office:value-type="float" office:value="0.000000314365963441117" calcext:value-type="float">
            <text:p>3.14E-007</text:p>
          </table:table-cell>
          <table:table-cell table:style-name="ce2" office:value-type="float" office:value="0.00000000198790798882056" calcext:value-type="float">
            <text:p>1.99E-009</text:p>
          </table:table-cell>
          <table:table-cell table:style-name="ce2" office:value-type="float" office:value="0.0000000000139673665288396" calcext:value-type="float">
            <text:p>1.40E-011</text:p>
          </table:table-cell>
          <table:table-cell table:style-name="ce2" office:value-type="float" office:value="0.000000000000105146786496918" calcext:value-type="float">
            <text:p>1.05E-013</text:p>
          </table:table-cell>
          <table:table-cell table:style-name="ce2" office:value-type="float" office:value="8.31125826202706E-016" calcext:value-type="float">
            <text:p>8.31E-016</text:p>
          </table:table-cell>
          <table:table-cell table:style-name="ce2" office:value-type="float" office:value="6.81289692314064E-018" calcext:value-type="float">
            <text:p>6.81E-018</text:p>
          </table:table-cell>
          <table:table-cell table:style-name="ce2" office:value-type="float" office:value="5.74422331317813E-020" calcext:value-type="float">
            <text:p>5.74E-020</text:p>
          </table:table-cell>
          <table:table-cell table:style-name="ce2" office:value-type="float" office:value="4.95325457724399E-022" calcext:value-type="float">
            <text:p>4.95E-022</text:p>
          </table:table-cell>
          <table:table-cell table:style-name="ce2" office:value-type="float" office:value="4.35029705724256E-024" calcext:value-type="float">
            <text:p>4.35E-024</text:p>
          </table:table-cell>
          <table:table-cell table:style-name="ce2" office:value-type="float" office:value="3.87951786706094E-026" calcext:value-type="float">
            <text:p>3.88E-026</text:p>
          </table:table-cell>
          <table:table-cell table:style-name="ce2" office:value-type="float" office:value="3.50461630136117E-028" calcext:value-type="float">
            <text:p>3.50E-028</text:p>
          </table:table-cell>
          <table:table-cell table:style-name="ce2" office:value-type="float" office:value="3.2011209227732E-030" calcext:value-type="float">
            <text:p>3.20E-030</text:p>
          </table:table-cell>
          <table:table-cell table:style-name="ce2" office:value-type="float" office:value="2.95202236154298E-032" calcext:value-type="float">
            <text:p>2.95E-032</text:p>
          </table:table-cell>
          <table:table-cell table:style-name="ce2" office:value-type="float" office:value="2.74518420098203E-034" calcext:value-type="float">
            <text:p>2.75E-034</text:p>
          </table:table-cell>
          <table:table-cell table:style-name="ce2" office:value-type="float" office:value="2.57174839785784E-036" calcext:value-type="float">
            <text:p>2.57E-036</text:p>
          </table:table-cell>
          <table:table-cell table:style-name="ce2" office:value-type="float" office:value="2.42512042448721E-038" calcext:value-type="float">
            <text:p>2.43E-038</text:p>
          </table:table-cell>
          <table:table-cell table:style-name="ce2" office:value-type="float" office:value="2.30030448721935E-040" calcext:value-type="float">
            <text:p>2.30E-040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1" office:value-type="float" office:value="1.45826931817729" calcext:value-type="float">
            <text:p>1.4582693182</text:p>
          </table:table-cell>
          <table:table-cell office:value-type="float" office:value="0.0820250699715623" calcext:value-type="float">
            <text:p>0.08202507</text:p>
          </table:table-cell>
          <table:table-cell office:value-type="float" office:value="0.00158568244176424" calcext:value-type="float">
            <text:p>0.0015856824</text:p>
          </table:table-cell>
          <table:table-cell table:style-name="ce2" office:value-type="float" office:value="0.0000151933975725544" calcext:value-type="float">
            <text:p>1.52E-005</text:p>
          </table:table-cell>
          <table:table-cell table:style-name="ce2" office:value-type="float" office:value="0.000000141448421512101" calcext:value-type="float">
            <text:p>1.41E-007</text:p>
          </table:table-cell>
          <table:table-cell table:style-name="ce2" office:value-type="float" office:value="0.00000000132763573892615" calcext:value-type="float">
            <text:p>1.33E-009</text:p>
          </table:table-cell>
          <table:table-cell table:style-name="ce2" office:value-type="float" office:value="0.0000000000126089613991118" calcext:value-type="float">
            <text:p>1.26E-011</text:p>
          </table:table-cell>
          <table:table-cell table:style-name="ce2" office:value-type="float" office:value="0.000000000000121046866666245" calcext:value-type="float">
            <text:p>1.21E-013</text:p>
          </table:table-cell>
          <table:table-cell table:style-name="ce2" office:value-type="float" office:value="1.17272875972446E-015" calcext:value-type="float">
            <text:p>1.17E-015</text:p>
          </table:table-cell>
          <table:table-cell table:style-name="ce2" office:value-type="float" office:value="1.14491426491872E-017" calcext:value-type="float">
            <text:p>1.14E-017</text:p>
          </table:table-cell>
          <table:table-cell table:style-name="ce2" office:value-type="float" office:value="1.12500536425582E-019" calcext:value-type="float">
            <text:p>1.13E-019</text:p>
          </table:table-cell>
          <table:table-cell table:style-name="ce2" office:value-type="float" office:value="1.11152732685871E-021" calcext:value-type="float">
            <text:p>1.11E-021</text:p>
          </table:table-cell>
          <table:table-cell table:style-name="ce2" office:value-type="float" office:value="1.10339301203328E-023" calcext:value-type="float">
            <text:p>1.10E-023</text:p>
          </table:table-cell>
          <table:table-cell table:style-name="ce2" office:value-type="float" office:value="1.09979115938563E-025" calcext:value-type="float">
            <text:p>1.10E-025</text:p>
          </table:table-cell>
          <table:table-cell table:style-name="ce2" office:value-type="float" office:value="1.10010924120433E-027" calcext:value-type="float">
            <text:p>1.10E-027</text:p>
          </table:table-cell>
          <table:table-cell table:style-name="ce2" office:value-type="float" office:value="1.10388015209553E-029" calcext:value-type="float">
            <text:p>1.10E-029</text:p>
          </table:table-cell>
          <table:table-cell table:style-name="ce2" office:value-type="float" office:value="1.11074498916182E-031" calcext:value-type="float">
            <text:p>1.11E-031</text:p>
          </table:table-cell>
          <table:table-cell table:style-name="ce2" office:value-type="float" office:value="1.12042670710525E-033" calcext:value-type="float">
            <text:p>1.12E-033</text:p>
          </table:table-cell>
          <table:table-cell table:style-name="ce2" office:value-type="float" office:value="1.13271119722795E-035" calcext:value-type="float">
            <text:p>1.13E-035</text:p>
          </table:table-cell>
          <table:table-cell table:style-name="ce2" office:value-type="float" office:value="1.14743350301752E-037" calcext:value-type="float">
            <text:p>1.15E-037</text:p>
          </table:table-cell>
          <table:table-cell table:style-name="ce2" office:value-type="float" office:value="1.16446764190232E-039" calcext:value-type="float">
            <text:p>1.16E-039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0.99999999999969" calcext:value-type="float">
            <text:p>1</text:p>
          </table:table-cell>
          <table:table-cell table:style-name="ce2" office:value-type="float" office:value="2.23640454762685E-016" calcext:value-type="float">
            <text:p>2.24E-016</text:p>
          </table:table-cell>
          <table:table-cell table:style-name="ce2" office:value-type="float" office:value="2.78083374489507E-018" calcext:value-type="float">
            <text:p>2.78E-018</text:p>
          </table:table-cell>
          <table:table-cell table:style-name="ce2" office:value-type="float" office:value="1.44735711442802E-020" calcext:value-type="float">
            <text:p>1.45E-020</text:p>
          </table:table-cell>
          <table:table-cell table:style-name="ce2" office:value-type="float" office:value="-2.00094305432142E-022" calcext:value-type="float">
            <text:p>-2.00E-022</text:p>
          </table:table-cell>
          <table:table-cell table:style-name="ce2" office:value-type="float" office:value="6.43620799033909E-024" calcext:value-type="float">
            <text:p>6.44E-024</text:p>
          </table:table-cell>
          <table:table-cell table:style-name="ce2" office:value-type="float" office:value="-1.71972517043219E-025" calcext:value-type="float">
            <text:p>-1.72E-025</text:p>
          </table:table-cell>
          <table:table-cell table:style-name="ce2" office:value-type="float" office:value="4.66778312247976E-027" calcext:value-type="float">
            <text:p>4.67E-027</text:p>
          </table:table-cell>
          <table:table-cell table:style-name="ce2" office:value-type="float" office:value="-1.23065084462877E-028" calcext:value-type="float">
            <text:p>-1.23E-028</text:p>
          </table:table-cell>
          <table:table-cell table:style-name="ce2" office:value-type="float" office:value="3.20788484700795E-030" calcext:value-type="float">
            <text:p>3.21E-030</text:p>
          </table:table-cell>
          <table:table-cell table:style-name="ce2" office:value-type="float" office:value="-8.25292806107419E-032" calcext:value-type="float">
            <text:p>-8.25E-032</text:p>
          </table:table-cell>
          <table:table-cell table:style-name="ce2" office:value-type="float" office:value="2.10314534631104E-033" calcext:value-type="float">
            <text:p>2.10E-033</text:p>
          </table:table-cell>
          <table:table-cell table:style-name="ce2" office:value-type="float" office:value="-5.31504902975458E-035" calcext:value-type="float">
            <text:p>-5.32E-035</text:p>
          </table:table-cell>
          <table:table-cell table:style-name="ce2" office:value-type="float" office:value="1.33402600855222E-036" calcext:value-type="float">
            <text:p>1.33E-036</text:p>
          </table:table-cell>
          <table:table-cell table:style-name="ce2" office:value-type="float" office:value="-3.32865969805321E-038" calcext:value-type="float">
            <text:p>-3.33E-038</text:p>
          </table:table-cell>
          <table:table-cell table:style-name="ce2" office:value-type="float" office:value="8.26389407400391E-040" calcext:value-type="float">
            <text:p>8.26E-040</text:p>
          </table:table-cell>
          <table:table-cell table:style-name="ce2" office:value-type="float" office:value="-2.0426543696588E-041" calcext:value-type="float">
            <text:p>-2.04E-041</text:p>
          </table:table-cell>
          <table:table-cell table:style-name="ce2" office:value-type="float" office:value="5.02962827285793E-043" calcext:value-type="float">
            <text:p>5.03E-043</text:p>
          </table:table-cell>
          <table:table-cell table:style-name="ce2" office:value-type="float" office:value="-1.23424584784831E-044" calcext:value-type="float">
            <text:p>-1.23E-044</text:p>
          </table:table-cell>
          <table:table-cell table:style-name="ce2" office:value-type="float" office:value="3.01963765361751E-046" calcext:value-type="float">
            <text:p>3.02E-046</text:p>
          </table:table-cell>
          <table:table-cell table:style-name="ce2" office:value-type="float" office:value="-7.36771061104185E-048" calcext:value-type="float">
            <text:p>-7.37E-048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1.2075882237652" calcext:value-type="float">
            <text:p>1.2075882238</text:p>
          </table:table-cell>
          <table:table-cell office:value-type="float" office:value="0.0339623508896775" calcext:value-type="float">
            <text:p>0.0339623509</text:p>
          </table:table-cell>
          <table:table-cell table:style-name="ce2" office:value-type="float" office:value="0.000178968772344441" calcext:value-type="float">
            <text:p>1.79E-004</text:p>
          </table:table-cell>
          <table:table-cell table:style-name="ce2" office:value-type="float" office:value="0.00000125746385376447" calcext:value-type="float">
            <text:p>1.26E-006</text:p>
          </table:table-cell>
          <table:table-cell table:style-name="ce2" office:value-type="float" office:value="0.0000000099395399441028" calcext:value-type="float">
            <text:p>9.94E-009</text:p>
          </table:table-cell>
          <table:table-cell table:style-name="ce2" office:value-type="float" office:value="0.0000000000838041991730378" calcext:value-type="float">
            <text:p>8.38E-011</text:p>
          </table:table-cell>
          <table:table-cell table:style-name="ce2" office:value-type="float" office:value="0.000000000000736027505478426" calcext:value-type="float">
            <text:p>7.36E-013</text:p>
          </table:table-cell>
          <table:table-cell table:style-name="ce2" office:value-type="float" office:value="6.64900660962165E-015" calcext:value-type="float">
            <text:p>6.65E-015</text:p>
          </table:table-cell>
          <table:table-cell table:style-name="ce2" office:value-type="float" office:value="6.13160723082658E-017" calcext:value-type="float">
            <text:p>6.13E-017</text:p>
          </table:table-cell>
          <table:table-cell table:style-name="ce2" office:value-type="float" office:value="5.74422331317813E-019" calcext:value-type="float">
            <text:p>5.74E-019</text:p>
          </table:table-cell>
          <table:table-cell table:style-name="ce2" office:value-type="float" office:value="5.44858003496839E-021" calcext:value-type="float">
            <text:p>5.45E-021</text:p>
          </table:table-cell>
          <table:table-cell table:style-name="ce2" office:value-type="float" office:value="5.22035646869108E-023" calcext:value-type="float">
            <text:p>5.22E-023</text:p>
          </table:table-cell>
          <table:table-cell table:style-name="ce2" office:value-type="float" office:value="5.04337322717923E-025" calcext:value-type="float">
            <text:p>5.04E-025</text:p>
          </table:table-cell>
          <table:table-cell table:style-name="ce2" office:value-type="float" office:value="4.90646282190564E-027" calcext:value-type="float">
            <text:p>4.91E-027</text:p>
          </table:table-cell>
          <table:table-cell table:style-name="ce2" office:value-type="float" office:value="4.80168138415981E-029" calcext:value-type="float">
            <text:p>4.80E-029</text:p>
          </table:table-cell>
          <table:table-cell table:style-name="ce2" office:value-type="float" office:value="4.72323577846876E-031" calcext:value-type="float">
            <text:p>4.72E-031</text:p>
          </table:table-cell>
          <table:table-cell table:style-name="ce2" office:value-type="float" office:value="4.66681314166945E-033" calcext:value-type="float">
            <text:p>4.67E-033</text:p>
          </table:table-cell>
          <table:table-cell table:style-name="ce2" office:value-type="float" office:value="4.62914711614411E-035" calcext:value-type="float">
            <text:p>4.63E-035</text:p>
          </table:table-cell>
          <table:table-cell table:style-name="ce2" office:value-type="float" office:value="4.60772880652569E-037" calcext:value-type="float">
            <text:p>4.61E-037</text:p>
          </table:table-cell>
          <table:table-cell table:style-name="ce2" office:value-type="float" office:value="4.6006089744387E-039" calcext:value-type="float">
            <text:p>4.60E-039</text:p>
          </table:table-cell>
          <table:table-cell table:style-name="ce2" office:value-type="float" office:value="4.60625994102748E-041" calcext:value-type="float">
            <text:p>4.61E-041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8259.47350007044" calcext:value-type="float">
            <text:p>8259.4735000704</text:p>
          </table:table-cell>
          <table:table-cell office:value-type="float" office:value="235.206926744615" calcext:value-type="float">
            <text:p>235.2069267446</text:p>
          </table:table-cell>
          <table:table-cell office:value-type="float" office:value="1.34712028763708" calcext:value-type="float">
            <text:p>1.3471202876</text:p>
          </table:table-cell>
          <table:table-cell office:value-type="float" office:value="0.0103303678812141" calcext:value-type="float">
            <text:p>0.0103303679</text:p>
          </table:table-cell>
          <table:table-cell table:style-name="ce2" office:value-type="float" office:value="0.0000819094944326399" calcext:value-type="float">
            <text:p>8.19E-005</text:p>
          </table:table-cell>
          <table:table-cell table:style-name="ce2" office:value-type="float" office:value="0.000000687410633234919" calcext:value-type="float">
            <text:p>6.87E-007</text:p>
          </table:table-cell>
          <table:table-cell table:style-name="ce2" office:value-type="float" office:value="0.00000000600545442093071" calcext:value-type="float">
            <text:p>6.01E-009</text:p>
          </table:table-cell>
          <table:table-cell table:style-name="ce2" office:value-type="float" office:value="0.0000000000539914051399418" calcext:value-type="float">
            <text:p>5.40E-011</text:p>
          </table:table-cell>
          <table:table-cell table:style-name="ce2" office:value-type="float" office:value="0.000000000000495832317405511" calcext:value-type="float">
            <text:p>4.96E-013</text:p>
          </table:table-cell>
          <table:table-cell table:style-name="ce2" office:value-type="float" office:value="4.62844592956528E-015" calcext:value-type="float">
            <text:p>4.63E-015</text:p>
          </table:table-cell>
          <table:table-cell table:style-name="ce2" office:value-type="float" office:value="4.37664637573304E-017" calcext:value-type="float">
            <text:p>4.38E-017</text:p>
          </table:table-cell>
          <table:table-cell table:style-name="ce2" office:value-type="float" office:value="4.18202465462174E-019" calcext:value-type="float">
            <text:p>4.18E-019</text:p>
          </table:table-cell>
          <table:table-cell table:style-name="ce2" office:value-type="float" office:value="4.03068997886414E-021" calcext:value-type="float">
            <text:p>4.03E-021</text:p>
          </table:table-cell>
          <table:table-cell table:style-name="ce2" office:value-type="float" office:value="3.91307074158295E-023" calcext:value-type="float">
            <text:p>3.91E-023</text:p>
          </table:table-cell>
          <table:table-cell table:style-name="ce2" office:value-type="float" office:value="3.82237169475346E-025" calcext:value-type="float">
            <text:p>3.82E-025</text:p>
          </table:table-cell>
          <table:table-cell table:style-name="ce2" office:value-type="float" office:value="3.75364716355422E-027" calcext:value-type="float">
            <text:p>3.75E-027</text:p>
          </table:table-cell>
          <table:table-cell table:style-name="ce2" office:value-type="float" office:value="3.70322197404406E-029" calcext:value-type="float">
            <text:p>3.70E-029</text:p>
          </table:table-cell>
          <table:table-cell table:style-name="ce2" office:value-type="float" office:value="3.66831717544072E-031" calcext:value-type="float">
            <text:p>3.67E-031</text:p>
          </table:table-cell>
          <table:table-cell table:style-name="ce2" office:value-type="float" office:value="3.64680098111315E-033" calcext:value-type="float">
            <text:p>3.65E-033</text:p>
          </table:table-cell>
          <table:table-cell table:style-name="ce2" office:value-type="float" office:value="3.63701863152746E-035" calcext:value-type="float">
            <text:p>3.64E-035</text:p>
          </table:table-cell>
          <table:table-cell table:style-name="ce2" office:value-type="float" office:value="3.63767377356893E-037" calcext:value-type="float">
            <text:p>3.64E-037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2" office:value-type="float" office:value="-0" calcext:value-type="float">
            <text:p>-0.00E+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table:style-name="ce2" office:value-type="float" office:value="-0" calcext:value-type="float">
            <text:p>-0.00E+00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0163969155350014" calcext:value-type="float">
            <text:p>0.0016396916</text:p>
          </table:table-cell>
          <table:table-cell table:style-name="ce2" office:value-type="float" office:value="-0.000212090088751804" calcext:value-type="float">
            <text:p>-2.12E-004</text:p>
          </table:table-cell>
          <table:table-cell table:style-name="ce2" office:value-type="float" office:value="-0.0000861957913874979" calcext:value-type="float">
            <text:p>-8.62E-005</text:p>
          </table:table-cell>
          <table:table-cell table:style-name="ce2" office:value-type="float" office:value="-0.000052977854246538" calcext:value-type="float">
            <text:p>-5.30E-005</text:p>
          </table:table-cell>
          <table:table-cell table:style-name="ce2" office:value-type="float" office:value="-0.0000382806541317804" calcext:value-type="float">
            <text:p>-3.83E-005</text:p>
          </table:table-cell>
          <table:table-cell table:style-name="ce2" office:value-type="float" office:value="-0.000029757997914862" calcext:value-type="float">
            <text:p>-2.98E-005</text:p>
          </table:table-cell>
          <table:table-cell table:style-name="ce2" office:value-type="float" office:value="-0.0000242263848692878" calcext:value-type="float">
            <text:p>-2.42E-005</text:p>
          </table:table-cell>
          <table:table-cell table:style-name="ce2" office:value-type="float" office:value="-0.0000203630639232979" calcext:value-type="float">
            <text:p>-2.04E-005</text:p>
          </table:table-cell>
          <table:table-cell table:style-name="ce2" office:value-type="float" office:value="-0.0000175202260154612" calcext:value-type="float">
            <text:p>-1.75E-005</text:p>
          </table:table-cell>
          <table:table-cell table:style-name="ce2" office:value-type="float" office:value="-0.0000153452584371795" calcext:value-type="float">
            <text:p>-1.53E-005</text:p>
          </table:table-cell>
          <table:table-cell table:style-name="ce2" office:value-type="float" office:value="-0.0000136303388738356" calcext:value-type="float">
            <text:p>-1.36E-005</text:p>
          </table:table-cell>
          <table:table-cell table:style-name="ce2" office:value-type="float" office:value="-0.0000122452737836177" calcext:value-type="float">
            <text:p>-1.22E-005</text:p>
          </table:table-cell>
          <table:table-cell table:style-name="ce2" office:value-type="float" office:value="-0.0000111044682370816" calcext:value-type="float">
            <text:p>-1.11E-005</text:p>
          </table:table-cell>
          <table:table-cell table:style-name="ce2" office:value-type="float" office:value="-0.0000101494013283929" calcext:value-type="float">
            <text:p>-1.01E-005</text:p>
          </table:table-cell>
          <table:table-cell table:style-name="ce2" office:value-type="float" office:value="-0.00000933874436264511" calcext:value-type="float">
            <text:p>-9.34E-006</text:p>
          </table:table-cell>
          <table:table-cell table:style-name="ce2" office:value-type="float" office:value="-0.00000864250274469119" calcext:value-type="float">
            <text:p>-8.64E-006</text:p>
          </table:table-cell>
          <table:table-cell table:style-name="ce2" office:value-type="float" office:value="-0.00000803839467233963" calcext:value-type="float">
            <text:p>-8.04E-006</text:p>
          </table:table-cell>
          <table:table-cell table:style-name="ce2" office:value-type="float" office:value="-0.00000750953147043572" calcext:value-type="float">
            <text:p>-7.51E-006</text:p>
          </table:table-cell>
          <table:table-cell table:style-name="ce2" office:value-type="float" office:value="-0.00000704288550463422" calcext:value-type="float">
            <text:p>-7.04E-006</text:p>
          </table:table-cell>
          <table:table-cell table:style-name="ce2" office:value-type="float" office:value="-0.00000662825095716239" calcext:value-type="float">
            <text:p>-6.63E-006</text:p>
          </table:table-cell>
          <table:table-cell table:style-name="ce2" office:value-type="float" office:value="-0.00000625752223130167" calcext:value-type="float">
            <text:p>-6.26E-006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49976219085055" calcext:value-type="float">
            <text:p>0.4997621909</text:p>
          </table:table-cell>
          <table:table-cell office:value-type="float" office:value="-0.00878627296331419" calcext:value-type="float">
            <text:p>-0.008786273</text:p>
          </table:table-cell>
          <table:table-cell table:style-name="ce2" office:value-type="float" office:value="0.0973677098750481" calcext:value-type="float">
            <text:p>9.74E-002</text:p>
          </table:table-cell>
          <table:table-cell table:style-name="ce2" office:value-type="float" office:value="0.0715264294666817" calcext:value-type="float">
            <text:p>7.15E-002</text:p>
          </table:table-cell>
          <table:table-cell table:style-name="ce2" office:value-type="float" office:value="-0.00252659780043982" calcext:value-type="float">
            <text:p>-2.53E-003</text:p>
          </table:table-cell>
          <table:table-cell table:style-name="ce2" office:value-type="float" office:value="-0.0376535832442399" calcext:value-type="float">
            <text:p>-3.77E-002</text:p>
          </table:table-cell>
          <table:table-cell table:style-name="ce2" office:value-type="float" office:value="-0.0176460424742231" calcext:value-type="float">
            <text:p>-1.76E-002</text:p>
          </table:table-cell>
          <table:table-cell table:style-name="ce2" office:value-type="float" office:value="0.0155921178732215" calcext:value-type="float">
            <text:p>1.56E-002</text:p>
          </table:table-cell>
          <table:table-cell table:style-name="ce2" office:value-type="float" office:value="0.0234836396348887" calcext:value-type="float">
            <text:p>2.35E-002</text:p>
          </table:table-cell>
          <table:table-cell table:style-name="ce2" office:value-type="float" office:value="0.0068012085984468" calcext:value-type="float">
            <text:p>6.80E-003</text:p>
          </table:table-cell>
          <table:table-cell table:style-name="ce2" office:value-type="float" office:value="-0.00924352142012846" calcext:value-type="float">
            <text:p>-9.24E-003</text:p>
          </table:table-cell>
          <table:table-cell table:style-name="ce2" office:value-type="float" office:value="-0.00873747995893067" calcext:value-type="float">
            <text:p>-8.74E-003</text:p>
          </table:table-cell>
          <table:table-cell table:style-name="ce2" office:value-type="float" office:value="0.00205474679744393" calcext:value-type="float">
            <text:p>2.05E-003</text:p>
          </table:table-cell>
          <table:table-cell table:style-name="ce2" office:value-type="float" office:value="0.00847493424784506" calcext:value-type="float">
            <text:p>8.47E-003</text:p>
          </table:table-cell>
          <table:table-cell table:style-name="ce2" office:value-type="float" office:value="0.00519202889869604" calcext:value-type="float">
            <text:p>5.19E-003</text:p>
          </table:table-cell>
          <table:table-cell table:style-name="ce2" office:value-type="float" office:value="-0.00137888787065884" calcext:value-type="float">
            <text:p>-1.38E-003</text:p>
          </table:table-cell>
          <table:table-cell table:style-name="ce2" office:value-type="float" office:value="-0.00346332652425776" calcext:value-type="float">
            <text:p>-3.46E-003</text:p>
          </table:table-cell>
          <table:table-cell table:style-name="ce2" office:value-type="float" office:value="-0.000387454825818797" calcext:value-type="float">
            <text:p>-3.87E-004</text:p>
          </table:table-cell>
          <table:table-cell table:style-name="ce2" office:value-type="float" office:value="0.00296358842795568" calcext:value-type="float">
            <text:p>2.96E-003</text:p>
          </table:table-cell>
          <table:table-cell table:style-name="ce2" office:value-type="float" office:value="0.00295040888301431" calcext:value-type="float">
            <text:p>2.95E-003</text:p>
          </table:table-cell>
          <table:table-cell table:style-name="ce2" office:value-type="float" office:value="0.000572619579683365" calcext:value-type="float">
            <text:p>5.73E-004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6.41324713196881" calcext:value-type="float">
            <text:p>-6.413247132</text:p>
          </table:table-cell>
          <table:table-cell office:value-type="float" office:value="-0.12934755216557" calcext:value-type="float">
            <text:p>-0.1293475522</text:p>
          </table:table-cell>
          <table:table-cell office:value-type="float" office:value="-0.0609336909027394" calcext:value-type="float">
            <text:p>-0.0609336909</text:p>
          </table:table-cell>
          <table:table-cell table:style-name="ce2" office:value-type="float" office:value="-0.0398305890249902" calcext:value-type="float">
            <text:p>-3.98E-002</text:p>
          </table:table-cell>
          <table:table-cell table:style-name="ce2" office:value-type="float" office:value="-0.0298566286412179" calcext:value-type="float">
            <text:p>-2.99E-002</text:p>
          </table:table-cell>
          <table:table-cell table:style-name="ce2" office:value-type="float" office:value="-0.0238857897334328" calcext:value-type="float">
            <text:p>-2.39E-002</text:p>
          </table:table-cell>
          <table:table-cell table:style-name="ce2" office:value-type="float" office:value="-0.0199048384797197" calcext:value-type="float">
            <text:p>-1.99E-002</text:p>
          </table:table-cell>
          <table:table-cell office:value-type="float" office:value="-0.0170612898776722" calcext:value-type="float">
            <text:p>-0.0170612899</text:p>
          </table:table-cell>
          <table:table-cell office:value-type="float" office:value="-0.0149286286332474" calcext:value-type="float">
            <text:p>-0.0149286286</text:p>
          </table:table-cell>
          <table:table-cell office:value-type="float" office:value="-0.0132698921184278" calcext:value-type="float">
            <text:p>-0.0132698921</text:p>
          </table:table-cell>
          <table:table-cell table:style-name="ce2" office:value-type="float" office:value="-0.0119429029065876" calcext:value-type="float">
            <text:p>-1.19E-002</text:p>
          </table:table-cell>
          <table:table-cell table:style-name="ce2" office:value-type="float" office:value="-0.0108571844605342" calcext:value-type="float">
            <text:p>-1.09E-002</text:p>
          </table:table-cell>
          <table:table-cell table:style-name="ce2" office:value-type="float" office:value="-0.00995241908882302" calcext:value-type="float">
            <text:p>-9.95E-003</text:p>
          </table:table-cell>
          <table:table-cell table:style-name="ce2" office:value-type="float" office:value="-0.00918684838968278" calcext:value-type="float">
            <text:p>-9.19E-003</text:p>
          </table:table-cell>
          <table:table-cell table:style-name="ce2" office:value-type="float" office:value="-0.00853064493327687" calcext:value-type="float">
            <text:p>-8.53E-003</text:p>
          </table:table-cell>
          <table:table-cell table:style-name="ce2" office:value-type="float" office:value="-0.00796193527105841" calcext:value-type="float">
            <text:p>-7.96E-003</text:p>
          </table:table-cell>
          <table:table-cell table:style-name="ce2" office:value-type="float" office:value="-0.00746431431661726" calcext:value-type="float">
            <text:p>-7.46E-003</text:p>
          </table:table-cell>
          <table:table-cell table:style-name="ce2" office:value-type="float" office:value="-0.00702523700387507" calcext:value-type="float">
            <text:p>-7.03E-003</text:p>
          </table:table-cell>
          <table:table-cell table:style-name="ce2" office:value-type="float" office:value="-0.00663494605921534" calcext:value-type="float">
            <text:p>-6.63E-003</text:p>
          </table:table-cell>
          <table:table-cell table:style-name="ce2" office:value-type="float" office:value="-0.00628573837188822" calcext:value-type="float">
            <text:p>-6.29E-003</text:p>
          </table:table-cell>
          <table:table-cell table:style-name="ce2" office:value-type="float" office:value="-0.00597145145329381" calcext:value-type="float">
            <text:p>-5.97E-003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23.8219796802191" calcext:value-type="float">
            <text:p>23.8219796802</text:p>
          </table:table-cell>
          <table:table-cell office:value-type="float" office:value="1.2075882237652" calcext:value-type="float">
            <text:p>1.2075882238</text:p>
          </table:table-cell>
          <table:table-cell office:value-type="float" office:value="0.0169811754448387" calcext:value-type="float">
            <text:p>0.0169811754</text:p>
          </table:table-cell>
          <table:table-cell table:style-name="ce2" office:value-type="float" office:value="0.0000596562574481469" calcext:value-type="float">
            <text:p>5.97E-005</text:p>
          </table:table-cell>
          <table:table-cell table:style-name="ce2" office:value-type="float" office:value="0.000000314365963441117" calcext:value-type="float">
            <text:p>3.14E-007</text:p>
          </table:table-cell>
          <table:table-cell table:style-name="ce2" office:value-type="float" office:value="0.00000000198790798882056" calcext:value-type="float">
            <text:p>1.99E-009</text:p>
          </table:table-cell>
          <table:table-cell table:style-name="ce2" office:value-type="float" office:value="0.0000000000139673665288396" calcext:value-type="float">
            <text:p>1.40E-011</text:p>
          </table:table-cell>
          <table:table-cell table:style-name="ce2" office:value-type="float" office:value="0.000000000000105146786496918" calcext:value-type="float">
            <text:p>1.05E-013</text:p>
          </table:table-cell>
          <table:table-cell table:style-name="ce2" office:value-type="float" office:value="8.31125826202706E-016" calcext:value-type="float">
            <text:p>8.31E-016</text:p>
          </table:table-cell>
          <table:table-cell table:style-name="ce2" office:value-type="float" office:value="6.81289692314064E-018" calcext:value-type="float">
            <text:p>6.81E-018</text:p>
          </table:table-cell>
          <table:table-cell table:style-name="ce2" office:value-type="float" office:value="5.74422331317813E-020" calcext:value-type="float">
            <text:p>5.74E-020</text:p>
          </table:table-cell>
          <table:table-cell table:style-name="ce2" office:value-type="float" office:value="4.95325457724399E-022" calcext:value-type="float">
            <text:p>4.95E-022</text:p>
          </table:table-cell>
          <table:table-cell table:style-name="ce2" office:value-type="float" office:value="4.35029705724256E-024" calcext:value-type="float">
            <text:p>4.35E-024</text:p>
          </table:table-cell>
          <table:table-cell table:style-name="ce2" office:value-type="float" office:value="3.87951786706094E-026" calcext:value-type="float">
            <text:p>3.88E-026</text:p>
          </table:table-cell>
          <table:table-cell table:style-name="ce2" office:value-type="float" office:value="3.50461630136117E-028" calcext:value-type="float">
            <text:p>3.50E-028</text:p>
          </table:table-cell>
          <table:table-cell table:style-name="ce2" office:value-type="float" office:value="3.2011209227732E-030" calcext:value-type="float">
            <text:p>3.20E-030</text:p>
          </table:table-cell>
          <table:table-cell table:style-name="ce2" office:value-type="float" office:value="2.95202236154298E-032" calcext:value-type="float">
            <text:p>2.95E-032</text:p>
          </table:table-cell>
          <table:table-cell table:style-name="ce2" office:value-type="float" office:value="2.74518420098203E-034" calcext:value-type="float">
            <text:p>2.75E-034</text:p>
          </table:table-cell>
          <table:table-cell table:style-name="ce2" office:value-type="float" office:value="2.57174839785784E-036" calcext:value-type="float">
            <text:p>2.57E-036</text:p>
          </table:table-cell>
          <table:table-cell table:style-name="ce2" office:value-type="float" office:value="2.42512042448721E-038" calcext:value-type="float">
            <text:p>2.43E-038</text:p>
          </table:table-cell>
          <table:table-cell table:style-name="ce2" office:value-type="float" office:value="2.30030448721935E-040" calcext:value-type="float">
            <text:p>2.30E-040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1.79579629987847" calcext:value-type="float">
            <text:p>1.7957962999</text:p>
          </table:table-cell>
          <table:table-cell table:style-name="ce2" office:value-type="float" office:value="0.0620207503292766" calcext:value-type="float">
            <text:p>6.20E-002</text:p>
          </table:table-cell>
          <table:table-cell table:style-name="ce2" office:value-type="float" office:value="-0.687301481470928" calcext:value-type="float">
            <text:p>-6.87E-001</text:p>
          </table:table-cell>
          <table:table-cell table:style-name="ce2" office:value-type="float" office:value="-0.504892443294224" calcext:value-type="float">
            <text:p>-5.05E-001</text:p>
          </table:table-cell>
          <table:table-cell table:style-name="ce2" office:value-type="float" office:value="0.0178348080031046" calcext:value-type="float">
            <text:p>1.78E-002</text:p>
          </table:table-cell>
          <table:table-cell table:style-name="ce2" office:value-type="float" office:value="0.265789999371105" calcext:value-type="float">
            <text:p>2.66E-001</text:p>
          </table:table-cell>
          <table:table-cell table:style-name="ce2" office:value-type="float" office:value="0.124560299818045" calcext:value-type="float">
            <text:p>1.25E-001</text:p>
          </table:table-cell>
          <table:table-cell table:style-name="ce2" office:value-type="float" office:value="-0.110062008516858" calcext:value-type="float">
            <text:p>-1.10E-001</text:p>
          </table:table-cell>
          <table:table-cell table:style-name="ce2" office:value-type="float" office:value="-0.165766868010979" calcext:value-type="float">
            <text:p>-1.66E-001</text:p>
          </table:table-cell>
          <table:table-cell table:style-name="ce2" office:value-type="float" office:value="-0.0480085312831539" calcext:value-type="float">
            <text:p>-4.80E-002</text:p>
          </table:table-cell>
          <table:table-cell table:style-name="ce2" office:value-type="float" office:value="0.0652483864950245" calcext:value-type="float">
            <text:p>6.52E-002</text:p>
          </table:table-cell>
          <table:table-cell table:style-name="ce2" office:value-type="float" office:value="0.0616763291218636" calcext:value-type="float">
            <text:p>6.17E-002</text:p>
          </table:table-cell>
          <table:table-cell table:style-name="ce2" office:value-type="float" office:value="-0.0145040950407807" calcext:value-type="float">
            <text:p>-1.45E-002</text:p>
          </table:table-cell>
          <table:table-cell table:style-name="ce2" office:value-type="float" office:value="-0.0598230652789063" calcext:value-type="float">
            <text:p>-5.98E-002</text:p>
          </table:table-cell>
          <table:table-cell table:style-name="ce2" office:value-type="float" office:value="-0.0366496157555015" calcext:value-type="float">
            <text:p>-3.66E-002</text:p>
          </table:table-cell>
          <table:table-cell table:style-name="ce2" office:value-type="float" office:value="0.00973332614582709" calcext:value-type="float">
            <text:p>9.73E-003</text:p>
          </table:table-cell>
          <table:table-cell table:style-name="ce2" office:value-type="float" office:value="0.0244470107594665" calcext:value-type="float">
            <text:p>2.44E-002</text:p>
          </table:table-cell>
          <table:table-cell table:style-name="ce2" office:value-type="float" office:value="0.00273497524107387" calcext:value-type="float">
            <text:p>2.73E-003</text:p>
          </table:table-cell>
          <table:table-cell table:style-name="ce2" office:value-type="float" office:value="-0.020919447726746" calcext:value-type="float">
            <text:p>-2.09E-002</text:p>
          </table:table-cell>
          <table:table-cell table:style-name="ce2" office:value-type="float" office:value="-0.0208264156448069" calcext:value-type="float">
            <text:p>-2.08E-002</text:p>
          </table:table-cell>
          <table:table-cell table:style-name="ce2" office:value-type="float" office:value="-0.00404202056247081" calcext:value-type="float">
            <text:p>-4.04E-003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67245278534503" calcext:value-type="float">
            <text:p>0.6724527853</text:p>
          </table:table-cell>
          <table:table-cell office:value-type="float" office:value="-0.00431211235870521" calcext:value-type="float">
            <text:p>-0.0043121124</text:p>
          </table:table-cell>
          <table:table-cell table:style-name="ce2" office:value-type="float" office:value="0.257615078522289" calcext:value-type="float">
            <text:p>2.58E-001</text:p>
          </table:table-cell>
          <table:table-cell table:style-name="ce2" office:value-type="float" office:value="0.178514893699198" calcext:value-type="float">
            <text:p>1.79E-001</text:p>
          </table:table-cell>
          <table:table-cell table:style-name="ce2" office:value-type="float" office:value="0.0845404281949632" calcext:value-type="float">
            <text:p>8.45E-002</text:p>
          </table:table-cell>
          <table:table-cell table:style-name="ce2" office:value-type="float" office:value="0.0383472651822162" calcext:value-type="float">
            <text:p>3.83E-002</text:p>
          </table:table-cell>
          <table:table-cell table:style-name="ce2" office:value-type="float" office:value="0.0326584571717361" calcext:value-type="float">
            <text:p>3.27E-002</text:p>
          </table:table-cell>
          <table:table-cell table:style-name="ce2" office:value-type="float" office:value="0.0389285718473601" calcext:value-type="float">
            <text:p>3.89E-002</text:p>
          </table:table-cell>
          <table:table-cell table:style-name="ce2" office:value-type="float" office:value="0.0386151905617758" calcext:value-type="float">
            <text:p>3.86E-002</text:p>
          </table:table-cell>
          <table:table-cell table:style-name="ce2" office:value-type="float" office:value="0.0308399361814325" calcext:value-type="float">
            <text:p>3.08E-002</text:p>
          </table:table-cell>
          <table:table-cell table:style-name="ce2" office:value-type="float" office:value="0.022967761166003" calcext:value-type="float">
            <text:p>2.30E-002</text:p>
          </table:table-cell>
          <table:table-cell table:style-name="ce2" office:value-type="float" office:value="0.0195949044812689" calcext:value-type="float">
            <text:p>1.96E-002</text:p>
          </table:table-cell>
          <table:table-cell table:style-name="ce2" office:value-type="float" office:value="0.0195194703114425" calcext:value-type="float">
            <text:p>1.95E-002</text:p>
          </table:table-cell>
          <table:table-cell table:style-name="ce2" office:value-type="float" office:value="0.0193950945381936" calcext:value-type="float">
            <text:p>1.94E-002</text:p>
          </table:table-cell>
          <table:table-cell table:style-name="ce2" office:value-type="float" office:value="0.0177226719875844" calcext:value-type="float">
            <text:p>1.77E-002</text:p>
          </table:table-cell>
          <table:table-cell table:style-name="ce2" office:value-type="float" office:value="0.0153931103714225" calcext:value-type="float">
            <text:p>1.54E-002</text:p>
          </table:table-cell>
          <table:table-cell table:style-name="ce2" office:value-type="float" office:value="0.0137650517766353" calcext:value-type="float">
            <text:p>1.38E-002</text:p>
          </table:table-cell>
          <table:table-cell table:style-name="ce2" office:value-type="float" office:value="0.0131161757924746" calcext:value-type="float">
            <text:p>1.31E-002</text:p>
          </table:table-cell>
          <table:table-cell table:style-name="ce2" office:value-type="float" office:value="0.0127800873730382" calcext:value-type="float">
            <text:p>1.28E-002</text:p>
          </table:table-cell>
          <table:table-cell table:style-name="ce2" office:value-type="float" office:value="0.0121523509638813" calcext:value-type="float">
            <text:p>1.22E-002</text:p>
          </table:table-cell>
          <table:table-cell table:style-name="ce2" office:value-type="float" office:value="0.0112447802139636" calcext:value-type="float">
            <text:p>1.12E-002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174.600182869302" calcext:value-type="float">
            <text:p>174.6001828693</text:p>
          </table:table-cell>
          <table:table-cell table:style-name="ce2" office:value-type="float" office:value="-2.23925195282402" calcext:value-type="float">
            <text:p>-2.24E+000</text:p>
          </table:table-cell>
          <table:table-cell table:style-name="ce2" office:value-type="float" office:value="133.785017407003" calcext:value-type="float">
            <text:p>1.34E+002</text:p>
          </table:table-cell>
          <table:table-cell table:style-name="ce2" office:value-type="float" office:value="91.8437731954683" calcext:value-type="float">
            <text:p>9.18E+001</text:p>
          </table:table-cell>
          <table:table-cell table:style-name="ce2" office:value-type="float" office:value="68.9318324271087" calcext:value-type="float">
            <text:p>6.89E+001</text:p>
          </table:table-cell>
          <table:table-cell table:style-name="ce2" office:value-type="float" office:value="55.1457425836336" calcext:value-type="float">
            <text:p>5.51E+001</text:p>
          </table:table-cell>
          <table:table-cell table:style-name="ce2" office:value-type="float" office:value="45.9547833852574" calcext:value-type="float">
            <text:p>4.60E+001</text:p>
          </table:table-cell>
          <table:table-cell table:style-name="ce2" office:value-type="float" office:value="39.3898142923517" calcext:value-type="float">
            <text:p>3.94E+001</text:p>
          </table:table-cell>
          <table:table-cell table:style-name="ce2" office:value-type="float" office:value="34.4660875054625" calcext:value-type="float">
            <text:p>3.45E+001</text:p>
          </table:table-cell>
          <table:table-cell table:style-name="ce2" office:value-type="float" office:value="30.6365222270749" calcext:value-type="float">
            <text:p>3.06E+001</text:p>
          </table:table-cell>
          <table:table-cell table:style-name="ce2" office:value-type="float" office:value="27.5728700043674" calcext:value-type="float">
            <text:p>2.76E+001</text:p>
          </table:table-cell>
          <table:table-cell table:style-name="ce2" office:value-type="float" office:value="25.0662454585158" calcext:value-type="float">
            <text:p>2.51E+001</text:p>
          </table:table-cell>
          <table:table-cell table:style-name="ce2" office:value-type="float" office:value="22.9773916703062" calcext:value-type="float">
            <text:p>2.30E+001</text:p>
          </table:table-cell>
          <table:table-cell table:style-name="ce2" office:value-type="float" office:value="21.2099000033595" calcext:value-type="float">
            <text:p>2.12E+001</text:p>
          </table:table-cell>
          <table:table-cell table:style-name="ce2" office:value-type="float" office:value="19.6949071459767" calcext:value-type="float">
            <text:p>1.97E+001</text:p>
          </table:table-cell>
          <table:table-cell table:style-name="ce2" office:value-type="float" office:value="18.3819133362449" calcext:value-type="float">
            <text:p>1.84E+001</text:p>
          </table:table-cell>
          <table:table-cell table:style-name="ce2" office:value-type="float" office:value="17.2330437527296" calcext:value-type="float">
            <text:p>1.72E+001</text:p>
          </table:table-cell>
          <table:table-cell table:style-name="ce2" office:value-type="float" office:value="16.2193352966867" calcext:value-type="float">
            <text:p>1.62E+001</text:p>
          </table:table-cell>
          <table:table-cell table:style-name="ce2" office:value-type="float" office:value="15.3182611135375" calcext:value-type="float">
            <text:p>1.53E+001</text:p>
          </table:table-cell>
          <table:table-cell table:style-name="ce2" office:value-type="float" office:value="14.5120368444039" calcext:value-type="float">
            <text:p>1.45E+001</text:p>
          </table:table-cell>
          <table:table-cell table:style-name="ce2" office:value-type="float" office:value="13.7864350021837" calcext:value-type="float">
            <text:p>1.38E+001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1.20758822376557" calcext:value-type="float">
            <text:p>1.2075882238</text:p>
          </table:table-cell>
          <table:table-cell office:value-type="float" office:value="0.0339623508896878" calcext:value-type="float">
            <text:p>0.0339623509</text:p>
          </table:table-cell>
          <table:table-cell table:style-name="ce2" office:value-type="float" office:value="0.000178968772344485" calcext:value-type="float">
            <text:p>1.79E-004</text:p>
          </table:table-cell>
          <table:table-cell table:style-name="ce2" office:value-type="float" office:value="0.00000125746385376471" calcext:value-type="float">
            <text:p>1.26E-006</text:p>
          </table:table-cell>
          <table:table-cell table:style-name="ce2" office:value-type="float" office:value="0.00000000993953994410485" calcext:value-type="float">
            <text:p>9.94E-009</text:p>
          </table:table-cell>
          <table:table-cell table:style-name="ce2" office:value-type="float" office:value="0.0000000000838041991730544" calcext:value-type="float">
            <text:p>8.38E-011</text:p>
          </table:table-cell>
          <table:table-cell table:style-name="ce2" office:value-type="float" office:value="0.000000000000736027505478617" calcext:value-type="float">
            <text:p>7.36E-013</text:p>
          </table:table-cell>
          <table:table-cell table:style-name="ce2" office:value-type="float" office:value="6.64900660962244E-015" calcext:value-type="float">
            <text:p>6.65E-015</text:p>
          </table:table-cell>
          <table:table-cell table:style-name="ce2" office:value-type="float" office:value="6.13160723082953E-017" calcext:value-type="float">
            <text:p>6.13E-017</text:p>
          </table:table-cell>
          <table:table-cell table:style-name="ce2" office:value-type="float" office:value="5.74422331317577E-019" calcext:value-type="float">
            <text:p>5.74E-019</text:p>
          </table:table-cell>
          <table:table-cell table:style-name="ce2" office:value-type="float" office:value="5.44858003497805E-021" calcext:value-type="float">
            <text:p>5.45E-021</text:p>
          </table:table-cell>
          <table:table-cell table:style-name="ce2" office:value-type="float" office:value="5.22035646867283E-023" calcext:value-type="float">
            <text:p>5.22E-023</text:p>
          </table:table-cell>
          <table:table-cell table:style-name="ce2" office:value-type="float" office:value="5.04337322722528E-025" calcext:value-type="float">
            <text:p>5.04E-025</text:p>
          </table:table-cell>
          <table:table-cell table:style-name="ce2" office:value-type="float" office:value="4.906462821803E-027" calcext:value-type="float">
            <text:p>4.91E-027</text:p>
          </table:table-cell>
          <table:table-cell table:style-name="ce2" office:value-type="float" office:value="4.80168138440104E-029" calcext:value-type="float">
            <text:p>4.80E-029</text:p>
          </table:table-cell>
          <table:table-cell table:style-name="ce2" office:value-type="float" office:value="4.72323577791399E-031" calcext:value-type="float">
            <text:p>4.72E-031</text:p>
          </table:table-cell>
          <table:table-cell table:style-name="ce2" office:value-type="float" office:value="4.66681314295801E-033" calcext:value-type="float">
            <text:p>4.67E-033</text:p>
          </table:table-cell>
          <table:table-cell table:style-name="ce2" office:value-type="float" office:value="4.62914711316205E-035" calcext:value-type="float">
            <text:p>4.63E-035</text:p>
          </table:table-cell>
          <table:table-cell table:style-name="ce2" office:value-type="float" office:value="4.60772881344136E-037" calcext:value-type="float">
            <text:p>4.61E-037</text:p>
          </table:table-cell>
          <table:table-cell table:style-name="ce2" office:value-type="float" office:value="4.60060895840776E-039" calcext:value-type="float">
            <text:p>4.60E-039</text:p>
          </table:table-cell>
          <table:table-cell table:style-name="ce2" office:value-type="float" office:value="4.6062599782103E-041" calcext:value-type="float">
            <text:p>4.61E-041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0.99999999999969" calcext:value-type="float">
            <text:p>1</text:p>
          </table:table-cell>
          <table:table-cell table:style-name="ce2" office:value-type="float" office:value="2.23640454762685E-016" calcext:value-type="float">
            <text:p>2.24E-016</text:p>
          </table:table-cell>
          <table:table-cell table:style-name="ce2" office:value-type="float" office:value="2.78083374489507E-018" calcext:value-type="float">
            <text:p>2.78E-018</text:p>
          </table:table-cell>
          <table:table-cell table:style-name="ce2" office:value-type="float" office:value="1.44735711442802E-020" calcext:value-type="float">
            <text:p>1.45E-020</text:p>
          </table:table-cell>
          <table:table-cell table:style-name="ce2" office:value-type="float" office:value="-2.00094305432142E-022" calcext:value-type="float">
            <text:p>-2.00E-022</text:p>
          </table:table-cell>
          <table:table-cell table:style-name="ce2" office:value-type="float" office:value="6.43620799033909E-024" calcext:value-type="float">
            <text:p>6.44E-024</text:p>
          </table:table-cell>
          <table:table-cell table:style-name="ce2" office:value-type="float" office:value="-1.71972517043219E-025" calcext:value-type="float">
            <text:p>-1.72E-025</text:p>
          </table:table-cell>
          <table:table-cell table:style-name="ce2" office:value-type="float" office:value="4.66778312247976E-027" calcext:value-type="float">
            <text:p>4.67E-027</text:p>
          </table:table-cell>
          <table:table-cell table:style-name="ce2" office:value-type="float" office:value="-1.23065084462877E-028" calcext:value-type="float">
            <text:p>-1.23E-028</text:p>
          </table:table-cell>
          <table:table-cell table:style-name="ce2" office:value-type="float" office:value="3.20788484700795E-030" calcext:value-type="float">
            <text:p>3.21E-030</text:p>
          </table:table-cell>
          <table:table-cell table:style-name="ce2" office:value-type="float" office:value="-8.25292806107419E-032" calcext:value-type="float">
            <text:p>-8.25E-032</text:p>
          </table:table-cell>
          <table:table-cell table:style-name="ce2" office:value-type="float" office:value="2.10314534631104E-033" calcext:value-type="float">
            <text:p>2.10E-033</text:p>
          </table:table-cell>
          <table:table-cell table:style-name="ce2" office:value-type="float" office:value="-5.31504902975458E-035" calcext:value-type="float">
            <text:p>-5.32E-035</text:p>
          </table:table-cell>
          <table:table-cell table:style-name="ce2" office:value-type="float" office:value="1.33402600855222E-036" calcext:value-type="float">
            <text:p>1.33E-036</text:p>
          </table:table-cell>
          <table:table-cell table:style-name="ce2" office:value-type="float" office:value="-3.32865969805321E-038" calcext:value-type="float">
            <text:p>-3.33E-038</text:p>
          </table:table-cell>
          <table:table-cell table:style-name="ce2" office:value-type="float" office:value="8.26389407400391E-040" calcext:value-type="float">
            <text:p>8.26E-040</text:p>
          </table:table-cell>
          <table:table-cell table:style-name="ce2" office:value-type="float" office:value="-2.0426543696588E-041" calcext:value-type="float">
            <text:p>-2.04E-041</text:p>
          </table:table-cell>
          <table:table-cell table:style-name="ce2" office:value-type="float" office:value="5.02962827285793E-043" calcext:value-type="float">
            <text:p>5.03E-043</text:p>
          </table:table-cell>
          <table:table-cell table:style-name="ce2" office:value-type="float" office:value="-1.23424584784831E-044" calcext:value-type="float">
            <text:p>-1.23E-044</text:p>
          </table:table-cell>
          <table:table-cell table:style-name="ce2" office:value-type="float" office:value="3.01963765361751E-046" calcext:value-type="float">
            <text:p>3.02E-046</text:p>
          </table:table-cell>
          <table:table-cell table:style-name="ce2" office:value-type="float" office:value="-7.36771061104185E-048" calcext:value-type="float">
            <text:p>-7.37E-048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1.57079553942679" calcext:value-type="float">
            <text:p>1.5707955394</text:p>
          </table:table-cell>
          <table:table-cell table:style-name="ce2" office:value-type="float" office:value="0.000000000284035449986695" calcext:value-type="float">
            <text:p>2.84E-010</text:p>
          </table:table-cell>
          <table:table-cell table:style-name="ce2" office:value-type="float" office:value="0.00000000000353180896948006" calcext:value-type="float">
            <text:p>3.53E-012</text:p>
          </table:table-cell>
          <table:table-cell table:style-name="ce2" office:value-type="float" office:value="0.0000000000000183822166577253" calcext:value-type="float">
            <text:p>1.84E-014</text:p>
          </table:table-cell>
          <table:table-cell table:style-name="ce2" office:value-type="float" office:value="-2.54130569281416E-016" calcext:value-type="float">
            <text:p>-2.54E-016</text:p>
          </table:table-cell>
          <table:table-cell table:style-name="ce2" office:value-type="float" office:value="8.17433158362972E-018" calcext:value-type="float">
            <text:p>8.17E-018</text:p>
          </table:table-cell>
          <table:table-cell table:style-name="ce2" office:value-type="float" office:value="-2.18414379972302E-019" calcext:value-type="float">
            <text:p>-2.18E-019</text:p>
          </table:table-cell>
          <table:table-cell table:style-name="ce2" office:value-type="float" office:value="5.92833653929353E-021" calcext:value-type="float">
            <text:p>5.93E-021</text:p>
          </table:table-cell>
          <table:table-cell table:style-name="ce2" office:value-type="float" office:value="-1.56299300500691E-022" calcext:value-type="float">
            <text:p>-1.56E-022</text:p>
          </table:table-cell>
          <table:table-cell table:style-name="ce2" office:value-type="float" office:value="4.07418692200512E-024" calcext:value-type="float">
            <text:p>4.07E-024</text:p>
          </table:table-cell>
          <table:table-cell table:style-name="ce2" office:value-type="float" office:value="-1.04816641426637E-025" calcext:value-type="float">
            <text:p>-1.05E-025</text:p>
          </table:table-cell>
          <table:table-cell table:style-name="ce2" office:value-type="float" office:value="2.67110812066976E-027" calcext:value-type="float">
            <text:p>2.67E-027</text:p>
          </table:table-cell>
          <table:table-cell table:style-name="ce2" office:value-type="float" office:value="-6.75039918189073E-029" calcext:value-type="float">
            <text:p>-6.75E-029</text:p>
          </table:table-cell>
          <table:table-cell table:style-name="ce2" office:value-type="float" office:value="1.69428504353189E-030" calcext:value-type="float">
            <text:p>1.69E-030</text:p>
          </table:table-cell>
          <table:table-cell table:style-name="ce2" office:value-type="float" office:value="-4.2275775024353E-032" calcext:value-type="float">
            <text:p>-4.23E-032</text:p>
          </table:table-cell>
          <table:table-cell table:style-name="ce2" office:value-type="float" office:value="1.04955915710459E-033" calcext:value-type="float">
            <text:p>1.05E-033</text:p>
          </table:table-cell>
          <table:table-cell table:style-name="ce2" office:value-type="float" office:value="-2.59428131493022E-035" calcext:value-type="float">
            <text:p>-2.59E-035</text:p>
          </table:table-cell>
          <table:table-cell table:style-name="ce2" office:value-type="float" office:value="6.38789941320305E-037" calcext:value-type="float">
            <text:p>6.39E-037</text:p>
          </table:table-cell>
          <table:table-cell table:style-name="ce2" office:value-type="float" office:value="-1.56755885315925E-038" calcext:value-type="float">
            <text:p>-1.57E-038</text:p>
          </table:table-cell>
          <table:table-cell table:style-name="ce2" office:value-type="float" office:value="3.83510282454109E-040" calcext:value-type="float">
            <text:p>3.84E-040</text:p>
          </table:table-cell>
          <table:table-cell table:style-name="ce2" office:value-type="float" office:value="-9.35739019579303E-042" calcext:value-type="float">
            <text:p>-9.36E-042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3" office:value-type="float" office:value="-0.0000007873681076632" calcext:value-type="float">
            <text:p>-7.87E-007</text:p>
          </table:table-cell>
          <table:table-cell table:style-name="ce2" office:value-type="float" office:value="0.000000000284035449986607" calcext:value-type="float">
            <text:p>2.84E-010</text:p>
          </table:table-cell>
          <table:table-cell table:style-name="ce2" office:value-type="float" office:value="0.000000000003531808969479" calcext:value-type="float">
            <text:p>3.53E-012</text:p>
          </table:table-cell>
          <table:table-cell table:style-name="ce2" office:value-type="float" office:value="0.0000000000000183822166577204" calcext:value-type="float">
            <text:p>1.84E-014</text:p>
          </table:table-cell>
          <table:table-cell table:style-name="ce2" office:value-type="float" office:value="-2.54130569281328E-016" calcext:value-type="float">
            <text:p>-2.54E-016</text:p>
          </table:table-cell>
          <table:table-cell table:style-name="ce2" office:value-type="float" office:value="8.17433158362717E-018" calcext:value-type="float">
            <text:p>8.17E-018</text:p>
          </table:table-cell>
          <table:table-cell table:style-name="ce2" office:value-type="float" office:value="-2.18414379972234E-019" calcext:value-type="float">
            <text:p>-2.18E-019</text:p>
          </table:table-cell>
          <table:table-cell table:style-name="ce2" office:value-type="float" office:value="5.92833653929166E-021" calcext:value-type="float">
            <text:p>5.93E-021</text:p>
          </table:table-cell>
          <table:table-cell table:style-name="ce2" office:value-type="float" office:value="-1.56299300500642E-022" calcext:value-type="float">
            <text:p>-1.56E-022</text:p>
          </table:table-cell>
          <table:table-cell table:style-name="ce2" office:value-type="float" office:value="4.07418692200383E-024" calcext:value-type="float">
            <text:p>4.07E-024</text:p>
          </table:table-cell>
          <table:table-cell table:style-name="ce2" office:value-type="float" office:value="-1.04816641426604E-025" calcext:value-type="float">
            <text:p>-1.05E-025</text:p>
          </table:table-cell>
          <table:table-cell table:style-name="ce2" office:value-type="float" office:value="2.67110812066891E-027" calcext:value-type="float">
            <text:p>2.67E-027</text:p>
          </table:table-cell>
          <table:table-cell table:style-name="ce2" office:value-type="float" office:value="-6.7503991818886E-029" calcext:value-type="float">
            <text:p>-6.75E-029</text:p>
          </table:table-cell>
          <table:table-cell table:style-name="ce2" office:value-type="float" office:value="1.69428504353135E-030" calcext:value-type="float">
            <text:p>1.69E-030</text:p>
          </table:table-cell>
          <table:table-cell table:style-name="ce2" office:value-type="float" office:value="-4.22757750243396E-032" calcext:value-type="float">
            <text:p>-4.23E-032</text:p>
          </table:table-cell>
          <table:table-cell table:style-name="ce2" office:value-type="float" office:value="1.04955915710425E-033" calcext:value-type="float">
            <text:p>1.05E-033</text:p>
          </table:table-cell>
          <table:table-cell table:style-name="ce2" office:value-type="float" office:value="-2.5942813149294E-035" calcext:value-type="float">
            <text:p>-2.59E-035</text:p>
          </table:table-cell>
          <table:table-cell table:style-name="ce2" office:value-type="float" office:value="6.38789941320101E-037" calcext:value-type="float">
            <text:p>6.39E-037</text:p>
          </table:table-cell>
          <table:table-cell table:style-name="ce2" office:value-type="float" office:value="-1.56755885315875E-038" calcext:value-type="float">
            <text:p>-1.57E-038</text:p>
          </table:table-cell>
          <table:table-cell table:style-name="ce2" office:value-type="float" office:value="3.83510282453986E-040" calcext:value-type="float">
            <text:p>3.84E-040</text:p>
          </table:table-cell>
          <table:table-cell table:style-name="ce2" office:value-type="float" office:value="-9.35739019579003E-042" calcext:value-type="float">
            <text:p>-9.36E-042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-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3" office:value-type="float" office:value="-0.000000000278039874934608" calcext:value-type="float">
            <text:p>-2.78E-010</text:p>
          </table:table-cell>
          <table:table-cell table:style-name="ce2" office:value-type="float" office:value="-0.00000000000762301568629083" calcext:value-type="float">
            <text:p>-7.62E-012</text:p>
          </table:table-cell>
          <table:table-cell table:style-name="ce2" office:value-type="float" office:value="-0.0000000000000329958590632253" calcext:value-type="float">
            <text:p>-3.30E-014</text:p>
          </table:table-cell>
          <table:table-cell table:style-name="ce2" office:value-type="float" office:value="-1.79590627919123E-016" calcext:value-type="float">
            <text:p>-1.80E-016</text:p>
          </table:table-cell>
          <table:table-cell table:style-name="ce2" office:value-type="float" office:value="-1.46320196851358E-018" calcext:value-type="float">
            <text:p>-1.46E-018</text:p>
          </table:table-cell>
          <table:table-cell table:style-name="ce2" office:value-type="float" office:value="-1.36011387613656E-020" calcext:value-type="float">
            <text:p>-1.36E-020</text:p>
          </table:table-cell>
          <table:table-cell table:style-name="ce2" office:value-type="float" office:value="-1.08900330155439E-022" calcext:value-type="float">
            <text:p>-1.09E-022</text:p>
          </table:table-cell>
          <table:table-cell table:style-name="ce2" office:value-type="float" office:value="-1.31280271751918E-024" calcext:value-type="float">
            <text:p>-1.31E-024</text:p>
          </table:table-cell>
          <table:table-cell table:style-name="ce2" office:value-type="float" office:value="-4.81725790758805E-027" calcext:value-type="float">
            <text:p>-4.82E-027</text:p>
          </table:table-cell>
          <table:table-cell table:style-name="ce2" office:value-type="float" office:value="-2.19790523527692E-028" calcext:value-type="float">
            <text:p>-2.20E-028</text:p>
          </table:table-cell>
          <table:table-cell table:style-name="ce2" office:value-type="float" office:value="1.98299255983428E-030" calcext:value-type="float">
            <text:p>1.98E-030</text:p>
          </table:table-cell>
          <table:table-cell table:style-name="ce2" office:value-type="float" office:value="-7.63743777287485E-032" calcext:value-type="float">
            <text:p>-7.64E-032</text:p>
          </table:table-cell>
          <table:table-cell table:style-name="ce2" office:value-type="float" office:value="1.4881436931513E-033" calcext:value-type="float">
            <text:p>1.49E-033</text:p>
          </table:table-cell>
          <table:table-cell table:style-name="ce2" office:value-type="float" office:value="-3.74662779846673E-035" calcext:value-type="float">
            <text:p>-3.75E-035</text:p>
          </table:table-cell>
          <table:table-cell table:style-name="ce2" office:value-type="float" office:value="8.43812380939752E-037" calcext:value-type="float">
            <text:p>8.44E-037</text:p>
          </table:table-cell>
          <table:table-cell table:style-name="ce2" office:value-type="float" office:value="-1.98910061401623E-038" calcext:value-type="float">
            <text:p>-1.99E-038</text:p>
          </table:table-cell>
          <table:table-cell table:style-name="ce2" office:value-type="float" office:value="4.59602215805133E-040" calcext:value-type="float">
            <text:p>4.60E-040</text:p>
          </table:table-cell>
          <table:table-cell table:style-name="ce2" office:value-type="float" office:value="-1.07053887690675E-041" calcext:value-type="float">
            <text:p>-1.07E-041</text:p>
          </table:table-cell>
          <table:table-cell table:style-name="ce2" office:value-type="float" office:value="2.48412903472435E-043" calcext:value-type="float">
            <text:p>2.48E-043</text:p>
          </table:table-cell>
          <table:table-cell table:style-name="ce2" office:value-type="float" office:value="-5.7720716951694E-045" calcext:value-type="float">
            <text:p>-5.77E-045</text:p>
          </table:table-cell>
          <table:table-cell table:style-name="ce2" office:value-type="float" office:value="1.34011079706531E-046" calcext:value-type="float">
            <text:p>1.34E-046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3" office:value-type="float" office:value="-0.000000000278039874934608" calcext:value-type="float">
            <text:p>-2.78E-010</text:p>
          </table:table-cell>
          <table:table-cell table:style-name="ce2" office:value-type="float" office:value="-0.00000000000762301568629083" calcext:value-type="float">
            <text:p>-7.62E-012</text:p>
          </table:table-cell>
          <table:table-cell table:style-name="ce2" office:value-type="float" office:value="-0.0000000000000329958590632253" calcext:value-type="float">
            <text:p>-3.30E-014</text:p>
          </table:table-cell>
          <table:table-cell table:style-name="ce2" office:value-type="float" office:value="-1.79590627919123E-016" calcext:value-type="float">
            <text:p>-1.80E-016</text:p>
          </table:table-cell>
          <table:table-cell table:style-name="ce2" office:value-type="float" office:value="-1.46320196851358E-018" calcext:value-type="float">
            <text:p>-1.46E-018</text:p>
          </table:table-cell>
          <table:table-cell table:style-name="ce2" office:value-type="float" office:value="-1.36011387613656E-020" calcext:value-type="float">
            <text:p>-1.36E-020</text:p>
          </table:table-cell>
          <table:table-cell table:style-name="ce2" office:value-type="float" office:value="-1.08900330155439E-022" calcext:value-type="float">
            <text:p>-1.09E-022</text:p>
          </table:table-cell>
          <table:table-cell table:style-name="ce2" office:value-type="float" office:value="-1.31280271751918E-024" calcext:value-type="float">
            <text:p>-1.31E-024</text:p>
          </table:table-cell>
          <table:table-cell table:style-name="ce2" office:value-type="float" office:value="-4.81725790758805E-027" calcext:value-type="float">
            <text:p>-4.82E-027</text:p>
          </table:table-cell>
          <table:table-cell table:style-name="ce2" office:value-type="float" office:value="-2.19790523527692E-028" calcext:value-type="float">
            <text:p>-2.20E-028</text:p>
          </table:table-cell>
          <table:table-cell table:style-name="ce2" office:value-type="float" office:value="1.98299255983428E-030" calcext:value-type="float">
            <text:p>1.98E-030</text:p>
          </table:table-cell>
          <table:table-cell table:style-name="ce2" office:value-type="float" office:value="-7.63743777287485E-032" calcext:value-type="float">
            <text:p>-7.64E-032</text:p>
          </table:table-cell>
          <table:table-cell table:style-name="ce2" office:value-type="float" office:value="1.4881436931513E-033" calcext:value-type="float">
            <text:p>1.49E-033</text:p>
          </table:table-cell>
          <table:table-cell table:style-name="ce2" office:value-type="float" office:value="-3.74662779846673E-035" calcext:value-type="float">
            <text:p>-3.75E-035</text:p>
          </table:table-cell>
          <table:table-cell table:style-name="ce2" office:value-type="float" office:value="8.43812380939752E-037" calcext:value-type="float">
            <text:p>8.44E-037</text:p>
          </table:table-cell>
          <table:table-cell table:style-name="ce2" office:value-type="float" office:value="-1.98910061401623E-038" calcext:value-type="float">
            <text:p>-1.99E-038</text:p>
          </table:table-cell>
          <table:table-cell table:style-name="ce2" office:value-type="float" office:value="4.59602215805133E-040" calcext:value-type="float">
            <text:p>4.60E-040</text:p>
          </table:table-cell>
          <table:table-cell table:style-name="ce2" office:value-type="float" office:value="-1.07053887690675E-041" calcext:value-type="float">
            <text:p>-1.07E-041</text:p>
          </table:table-cell>
          <table:table-cell table:style-name="ce2" office:value-type="float" office:value="2.48412903472435E-043" calcext:value-type="float">
            <text:p>2.48E-043</text:p>
          </table:table-cell>
          <table:table-cell table:style-name="ce2" office:value-type="float" office:value="-5.7720716951694E-045" calcext:value-type="float">
            <text:p>-5.77E-045</text:p>
          </table:table-cell>
          <table:table-cell table:style-name="ce2" office:value-type="float" office:value="1.34011079706531E-046" calcext:value-type="float">
            <text:p>1.34E-046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3" office:value-type="float" office:value="-0.000000000278039874934608" calcext:value-type="float">
            <text:p>-2.78E-010</text:p>
          </table:table-cell>
          <table:table-cell table:style-name="ce2" office:value-type="float" office:value="-0.00000000000762301568629083" calcext:value-type="float">
            <text:p>-7.62E-012</text:p>
          </table:table-cell>
          <table:table-cell table:style-name="ce2" office:value-type="float" office:value="-0.0000000000000329958590632253" calcext:value-type="float">
            <text:p>-3.30E-014</text:p>
          </table:table-cell>
          <table:table-cell table:style-name="ce2" office:value-type="float" office:value="-1.79590627919123E-016" calcext:value-type="float">
            <text:p>-1.80E-016</text:p>
          </table:table-cell>
          <table:table-cell table:style-name="ce2" office:value-type="float" office:value="-1.46320196851358E-018" calcext:value-type="float">
            <text:p>-1.46E-018</text:p>
          </table:table-cell>
          <table:table-cell table:style-name="ce2" office:value-type="float" office:value="-1.36011387613656E-020" calcext:value-type="float">
            <text:p>-1.36E-020</text:p>
          </table:table-cell>
          <table:table-cell table:style-name="ce2" office:value-type="float" office:value="-1.08900330155439E-022" calcext:value-type="float">
            <text:p>-1.09E-022</text:p>
          </table:table-cell>
          <table:table-cell table:style-name="ce2" office:value-type="float" office:value="-1.31280271751918E-024" calcext:value-type="float">
            <text:p>-1.31E-024</text:p>
          </table:table-cell>
          <table:table-cell table:style-name="ce2" office:value-type="float" office:value="-4.81725790758805E-027" calcext:value-type="float">
            <text:p>-4.82E-027</text:p>
          </table:table-cell>
          <table:table-cell table:style-name="ce2" office:value-type="float" office:value="-2.19790523527692E-028" calcext:value-type="float">
            <text:p>-2.20E-028</text:p>
          </table:table-cell>
          <table:table-cell table:style-name="ce2" office:value-type="float" office:value="1.98299255983428E-030" calcext:value-type="float">
            <text:p>1.98E-030</text:p>
          </table:table-cell>
          <table:table-cell table:style-name="ce2" office:value-type="float" office:value="-7.63743777287485E-032" calcext:value-type="float">
            <text:p>-7.64E-032</text:p>
          </table:table-cell>
          <table:table-cell table:style-name="ce2" office:value-type="float" office:value="1.4881436931513E-033" calcext:value-type="float">
            <text:p>1.49E-033</text:p>
          </table:table-cell>
          <table:table-cell table:style-name="ce2" office:value-type="float" office:value="-3.74662779846673E-035" calcext:value-type="float">
            <text:p>-3.75E-035</text:p>
          </table:table-cell>
          <table:table-cell table:style-name="ce2" office:value-type="float" office:value="8.43812380939752E-037" calcext:value-type="float">
            <text:p>8.44E-037</text:p>
          </table:table-cell>
          <table:table-cell table:style-name="ce2" office:value-type="float" office:value="-1.98910061401623E-038" calcext:value-type="float">
            <text:p>-1.99E-038</text:p>
          </table:table-cell>
          <table:table-cell table:style-name="ce2" office:value-type="float" office:value="4.59602215805133E-040" calcext:value-type="float">
            <text:p>4.60E-040</text:p>
          </table:table-cell>
          <table:table-cell table:style-name="ce2" office:value-type="float" office:value="-1.07053887690675E-041" calcext:value-type="float">
            <text:p>-1.07E-041</text:p>
          </table:table-cell>
          <table:table-cell table:style-name="ce2" office:value-type="float" office:value="2.48412903472435E-043" calcext:value-type="float">
            <text:p>2.48E-043</text:p>
          </table:table-cell>
          <table:table-cell table:style-name="ce2" office:value-type="float" office:value="-5.7720716951694E-045" calcext:value-type="float">
            <text:p>-5.77E-045</text:p>
          </table:table-cell>
          <table:table-cell table:style-name="ce2" office:value-type="float" office:value="1.34011079706531E-046" calcext:value-type="float">
            <text:p>1.34E-046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3" office:value-type="float" office:value="-0.000000000278039874934608" calcext:value-type="float">
            <text:p>-2.78E-010</text:p>
          </table:table-cell>
          <table:table-cell table:style-name="ce2" office:value-type="float" office:value="-0.00000000000762301568629083" calcext:value-type="float">
            <text:p>-7.62E-012</text:p>
          </table:table-cell>
          <table:table-cell table:style-name="ce2" office:value-type="float" office:value="-0.0000000000000329958590632253" calcext:value-type="float">
            <text:p>-3.30E-014</text:p>
          </table:table-cell>
          <table:table-cell table:style-name="ce2" office:value-type="float" office:value="-1.79590627919123E-016" calcext:value-type="float">
            <text:p>-1.80E-016</text:p>
          </table:table-cell>
          <table:table-cell table:style-name="ce2" office:value-type="float" office:value="-1.46320196851358E-018" calcext:value-type="float">
            <text:p>-1.46E-018</text:p>
          </table:table-cell>
          <table:table-cell table:style-name="ce2" office:value-type="float" office:value="-1.36011387613656E-020" calcext:value-type="float">
            <text:p>-1.36E-020</text:p>
          </table:table-cell>
          <table:table-cell table:style-name="ce2" office:value-type="float" office:value="-1.08900330155439E-022" calcext:value-type="float">
            <text:p>-1.09E-022</text:p>
          </table:table-cell>
          <table:table-cell table:style-name="ce2" office:value-type="float" office:value="-1.31280271751918E-024" calcext:value-type="float">
            <text:p>-1.31E-024</text:p>
          </table:table-cell>
          <table:table-cell table:style-name="ce2" office:value-type="float" office:value="-4.81725790758805E-027" calcext:value-type="float">
            <text:p>-4.82E-027</text:p>
          </table:table-cell>
          <table:table-cell table:style-name="ce2" office:value-type="float" office:value="-2.19790523527692E-028" calcext:value-type="float">
            <text:p>-2.20E-028</text:p>
          </table:table-cell>
          <table:table-cell table:style-name="ce2" office:value-type="float" office:value="1.98299255983428E-030" calcext:value-type="float">
            <text:p>1.98E-030</text:p>
          </table:table-cell>
          <table:table-cell table:style-name="ce2" office:value-type="float" office:value="-7.63743777287485E-032" calcext:value-type="float">
            <text:p>-7.64E-032</text:p>
          </table:table-cell>
          <table:table-cell table:style-name="ce2" office:value-type="float" office:value="1.4881436931513E-033" calcext:value-type="float">
            <text:p>1.49E-033</text:p>
          </table:table-cell>
          <table:table-cell table:style-name="ce2" office:value-type="float" office:value="-3.74662779846673E-035" calcext:value-type="float">
            <text:p>-3.75E-035</text:p>
          </table:table-cell>
          <table:table-cell table:style-name="ce2" office:value-type="float" office:value="8.43812380939752E-037" calcext:value-type="float">
            <text:p>8.44E-037</text:p>
          </table:table-cell>
          <table:table-cell table:style-name="ce2" office:value-type="float" office:value="-1.98910061401623E-038" calcext:value-type="float">
            <text:p>-1.99E-038</text:p>
          </table:table-cell>
          <table:table-cell table:style-name="ce2" office:value-type="float" office:value="4.59602215805133E-040" calcext:value-type="float">
            <text:p>4.60E-040</text:p>
          </table:table-cell>
          <table:table-cell table:style-name="ce2" office:value-type="float" office:value="-1.07053887690675E-041" calcext:value-type="float">
            <text:p>-1.07E-041</text:p>
          </table:table-cell>
          <table:table-cell table:style-name="ce2" office:value-type="float" office:value="2.48412903472435E-043" calcext:value-type="float">
            <text:p>2.48E-043</text:p>
          </table:table-cell>
          <table:table-cell table:style-name="ce2" office:value-type="float" office:value="-5.7720716951694E-045" calcext:value-type="float">
            <text:p>-5.77E-045</text:p>
          </table:table-cell>
          <table:table-cell table:style-name="ce2" office:value-type="float" office:value="1.34011079706531E-046" calcext:value-type="float">
            <text:p>1.34E-046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62244427" calcext:value-type="float">
            <text:p>0.7853981622</text:p>
          </table:table-cell>
          <table:table-cell table:style-name="ce2" office:value-type="float" office:value="-0.000000000278039874934608" calcext:value-type="float">
            <text:p>-2.78E-010</text:p>
          </table:table-cell>
          <table:table-cell table:style-name="ce2" office:value-type="float" office:value="-0.00000000000381150784314541" calcext:value-type="float">
            <text:p>-3.81E-012</text:p>
          </table:table-cell>
          <table:table-cell table:style-name="ce2" office:value-type="float" office:value="-0.0000000000000109986196877418" calcext:value-type="float">
            <text:p>-1.10E-014</text:p>
          </table:table-cell>
          <table:table-cell table:style-name="ce2" office:value-type="float" office:value="-4.48976569797808E-017" calcext:value-type="float">
            <text:p>-4.49E-017</text:p>
          </table:table-cell>
          <table:table-cell table:style-name="ce2" office:value-type="float" office:value="-2.92640393702716E-019" calcext:value-type="float">
            <text:p>-2.93E-019</text:p>
          </table:table-cell>
          <table:table-cell table:style-name="ce2" office:value-type="float" office:value="-2.2668564602276E-021" calcext:value-type="float">
            <text:p>-2.27E-021</text:p>
          </table:table-cell>
          <table:table-cell table:style-name="ce2" office:value-type="float" office:value="-1.55571900222056E-023" calcext:value-type="float">
            <text:p>-1.56E-023</text:p>
          </table:table-cell>
          <table:table-cell table:style-name="ce2" office:value-type="float" office:value="-1.64100339689897E-025" calcext:value-type="float">
            <text:p>-1.64E-025</text:p>
          </table:table-cell>
          <table:table-cell table:style-name="ce2" office:value-type="float" office:value="-5.35250878620895E-028" calcext:value-type="float">
            <text:p>-5.35E-028</text:p>
          </table:table-cell>
          <table:table-cell table:style-name="ce2" office:value-type="float" office:value="-2.19790523527692E-029" calcext:value-type="float">
            <text:p>-2.20E-029</text:p>
          </table:table-cell>
          <table:table-cell table:style-name="ce2" office:value-type="float" office:value="1.80272050894025E-031" calcext:value-type="float">
            <text:p>1.80E-031</text:p>
          </table:table-cell>
          <table:table-cell table:style-name="ce2" office:value-type="float" office:value="-6.36453147739571E-033" calcext:value-type="float">
            <text:p>-6.36E-033</text:p>
          </table:table-cell>
          <table:table-cell table:style-name="ce2" office:value-type="float" office:value="1.14472591780869E-034" calcext:value-type="float">
            <text:p>1.14E-034</text:p>
          </table:table-cell>
          <table:table-cell table:style-name="ce2" office:value-type="float" office:value="-2.67616271319052E-036" calcext:value-type="float">
            <text:p>-2.68E-036</text:p>
          </table:table-cell>
          <table:table-cell table:style-name="ce2" office:value-type="float" office:value="5.62541587293168E-038" calcext:value-type="float">
            <text:p>5.63E-038</text:p>
          </table:table-cell>
          <table:table-cell table:style-name="ce2" office:value-type="float" office:value="-1.24318788376014E-039" calcext:value-type="float">
            <text:p>-1.24E-039</text:p>
          </table:table-cell>
          <table:table-cell table:style-name="ce2" office:value-type="float" office:value="2.70354244591255E-041" calcext:value-type="float">
            <text:p>2.70E-041</text:p>
          </table:table-cell>
          <table:table-cell table:style-name="ce2" office:value-type="float" office:value="-5.94743820503751E-043" calcext:value-type="float">
            <text:p>-5.95E-043</text:p>
          </table:table-cell>
          <table:table-cell table:style-name="ce2" office:value-type="float" office:value="1.30743633406545E-044" calcext:value-type="float">
            <text:p>1.31E-044</text:p>
          </table:table-cell>
          <table:table-cell table:style-name="ce2" office:value-type="float" office:value="-2.8860358475847E-046" calcext:value-type="float">
            <text:p>-2.89E-046</text:p>
          </table:table-cell>
        </table:table-row>
        <table:table-row table:style-name="ro1">
          <table:table-cell/>
          <table:table-cell table:style-name="ce1"/>
          <table:table-cell table:style-name="ce2"/>
          <table:table-cell/>
          <table:table-cell table:style-name="ce2"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table:formula="of:=((2*[.B35]*([.D35]/2)+2*[.C35]*[.C35]+([.D21]/2)-2*([.D43]/2))/(2*[.B15]))" office:value-type="float" office:value="0.000328274657403431" calcext:value-type="float">
            <text:p>0.0003282747</text:p>
          </table:table-cell>
          <table:table-cell/>
          <table:table-cell table:formula="of:=[.C54]-[.C55]" office:value-type="float" office:value="-0.000939245643873722" calcext:value-type="float">
            <text:p>-0.0009392456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((2*[.B35]*[.C35]+[.C21]-2*[.C43])^2)/(4*([.B15]^(3/2)))" office:value-type="float" office:value="0.00126752030127715" calcext:value-type="float">
            <text:p>0.0012675203</text:p>
          </table:table-cell>
          <table:table-cell table:number-columns-repeated="19"/>
        </table:table-row>
        <table:table-row table:style-name="ro1" table:number-rows-repeated="104852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X step 6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32.50204237217" calcext:value-type="float">
            <text:p>2432.5020423722</text:p>
          </table:table-cell>
          <table:table-cell office:value-type="float" office:value="1.21509949474658" calcext:value-type="float">
            <text:p>1.2150994947</text:p>
          </table:table-cell>
          <table:table-cell office:value-type="float" office:value="0.0140700887969231" calcext:value-type="float">
            <text:p>0.0140700888</text:p>
          </table:table-cell>
          <table:table-cell table:style-name="ce2" office:value-type="float" office:value="0.0000579200379848836" calcext:value-type="float">
            <text:p>5.79E-005</text:p>
          </table:table-cell>
          <table:table-cell table:style-name="ce2" office:value-type="float" office:value="0.000000357644950308671" calcext:value-type="float">
            <text:p>3.58E-007</text:p>
          </table:table-cell>
          <table:table-cell table:style-name="ce2" office:value-type="float" office:value="0.00000000265006546850327" calcext:value-type="float">
            <text:p>2.65E-009</text:p>
          </table:table-cell>
          <table:table-cell table:style-name="ce2" office:value-type="float" office:value="0.0000000000218181839455309" calcext:value-type="float">
            <text:p>2.18E-011</text:p>
          </table:table-cell>
          <table:table-cell table:style-name="ce2" office:value-type="float" office:value="0.000000000000192461479143421" calcext:value-type="float">
            <text:p>1.92E-013</text:p>
          </table:table-cell>
          <table:table-cell table:style-name="ce2" office:value-type="float" office:value="1.78261819407757E-015" calcext:value-type="float">
            <text:p>1.78E-015</text:p>
          </table:table-cell>
          <table:table-cell table:style-name="ce2" office:value-type="float" office:value="1.71224980340368E-017" calcext:value-type="float">
            <text:p>1.71E-017</text:p>
          </table:table-cell>
          <table:table-cell table:style-name="ce2" office:value-type="float" office:value="1.69164939653854E-019" calcext:value-type="float">
            <text:p>1.69E-019</text:p>
          </table:table-cell>
          <table:table-cell table:style-name="ce2" office:value-type="float" office:value="1.70928094632296E-021" calcext:value-type="float">
            <text:p>1.71E-021</text:p>
          </table:table-cell>
          <table:table-cell table:style-name="ce2" office:value-type="float" office:value="1.75907937674181E-023" calcext:value-type="float">
            <text:p>1.76E-023</text:p>
          </table:table-cell>
          <table:table-cell table:style-name="ce2" office:value-type="float" office:value="1.83818010283042E-025" calcext:value-type="float">
            <text:p>1.84E-025</text:p>
          </table:table-cell>
          <table:table-cell table:style-name="ce2" office:value-type="float" office:value="1.94578329108736E-027" calcext:value-type="float">
            <text:p>1.95E-027</text:p>
          </table:table-cell>
          <table:table-cell table:style-name="ce2" office:value-type="float" office:value="2.08257141850105E-029" calcext:value-type="float">
            <text:p>2.08E-029</text:p>
          </table:table-cell>
          <table:table-cell table:style-name="ce2" office:value-type="float" office:value="2.25040705181568E-031" calcext:value-type="float">
            <text:p>2.25E-031</text:p>
          </table:table-cell>
          <table:table-cell table:style-name="ce2" office:value-type="float" office:value="2.45220555310707E-033" calcext:value-type="float">
            <text:p>2.45E-033</text:p>
          </table:table-cell>
          <table:table-cell table:style-name="ce2" office:value-type="float" office:value="2.69188996557737E-035" calcext:value-type="float">
            <text:p>2.69E-035</text:p>
          </table:table-cell>
          <table:table-cell table:style-name="ce2" office:value-type="float" office:value="2.97444764481382E-037" calcext:value-type="float">
            <text:p>2.97E-037</text:p>
          </table:table-cell>
          <table:table-cell table:style-name="ce2" office:value-type="float" office:value="3.30598911913577E-039" calcext:value-type="float">
            <text:p>3.31E-039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32.50201420772" calcext:value-type="float">
            <text:p>2432.5020142077</text:p>
          </table:table-cell>
          <table:table-cell office:value-type="float" office:value="1.21509757846163" calcext:value-type="float">
            <text:p>1.2150975785</text:p>
          </table:table-cell>
          <table:table-cell table:style-name="ce2" office:value-type="float" office:value="0.0140700666046916" calcext:value-type="float">
            <text:p>1.41E-002</text:p>
          </table:table-cell>
          <table:table-cell table:style-name="ce2" office:value-type="float" office:value="0.0000579199466787123" calcext:value-type="float">
            <text:p>5.79E-005</text:p>
          </table:table-cell>
          <table:table-cell table:style-name="ce2" office:value-type="float" office:value="0.000000357644385625068" calcext:value-type="float">
            <text:p>3.58E-007</text:p>
          </table:table-cell>
          <table:table-cell table:style-name="ce2" office:value-type="float" office:value="0.00000000265006127705544" calcext:value-type="float">
            <text:p>2.65E-009</text:p>
          </table:table-cell>
          <table:table-cell table:style-name="ce2" office:value-type="float" office:value="0.0000000000218181494121311" calcext:value-type="float">
            <text:p>2.18E-011</text:p>
          </table:table-cell>
          <table:table-cell table:style-name="ce2" office:value-type="float" office:value="0.000000000000192461173312131" calcext:value-type="float">
            <text:p>1.92E-013</text:p>
          </table:table-cell>
          <table:table-cell table:style-name="ce2" office:value-type="float" office:value="1.78261538127674E-015" calcext:value-type="float">
            <text:p>1.78E-015</text:p>
          </table:table-cell>
          <table:table-cell table:style-name="ce2" office:value-type="float" office:value="1.71224706187465E-017" calcext:value-type="float">
            <text:p>1.71E-017</text:p>
          </table:table-cell>
          <table:table-cell table:style-name="ce2" office:value-type="float" office:value="1.691646753972E-019" calcext:value-type="float">
            <text:p>1.69E-019</text:p>
          </table:table-cell>
          <table:table-cell table:style-name="ce2" office:value-type="float" office:value="1.70927816255047E-021" calcext:value-type="float">
            <text:p>1.71E-021</text:p>
          </table:table-cell>
          <table:table-cell table:style-name="ce2" office:value-type="float" office:value="1.75907669855112E-023" calcext:value-type="float">
            <text:p>1.76E-023</text:p>
          </table:table-cell>
          <table:table-cell table:style-name="ce2" office:value-type="float" office:value="1.83817699657956E-025" calcext:value-type="float">
            <text:p>1.84E-025</text:p>
          </table:table-cell>
          <table:table-cell table:style-name="ce2" office:value-type="float" office:value="1.94578050593463E-027" calcext:value-type="float">
            <text:p>1.95E-027</text:p>
          </table:table-cell>
          <table:table-cell table:style-name="ce2" office:value-type="float" office:value="2.08256761054671E-029" calcext:value-type="float">
            <text:p>2.08E-029</text:p>
          </table:table-cell>
          <table:table-cell table:style-name="ce2" office:value-type="float" office:value="2.2504042983592E-031" calcext:value-type="float">
            <text:p>2.25E-031</text:p>
          </table:table-cell>
          <table:table-cell table:style-name="ce2" office:value-type="float" office:value="2.45220030291978E-033" calcext:value-type="float">
            <text:p>2.45E-033</text:p>
          </table:table-cell>
          <table:table-cell table:style-name="ce2" office:value-type="float" office:value="2.69188792323898E-035" calcext:value-type="float">
            <text:p>2.69E-035</text:p>
          </table:table-cell>
          <table:table-cell table:style-name="ce2" office:value-type="float" office:value="2.97443921843064E-037" calcext:value-type="float">
            <text:p>2.97E-037</text:p>
          </table:table-cell>
          <table:table-cell table:style-name="ce2" office:value-type="float" office:value="3.30599000307445E-039" calcext:value-type="float">
            <text:p>3.31E-039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1.21509949474658" calcext:value-type="float">
            <text:p>1.2150994947</text:p>
          </table:table-cell>
          <table:table-cell office:value-type="float" office:value="0.0281401775938462" calcext:value-type="float">
            <text:p>0.0281401776</text:p>
          </table:table-cell>
          <table:table-cell table:style-name="ce2" office:value-type="float" office:value="0.000173760113954651" calcext:value-type="float">
            <text:p>1.74E-004</text:p>
          </table:table-cell>
          <table:table-cell table:style-name="ce2" office:value-type="float" office:value="0.00000143057980123468" calcext:value-type="float">
            <text:p>1.43E-006</text:p>
          </table:table-cell>
          <table:table-cell table:style-name="ce2" office:value-type="float" office:value="0.0000000132503273425164" calcext:value-type="float">
            <text:p>1.33E-008</text:p>
          </table:table-cell>
          <table:table-cell table:style-name="ce2" office:value-type="float" office:value="0.000000000130909103673185" calcext:value-type="float">
            <text:p>1.31E-010</text:p>
          </table:table-cell>
          <table:table-cell table:style-name="ce2" office:value-type="float" office:value="0.00000000000134723035400395" calcext:value-type="float">
            <text:p>1.35E-012</text:p>
          </table:table-cell>
          <table:table-cell table:style-name="ce2" office:value-type="float" office:value="0.0000000000000142609455526206" calcext:value-type="float">
            <text:p>1.43E-014</text:p>
          </table:table-cell>
          <table:table-cell table:style-name="ce2" office:value-type="float" office:value="1.54102482306332E-016" calcext:value-type="float">
            <text:p>1.54E-016</text:p>
          </table:table-cell>
          <table:table-cell table:style-name="ce2" office:value-type="float" office:value="1.69164939653854E-018" calcext:value-type="float">
            <text:p>1.69E-018</text:p>
          </table:table-cell>
          <table:table-cell table:style-name="ce2" office:value-type="float" office:value="1.88020904095526E-020" calcext:value-type="float">
            <text:p>1.88E-020</text:p>
          </table:table-cell>
          <table:table-cell table:style-name="ce2" office:value-type="float" office:value="2.11089525209017E-022" calcext:value-type="float">
            <text:p>2.11E-022</text:p>
          </table:table-cell>
          <table:table-cell table:style-name="ce2" office:value-type="float" office:value="2.38963413367955E-024" calcext:value-type="float">
            <text:p>2.39E-024</text:p>
          </table:table-cell>
          <table:table-cell table:style-name="ce2" office:value-type="float" office:value="2.72409660752231E-026" calcext:value-type="float">
            <text:p>2.72E-026</text:p>
          </table:table-cell>
          <table:table-cell table:style-name="ce2" office:value-type="float" office:value="3.12385712775157E-028" calcext:value-type="float">
            <text:p>3.12E-028</text:p>
          </table:table-cell>
          <table:table-cell table:style-name="ce2" office:value-type="float" office:value="3.60065128290508E-030" calcext:value-type="float">
            <text:p>3.60E-030</text:p>
          </table:table-cell>
          <table:table-cell table:style-name="ce2" office:value-type="float" office:value="4.16874944028202E-032" calcext:value-type="float">
            <text:p>4.17E-032</text:p>
          </table:table-cell>
          <table:table-cell table:style-name="ce2" office:value-type="float" office:value="4.84540193803926E-034" calcext:value-type="float">
            <text:p>4.85E-034</text:p>
          </table:table-cell>
          <table:table-cell table:style-name="ce2" office:value-type="float" office:value="5.65145052514626E-036" calcext:value-type="float">
            <text:p>5.65E-036</text:p>
          </table:table-cell>
          <table:table-cell table:style-name="ce2" office:value-type="float" office:value="6.61197823827153E-038" calcext:value-type="float">
            <text:p>6.61E-038</text:p>
          </table:table-cell>
          <table:table-cell table:style-name="ce2" office:value-type="float" office:value="7.75727662609826E-040" calcext:value-type="float">
            <text:p>7.76E-040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1.21509757846163" calcext:value-type="float">
            <text:p>1.2150975785</text:p>
          </table:table-cell>
          <table:table-cell table:style-name="ce2" office:value-type="float" office:value="0.0281401332093831" calcext:value-type="float">
            <text:p>2.81E-002</text:p>
          </table:table-cell>
          <table:table-cell table:style-name="ce2" office:value-type="float" office:value="0.000173759840036137" calcext:value-type="float">
            <text:p>1.74E-004</text:p>
          </table:table-cell>
          <table:table-cell table:style-name="ce2" office:value-type="float" office:value="0.00000143057754250027" calcext:value-type="float">
            <text:p>1.43E-006</text:p>
          </table:table-cell>
          <table:table-cell table:style-name="ce2" office:value-type="float" office:value="0.0000000132503063852772" calcext:value-type="float">
            <text:p>1.33E-008</text:p>
          </table:table-cell>
          <table:table-cell table:style-name="ce2" office:value-type="float" office:value="0.000000000130908896472787" calcext:value-type="float">
            <text:p>1.31E-010</text:p>
          </table:table-cell>
          <table:table-cell table:style-name="ce2" office:value-type="float" office:value="0.00000000000134722821318492" calcext:value-type="float">
            <text:p>1.35E-012</text:p>
          </table:table-cell>
          <table:table-cell table:style-name="ce2" office:value-type="float" office:value="0.0000000000000142609230502139" calcext:value-type="float">
            <text:p>1.43E-014</text:p>
          </table:table-cell>
          <table:table-cell table:style-name="ce2" office:value-type="float" office:value="1.54102235568718E-016" calcext:value-type="float">
            <text:p>1.54E-016</text:p>
          </table:table-cell>
          <table:table-cell table:style-name="ce2" office:value-type="float" office:value="1.691646753972E-018" calcext:value-type="float">
            <text:p>1.69E-018</text:p>
          </table:table-cell>
          <table:table-cell table:style-name="ce2" office:value-type="float" office:value="1.88020597880552E-020" calcext:value-type="float">
            <text:p>1.88E-020</text:p>
          </table:table-cell>
          <table:table-cell table:style-name="ce2" office:value-type="float" office:value="2.11089203826134E-022" calcext:value-type="float">
            <text:p>2.11E-022</text:p>
          </table:table-cell>
          <table:table-cell table:style-name="ce2" office:value-type="float" office:value="2.38963009555343E-024" calcext:value-type="float">
            <text:p>2.39E-024</text:p>
          </table:table-cell>
          <table:table-cell table:style-name="ce2" office:value-type="float" office:value="2.72409270830849E-026" calcext:value-type="float">
            <text:p>2.72E-026</text:p>
          </table:table-cell>
          <table:table-cell table:style-name="ce2" office:value-type="float" office:value="3.12385141582006E-028" calcext:value-type="float">
            <text:p>3.12E-028</text:p>
          </table:table-cell>
          <table:table-cell table:style-name="ce2" office:value-type="float" office:value="3.60064687737473E-030" calcext:value-type="float">
            <text:p>3.60E-030</text:p>
          </table:table-cell>
          <table:table-cell table:style-name="ce2" office:value-type="float" office:value="4.16874051496363E-032" calcext:value-type="float">
            <text:p>4.17E-032</text:p>
          </table:table-cell>
          <table:table-cell table:style-name="ce2" office:value-type="float" office:value="4.84539826183017E-034" calcext:value-type="float">
            <text:p>4.85E-034</text:p>
          </table:table-cell>
          <table:table-cell table:style-name="ce2" office:value-type="float" office:value="5.65143451501821E-036" calcext:value-type="float">
            <text:p>5.65E-036</text:p>
          </table:table-cell>
          <table:table-cell table:style-name="ce2" office:value-type="float" office:value="6.6119800061489E-038" calcext:value-type="float">
            <text:p>6.61E-038</text:p>
          </table:table-cell>
          <table:table-cell table:style-name="ce2" office:value-type="float" office:value="7.75724285798674E-040" calcext:value-type="float">
            <text:p>7.76E-040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133.178580103808" calcext:value-type="float">
            <text:p>133.1785801038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834132.2352694" calcext:value-type="float">
            <text:p>11834132.2352694</text:p>
          </table:table-cell>
          <table:table-cell office:value-type="float" office:value="11822.9186194466" calcext:value-type="float">
            <text:p>11822.9186194466</text:p>
          </table:table-cell>
          <table:table-cell office:value-type="float" office:value="139.854899088961" calcext:value-type="float">
            <text:p>139.854899089</text:p>
          </table:table-cell>
          <table:table-cell office:value-type="float" office:value="0.63194811859922" calcext:value-type="float">
            <text:p>0.6319481186</text:p>
          </table:table-cell>
          <table:table-cell office:value-type="float" office:value="0.00415733368564988" calcext:value-type="float">
            <text:p>0.0041573337</text:p>
          </table:table-cell>
          <table:table-cell table:style-name="ce2" office:value-type="float" office:value="0.0000307831873383714" calcext:value-type="float">
            <text:p>3.08E-005</text:p>
          </table:table-cell>
          <table:table-cell table:style-name="ce2" office:value-type="float" office:value="0.000000252009095397737" calcext:value-type="float">
            <text:p>2.52E-007</text:p>
          </table:table-cell>
          <table:table-cell table:style-name="ce2" office:value-type="float" office:value="0.00000000221070065125018" calcext:value-type="float">
            <text:p>2.21E-009</text:p>
          </table:table-cell>
          <table:table-cell table:style-name="ce2" office:value-type="float" office:value="0.0000000000203780329299767" calcext:value-type="float">
            <text:p>2.04E-011</text:p>
          </table:table-cell>
          <table:table-cell table:style-name="ce2" office:value-type="float" office:value="0.000000000000194943871198214" calcext:value-type="float">
            <text:p>1.95E-013</text:p>
          </table:table-cell>
          <table:table-cell table:style-name="ce2" office:value-type="float" office:value="1.9193709089569E-015" calcext:value-type="float">
            <text:p>1.92E-015</text:p>
          </table:table-cell>
          <table:table-cell table:style-name="ce2" office:value-type="float" office:value="1.93367760808777E-017" calcext:value-type="float">
            <text:p>1.93E-017</text:p>
          </table:table-cell>
          <table:table-cell table:style-name="ce2" office:value-type="float" office:value="1.98496169905119E-019" calcext:value-type="float">
            <text:p>1.98E-019</text:p>
          </table:table-cell>
          <table:table-cell table:style-name="ce2" office:value-type="float" office:value="2.06962609206458E-021" calcext:value-type="float">
            <text:p>2.07E-021</text:p>
          </table:table-cell>
          <table:table-cell table:style-name="ce2" office:value-type="float" office:value="2.18650839917739E-023" calcext:value-type="float">
            <text:p>2.19E-023</text:p>
          </table:table-cell>
          <table:table-cell table:style-name="ce2" office:value-type="float" office:value="2.33617319890883E-025" calcext:value-type="float">
            <text:p>2.34E-025</text:p>
          </table:table-cell>
          <table:table-cell table:style-name="ce2" office:value-type="float" office:value="2.52054812448413E-027" calcext:value-type="float">
            <text:p>2.52E-027</text:p>
          </table:table-cell>
          <table:table-cell table:style-name="ce2" office:value-type="float" office:value="2.74275435914062E-029" calcext:value-type="float">
            <text:p>2.74E-029</text:p>
          </table:table-cell>
          <table:table-cell table:style-name="ce2" office:value-type="float" office:value="3.00705703078478E-031" calcext:value-type="float">
            <text:p>3.01E-031</text:p>
          </table:table-cell>
          <table:table-cell table:style-name="ce2" office:value-type="float" office:value="3.31889749909918E-033" calcext:value-type="float">
            <text:p>3.32E-033</text:p>
          </table:table-cell>
          <table:table-cell table:style-name="ce2" office:value-type="float" office:value="3.68498849264543E-035" calcext:value-type="float">
            <text:p>3.68E-035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40710330364.8701" calcext:value-type="float">
            <text:p>40710330364.8701</text:p>
          </table:table-cell>
          <table:table-cell office:value-type="float" office:value="61007631.9884499" calcext:value-type="float">
            <text:p>61007631.9884499</text:p>
          </table:table-cell>
          <table:table-cell office:value-type="float" office:value="736904.963647163" calcext:value-type="float">
            <text:p>736904.963647163</text:p>
          </table:table-cell>
          <table:table-cell office:value-type="float" office:value="3618.8802929295" calcext:value-type="float">
            <text:p>3618.8802929295</text:p>
          </table:table-cell>
          <table:table-cell office:value-type="float" office:value="25.1243083451802" calcext:value-type="float">
            <text:p>25.1243083452</text:p>
          </table:table-cell>
          <table:table-cell office:value-type="float" office:value="0.187402097172371" calcext:value-type="float">
            <text:p>0.1874020972</text:p>
          </table:table-cell>
          <table:table-cell table:style-name="ce2" office:value-type="float" office:value="0.00153451023349921" calcext:value-type="float">
            <text:p>1.53E-003</text:p>
          </table:table-cell>
          <table:table-cell table:style-name="ce2" office:value-type="float" office:value="0.0000134207010044338" calcext:value-type="float">
            <text:p>1.34E-005</text:p>
          </table:table-cell>
          <table:table-cell table:style-name="ce2" office:value-type="float" office:value="0.000000123275130550682" calcext:value-type="float">
            <text:p>1.23E-007</text:p>
          </table:table-cell>
          <table:table-cell table:style-name="ce2" office:value-type="float" office:value="0.00000000117535360035693" calcext:value-type="float">
            <text:p>1.18E-009</text:p>
          </table:table-cell>
          <table:table-cell table:style-name="ce2" office:value-type="float" office:value="0.0000000000115374598866394" calcext:value-type="float">
            <text:p>1.15E-011</text:p>
          </table:table-cell>
          <table:table-cell table:style-name="ce2" office:value-type="float" office:value="0.000000000000115925112921268" calcext:value-type="float">
            <text:p>1.16E-013</text:p>
          </table:table-cell>
          <table:table-cell table:style-name="ce2" office:value-type="float" office:value="1.18719705267795E-015" calcext:value-type="float">
            <text:p>1.19E-015</text:p>
          </table:table-cell>
          <table:table-cell table:style-name="ce2" office:value-type="float" office:value="1.23525520138896E-017" calcext:value-type="float">
            <text:p>1.24E-017</text:p>
          </table:table-cell>
          <table:table-cell table:style-name="ce2" office:value-type="float" office:value="1.30259657048379E-019" calcext:value-type="float">
            <text:p>1.30E-019</text:p>
          </table:table-cell>
          <table:table-cell table:style-name="ce2" office:value-type="float" office:value="1.38944991050675E-021" calcext:value-type="float">
            <text:p>1.39E-021</text:p>
          </table:table-cell>
          <table:table-cell table:style-name="ce2" office:value-type="float" office:value="1.49687184834668E-023" calcext:value-type="float">
            <text:p>1.50E-023</text:p>
          </table:table-cell>
          <table:table-cell table:style-name="ce2" office:value-type="float" office:value="1.62663714578195E-025" calcext:value-type="float">
            <text:p>1.63E-025</text:p>
          </table:table-cell>
          <table:table-cell table:style-name="ce2" office:value-type="float" office:value="1.78120290561921E-027" calcext:value-type="float">
            <text:p>1.78E-027</text:p>
          </table:table-cell>
          <table:table-cell table:style-name="ce2" office:value-type="float" office:value="1.96372296962445E-029" calcext:value-type="float">
            <text:p>1.96E-029</text:p>
          </table:table-cell>
          <table:table-cell table:style-name="ce2" office:value-type="float" office:value="2.17810046927231E-031" calcext:value-type="float">
            <text:p>2.18E-031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57608254" calcext:value-type="float">
            <text:p>0.7853981576</text:p>
          </table:table-cell>
          <table:table-cell table:style-name="ce2" office:value-type="float" office:value="-0.000000000390999893062084" calcext:value-type="float">
            <text:p>-3.91E-010</text:p>
          </table:table-cell>
          <table:table-cell table:style-name="ce2" office:value-type="float" office:value="-0.00000000000433280541564987" calcext:value-type="float">
            <text:p>-4.33E-012</text:p>
          </table:table-cell>
          <table:table-cell table:style-name="ce2" office:value-type="float" office:value="-0.0000000000000142041366291294" calcext:value-type="float">
            <text:p>-1.42E-014</text:p>
          </table:table-cell>
          <table:table-cell table:style-name="ce2" office:value-type="float" office:value="-7.37521612073856E-017" calcext:value-type="float">
            <text:p>-7.38E-017</text:p>
          </table:table-cell>
          <table:table-cell table:style-name="ce2" office:value-type="float" office:value="-5.75587455336214E-019" calcext:value-type="float">
            <text:p>-5.76E-019</text:p>
          </table:table-cell>
          <table:table-cell table:style-name="ce2" office:value-type="float" office:value="-4.93105999554619E-021" calcext:value-type="float">
            <text:p>-4.93E-021</text:p>
          </table:table-cell>
          <table:table-cell table:style-name="ce2" office:value-type="float" office:value="-4.45410920175218E-023" calcext:value-type="float">
            <text:p>-4.45E-023</text:p>
          </table:table-cell>
          <table:table-cell table:style-name="ce2" office:value-type="float" office:value="-4.13333720220928E-025" calcext:value-type="float">
            <text:p>-4.13E-025</text:p>
          </table:table-cell>
          <table:table-cell table:style-name="ce2" office:value-type="float" office:value="-4.09120426078424E-027" calcext:value-type="float">
            <text:p>-4.09E-027</text:p>
          </table:table-cell>
          <table:table-cell table:style-name="ce2" office:value-type="float" office:value="-3.93553258352274E-029" calcext:value-type="float">
            <text:p>-3.94E-029</text:p>
          </table:table-cell>
          <table:table-cell table:style-name="ce2" office:value-type="float" office:value="-4.2395191512738E-031" calcext:value-type="float">
            <text:p>-4.24E-031</text:p>
          </table:table-cell>
          <table:table-cell table:style-name="ce2" office:value-type="float" office:value="-3.99715270710749E-033" calcext:value-type="float">
            <text:p>-4.00E-033</text:p>
          </table:table-cell>
          <table:table-cell table:style-name="ce2" office:value-type="float" office:value="-4.83830520754957E-035" calcext:value-type="float">
            <text:p>-4.84E-035</text:p>
          </table:table-cell>
          <table:table-cell table:style-name="ce2" office:value-type="float" office:value="-4.09342872132593E-037" calcext:value-type="float">
            <text:p>-4.09E-037</text:p>
          </table:table-cell>
          <table:table-cell table:style-name="ce2" office:value-type="float" office:value="-6.12145126014001E-039" calcext:value-type="float">
            <text:p>-6.12E-039</text:p>
          </table:table-cell>
          <table:table-cell table:style-name="ce2" office:value-type="float" office:value="-3.7973888083223E-041" calcext:value-type="float">
            <text:p>-3.80E-041</text:p>
          </table:table-cell>
          <table:table-cell table:style-name="ce2" office:value-type="float" office:value="-8.83994195172199E-043" calcext:value-type="float">
            <text:p>-8.84E-043</text:p>
          </table:table-cell>
          <table:table-cell table:style-name="ce2" office:value-type="float" office:value="-1.97222856598349E-045" calcext:value-type="float">
            <text:p>-1.97E-045</text:p>
          </table:table-cell>
          <table:table-cell table:style-name="ce2" office:value-type="float" office:value="-1.50439205844752E-046" calcext:value-type="float">
            <text:p>-1.50E-046</text:p>
          </table:table-cell>
          <table:table-cell table:style-name="ce2" office:value-type="float" office:value="4.605720057071E-049" calcext:value-type="float">
            <text:p>4.61E-049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554395193" calcext:value-type="float">
            <text:p>1.570795544</text:p>
          </table:table-cell>
          <table:table-cell table:style-name="ce2" office:value-type="float" office:value="0.000000000396220127390592" calcext:value-type="float">
            <text:p>3.96E-010</text:p>
          </table:table-cell>
          <table:table-cell table:style-name="ce2" office:value-type="float" office:value="0.00000000000414393979484857" calcext:value-type="float">
            <text:p>4.14E-012</text:p>
          </table:table-cell>
          <table:table-cell table:style-name="ce2" office:value-type="float" office:value="0.0000000000000116190911497074" calcext:value-type="float">
            <text:p>1.16E-014</text:p>
          </table:table-cell>
          <table:table-cell table:style-name="ce2" office:value-type="float" office:value="6.04785324384426E-017" calcext:value-type="float">
            <text:p>6.05E-017</text:p>
          </table:table-cell>
          <table:table-cell table:style-name="ce2" office:value-type="float" office:value="-3.25140193210673E-019" calcext:value-type="float">
            <text:p>-3.25E-019</text:p>
          </table:table-cell>
          <table:table-cell table:style-name="ce2" office:value-type="float" office:value="2.47041860619413E-020" calcext:value-type="float">
            <text:p>2.47E-020</text:p>
          </table:table-cell>
          <table:table-cell table:style-name="ce2" office:value-type="float" office:value="-4.64148805203539E-022" calcext:value-type="float">
            <text:p>-4.64E-022</text:p>
          </table:table-cell>
          <table:table-cell table:style-name="ce2" office:value-type="float" office:value="1.09642379323356E-023" calcext:value-type="float">
            <text:p>1.10E-023</text:p>
          </table:table-cell>
          <table:table-cell table:style-name="ce2" office:value-type="float" office:value="-2.18064114091519E-025" calcext:value-type="float">
            <text:p>-2.18E-025</text:p>
          </table:table-cell>
          <table:table-cell table:style-name="ce2" office:value-type="float" office:value="4.41786511246231E-027" calcext:value-type="float">
            <text:p>4.42E-027</text:p>
          </table:table-cell>
          <table:table-cell table:style-name="ce2" office:value-type="float" office:value="-8.48461213755732E-029" calcext:value-type="float">
            <text:p>-8.48E-029</text:p>
          </table:table-cell>
          <table:table-cell table:style-name="ce2" office:value-type="float" office:value="1.63038495579181E-030" calcext:value-type="float">
            <text:p>1.63E-030</text:p>
          </table:table-cell>
          <table:table-cell table:style-name="ce2" office:value-type="float" office:value="-3.08099015599254E-032" calcext:value-type="float">
            <text:p>-3.08E-032</text:p>
          </table:table-cell>
          <table:table-cell table:style-name="ce2" office:value-type="float" office:value="5.80953836524057E-034" calcext:value-type="float">
            <text:p>5.81E-034</text:p>
          </table:table-cell>
          <table:table-cell table:style-name="ce2" office:value-type="float" office:value="-1.08671695037131E-035" calcext:value-type="float">
            <text:p>-1.09E-035</text:p>
          </table:table-cell>
          <table:table-cell table:style-name="ce2" office:value-type="float" office:value="2.02352372356616E-037" calcext:value-type="float">
            <text:p>2.02E-037</text:p>
          </table:table-cell>
          <table:table-cell table:style-name="ce2" office:value-type="float" office:value="-3.74825539613215E-039" calcext:value-type="float">
            <text:p>-3.75E-039</text:p>
          </table:table-cell>
          <table:table-cell table:style-name="ce2" office:value-type="float" office:value="6.9206207489481E-041" calcext:value-type="float">
            <text:p>6.92E-041</text:p>
          </table:table-cell>
          <table:table-cell table:style-name="ce2" office:value-type="float" office:value="-1.27355283986384E-042" calcext:value-type="float">
            <text:p>-1.27E-042</text:p>
          </table:table-cell>
          <table:table-cell table:style-name="ce2" office:value-type="float" office:value="2.33771375787705E-044" calcext:value-type="float">
            <text:p>2.34E-044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1.71840883008576" calcext:value-type="float">
            <text:p>1.7184088301</text:p>
          </table:table-cell>
          <table:table-cell office:value-type="float" office:value="0.0397961894162623" calcext:value-type="float">
            <text:p>0.0397961894</text:p>
          </table:table-cell>
          <table:table-cell office:value-type="float" office:value="0.000245733716064599" calcext:value-type="float">
            <text:p>0.0002457337</text:p>
          </table:table-cell>
          <table:table-cell table:style-name="ce2" office:value-type="float" office:value="0.00000202314375979731" calcext:value-type="float">
            <text:p>2.02E-006</text:p>
          </table:table-cell>
          <table:table-cell table:style-name="ce2" office:value-type="float" office:value="0.0000000187387778146696" calcext:value-type="float">
            <text:p>1.87E-008</text:p>
          </table:table-cell>
          <table:table-cell table:style-name="ce2" office:value-type="float" office:value="0.000000000185133283339976" calcext:value-type="float">
            <text:p>1.85E-010</text:p>
          </table:table-cell>
          <table:table-cell table:style-name="ce2" office:value-type="float" office:value="0.00000000000190526992448603" calcext:value-type="float">
            <text:p>1.91E-012</text:p>
          </table:table-cell>
          <table:table-cell table:style-name="ce2" office:value-type="float" office:value="0.0000000000000201680067011824" calcext:value-type="float">
            <text:p>2.02E-014</text:p>
          </table:table-cell>
          <table:table-cell table:style-name="ce2" office:value-type="float" office:value="2.17933646003202E-016" calcext:value-type="float">
            <text:p>2.18E-016</text:p>
          </table:table-cell>
          <table:table-cell table:style-name="ce2" office:value-type="float" office:value="2.39235165078912E-018" calcext:value-type="float">
            <text:p>2.39E-018</text:p>
          </table:table-cell>
          <table:table-cell table:style-name="ce2" office:value-type="float" office:value="2.65901496054939E-020" calcext:value-type="float">
            <text:p>2.66E-020</text:p>
          </table:table-cell>
          <table:table-cell table:style-name="ce2" office:value-type="float" office:value="2.98525442173574E-022" calcext:value-type="float">
            <text:p>2.99E-022</text:p>
          </table:table-cell>
          <table:table-cell table:style-name="ce2" office:value-type="float" office:value="3.37945014557389E-024" calcext:value-type="float">
            <text:p>3.38E-024</text:p>
          </table:table-cell>
          <table:table-cell table:style-name="ce2" office:value-type="float" office:value="3.85245161041346E-026" calcext:value-type="float">
            <text:p>3.85E-026</text:p>
          </table:table-cell>
          <table:table-cell table:style-name="ce2" office:value-type="float" office:value="4.41779707803768E-028" calcext:value-type="float">
            <text:p>4.42E-028</text:p>
          </table:table-cell>
          <table:table-cell table:style-name="ce2" office:value-type="float" office:value="5.09208676248226E-030" calcext:value-type="float">
            <text:p>5.09E-030</text:p>
          </table:table-cell>
          <table:table-cell table:style-name="ce2" office:value-type="float" office:value="5.89549568542975E-032" calcext:value-type="float">
            <text:p>5.90E-032</text:p>
          </table:table-cell>
          <table:table-cell table:style-name="ce2" office:value-type="float" office:value="6.8524305364556E-034" calcext:value-type="float">
            <text:p>6.85E-034</text:p>
          </table:table-cell>
          <table:table-cell table:style-name="ce2" office:value-type="float" office:value="7.99234665887162E-036" calcext:value-type="float">
            <text:p>7.99E-036</text:p>
          </table:table-cell>
          <table:table-cell table:style-name="ce2" office:value-type="float" office:value="9.35075054876598E-038" calcext:value-type="float">
            <text:p>9.35E-038</text:p>
          </table:table-cell>
          <table:table-cell table:style-name="ce2" office:value-type="float" office:value="1.09704219340409E-039" calcext:value-type="float">
            <text:p>1.10E-039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834132.2352694" calcext:value-type="float">
            <text:p>11834132.2352694</text:p>
          </table:table-cell>
          <table:table-cell office:value-type="float" office:value="11822.9186194466" calcext:value-type="float">
            <text:p>11822.9186194466</text:p>
          </table:table-cell>
          <table:table-cell office:value-type="float" office:value="139.854899088961" calcext:value-type="float">
            <text:p>139.854899089</text:p>
          </table:table-cell>
          <table:table-cell office:value-type="float" office:value="0.63194811859922" calcext:value-type="float">
            <text:p>0.6319481186</text:p>
          </table:table-cell>
          <table:table-cell office:value-type="float" office:value="0.00415733368564988" calcext:value-type="float">
            <text:p>0.0041573337</text:p>
          </table:table-cell>
          <table:table-cell table:style-name="ce2" office:value-type="float" office:value="0.0000307831873383714" calcext:value-type="float">
            <text:p>3.08E-005</text:p>
          </table:table-cell>
          <table:table-cell table:style-name="ce2" office:value-type="float" office:value="0.000000252009095397737" calcext:value-type="float">
            <text:p>2.52E-007</text:p>
          </table:table-cell>
          <table:table-cell table:style-name="ce2" office:value-type="float" office:value="0.00000000221070065125018" calcext:value-type="float">
            <text:p>2.21E-009</text:p>
          </table:table-cell>
          <table:table-cell table:style-name="ce2" office:value-type="float" office:value="0.0000000000203780329299767" calcext:value-type="float">
            <text:p>2.04E-011</text:p>
          </table:table-cell>
          <table:table-cell table:style-name="ce2" office:value-type="float" office:value="0.000000000000194943871198214" calcext:value-type="float">
            <text:p>1.95E-013</text:p>
          </table:table-cell>
          <table:table-cell table:style-name="ce2" office:value-type="float" office:value="1.9193709089569E-015" calcext:value-type="float">
            <text:p>1.92E-015</text:p>
          </table:table-cell>
          <table:table-cell table:style-name="ce2" office:value-type="float" office:value="1.93367760808777E-017" calcext:value-type="float">
            <text:p>1.93E-017</text:p>
          </table:table-cell>
          <table:table-cell table:style-name="ce2" office:value-type="float" office:value="1.98496169905119E-019" calcext:value-type="float">
            <text:p>1.98E-019</text:p>
          </table:table-cell>
          <table:table-cell table:style-name="ce2" office:value-type="float" office:value="2.06962609206458E-021" calcext:value-type="float">
            <text:p>2.07E-021</text:p>
          </table:table-cell>
          <table:table-cell table:style-name="ce2" office:value-type="float" office:value="2.18650839917739E-023" calcext:value-type="float">
            <text:p>2.19E-023</text:p>
          </table:table-cell>
          <table:table-cell table:style-name="ce2" office:value-type="float" office:value="2.33617319890883E-025" calcext:value-type="float">
            <text:p>2.34E-025</text:p>
          </table:table-cell>
          <table:table-cell table:style-name="ce2" office:value-type="float" office:value="2.52054812448413E-027" calcext:value-type="float">
            <text:p>2.52E-027</text:p>
          </table:table-cell>
          <table:table-cell table:style-name="ce2" office:value-type="float" office:value="2.74275435914062E-029" calcext:value-type="float">
            <text:p>2.74E-029</text:p>
          </table:table-cell>
          <table:table-cell table:style-name="ce2" office:value-type="float" office:value="3.00705703078478E-031" calcext:value-type="float">
            <text:p>3.01E-031</text:p>
          </table:table-cell>
          <table:table-cell table:style-name="ce2" office:value-type="float" office:value="3.31889749909918E-033" calcext:value-type="float">
            <text:p>3.32E-033</text:p>
          </table:table-cell>
          <table:table-cell table:style-name="ce2" office:value-type="float" office:value="3.68498849264543E-035" calcext:value-type="float">
            <text:p>3.68E-035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440.0773589077" calcext:value-type="float">
            <text:p>3440.0773589077</text:p>
          </table:table-cell>
          <table:table-cell office:value-type="float" office:value="1.71840883008524" calcext:value-type="float">
            <text:p>1.7184088301</text:p>
          </table:table-cell>
          <table:table-cell office:value-type="float" office:value="0.0198980947081253" calcext:value-type="float">
            <text:p>0.0198980947</text:p>
          </table:table-cell>
          <table:table-cell table:style-name="ce2" office:value-type="float" office:value="0.0000819112386881807" calcext:value-type="float">
            <text:p>8.19E-005</text:p>
          </table:table-cell>
          <table:table-cell table:style-name="ce2" office:value-type="float" office:value="0.000000505785939949228" calcext:value-type="float">
            <text:p>5.06E-007</text:p>
          </table:table-cell>
          <table:table-cell table:style-name="ce2" office:value-type="float" office:value="0.00000000374775556293315" calcext:value-type="float">
            <text:p>3.75E-009</text:p>
          </table:table-cell>
          <table:table-cell table:style-name="ce2" office:value-type="float" office:value="0.0000000000308555472233225" calcext:value-type="float">
            <text:p>3.09E-011</text:p>
          </table:table-cell>
          <table:table-cell table:style-name="ce2" office:value-type="float" office:value="0.000000000000272181417783659" calcext:value-type="float">
            <text:p>2.72E-013</text:p>
          </table:table-cell>
          <table:table-cell table:style-name="ce2" office:value-type="float" office:value="2.52100083764722E-015" calcext:value-type="float">
            <text:p>2.52E-015</text:p>
          </table:table-cell>
          <table:table-cell table:style-name="ce2" office:value-type="float" office:value="2.4214849555906E-017" calcext:value-type="float">
            <text:p>2.42E-017</text:p>
          </table:table-cell>
          <table:table-cell table:style-name="ce2" office:value-type="float" office:value="2.39235165078855E-019" calcext:value-type="float">
            <text:p>2.39E-019</text:p>
          </table:table-cell>
          <table:table-cell table:style-name="ce2" office:value-type="float" office:value="2.41728632777165E-021" calcext:value-type="float">
            <text:p>2.42E-021</text:p>
          </table:table-cell>
          <table:table-cell table:style-name="ce2" office:value-type="float" office:value="2.48771201811249E-023" calcext:value-type="float">
            <text:p>2.49E-023</text:p>
          </table:table-cell>
          <table:table-cell table:style-name="ce2" office:value-type="float" office:value="2.59957703505632E-025" calcext:value-type="float">
            <text:p>2.60E-025</text:p>
          </table:table-cell>
          <table:table-cell table:style-name="ce2" office:value-type="float" office:value="2.75175115029455E-027" calcext:value-type="float">
            <text:p>2.75E-027</text:p>
          </table:table-cell>
          <table:table-cell table:style-name="ce2" office:value-type="float" office:value="2.94519805202466E-029" calcext:value-type="float">
            <text:p>2.95E-029</text:p>
          </table:table-cell>
          <table:table-cell table:style-name="ce2" office:value-type="float" office:value="3.1825542265503E-031" calcext:value-type="float">
            <text:p>3.18E-031</text:p>
          </table:table-cell>
          <table:table-cell table:style-name="ce2" office:value-type="float" office:value="3.46793863848787E-033" calcext:value-type="float">
            <text:p>3.47E-033</text:p>
          </table:table-cell>
          <table:table-cell table:style-name="ce2" office:value-type="float" office:value="3.80690585358455E-035" calcext:value-type="float">
            <text:p>3.81E-035</text:p>
          </table:table-cell>
          <table:table-cell table:style-name="ce2" office:value-type="float" office:value="4.20649824151205E-037" calcext:value-type="float">
            <text:p>4.21E-037</text:p>
          </table:table-cell>
          <table:table-cell table:style-name="ce2" office:value-type="float" office:value="4.67537527437911E-039" calcext:value-type="float">
            <text:p>4.68E-039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1" office:value-type="float" office:value="2.95292890731672" calcext:value-type="float">
            <text:p>2.9529289073</text:p>
          </table:table-cell>
          <table:table-cell office:value-type="float" office:value="0.136772246593342" calcext:value-type="float">
            <text:p>0.1367722466</text:p>
          </table:table-cell>
          <table:table-cell office:value-type="float" office:value="0.00242827866712542" calcext:value-type="float">
            <text:p>0.0024282787</text:p>
          </table:table-cell>
          <table:table-cell table:style-name="ce2" office:value-type="float" office:value="0.0000265117072236749" calcext:value-type="float">
            <text:p>2.65E-005</text:p>
          </table:table-cell>
          <table:table-cell table:style-name="ce2" office:value-type="float" office:value="0.00000028581364629685" calcext:value-type="float">
            <text:p>2.86E-007</text:p>
          </table:table-cell>
          <table:table-cell table:style-name="ce2" office:value-type="float" office:value="0.00000000312204250880786" calcext:value-type="float">
            <text:p>3.12E-009</text:p>
          </table:table-cell>
          <table:table-cell table:style-name="ce2" office:value-type="float" office:value="0.0000000000345858734325938" calcext:value-type="float">
            <text:p>3.46E-011</text:p>
          </table:table-cell>
          <table:table-cell table:style-name="ce2" office:value-type="float" office:value="0.000000000000387768189377688" calcext:value-type="float">
            <text:p>3.88E-013</text:p>
          </table:table-cell>
          <table:table-cell table:style-name="ce2" office:value-type="float" office:value="4.39084023811459E-015" calcext:value-type="float">
            <text:p>4.39E-015</text:p>
          </table:table-cell>
          <table:table-cell table:style-name="ce2" office:value-type="float" office:value="5.01274650225303E-017" calcext:value-type="float">
            <text:p>5.01E-017</text:p>
          </table:table-cell>
          <table:table-cell table:style-name="ce2" office:value-type="float" office:value="5.76190490010902E-019" calcext:value-type="float">
            <text:p>5.76E-019</text:p>
          </table:table-cell>
          <table:table-cell table:style-name="ce2" office:value-type="float" office:value="6.66124123338698E-021" calcext:value-type="float">
            <text:p>6.66E-021</text:p>
          </table:table-cell>
          <table:table-cell table:style-name="ce2" office:value-type="float" office:value="7.73884516249823E-023" calcext:value-type="float">
            <text:p>7.74E-023</text:p>
          </table:table-cell>
          <table:table-cell table:style-name="ce2" office:value-type="float" office:value="9.02891164667775E-025" calcext:value-type="float">
            <text:p>9.03E-025</text:p>
          </table:table-cell>
          <table:table-cell table:style-name="ce2" office:value-type="float" office:value="1.05729186176747E-026" calcext:value-type="float">
            <text:p>1.06E-026</text:p>
          </table:table-cell>
          <table:table-cell table:style-name="ce2" office:value-type="float" office:value="1.24210816559174E-028" calcext:value-type="float">
            <text:p>1.24E-028</text:p>
          </table:table-cell>
          <table:table-cell table:style-name="ce2" office:value-type="float" office:value="1.46341369112982E-030" calcext:value-type="float">
            <text:p>1.46E-030</text:p>
          </table:table-cell>
          <table:table-cell table:style-name="ce2" office:value-type="float" office:value="1.72855168695169E-032" calcext:value-type="float">
            <text:p>1.73E-032</text:p>
          </table:table-cell>
          <table:table-cell table:style-name="ce2" office:value-type="float" office:value="2.04639993727153E-034" calcext:value-type="float">
            <text:p>2.05E-034</text:p>
          </table:table-cell>
          <table:table-cell table:style-name="ce2" office:value-type="float" office:value="2.42769290272115E-036" calcext:value-type="float">
            <text:p>2.43E-036</text:p>
          </table:table-cell>
          <table:table-cell table:style-name="ce2" office:value-type="float" office:value="2.88541325347796E-038" calcext:value-type="float">
            <text:p>2.89E-038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0.999999999999694" calcext:value-type="float">
            <text:p>1</text:p>
          </table:table-cell>
          <table:table-cell table:style-name="ce2" office:value-type="float" office:value="3.10178139760245E-016" calcext:value-type="float">
            <text:p>3.10E-016</text:p>
          </table:table-cell>
          <table:table-cell table:style-name="ce2" office:value-type="float" office:value="3.24405412039429E-018" calcext:value-type="float">
            <text:p>3.24E-018</text:p>
          </table:table-cell>
          <table:table-cell table:style-name="ce2" office:value-type="float" office:value="9.0959237791789E-021" calcext:value-type="float">
            <text:p>9.10E-021</text:p>
          </table:table-cell>
          <table:table-cell table:style-name="ce2" office:value-type="float" office:value="4.73451937202986E-023" calcext:value-type="float">
            <text:p>4.73E-023</text:p>
          </table:table-cell>
          <table:table-cell table:style-name="ce2" office:value-type="float" office:value="-2.54533713255654E-025" calcext:value-type="float">
            <text:p>-2.55E-025</text:p>
          </table:table-cell>
          <table:table-cell table:style-name="ce2" office:value-type="float" office:value="1.93394982921454E-026" calcext:value-type="float">
            <text:p>1.93E-026</text:p>
          </table:table-cell>
          <table:table-cell table:style-name="ce2" office:value-type="float" office:value="-3.63355627383483E-028" calcext:value-type="float">
            <text:p>-3.63E-028</text:p>
          </table:table-cell>
          <table:table-cell table:style-name="ce2" office:value-type="float" office:value="8.5832765441216E-030" calcext:value-type="float">
            <text:p>8.58E-030</text:p>
          </table:table-cell>
          <table:table-cell table:style-name="ce2" office:value-type="float" office:value="-1.70709957878275E-031" calcext:value-type="float">
            <text:p>-1.71E-031</text:p>
          </table:table-cell>
          <table:table-cell table:style-name="ce2" office:value-type="float" office:value="3.45849462852849E-033" calcext:value-type="float">
            <text:p>3.46E-033</text:p>
          </table:table-cell>
          <table:table-cell table:style-name="ce2" office:value-type="float" office:value="-6.64211893208631E-035" calcext:value-type="float">
            <text:p>-6.64E-035</text:p>
          </table:table-cell>
          <table:table-cell table:style-name="ce2" office:value-type="float" office:value="1.27633539469857E-036" calcext:value-type="float">
            <text:p>1.28E-036</text:p>
          </table:table-cell>
          <table:table-cell table:style-name="ce2" office:value-type="float" office:value="-2.4119314722831E-038" calcext:value-type="float">
            <text:p>-2.41E-038</text:p>
          </table:table-cell>
          <table:table-cell table:style-name="ce2" office:value-type="float" office:value="4.54795624559397E-040" calcext:value-type="float">
            <text:p>4.55E-040</text:p>
          </table:table-cell>
          <table:table-cell table:style-name="ce2" office:value-type="float" office:value="-8.50728720754282E-042" calcext:value-type="float">
            <text:p>-8.51E-042</text:p>
          </table:table-cell>
          <table:table-cell table:style-name="ce2" office:value-type="float" office:value="1.58410131375718E-043" calcext:value-type="float">
            <text:p>1.58E-043</text:p>
          </table:table-cell>
          <table:table-cell table:style-name="ce2" office:value-type="float" office:value="-2.9342953720583E-045" calcext:value-type="float">
            <text:p>-2.93E-045</text:p>
          </table:table-cell>
          <table:table-cell table:style-name="ce2" office:value-type="float" office:value="5.41775927445182E-047" calcext:value-type="float">
            <text:p>5.42E-047</text:p>
          </table:table-cell>
          <table:table-cell table:style-name="ce2" office:value-type="float" office:value="-9.96991882661034E-049" calcext:value-type="float">
            <text:p>-9.97E-049</text:p>
          </table:table-cell>
          <table:table-cell table:style-name="ce2" office:value-type="float" office:value="1.83006277214035E-050" calcext:value-type="float">
            <text:p>1.83E-050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1.71840883008524" calcext:value-type="float">
            <text:p>1.7184088301</text:p>
          </table:table-cell>
          <table:table-cell office:value-type="float" office:value="0.0397961894162507" calcext:value-type="float">
            <text:p>0.0397961894</text:p>
          </table:table-cell>
          <table:table-cell table:style-name="ce2" office:value-type="float" office:value="0.000245733716064542" calcext:value-type="float">
            <text:p>2.46E-004</text:p>
          </table:table-cell>
          <table:table-cell table:style-name="ce2" office:value-type="float" office:value="0.00000202314375979691" calcext:value-type="float">
            <text:p>2.02E-006</text:p>
          </table:table-cell>
          <table:table-cell table:style-name="ce2" office:value-type="float" office:value="0.0000000187387778146657" calcext:value-type="float">
            <text:p>1.87E-008</text:p>
          </table:table-cell>
          <table:table-cell table:style-name="ce2" office:value-type="float" office:value="0.000000000185133283339935" calcext:value-type="float">
            <text:p>1.85E-010</text:p>
          </table:table-cell>
          <table:table-cell table:style-name="ce2" office:value-type="float" office:value="0.00000000000190526992448561" calcext:value-type="float">
            <text:p>1.91E-012</text:p>
          </table:table-cell>
          <table:table-cell table:style-name="ce2" office:value-type="float" office:value="0.0000000000000201680067011778" calcext:value-type="float">
            <text:p>2.02E-014</text:p>
          </table:table-cell>
          <table:table-cell table:style-name="ce2" office:value-type="float" office:value="2.17933646003154E-016" calcext:value-type="float">
            <text:p>2.18E-016</text:p>
          </table:table-cell>
          <table:table-cell table:style-name="ce2" office:value-type="float" office:value="2.39235165078855E-018" calcext:value-type="float">
            <text:p>2.39E-018</text:p>
          </table:table-cell>
          <table:table-cell table:style-name="ce2" office:value-type="float" office:value="2.65901496054882E-020" calcext:value-type="float">
            <text:p>2.66E-020</text:p>
          </table:table-cell>
          <table:table-cell table:style-name="ce2" office:value-type="float" office:value="2.98525442173499E-022" calcext:value-type="float">
            <text:p>2.99E-022</text:p>
          </table:table-cell>
          <table:table-cell table:style-name="ce2" office:value-type="float" office:value="3.37945014557321E-024" calcext:value-type="float">
            <text:p>3.38E-024</text:p>
          </table:table-cell>
          <table:table-cell table:style-name="ce2" office:value-type="float" office:value="3.85245161041237E-026" calcext:value-type="float">
            <text:p>3.85E-026</text:p>
          </table:table-cell>
          <table:table-cell table:style-name="ce2" office:value-type="float" office:value="4.41779707803698E-028" calcext:value-type="float">
            <text:p>4.42E-028</text:p>
          </table:table-cell>
          <table:table-cell table:style-name="ce2" office:value-type="float" office:value="5.09208676248047E-030" calcext:value-type="float">
            <text:p>5.09E-030</text:p>
          </table:table-cell>
          <table:table-cell table:style-name="ce2" office:value-type="float" office:value="5.89549568542938E-032" calcext:value-type="float">
            <text:p>5.90E-032</text:p>
          </table:table-cell>
          <table:table-cell table:style-name="ce2" office:value-type="float" office:value="6.85243053645218E-034" calcext:value-type="float">
            <text:p>6.85E-034</text:p>
          </table:table-cell>
          <table:table-cell table:style-name="ce2" office:value-type="float" office:value="7.99234665887288E-036" calcext:value-type="float">
            <text:p>7.99E-036</text:p>
          </table:table-cell>
          <table:table-cell table:style-name="ce2" office:value-type="float" office:value="9.35075054875821E-038" calcext:value-type="float">
            <text:p>9.35E-038</text:p>
          </table:table-cell>
          <table:table-cell table:style-name="ce2" office:value-type="float" office:value="1.09704219340481E-039" calcext:value-type="float">
            <text:p>1.10E-039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11822.9186194466" calcext:value-type="float">
            <text:p>11822.9186194466</text:p>
          </table:table-cell>
          <table:table-cell office:value-type="float" office:value="279.709798177922" calcext:value-type="float">
            <text:p>279.7097981779</text:p>
          </table:table-cell>
          <table:table-cell office:value-type="float" office:value="1.89584435579766" calcext:value-type="float">
            <text:p>1.8958443558</text:p>
          </table:table-cell>
          <table:table-cell office:value-type="float" office:value="0.0166293347425995" calcext:value-type="float">
            <text:p>0.0166293347</text:p>
          </table:table-cell>
          <table:table-cell table:style-name="ce2" office:value-type="float" office:value="0.000153915936691857" calcext:value-type="float">
            <text:p>1.54E-004</text:p>
          </table:table-cell>
          <table:table-cell table:style-name="ce2" office:value-type="float" office:value="0.00000151205457238642" calcext:value-type="float">
            <text:p>1.51E-006</text:p>
          </table:table-cell>
          <table:table-cell table:style-name="ce2" office:value-type="float" office:value="0.0000000154749045587512" calcext:value-type="float">
            <text:p>1.55E-008</text:p>
          </table:table-cell>
          <table:table-cell table:style-name="ce2" office:value-type="float" office:value="0.000000000163024263439814" calcext:value-type="float">
            <text:p>1.63E-010</text:p>
          </table:table-cell>
          <table:table-cell table:style-name="ce2" office:value-type="float" office:value="0.00000000000175449484078392" calcext:value-type="float">
            <text:p>1.75E-012</text:p>
          </table:table-cell>
          <table:table-cell table:style-name="ce2" office:value-type="float" office:value="0.000000000000019193709089569" calcext:value-type="float">
            <text:p>1.92E-014</text:p>
          </table:table-cell>
          <table:table-cell table:style-name="ce2" office:value-type="float" office:value="2.12704536889654E-016" calcext:value-type="float">
            <text:p>2.13E-016</text:p>
          </table:table-cell>
          <table:table-cell table:style-name="ce2" office:value-type="float" office:value="2.38195403886142E-018" calcext:value-type="float">
            <text:p>2.38E-018</text:p>
          </table:table-cell>
          <table:table-cell table:style-name="ce2" office:value-type="float" office:value="2.69051391968395E-020" calcext:value-type="float">
            <text:p>2.69E-020</text:p>
          </table:table-cell>
          <table:table-cell table:style-name="ce2" office:value-type="float" office:value="3.06111175884835E-022" calcext:value-type="float">
            <text:p>3.06E-022</text:p>
          </table:table-cell>
          <table:table-cell table:style-name="ce2" office:value-type="float" office:value="3.50425979836324E-024" calcext:value-type="float">
            <text:p>3.50E-024</text:p>
          </table:table-cell>
          <table:table-cell table:style-name="ce2" office:value-type="float" office:value="4.03287699917461E-026" calcext:value-type="float">
            <text:p>4.03E-026</text:p>
          </table:table-cell>
          <table:table-cell table:style-name="ce2" office:value-type="float" office:value="4.66268241053905E-028" calcext:value-type="float">
            <text:p>4.66E-028</text:p>
          </table:table-cell>
          <table:table-cell table:style-name="ce2" office:value-type="float" office:value="5.41270265541259E-030" calcext:value-type="float">
            <text:p>5.41E-030</text:p>
          </table:table-cell>
          <table:table-cell table:style-name="ce2" office:value-type="float" office:value="6.30590524828844E-032" calcext:value-type="float">
            <text:p>6.31E-032</text:p>
          </table:table-cell>
          <table:table-cell table:style-name="ce2" office:value-type="float" office:value="7.36997698529087E-034" calcext:value-type="float">
            <text:p>7.37E-034</text:p>
          </table:table-cell>
          <table:table-cell table:style-name="ce2" office:value-type="float" office:value="8.63827357336275E-036" calcext:value-type="float">
            <text:p>8.64E-036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2" office:value-type="float" office:value="-0" calcext:value-type="float">
            <text:p>-0.00E+000</text:p>
          </table:table-cell>
          <table:table-cell table:number-columns-repeated="3" office:value-type="float" office:value="-0" calcext:value-type="float">
            <text:p>0</text:p>
          </table:table-cell>
          <table:table-cell table:number-columns-repeated="11" table:style-name="ce2" office:value-type="float" office:value="-0" calcext:value-type="float">
            <text:p>-0.00E+00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00149183142368464" calcext:value-type="float">
            <text:p>0.0001491831</text:p>
          </table:table-cell>
          <table:table-cell table:style-name="ce2" office:value-type="float" office:value="-0.0000322979164147099" calcext:value-type="float">
            <text:p>-3.23E-005</text:p>
          </table:table-cell>
          <table:table-cell table:style-name="ce2" office:value-type="float" office:value="-0.00000929967707255683" calcext:value-type="float">
            <text:p>-9.30E-006</text:p>
          </table:table-cell>
          <table:table-cell table:style-name="ce2" office:value-type="float" office:value="-0.00000588991827253352" calcext:value-type="float">
            <text:p>-5.89E-006</text:p>
          </table:table-cell>
          <table:table-cell table:style-name="ce2" office:value-type="float" office:value="-0.00000422488022403606" calcext:value-type="float">
            <text:p>-4.22E-006</text:p>
          </table:table-cell>
          <table:table-cell table:style-name="ce2" office:value-type="float" office:value="-0.00000325420762239481" calcext:value-type="float">
            <text:p>-3.25E-006</text:p>
          </table:table-cell>
          <table:table-cell table:style-name="ce2" office:value-type="float" office:value="-0.00000262841197766346" calcext:value-type="float">
            <text:p>-2.63E-006</text:p>
          </table:table-cell>
          <table:table-cell table:style-name="ce2" office:value-type="float" office:value="-0.00000219397889580162" calcext:value-type="float">
            <text:p>-2.19E-006</text:p>
          </table:table-cell>
          <table:table-cell table:style-name="ce2" office:value-type="float" office:value="-0.0000018761047894358" calcext:value-type="float">
            <text:p>-1.88E-006</text:p>
          </table:table-cell>
          <table:table-cell table:style-name="ce2" office:value-type="float" office:value="-0.00000163417969813454" calcext:value-type="float">
            <text:p>-1.63E-006</text:p>
          </table:table-cell>
          <table:table-cell table:style-name="ce2" office:value-type="float" office:value="-0.00000144434416904998" calcext:value-type="float">
            <text:p>-1.44E-006</text:p>
          </table:table-cell>
          <table:table-cell table:style-name="ce2" office:value-type="float" office:value="-0.00000129170242918694" calcext:value-type="float">
            <text:p>-1.29E-006</text:p>
          </table:table-cell>
          <table:table-cell table:style-name="ce2" office:value-type="float" office:value="-0.00000116649527605518" calcext:value-type="float">
            <text:p>-1.17E-006</text:p>
          </table:table-cell>
          <table:table-cell table:style-name="ce2" office:value-type="float" office:value="-0.00000106207297955038" calcext:value-type="float">
            <text:p>-1.06E-006</text:p>
          </table:table-cell>
          <table:table-cell table:style-name="ce2" office:value-type="float" office:value="-0.000000973754686100602" calcext:value-type="float">
            <text:p>-9.74E-007</text:p>
          </table:table-cell>
          <table:table-cell table:style-name="ce2" office:value-type="float" office:value="-0.000000898153844024462" calcext:value-type="float">
            <text:p>-8.98E-007</text:p>
          </table:table-cell>
          <table:table-cell table:style-name="ce2" office:value-type="float" office:value="-0.000000832762216476738" calcext:value-type="float">
            <text:p>-8.33E-007</text:p>
          </table:table-cell>
          <table:table-cell table:style-name="ce2" office:value-type="float" office:value="-0.000000775684067462812" calcext:value-type="float">
            <text:p>-7.76E-007</text:p>
          </table:table-cell>
          <table:table-cell table:style-name="ce2" office:value-type="float" office:value="-0.000000725461021354403" calcext:value-type="float">
            <text:p>-7.25E-007</text:p>
          </table:table-cell>
          <table:table-cell table:style-name="ce2" office:value-type="float" office:value="-0.000000680953544386514" calcext:value-type="float">
            <text:p>-6.81E-007</text:p>
          </table:table-cell>
          <table:table-cell table:style-name="ce2" office:value-type="float" office:value="-0.000000641258839218328" calcext:value-type="float">
            <text:p>-6.41E-007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375903028500962" calcext:value-type="float">
            <text:p>0.3759030285</text:p>
          </table:table-cell>
          <table:table-cell office:value-type="float" office:value="-0.00536263979092085" calcext:value-type="float">
            <text:p>-0.0053626398</text:p>
          </table:table-cell>
          <table:table-cell table:style-name="ce2" office:value-type="float" office:value="-2.66902960608829" calcext:value-type="float">
            <text:p>-2.67E+000</text:p>
          </table:table-cell>
          <table:table-cell table:style-name="ce2" office:value-type="float" office:value="-4.4474863188163" calcext:value-type="float">
            <text:p>-4.45E+000</text:p>
          </table:table-cell>
          <table:table-cell table:style-name="ce2" office:value-type="float" office:value="-59.673598099944" calcext:value-type="float">
            <text:p>-5.97E+001</text:p>
          </table:table-cell>
          <table:table-cell table:style-name="ce2" office:value-type="float" office:value="-188.045160693208" calcext:value-type="float">
            <text:p>-1.88E+002</text:p>
          </table:table-cell>
          <table:table-cell table:style-name="ce2" office:value-type="float" office:value="-1612.55213747963" calcext:value-type="float">
            <text:p>-1.61E+003</text:p>
          </table:table-cell>
          <table:table-cell table:style-name="ce2" office:value-type="float" office:value="-6829.16601012347" calcext:value-type="float">
            <text:p>-6.83E+003</text:p>
          </table:table-cell>
          <table:table-cell table:style-name="ce2" office:value-type="float" office:value="-48275.4977550979" calcext:value-type="float">
            <text:p>-4.83E+004</text:p>
          </table:table-cell>
          <table:table-cell table:style-name="ce2" office:value-type="float" office:value="-238257.900879874" calcext:value-type="float">
            <text:p>-2.38E+005</text:p>
          </table:table-cell>
          <table:table-cell table:style-name="ce2" office:value-type="float" office:value="-1534943.00461217" calcext:value-type="float">
            <text:p>-1.53E+006</text:p>
          </table:table-cell>
          <table:table-cell table:style-name="ce2" office:value-type="float" office:value="-8220333.03421221" calcext:value-type="float">
            <text:p>-8.22E+006</text:p>
          </table:table-cell>
          <table:table-cell table:style-name="ce2" office:value-type="float" office:value="-50613106.3307844" calcext:value-type="float">
            <text:p>-5.06E+007</text:p>
          </table:table-cell>
          <table:table-cell table:style-name="ce2" office:value-type="float" office:value="-283359916.634979" calcext:value-type="float">
            <text:p>-2.83E+008</text:p>
          </table:table-cell>
          <table:table-cell table:style-name="ce2" office:value-type="float" office:value="-1707205677.8205" calcext:value-type="float">
            <text:p>-1.71E+009</text:p>
          </table:table-cell>
          <table:table-cell table:style-name="ce2" office:value-type="float" office:value="-9796274230.73622" calcext:value-type="float">
            <text:p>-9.80E+009</text:p>
          </table:table-cell>
          <table:table-cell table:style-name="ce2" office:value-type="float" office:value="-58440879056.9319" calcext:value-type="float">
            <text:p>-5.84E+010</text:p>
          </table:table-cell>
          <table:table-cell table:style-name="ce2" office:value-type="float" office:value="-340101487921.457" calcext:value-type="float">
            <text:p>-3.40E+011</text:p>
          </table:table-cell>
          <table:table-cell table:style-name="ce2" office:value-type="float" office:value="-2020831983829.27" calcext:value-type="float">
            <text:p>-2.02E+012</text:p>
          </table:table-cell>
          <table:table-cell table:style-name="ce2" office:value-type="float" office:value="-11859405341500.6" calcext:value-type="float">
            <text:p>-1.19E+013</text:p>
          </table:table-cell>
          <table:table-cell table:style-name="ce2" office:value-type="float" office:value="-70388254318590.4" calcext:value-type="float">
            <text:p>-7.04E+013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8.81033586338465" calcext:value-type="float">
            <text:p>-8.8103358634</text:p>
          </table:table-cell>
          <table:table-cell office:value-type="float" office:value="-0.216498432074437" calcext:value-type="float">
            <text:p>-0.2164984321</text:p>
          </table:table-cell>
          <table:table-cell office:value-type="float" office:value="-0.085773104125133" calcext:value-type="float">
            <text:p>-0.0857731041</text:p>
          </table:table-cell>
          <table:table-cell table:style-name="ce2" office:value-type="float" office:value="-0.0563595971534902" calcext:value-type="float">
            <text:p>-5.64E-002</text:p>
          </table:table-cell>
          <table:table-cell table:style-name="ce2" office:value-type="float" office:value="-0.0422817477572577" calcext:value-type="float">
            <text:p>-4.23E-002</text:p>
          </table:table-cell>
          <table:table-cell table:style-name="ce2" office:value-type="float" office:value="-0.0338254555873981" calcext:value-type="float">
            <text:p>-3.38E-002</text:p>
          </table:table-cell>
          <table:table-cell table:style-name="ce2" office:value-type="float" office:value="-0.02818784777606" calcext:value-type="float">
            <text:p>-2.82E-002</text:p>
          </table:table-cell>
          <table:table-cell office:value-type="float" office:value="-0.0241610118513982" calcext:value-type="float">
            <text:p>-0.0241610119</text:p>
          </table:table-cell>
          <table:table-cell office:value-type="float" office:value="-0.0211408853823761" calcext:value-type="float">
            <text:p>-0.0211408854</text:p>
          </table:table-cell>
          <table:table-cell office:value-type="float" office:value="-0.0187918981180896" calcext:value-type="float">
            <text:p>-0.0187918981</text:p>
          </table:table-cell>
          <table:table-cell table:style-name="ce2" office:value-type="float" office:value="-0.0169127083062828" calcext:value-type="float">
            <text:p>-1.69E-002</text:p>
          </table:table-cell>
          <table:table-cell table:style-name="ce2" office:value-type="float" office:value="-0.0153751893693479" calcext:value-type="float">
            <text:p>-1.54E-002</text:p>
          </table:table-cell>
          <table:table-cell table:style-name="ce2" office:value-type="float" office:value="-0.0140939235885689" calcext:value-type="float">
            <text:p>-1.41E-002</text:p>
          </table:table-cell>
          <table:table-cell table:style-name="ce2" office:value-type="float" office:value="-0.0130097756202175" calcext:value-type="float">
            <text:p>-1.30E-002</text:p>
          </table:table-cell>
          <table:table-cell table:style-name="ce2" office:value-type="float" office:value="-0.0120805059330591" calcext:value-type="float">
            <text:p>-1.21E-002</text:p>
          </table:table-cell>
          <table:table-cell table:style-name="ce2" office:value-type="float" office:value="-0.0112751388708551" calcext:value-type="float">
            <text:p>-1.13E-002</text:p>
          </table:table-cell>
          <table:table-cell table:style-name="ce2" office:value-type="float" office:value="-0.0105704426914267" calcext:value-type="float">
            <text:p>-1.06E-002</text:p>
          </table:table-cell>
          <table:table-cell table:style-name="ce2" office:value-type="float" office:value="-0.00994865194487218" calcext:value-type="float">
            <text:p>-9.95E-003</text:p>
          </table:table-cell>
          <table:table-cell table:style-name="ce2" office:value-type="float" office:value="-0.00939594905904595" calcext:value-type="float">
            <text:p>-9.40E-003</text:p>
          </table:table-cell>
          <table:table-cell table:style-name="ce2" office:value-type="float" office:value="-0.00890142542435932" calcext:value-type="float">
            <text:p>-8.90E-003</text:p>
          </table:table-cell>
          <table:table-cell table:style-name="ce2" office:value-type="float" office:value="-0.00845635415314135" calcext:value-type="float">
            <text:p>-8.46E-003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44.0773589077039" calcext:value-type="float">
            <text:p>44.0773589077</text:p>
          </table:table-cell>
          <table:table-cell office:value-type="float" office:value="1.71840883008524" calcext:value-type="float">
            <text:p>1.7184088301</text:p>
          </table:table-cell>
          <table:table-cell office:value-type="float" office:value="0.0198980947081253" calcext:value-type="float">
            <text:p>0.0198980947</text:p>
          </table:table-cell>
          <table:table-cell table:style-name="ce2" office:value-type="float" office:value="0.0000819112386881807" calcext:value-type="float">
            <text:p>8.19E-005</text:p>
          </table:table-cell>
          <table:table-cell table:style-name="ce2" office:value-type="float" office:value="0.000000505785939949228" calcext:value-type="float">
            <text:p>5.06E-007</text:p>
          </table:table-cell>
          <table:table-cell table:style-name="ce2" office:value-type="float" office:value="0.00000000374775556293315" calcext:value-type="float">
            <text:p>3.75E-009</text:p>
          </table:table-cell>
          <table:table-cell table:style-name="ce2" office:value-type="float" office:value="0.0000000000308555472233225" calcext:value-type="float">
            <text:p>3.09E-011</text:p>
          </table:table-cell>
          <table:table-cell table:style-name="ce2" office:value-type="float" office:value="0.000000000000272181417783659" calcext:value-type="float">
            <text:p>2.72E-013</text:p>
          </table:table-cell>
          <table:table-cell table:style-name="ce2" office:value-type="float" office:value="2.52100083764722E-015" calcext:value-type="float">
            <text:p>2.52E-015</text:p>
          </table:table-cell>
          <table:table-cell table:style-name="ce2" office:value-type="float" office:value="2.4214849555906E-017" calcext:value-type="float">
            <text:p>2.42E-017</text:p>
          </table:table-cell>
          <table:table-cell table:style-name="ce2" office:value-type="float" office:value="2.39235165078855E-019" calcext:value-type="float">
            <text:p>2.39E-019</text:p>
          </table:table-cell>
          <table:table-cell table:style-name="ce2" office:value-type="float" office:value="2.41728632777165E-021" calcext:value-type="float">
            <text:p>2.42E-021</text:p>
          </table:table-cell>
          <table:table-cell table:style-name="ce2" office:value-type="float" office:value="2.48771201811249E-023" calcext:value-type="float">
            <text:p>2.49E-023</text:p>
          </table:table-cell>
          <table:table-cell table:style-name="ce2" office:value-type="float" office:value="2.59957703505632E-025" calcext:value-type="float">
            <text:p>2.60E-025</text:p>
          </table:table-cell>
          <table:table-cell table:style-name="ce2" office:value-type="float" office:value="2.75175115029455E-027" calcext:value-type="float">
            <text:p>2.75E-027</text:p>
          </table:table-cell>
          <table:table-cell table:style-name="ce2" office:value-type="float" office:value="2.94519805202466E-029" calcext:value-type="float">
            <text:p>2.95E-029</text:p>
          </table:table-cell>
          <table:table-cell table:style-name="ce2" office:value-type="float" office:value="3.1825542265503E-031" calcext:value-type="float">
            <text:p>3.18E-031</text:p>
          </table:table-cell>
          <table:table-cell table:style-name="ce2" office:value-type="float" office:value="3.46793863848787E-033" calcext:value-type="float">
            <text:p>3.47E-033</text:p>
          </table:table-cell>
          <table:table-cell table:style-name="ce2" office:value-type="float" office:value="3.80690585358455E-035" calcext:value-type="float">
            <text:p>3.81E-035</text:p>
          </table:table-cell>
          <table:table-cell table:style-name="ce2" office:value-type="float" office:value="4.20649824151205E-037" calcext:value-type="float">
            <text:p>4.21E-037</text:p>
          </table:table-cell>
          <table:table-cell table:style-name="ce2" office:value-type="float" office:value="4.67537527437911E-039" calcext:value-type="float">
            <text:p>4.68E-039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2.86145457248544" calcext:value-type="float">
            <text:p>2.8614545725</text:p>
          </table:table-cell>
          <table:table-cell table:style-name="ce2" office:value-type="float" office:value="0.0804395968638088" calcext:value-type="float">
            <text:p>8.04E-002</text:p>
          </table:table-cell>
          <table:table-cell table:style-name="ce2" office:value-type="float" office:value="40.0354440913224" calcext:value-type="float">
            <text:p>4.00E+001</text:p>
          </table:table-cell>
          <table:table-cell table:style-name="ce2" office:value-type="float" office:value="66.7122947822411" calcext:value-type="float">
            <text:p>6.67E+001</text:p>
          </table:table-cell>
          <table:table-cell table:style-name="ce2" office:value-type="float" office:value="895.103971499115" calcext:value-type="float">
            <text:p>8.95E+002</text:p>
          </table:table-cell>
          <table:table-cell table:style-name="ce2" office:value-type="float" office:value="2820.67741039799" calcext:value-type="float">
            <text:p>2.82E+003</text:p>
          </table:table-cell>
          <table:table-cell table:style-name="ce2" office:value-type="float" office:value="24188.2820621933" calcext:value-type="float">
            <text:p>2.42E+004</text:p>
          </table:table-cell>
          <table:table-cell table:style-name="ce2" office:value-type="float" office:value="102437.490151847" calcext:value-type="float">
            <text:p>1.02E+005</text:p>
          </table:table-cell>
          <table:table-cell table:style-name="ce2" office:value-type="float" office:value="724132.466326432" calcext:value-type="float">
            <text:p>7.24E+005</text:p>
          </table:table-cell>
          <table:table-cell table:style-name="ce2" office:value-type="float" office:value="3573868.51319793" calcext:value-type="float">
            <text:p>3.57E+006</text:p>
          </table:table-cell>
          <table:table-cell table:style-name="ce2" office:value-type="float" office:value="23024145.0691815" calcext:value-type="float">
            <text:p>2.30E+007</text:p>
          </table:table-cell>
          <table:table-cell table:style-name="ce2" office:value-type="float" office:value="123304995.513177" calcext:value-type="float">
            <text:p>1.23E+008</text:p>
          </table:table-cell>
          <table:table-cell table:style-name="ce2" office:value-type="float" office:value="759196594.961729" calcext:value-type="float">
            <text:p>7.59E+008</text:p>
          </table:table-cell>
          <table:table-cell table:style-name="ce2" office:value-type="float" office:value="4250398749.52448" calcext:value-type="float">
            <text:p>4.25E+009</text:p>
          </table:table-cell>
          <table:table-cell table:style-name="ce2" office:value-type="float" office:value="25608085167.3062" calcext:value-type="float">
            <text:p>2.56E+010</text:p>
          </table:table-cell>
          <table:table-cell table:style-name="ce2" office:value-type="float" office:value="146944113461.036" calcext:value-type="float">
            <text:p>1.47E+011</text:p>
          </table:table-cell>
          <table:table-cell table:style-name="ce2" office:value-type="float" office:value="876613185853.935" calcext:value-type="float">
            <text:p>8.77E+011</text:p>
          </table:table-cell>
          <table:table-cell table:style-name="ce2" office:value-type="float" office:value="5101522318821.59" calcext:value-type="float">
            <text:p>5.10E+012</text:p>
          </table:table-cell>
          <table:table-cell table:style-name="ce2" office:value-type="float" office:value="30312479757437.5" calcext:value-type="float">
            <text:p>3.03E+013</text:p>
          </table:table-cell>
          <table:table-cell table:style-name="ce2" office:value-type="float" office:value="177891080122501" calcext:value-type="float">
            <text:p>1.78E+014</text:p>
          </table:table-cell>
          <table:table-cell table:style-name="ce2" office:value-type="float" office:value="1.0558238147788E+015" calcext:value-type="float">
            <text:p>1.06E+015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600536820192524" calcext:value-type="float">
            <text:p>0.6005368202</text:p>
          </table:table-cell>
          <table:table-cell office:value-type="float" office:value="-0.0029742741274783" calcext:value-type="float">
            <text:p>-0.0029742741</text:p>
          </table:table-cell>
          <table:table-cell table:style-name="ce2" office:value-type="float" office:value="-8.40211602086961" calcext:value-type="float">
            <text:p>-8.40E+000</text:p>
          </table:table-cell>
          <table:table-cell table:style-name="ce2" office:value-type="float" office:value="-13.7231771979371" calcext:value-type="float">
            <text:p>-1.37E+001</text:p>
          </table:table-cell>
          <table:table-cell table:style-name="ce2" office:value-type="float" office:value="-69.8449456414983" calcext:value-type="float">
            <text:p>-6.98E+001</text:p>
          </table:table-cell>
          <table:table-cell table:style-name="ce2" office:value-type="float" office:value="-201.19212454688" calcext:value-type="float">
            <text:p>-2.01E+002</text:p>
          </table:table-cell>
          <table:table-cell table:style-name="ce2" office:value-type="float" office:value="-1142.36838410809" calcext:value-type="float">
            <text:p>-1.14E+003</text:p>
          </table:table-cell>
          <table:table-cell table:style-name="ce2" office:value-type="float" office:value="-4422.92132278066" calcext:value-type="float">
            <text:p>-4.42E+003</text:p>
          </table:table-cell>
          <table:table-cell table:style-name="ce2" office:value-type="float" office:value="-24669.4963951187" calcext:value-type="float">
            <text:p>-2.47E+004</text:p>
          </table:table-cell>
          <table:table-cell table:style-name="ce2" office:value-type="float" office:value="-111512.563967838" calcext:value-type="float">
            <text:p>-1.12E+005</text:p>
          </table:table-cell>
          <table:table-cell table:style-name="ce2" office:value-type="float" office:value="-613342.280340018" calcext:value-type="float">
            <text:p>-6.13E+005</text:p>
          </table:table-cell>
          <table:table-cell table:style-name="ce2" office:value-type="float" office:value="-3024071.45475514" calcext:value-type="float">
            <text:p>-3.02E+006</text:p>
          </table:table-cell>
          <table:table-cell table:style-name="ce2" office:value-type="float" office:value="-16581956.8533707" calcext:value-type="float">
            <text:p>-1.66E+007</text:p>
          </table:table-cell>
          <table:table-cell table:style-name="ce2" office:value-type="float" office:value="-86055386.5308095" calcext:value-type="float">
            <text:p>-8.61E+007</text:p>
          </table:table-cell>
          <table:table-cell table:style-name="ce2" office:value-type="float" office:value="-473437124.171365" calcext:value-type="float">
            <text:p>-4.73E+008</text:p>
          </table:table-cell>
          <table:table-cell table:style-name="ce2" office:value-type="float" office:value="-2536277490.99142" calcext:value-type="float">
            <text:p>-2.54E+009</text:p>
          </table:table-cell>
          <table:table-cell table:style-name="ce2" office:value-type="float" office:value="-14039308923.9607" calcext:value-type="float">
            <text:p>-1.40E+010</text:p>
          </table:table-cell>
          <table:table-cell table:style-name="ce2" office:value-type="float" office:value="-76787857930.7785" calcext:value-type="float">
            <text:p>-7.68E+010</text:p>
          </table:table-cell>
          <table:table-cell table:style-name="ce2" office:value-type="float" office:value="-428019112432.41" calcext:value-type="float">
            <text:p>-4.28E+011</text:p>
          </table:table-cell>
          <table:table-cell table:style-name="ce2" office:value-type="float" office:value="-2374809889265.11" calcext:value-type="float">
            <text:p>-2.37E+012</text:p>
          </table:table-cell>
          <table:table-cell table:style-name="ce2" office:value-type="float" office:value="-13327738090578.3" calcext:value-type="float">
            <text:p>-1.33E+013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139.251659915792" calcext:value-type="float">
            <text:p>139.2516599158</text:p>
          </table:table-cell>
          <table:table-cell table:style-name="ce2" office:value-type="float" office:value="-1.37934126724542" calcext:value-type="float">
            <text:p>-1.38E+000</text:p>
          </table:table-cell>
          <table:table-cell table:style-name="ce2" office:value-type="float" office:value="-3896.53902220786" calcext:value-type="float">
            <text:p>-3.90E+003</text:p>
          </table:table-cell>
          <table:table-cell table:style-name="ce2" office:value-type="float" office:value="-6344.92489849539" calcext:value-type="float">
            <text:p>-6.34E+003</text:p>
          </table:table-cell>
          <table:table-cell table:style-name="ce2" office:value-type="float" office:value="-5101.30164395503" calcext:value-type="float">
            <text:p>-5.10E+003</text:p>
          </table:table-cell>
          <table:table-cell table:style-name="ce2" office:value-type="float" office:value="-4101.98371949791" calcext:value-type="float">
            <text:p>-4.10E+003</text:p>
          </table:table-cell>
          <table:table-cell table:style-name="ce2" office:value-type="float" office:value="-3419.27113669824" calcext:value-type="float">
            <text:p>-3.42E+003</text:p>
          </table:table-cell>
          <table:table-cell table:style-name="ce2" office:value-type="float" office:value="-2930.83738038833" calcext:value-type="float">
            <text:p>-2.93E+003</text:p>
          </table:table-cell>
          <table:table-cell table:style-name="ce2" office:value-type="float" office:value="-2564.48362630538" calcext:value-type="float">
            <text:p>-2.56E+003</text:p>
          </table:table-cell>
          <table:table-cell table:style-name="ce2" office:value-type="float" office:value="-2279.54102083048" calcext:value-type="float">
            <text:p>-2.28E+003</text:p>
          </table:table-cell>
          <table:table-cell table:style-name="ce2" office:value-type="float" office:value="-2051.58691908661" calcext:value-type="float">
            <text:p>-2.05E+003</text:p>
          </table:table-cell>
          <table:table-cell table:style-name="ce2" office:value-type="float" office:value="-1865.07901735639" calcext:value-type="float">
            <text:p>-1.87E+003</text:p>
          </table:table-cell>
          <table:table-cell table:style-name="ce2" office:value-type="float" office:value="-1709.65576591009" calcext:value-type="float">
            <text:p>-1.71E+003</text:p>
          </table:table-cell>
          <table:table-cell table:style-name="ce2" office:value-type="float" office:value="-1578.143783917" calcext:value-type="float">
            <text:p>-1.58E+003</text:p>
          </table:table-cell>
          <table:table-cell table:style-name="ce2" office:value-type="float" office:value="-1465.41922792293" calcext:value-type="float">
            <text:p>-1.47E+003</text:p>
          </table:table-cell>
          <table:table-cell table:style-name="ce2" office:value-type="float" office:value="-1367.72461272807" calcext:value-type="float">
            <text:p>-1.37E+003</text:p>
          </table:table-cell>
          <table:table-cell table:style-name="ce2" office:value-type="float" office:value="-1282.24182443257" calcext:value-type="float">
            <text:p>-1.28E+003</text:p>
          </table:table-cell>
          <table:table-cell table:style-name="ce2" office:value-type="float" office:value="-1206.81583476006" calcext:value-type="float">
            <text:p>-1.21E+003</text:p>
          </table:table-cell>
          <table:table-cell table:style-name="ce2" office:value-type="float" office:value="-1139.77051060673" calcext:value-type="float">
            <text:p>-1.14E+003</text:p>
          </table:table-cell>
          <table:table-cell table:style-name="ce2" office:value-type="float" office:value="-1079.78258899585" calcext:value-type="float">
            <text:p>-1.08E+003</text:p>
          </table:table-cell>
          <table:table-cell table:style-name="ce2" office:value-type="float" office:value="-1025.79345954605" calcext:value-type="float">
            <text:p>-1.03E+003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1.71840883008576" calcext:value-type="float">
            <text:p>1.7184088301</text:p>
          </table:table-cell>
          <table:table-cell office:value-type="float" office:value="0.0397961894162623" calcext:value-type="float">
            <text:p>0.0397961894</text:p>
          </table:table-cell>
          <table:table-cell table:style-name="ce2" office:value-type="float" office:value="0.000245733716064599" calcext:value-type="float">
            <text:p>2.46E-004</text:p>
          </table:table-cell>
          <table:table-cell table:style-name="ce2" office:value-type="float" office:value="0.00000202314375979731" calcext:value-type="float">
            <text:p>2.02E-006</text:p>
          </table:table-cell>
          <table:table-cell table:style-name="ce2" office:value-type="float" office:value="0.0000000187387778146696" calcext:value-type="float">
            <text:p>1.87E-008</text:p>
          </table:table-cell>
          <table:table-cell table:style-name="ce2" office:value-type="float" office:value="0.000000000185133283339976" calcext:value-type="float">
            <text:p>1.85E-010</text:p>
          </table:table-cell>
          <table:table-cell table:style-name="ce2" office:value-type="float" office:value="0.00000000000190526992448603" calcext:value-type="float">
            <text:p>1.91E-012</text:p>
          </table:table-cell>
          <table:table-cell table:style-name="ce2" office:value-type="float" office:value="0.0000000000000201680067011824" calcext:value-type="float">
            <text:p>2.02E-014</text:p>
          </table:table-cell>
          <table:table-cell table:style-name="ce2" office:value-type="float" office:value="2.17933646003202E-016" calcext:value-type="float">
            <text:p>2.18E-016</text:p>
          </table:table-cell>
          <table:table-cell table:style-name="ce2" office:value-type="float" office:value="2.39235165078912E-018" calcext:value-type="float">
            <text:p>2.39E-018</text:p>
          </table:table-cell>
          <table:table-cell table:style-name="ce2" office:value-type="float" office:value="2.65901496054939E-020" calcext:value-type="float">
            <text:p>2.66E-020</text:p>
          </table:table-cell>
          <table:table-cell table:style-name="ce2" office:value-type="float" office:value="2.98525442173574E-022" calcext:value-type="float">
            <text:p>2.99E-022</text:p>
          </table:table-cell>
          <table:table-cell table:style-name="ce2" office:value-type="float" office:value="3.37945014557389E-024" calcext:value-type="float">
            <text:p>3.38E-024</text:p>
          </table:table-cell>
          <table:table-cell table:style-name="ce2" office:value-type="float" office:value="3.85245161041346E-026" calcext:value-type="float">
            <text:p>3.85E-026</text:p>
          </table:table-cell>
          <table:table-cell table:style-name="ce2" office:value-type="float" office:value="4.41779707803768E-028" calcext:value-type="float">
            <text:p>4.42E-028</text:p>
          </table:table-cell>
          <table:table-cell table:style-name="ce2" office:value-type="float" office:value="5.09208676248226E-030" calcext:value-type="float">
            <text:p>5.09E-030</text:p>
          </table:table-cell>
          <table:table-cell table:style-name="ce2" office:value-type="float" office:value="5.89549568542975E-032" calcext:value-type="float">
            <text:p>5.90E-032</text:p>
          </table:table-cell>
          <table:table-cell table:style-name="ce2" office:value-type="float" office:value="6.8524305364556E-034" calcext:value-type="float">
            <text:p>6.85E-034</text:p>
          </table:table-cell>
          <table:table-cell table:style-name="ce2" office:value-type="float" office:value="7.99234665887162E-036" calcext:value-type="float">
            <text:p>7.99E-036</text:p>
          </table:table-cell>
          <table:table-cell table:style-name="ce2" office:value-type="float" office:value="9.35075054876598E-038" calcext:value-type="float">
            <text:p>9.35E-038</text:p>
          </table:table-cell>
          <table:table-cell table:style-name="ce2" office:value-type="float" office:value="1.09704219340409E-039" calcext:value-type="float">
            <text:p>1.10E-039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0.999999999999694" calcext:value-type="float">
            <text:p>1</text:p>
          </table:table-cell>
          <table:table-cell table:style-name="ce2" office:value-type="float" office:value="3.10178139760245E-016" calcext:value-type="float">
            <text:p>3.10E-016</text:p>
          </table:table-cell>
          <table:table-cell table:style-name="ce2" office:value-type="float" office:value="3.24405412039429E-018" calcext:value-type="float">
            <text:p>3.24E-018</text:p>
          </table:table-cell>
          <table:table-cell table:style-name="ce2" office:value-type="float" office:value="9.0959237791789E-021" calcext:value-type="float">
            <text:p>9.10E-021</text:p>
          </table:table-cell>
          <table:table-cell table:style-name="ce2" office:value-type="float" office:value="4.73451937202986E-023" calcext:value-type="float">
            <text:p>4.73E-023</text:p>
          </table:table-cell>
          <table:table-cell table:style-name="ce2" office:value-type="float" office:value="-2.54533713255654E-025" calcext:value-type="float">
            <text:p>-2.55E-025</text:p>
          </table:table-cell>
          <table:table-cell table:style-name="ce2" office:value-type="float" office:value="1.93394982921454E-026" calcext:value-type="float">
            <text:p>1.93E-026</text:p>
          </table:table-cell>
          <table:table-cell table:style-name="ce2" office:value-type="float" office:value="-3.63355627383483E-028" calcext:value-type="float">
            <text:p>-3.63E-028</text:p>
          </table:table-cell>
          <table:table-cell table:style-name="ce2" office:value-type="float" office:value="8.5832765441216E-030" calcext:value-type="float">
            <text:p>8.58E-030</text:p>
          </table:table-cell>
          <table:table-cell table:style-name="ce2" office:value-type="float" office:value="-1.70709957878275E-031" calcext:value-type="float">
            <text:p>-1.71E-031</text:p>
          </table:table-cell>
          <table:table-cell table:style-name="ce2" office:value-type="float" office:value="3.45849462852849E-033" calcext:value-type="float">
            <text:p>3.46E-033</text:p>
          </table:table-cell>
          <table:table-cell table:style-name="ce2" office:value-type="float" office:value="-6.64211893208631E-035" calcext:value-type="float">
            <text:p>-6.64E-035</text:p>
          </table:table-cell>
          <table:table-cell table:style-name="ce2" office:value-type="float" office:value="1.27633539469857E-036" calcext:value-type="float">
            <text:p>1.28E-036</text:p>
          </table:table-cell>
          <table:table-cell table:style-name="ce2" office:value-type="float" office:value="-2.4119314722831E-038" calcext:value-type="float">
            <text:p>-2.41E-038</text:p>
          </table:table-cell>
          <table:table-cell table:style-name="ce2" office:value-type="float" office:value="4.54795624559397E-040" calcext:value-type="float">
            <text:p>4.55E-040</text:p>
          </table:table-cell>
          <table:table-cell table:style-name="ce2" office:value-type="float" office:value="-8.50728720754282E-042" calcext:value-type="float">
            <text:p>-8.51E-042</text:p>
          </table:table-cell>
          <table:table-cell table:style-name="ce2" office:value-type="float" office:value="1.58410131375718E-043" calcext:value-type="float">
            <text:p>1.58E-043</text:p>
          </table:table-cell>
          <table:table-cell table:style-name="ce2" office:value-type="float" office:value="-2.9342953720583E-045" calcext:value-type="float">
            <text:p>-2.93E-045</text:p>
          </table:table-cell>
          <table:table-cell table:style-name="ce2" office:value-type="float" office:value="5.41775927445182E-047" calcext:value-type="float">
            <text:p>5.42E-047</text:p>
          </table:table-cell>
          <table:table-cell table:style-name="ce2" office:value-type="float" office:value="-9.96991882661034E-049" calcext:value-type="float">
            <text:p>-9.97E-049</text:p>
          </table:table-cell>
          <table:table-cell table:style-name="ce2" office:value-type="float" office:value="1.83006277214035E-050" calcext:value-type="float">
            <text:p>1.83E-050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1.57079554395193" calcext:value-type="float">
            <text:p>1.570795544</text:p>
          </table:table-cell>
          <table:table-cell table:style-name="ce2" office:value-type="float" office:value="0.000000000396220127390592" calcext:value-type="float">
            <text:p>3.96E-010</text:p>
          </table:table-cell>
          <table:table-cell table:style-name="ce2" office:value-type="float" office:value="0.00000000000414393979484857" calcext:value-type="float">
            <text:p>4.14E-012</text:p>
          </table:table-cell>
          <table:table-cell table:style-name="ce2" office:value-type="float" office:value="0.0000000000000116190911497074" calcext:value-type="float">
            <text:p>1.16E-014</text:p>
          </table:table-cell>
          <table:table-cell table:style-name="ce2" office:value-type="float" office:value="6.04785324384426E-017" calcext:value-type="float">
            <text:p>6.05E-017</text:p>
          </table:table-cell>
          <table:table-cell table:style-name="ce2" office:value-type="float" office:value="-3.25140193210673E-019" calcext:value-type="float">
            <text:p>-3.25E-019</text:p>
          </table:table-cell>
          <table:table-cell table:style-name="ce2" office:value-type="float" office:value="2.47041860619413E-020" calcext:value-type="float">
            <text:p>2.47E-020</text:p>
          </table:table-cell>
          <table:table-cell table:style-name="ce2" office:value-type="float" office:value="-4.64148805203539E-022" calcext:value-type="float">
            <text:p>-4.64E-022</text:p>
          </table:table-cell>
          <table:table-cell table:style-name="ce2" office:value-type="float" office:value="1.09642379323356E-023" calcext:value-type="float">
            <text:p>1.10E-023</text:p>
          </table:table-cell>
          <table:table-cell table:style-name="ce2" office:value-type="float" office:value="-2.18064114091519E-025" calcext:value-type="float">
            <text:p>-2.18E-025</text:p>
          </table:table-cell>
          <table:table-cell table:style-name="ce2" office:value-type="float" office:value="4.41786511246231E-027" calcext:value-type="float">
            <text:p>4.42E-027</text:p>
          </table:table-cell>
          <table:table-cell table:style-name="ce2" office:value-type="float" office:value="-8.48461213755732E-029" calcext:value-type="float">
            <text:p>-8.48E-029</text:p>
          </table:table-cell>
          <table:table-cell table:style-name="ce2" office:value-type="float" office:value="1.63038495579181E-030" calcext:value-type="float">
            <text:p>1.63E-030</text:p>
          </table:table-cell>
          <table:table-cell table:style-name="ce2" office:value-type="float" office:value="-3.08099015599254E-032" calcext:value-type="float">
            <text:p>-3.08E-032</text:p>
          </table:table-cell>
          <table:table-cell table:style-name="ce2" office:value-type="float" office:value="5.80953836524057E-034" calcext:value-type="float">
            <text:p>5.81E-034</text:p>
          </table:table-cell>
          <table:table-cell table:style-name="ce2" office:value-type="float" office:value="-1.08671695037131E-035" calcext:value-type="float">
            <text:p>-1.09E-035</text:p>
          </table:table-cell>
          <table:table-cell table:style-name="ce2" office:value-type="float" office:value="2.02352372356616E-037" calcext:value-type="float">
            <text:p>2.02E-037</text:p>
          </table:table-cell>
          <table:table-cell table:style-name="ce2" office:value-type="float" office:value="-3.74825539613215E-039" calcext:value-type="float">
            <text:p>-3.75E-039</text:p>
          </table:table-cell>
          <table:table-cell table:style-name="ce2" office:value-type="float" office:value="6.9206207489481E-041" calcext:value-type="float">
            <text:p>6.92E-041</text:p>
          </table:table-cell>
          <table:table-cell table:style-name="ce2" office:value-type="float" office:value="-1.27355283986384E-042" calcext:value-type="float">
            <text:p>-1.27E-042</text:p>
          </table:table-cell>
          <table:table-cell table:style-name="ce2" office:value-type="float" office:value="2.33771375787705E-044" calcext:value-type="float">
            <text:p>2.34E-044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3" office:value-type="float" office:value="-0.000000782842966068432" calcext:value-type="float">
            <text:p>-7.83E-007</text:p>
          </table:table-cell>
          <table:table-cell table:style-name="ce2" office:value-type="float" office:value="0.000000000396220127390471" calcext:value-type="float">
            <text:p>3.96E-010</text:p>
          </table:table-cell>
          <table:table-cell table:style-name="ce2" office:value-type="float" office:value="0.00000000000414393979484736" calcext:value-type="float">
            <text:p>4.14E-012</text:p>
          </table:table-cell>
          <table:table-cell table:style-name="ce2" office:value-type="float" office:value="0.0000000000000116190911497052" calcext:value-type="float">
            <text:p>1.16E-014</text:p>
          </table:table-cell>
          <table:table-cell table:style-name="ce2" office:value-type="float" office:value="6.04785324384341E-017" calcext:value-type="float">
            <text:p>6.05E-017</text:p>
          </table:table-cell>
          <table:table-cell table:style-name="ce2" office:value-type="float" office:value="-3.25140193210521E-019" calcext:value-type="float">
            <text:p>-3.25E-019</text:p>
          </table:table-cell>
          <table:table-cell table:style-name="ce2" office:value-type="float" office:value="2.47041860619339E-020" calcext:value-type="float">
            <text:p>2.47E-020</text:p>
          </table:table-cell>
          <table:table-cell table:style-name="ce2" office:value-type="float" office:value="-4.6414880520339E-022" calcext:value-type="float">
            <text:p>-4.64E-022</text:p>
          </table:table-cell>
          <table:table-cell table:style-name="ce2" office:value-type="float" office:value="1.09642379323321E-023" calcext:value-type="float">
            <text:p>1.10E-023</text:p>
          </table:table-cell>
          <table:table-cell table:style-name="ce2" office:value-type="float" office:value="-2.1806411409145E-025" calcext:value-type="float">
            <text:p>-2.18E-025</text:p>
          </table:table-cell>
          <table:table-cell table:style-name="ce2" office:value-type="float" office:value="4.41786511246092E-027" calcext:value-type="float">
            <text:p>4.42E-027</text:p>
          </table:table-cell>
          <table:table-cell table:style-name="ce2" office:value-type="float" office:value="-8.48461213755465E-029" calcext:value-type="float">
            <text:p>-8.48E-029</text:p>
          </table:table-cell>
          <table:table-cell table:style-name="ce2" office:value-type="float" office:value="1.6303849557913E-030" calcext:value-type="float">
            <text:p>1.63E-030</text:p>
          </table:table-cell>
          <table:table-cell table:style-name="ce2" office:value-type="float" office:value="-3.08099015599157E-032" calcext:value-type="float">
            <text:p>-3.08E-032</text:p>
          </table:table-cell>
          <table:table-cell table:style-name="ce2" office:value-type="float" office:value="5.80953836523874E-034" calcext:value-type="float">
            <text:p>5.81E-034</text:p>
          </table:table-cell>
          <table:table-cell table:style-name="ce2" office:value-type="float" office:value="-1.08671695037097E-035" calcext:value-type="float">
            <text:p>-1.09E-035</text:p>
          </table:table-cell>
          <table:table-cell table:style-name="ce2" office:value-type="float" office:value="2.02352372356553E-037" calcext:value-type="float">
            <text:p>2.02E-037</text:p>
          </table:table-cell>
          <table:table-cell table:style-name="ce2" office:value-type="float" office:value="-3.74825539613098E-039" calcext:value-type="float">
            <text:p>-3.75E-039</text:p>
          </table:table-cell>
          <table:table-cell table:style-name="ce2" office:value-type="float" office:value="6.92062074894593E-041" calcext:value-type="float">
            <text:p>6.92E-041</text:p>
          </table:table-cell>
          <table:table-cell table:style-name="ce2" office:value-type="float" office:value="-1.27355283986344E-042" calcext:value-type="float">
            <text:p>-1.27E-042</text:p>
          </table:table-cell>
          <table:table-cell table:style-name="ce2" office:value-type="float" office:value="2.33771375787632E-044" calcext:value-type="float">
            <text:p>2.34E-044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-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3" office:value-type="float" office:value="-0.000000000390999893062084" calcext:value-type="float">
            <text:p>-3.91E-010</text:p>
          </table:table-cell>
          <table:table-cell table:style-name="ce2" office:value-type="float" office:value="-0.00000000000866561083129975" calcext:value-type="float">
            <text:p>-8.67E-012</text:p>
          </table:table-cell>
          <table:table-cell table:style-name="ce2" office:value-type="float" office:value="-0.0000000000000426124098873881" calcext:value-type="float">
            <text:p>-4.26E-014</text:p>
          </table:table-cell>
          <table:table-cell table:style-name="ce2" office:value-type="float" office:value="-2.95008644829543E-016" calcext:value-type="float">
            <text:p>-2.95E-016</text:p>
          </table:table-cell>
          <table:table-cell table:style-name="ce2" office:value-type="float" office:value="-2.87793727668107E-018" calcext:value-type="float">
            <text:p>-2.88E-018</text:p>
          </table:table-cell>
          <table:table-cell table:style-name="ce2" office:value-type="float" office:value="-2.95863599732772E-020" calcext:value-type="float">
            <text:p>-2.96E-020</text:p>
          </table:table-cell>
          <table:table-cell table:style-name="ce2" office:value-type="float" office:value="-3.11787644122653E-022" calcext:value-type="float">
            <text:p>-3.12E-022</text:p>
          </table:table-cell>
          <table:table-cell table:style-name="ce2" office:value-type="float" office:value="-3.30666976176742E-024" calcext:value-type="float">
            <text:p>-3.31E-024</text:p>
          </table:table-cell>
          <table:table-cell table:style-name="ce2" office:value-type="float" office:value="-3.68208383470581E-026" calcext:value-type="float">
            <text:p>-3.68E-026</text:p>
          </table:table-cell>
          <table:table-cell table:style-name="ce2" office:value-type="float" office:value="-3.93553258352274E-028" calcext:value-type="float">
            <text:p>-3.94E-028</text:p>
          </table:table-cell>
          <table:table-cell table:style-name="ce2" office:value-type="float" office:value="-4.66347106640118E-030" calcext:value-type="float">
            <text:p>-4.66E-030</text:p>
          </table:table-cell>
          <table:table-cell table:style-name="ce2" office:value-type="float" office:value="-4.79658324852899E-032" calcext:value-type="float">
            <text:p>-4.80E-032</text:p>
          </table:table-cell>
          <table:table-cell table:style-name="ce2" office:value-type="float" office:value="-6.28979676981445E-034" calcext:value-type="float">
            <text:p>-6.29E-034</text:p>
          </table:table-cell>
          <table:table-cell table:style-name="ce2" office:value-type="float" office:value="-5.7308002098563E-036" calcext:value-type="float">
            <text:p>-5.73E-036</text:p>
          </table:table-cell>
          <table:table-cell table:style-name="ce2" office:value-type="float" office:value="-9.18217689021001E-038" calcext:value-type="float">
            <text:p>-9.18E-038</text:p>
          </table:table-cell>
          <table:table-cell table:style-name="ce2" office:value-type="float" office:value="-6.07582209331568E-040" calcext:value-type="float">
            <text:p>-6.08E-040</text:p>
          </table:table-cell>
          <table:table-cell table:style-name="ce2" office:value-type="float" office:value="-1.50279013179274E-041" calcext:value-type="float">
            <text:p>-1.50E-041</text:p>
          </table:table-cell>
          <table:table-cell table:style-name="ce2" office:value-type="float" office:value="-3.55001141877028E-044" calcext:value-type="float">
            <text:p>-3.55E-044</text:p>
          </table:table-cell>
          <table:table-cell table:style-name="ce2" office:value-type="float" office:value="-2.8583449110503E-045" calcext:value-type="float">
            <text:p>-2.86E-045</text:p>
          </table:table-cell>
          <table:table-cell table:style-name="ce2" office:value-type="float" office:value="9.21144011414201E-048" calcext:value-type="float">
            <text:p>9.21E-048</text:p>
          </table:table-cell>
          <table:table-cell table:style-name="ce2" office:value-type="float" office:value="-6.38683202880637E-049" calcext:value-type="float">
            <text:p>-6.39E-049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3" office:value-type="float" office:value="-0.000000000390999893062084" calcext:value-type="float">
            <text:p>-3.91E-010</text:p>
          </table:table-cell>
          <table:table-cell table:style-name="ce2" office:value-type="float" office:value="-0.00000000000866561083129975" calcext:value-type="float">
            <text:p>-8.67E-012</text:p>
          </table:table-cell>
          <table:table-cell table:style-name="ce2" office:value-type="float" office:value="-0.0000000000000426124098873881" calcext:value-type="float">
            <text:p>-4.26E-014</text:p>
          </table:table-cell>
          <table:table-cell table:style-name="ce2" office:value-type="float" office:value="-2.95008644829543E-016" calcext:value-type="float">
            <text:p>-2.95E-016</text:p>
          </table:table-cell>
          <table:table-cell table:style-name="ce2" office:value-type="float" office:value="-2.87793727668107E-018" calcext:value-type="float">
            <text:p>-2.88E-018</text:p>
          </table:table-cell>
          <table:table-cell table:style-name="ce2" office:value-type="float" office:value="-2.95863599732772E-020" calcext:value-type="float">
            <text:p>-2.96E-020</text:p>
          </table:table-cell>
          <table:table-cell table:style-name="ce2" office:value-type="float" office:value="-3.11787644122653E-022" calcext:value-type="float">
            <text:p>-3.12E-022</text:p>
          </table:table-cell>
          <table:table-cell table:style-name="ce2" office:value-type="float" office:value="-3.30666976176742E-024" calcext:value-type="float">
            <text:p>-3.31E-024</text:p>
          </table:table-cell>
          <table:table-cell table:style-name="ce2" office:value-type="float" office:value="-3.68208383470581E-026" calcext:value-type="float">
            <text:p>-3.68E-026</text:p>
          </table:table-cell>
          <table:table-cell table:style-name="ce2" office:value-type="float" office:value="-3.93553258352274E-028" calcext:value-type="float">
            <text:p>-3.94E-028</text:p>
          </table:table-cell>
          <table:table-cell table:style-name="ce2" office:value-type="float" office:value="-4.66347106640118E-030" calcext:value-type="float">
            <text:p>-4.66E-030</text:p>
          </table:table-cell>
          <table:table-cell table:style-name="ce2" office:value-type="float" office:value="-4.79658324852899E-032" calcext:value-type="float">
            <text:p>-4.80E-032</text:p>
          </table:table-cell>
          <table:table-cell table:style-name="ce2" office:value-type="float" office:value="-6.28979676981445E-034" calcext:value-type="float">
            <text:p>-6.29E-034</text:p>
          </table:table-cell>
          <table:table-cell table:style-name="ce2" office:value-type="float" office:value="-5.7308002098563E-036" calcext:value-type="float">
            <text:p>-5.73E-036</text:p>
          </table:table-cell>
          <table:table-cell table:style-name="ce2" office:value-type="float" office:value="-9.18217689021001E-038" calcext:value-type="float">
            <text:p>-9.18E-038</text:p>
          </table:table-cell>
          <table:table-cell table:style-name="ce2" office:value-type="float" office:value="-6.07582209331568E-040" calcext:value-type="float">
            <text:p>-6.08E-040</text:p>
          </table:table-cell>
          <table:table-cell table:style-name="ce2" office:value-type="float" office:value="-1.50279013179274E-041" calcext:value-type="float">
            <text:p>-1.50E-041</text:p>
          </table:table-cell>
          <table:table-cell table:style-name="ce2" office:value-type="float" office:value="-3.55001141877028E-044" calcext:value-type="float">
            <text:p>-3.55E-044</text:p>
          </table:table-cell>
          <table:table-cell table:style-name="ce2" office:value-type="float" office:value="-2.8583449110503E-045" calcext:value-type="float">
            <text:p>-2.86E-045</text:p>
          </table:table-cell>
          <table:table-cell table:style-name="ce2" office:value-type="float" office:value="9.21144011414201E-048" calcext:value-type="float">
            <text:p>9.21E-048</text:p>
          </table:table-cell>
          <table:table-cell table:style-name="ce2" office:value-type="float" office:value="-6.38683202880637E-049" calcext:value-type="float">
            <text:p>-6.39E-049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3" office:value-type="float" office:value="-0.000000000390999893062084" calcext:value-type="float">
            <text:p>-3.91E-010</text:p>
          </table:table-cell>
          <table:table-cell table:style-name="ce2" office:value-type="float" office:value="-0.00000000000866561083129975" calcext:value-type="float">
            <text:p>-8.67E-012</text:p>
          </table:table-cell>
          <table:table-cell table:style-name="ce2" office:value-type="float" office:value="-0.0000000000000426124098873881" calcext:value-type="float">
            <text:p>-4.26E-014</text:p>
          </table:table-cell>
          <table:table-cell table:style-name="ce2" office:value-type="float" office:value="-2.95008644829543E-016" calcext:value-type="float">
            <text:p>-2.95E-016</text:p>
          </table:table-cell>
          <table:table-cell table:style-name="ce2" office:value-type="float" office:value="-2.87793727668107E-018" calcext:value-type="float">
            <text:p>-2.88E-018</text:p>
          </table:table-cell>
          <table:table-cell table:style-name="ce2" office:value-type="float" office:value="-2.95863599732772E-020" calcext:value-type="float">
            <text:p>-2.96E-020</text:p>
          </table:table-cell>
          <table:table-cell table:style-name="ce2" office:value-type="float" office:value="-3.11787644122653E-022" calcext:value-type="float">
            <text:p>-3.12E-022</text:p>
          </table:table-cell>
          <table:table-cell table:style-name="ce2" office:value-type="float" office:value="-3.30666976176742E-024" calcext:value-type="float">
            <text:p>-3.31E-024</text:p>
          </table:table-cell>
          <table:table-cell table:style-name="ce2" office:value-type="float" office:value="-3.68208383470581E-026" calcext:value-type="float">
            <text:p>-3.68E-026</text:p>
          </table:table-cell>
          <table:table-cell table:style-name="ce2" office:value-type="float" office:value="-3.93553258352274E-028" calcext:value-type="float">
            <text:p>-3.94E-028</text:p>
          </table:table-cell>
          <table:table-cell table:style-name="ce2" office:value-type="float" office:value="-4.66347106640118E-030" calcext:value-type="float">
            <text:p>-4.66E-030</text:p>
          </table:table-cell>
          <table:table-cell table:style-name="ce2" office:value-type="float" office:value="-4.79658324852899E-032" calcext:value-type="float">
            <text:p>-4.80E-032</text:p>
          </table:table-cell>
          <table:table-cell table:style-name="ce2" office:value-type="float" office:value="-6.28979676981445E-034" calcext:value-type="float">
            <text:p>-6.29E-034</text:p>
          </table:table-cell>
          <table:table-cell table:style-name="ce2" office:value-type="float" office:value="-5.7308002098563E-036" calcext:value-type="float">
            <text:p>-5.73E-036</text:p>
          </table:table-cell>
          <table:table-cell table:style-name="ce2" office:value-type="float" office:value="-9.18217689021001E-038" calcext:value-type="float">
            <text:p>-9.18E-038</text:p>
          </table:table-cell>
          <table:table-cell table:style-name="ce2" office:value-type="float" office:value="-6.07582209331568E-040" calcext:value-type="float">
            <text:p>-6.08E-040</text:p>
          </table:table-cell>
          <table:table-cell table:style-name="ce2" office:value-type="float" office:value="-1.50279013179274E-041" calcext:value-type="float">
            <text:p>-1.50E-041</text:p>
          </table:table-cell>
          <table:table-cell table:style-name="ce2" office:value-type="float" office:value="-3.55001141877028E-044" calcext:value-type="float">
            <text:p>-3.55E-044</text:p>
          </table:table-cell>
          <table:table-cell table:style-name="ce2" office:value-type="float" office:value="-2.8583449110503E-045" calcext:value-type="float">
            <text:p>-2.86E-045</text:p>
          </table:table-cell>
          <table:table-cell table:style-name="ce2" office:value-type="float" office:value="9.21144011414201E-048" calcext:value-type="float">
            <text:p>9.21E-048</text:p>
          </table:table-cell>
          <table:table-cell table:style-name="ce2" office:value-type="float" office:value="-6.38683202880637E-049" calcext:value-type="float">
            <text:p>-6.39E-049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3" office:value-type="float" office:value="-0.000000000390999893062084" calcext:value-type="float">
            <text:p>-3.91E-010</text:p>
          </table:table-cell>
          <table:table-cell table:style-name="ce2" office:value-type="float" office:value="-0.00000000000866561083129975" calcext:value-type="float">
            <text:p>-8.67E-012</text:p>
          </table:table-cell>
          <table:table-cell table:style-name="ce2" office:value-type="float" office:value="-0.0000000000000426124098873881" calcext:value-type="float">
            <text:p>-4.26E-014</text:p>
          </table:table-cell>
          <table:table-cell table:style-name="ce2" office:value-type="float" office:value="-2.95008644829543E-016" calcext:value-type="float">
            <text:p>-2.95E-016</text:p>
          </table:table-cell>
          <table:table-cell table:style-name="ce2" office:value-type="float" office:value="-2.87793727668107E-018" calcext:value-type="float">
            <text:p>-2.88E-018</text:p>
          </table:table-cell>
          <table:table-cell table:style-name="ce2" office:value-type="float" office:value="-2.95863599732772E-020" calcext:value-type="float">
            <text:p>-2.96E-020</text:p>
          </table:table-cell>
          <table:table-cell table:style-name="ce2" office:value-type="float" office:value="-3.11787644122653E-022" calcext:value-type="float">
            <text:p>-3.12E-022</text:p>
          </table:table-cell>
          <table:table-cell table:style-name="ce2" office:value-type="float" office:value="-3.30666976176742E-024" calcext:value-type="float">
            <text:p>-3.31E-024</text:p>
          </table:table-cell>
          <table:table-cell table:style-name="ce2" office:value-type="float" office:value="-3.68208383470581E-026" calcext:value-type="float">
            <text:p>-3.68E-026</text:p>
          </table:table-cell>
          <table:table-cell table:style-name="ce2" office:value-type="float" office:value="-3.93553258352274E-028" calcext:value-type="float">
            <text:p>-3.94E-028</text:p>
          </table:table-cell>
          <table:table-cell table:style-name="ce2" office:value-type="float" office:value="-4.66347106640118E-030" calcext:value-type="float">
            <text:p>-4.66E-030</text:p>
          </table:table-cell>
          <table:table-cell table:style-name="ce2" office:value-type="float" office:value="-4.79658324852899E-032" calcext:value-type="float">
            <text:p>-4.80E-032</text:p>
          </table:table-cell>
          <table:table-cell table:style-name="ce2" office:value-type="float" office:value="-6.28979676981445E-034" calcext:value-type="float">
            <text:p>-6.29E-034</text:p>
          </table:table-cell>
          <table:table-cell table:style-name="ce2" office:value-type="float" office:value="-5.7308002098563E-036" calcext:value-type="float">
            <text:p>-5.73E-036</text:p>
          </table:table-cell>
          <table:table-cell table:style-name="ce2" office:value-type="float" office:value="-9.18217689021001E-038" calcext:value-type="float">
            <text:p>-9.18E-038</text:p>
          </table:table-cell>
          <table:table-cell table:style-name="ce2" office:value-type="float" office:value="-6.07582209331568E-040" calcext:value-type="float">
            <text:p>-6.08E-040</text:p>
          </table:table-cell>
          <table:table-cell table:style-name="ce2" office:value-type="float" office:value="-1.50279013179274E-041" calcext:value-type="float">
            <text:p>-1.50E-041</text:p>
          </table:table-cell>
          <table:table-cell table:style-name="ce2" office:value-type="float" office:value="-3.55001141877028E-044" calcext:value-type="float">
            <text:p>-3.55E-044</text:p>
          </table:table-cell>
          <table:table-cell table:style-name="ce2" office:value-type="float" office:value="-2.8583449110503E-045" calcext:value-type="float">
            <text:p>-2.86E-045</text:p>
          </table:table-cell>
          <table:table-cell table:style-name="ce2" office:value-type="float" office:value="9.21144011414201E-048" calcext:value-type="float">
            <text:p>9.21E-048</text:p>
          </table:table-cell>
          <table:table-cell table:style-name="ce2" office:value-type="float" office:value="-6.38683202880637E-049" calcext:value-type="float">
            <text:p>-6.39E-049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57608254" calcext:value-type="float">
            <text:p>0.7853981576</text:p>
          </table:table-cell>
          <table:table-cell table:style-name="ce2" office:value-type="float" office:value="-0.000000000390999893062084" calcext:value-type="float">
            <text:p>-3.91E-010</text:p>
          </table:table-cell>
          <table:table-cell table:style-name="ce2" office:value-type="float" office:value="-0.00000000000433280541564987" calcext:value-type="float">
            <text:p>-4.33E-012</text:p>
          </table:table-cell>
          <table:table-cell table:style-name="ce2" office:value-type="float" office:value="-0.0000000000000142041366291294" calcext:value-type="float">
            <text:p>-1.42E-014</text:p>
          </table:table-cell>
          <table:table-cell table:style-name="ce2" office:value-type="float" office:value="-7.37521612073856E-017" calcext:value-type="float">
            <text:p>-7.38E-017</text:p>
          </table:table-cell>
          <table:table-cell table:style-name="ce2" office:value-type="float" office:value="-5.75587455336214E-019" calcext:value-type="float">
            <text:p>-5.76E-019</text:p>
          </table:table-cell>
          <table:table-cell table:style-name="ce2" office:value-type="float" office:value="-4.93105999554619E-021" calcext:value-type="float">
            <text:p>-4.93E-021</text:p>
          </table:table-cell>
          <table:table-cell table:style-name="ce2" office:value-type="float" office:value="-4.45410920175218E-023" calcext:value-type="float">
            <text:p>-4.45E-023</text:p>
          </table:table-cell>
          <table:table-cell table:style-name="ce2" office:value-type="float" office:value="-4.13333720220928E-025" calcext:value-type="float">
            <text:p>-4.13E-025</text:p>
          </table:table-cell>
          <table:table-cell table:style-name="ce2" office:value-type="float" office:value="-4.09120426078424E-027" calcext:value-type="float">
            <text:p>-4.09E-027</text:p>
          </table:table-cell>
          <table:table-cell table:style-name="ce2" office:value-type="float" office:value="-3.93553258352274E-029" calcext:value-type="float">
            <text:p>-3.94E-029</text:p>
          </table:table-cell>
          <table:table-cell table:style-name="ce2" office:value-type="float" office:value="-4.2395191512738E-031" calcext:value-type="float">
            <text:p>-4.24E-031</text:p>
          </table:table-cell>
          <table:table-cell table:style-name="ce2" office:value-type="float" office:value="-3.99715270710749E-033" calcext:value-type="float">
            <text:p>-4.00E-033</text:p>
          </table:table-cell>
          <table:table-cell table:style-name="ce2" office:value-type="float" office:value="-4.83830520754957E-035" calcext:value-type="float">
            <text:p>-4.84E-035</text:p>
          </table:table-cell>
          <table:table-cell table:style-name="ce2" office:value-type="float" office:value="-4.09342872132593E-037" calcext:value-type="float">
            <text:p>-4.09E-037</text:p>
          </table:table-cell>
          <table:table-cell table:style-name="ce2" office:value-type="float" office:value="-6.12145126014001E-039" calcext:value-type="float">
            <text:p>-6.12E-039</text:p>
          </table:table-cell>
          <table:table-cell table:style-name="ce2" office:value-type="float" office:value="-3.7973888083223E-041" calcext:value-type="float">
            <text:p>-3.80E-041</text:p>
          </table:table-cell>
          <table:table-cell table:style-name="ce2" office:value-type="float" office:value="-8.83994195172199E-043" calcext:value-type="float">
            <text:p>-8.84E-043</text:p>
          </table:table-cell>
          <table:table-cell table:style-name="ce2" office:value-type="float" office:value="-1.97222856598349E-045" calcext:value-type="float">
            <text:p>-1.97E-045</text:p>
          </table:table-cell>
          <table:table-cell table:style-name="ce2" office:value-type="float" office:value="-1.50439205844752E-046" calcext:value-type="float">
            <text:p>-1.50E-046</text:p>
          </table:table-cell>
          <table:table-cell table:style-name="ce2" office:value-type="float" office:value="4.605720057071E-049" calcext:value-type="float">
            <text:p>4.61E-049</text:p>
          </table:table-cell>
        </table:table-row>
        <table:table-row table:style-name="ro1">
          <table:table-cell/>
          <table:table-cell table:style-name="ce1"/>
          <table:table-cell table:style-name="ce2"/>
          <table:table-cell/>
          <table:table-cell table:style-name="ce2"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table:formula="of:=((2*[.B35]*([.D35]/2)+2*[.C35]*[.C35]+([.D21]/2)-2*([.D43]/2))/(2*[.B15]))" office:value-type="float" office:value="0.0003532742943081" calcext:value-type="float">
            <text:p>0.0003532743</text:p>
          </table:table-cell>
          <table:table-cell/>
          <table:table-cell table:formula="of:=[.C54]-[.C55]" office:value-type="float" office:value="-0.00172281594398807" calcext:value-type="float">
            <text:p>-0.0017228159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((2*[.B35]*[.C35]+[.C21]-2*[.C43])^2)/(4*([.B15]^(3/2)))" office:value-type="float" office:value="0.00207609023829617" calcext:value-type="float">
            <text:p>0.0020760902</text:p>
          </table:table-cell>
          <table:table-cell table:number-columns-repeated="19"/>
        </table:table-row>
        <table:table-row table:style-name="ro1" table:number-rows-repeated="104852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X step 7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51.20463825697" calcext:value-type="float">
            <text:p>2451.204638257</text:p>
          </table:table-cell>
          <table:table-cell office:value-type="float" office:value="1.62195743377528" calcext:value-type="float">
            <text:p>1.6219574338</text:p>
          </table:table-cell>
          <table:table-cell office:value-type="float" office:value="0.0168206118566417" calcext:value-type="float">
            <text:p>0.0168206119</text:p>
          </table:table-cell>
          <table:table-cell table:style-name="ce2" office:value-type="float" office:value="0.0000827787264464091" calcext:value-type="float">
            <text:p>8.28E-005</text:p>
          </table:table-cell>
          <table:table-cell table:style-name="ce2" office:value-type="float" office:value="0.00000061106435521497" calcext:value-type="float">
            <text:p>6.11E-007</text:p>
          </table:table-cell>
          <table:table-cell table:style-name="ce2" office:value-type="float" office:value="0.00000000541297981633483" calcext:value-type="float">
            <text:p>5.41E-009</text:p>
          </table:table-cell>
          <table:table-cell table:style-name="ce2" office:value-type="float" office:value="0.0000000000532774407752958" calcext:value-type="float">
            <text:p>5.33E-011</text:p>
          </table:table-cell>
          <table:table-cell table:style-name="ce2" office:value-type="float" office:value="0.000000000000561841125118037" calcext:value-type="float">
            <text:p>5.62E-013</text:p>
          </table:table-cell>
          <table:table-cell table:style-name="ce2" office:value-type="float" office:value="6.2211832578774E-015" calcext:value-type="float">
            <text:p>6.22E-015</text:p>
          </table:table-cell>
          <table:table-cell table:style-name="ce2" office:value-type="float" office:value="7.14375794752488E-017" calcext:value-type="float">
            <text:p>7.14E-017</text:p>
          </table:table-cell>
          <table:table-cell table:style-name="ce2" office:value-type="float" office:value="8.43752210629644E-019" calcext:value-type="float">
            <text:p>8.44E-019</text:p>
          </table:table-cell>
          <table:table-cell table:style-name="ce2" office:value-type="float" office:value="1.01920830564337E-020" calcext:value-type="float">
            <text:p>1.02E-020</text:p>
          </table:table-cell>
          <table:table-cell table:style-name="ce2" office:value-type="float" office:value="1.25394911559666E-022" calcext:value-type="float">
            <text:p>1.25E-022</text:p>
          </table:table-cell>
          <table:table-cell table:style-name="ce2" office:value-type="float" office:value="1.56648937136289E-024" calcext:value-type="float">
            <text:p>1.57E-024</text:p>
          </table:table-cell>
          <table:table-cell table:style-name="ce2" office:value-type="float" office:value="1.9823433061084E-026" calcext:value-type="float">
            <text:p>1.98E-026</text:p>
          </table:table-cell>
          <table:table-cell table:style-name="ce2" office:value-type="float" office:value="2.53646671432163E-028" calcext:value-type="float">
            <text:p>2.54E-028</text:p>
          </table:table-cell>
          <table:table-cell table:style-name="ce2" office:value-type="float" office:value="3.2766905359362E-030" calcext:value-type="float">
            <text:p>3.28E-030</text:p>
          </table:table-cell>
          <table:table-cell table:style-name="ce2" office:value-type="float" office:value="4.26850672052801E-032" calcext:value-type="float">
            <text:p>4.27E-032</text:p>
          </table:table-cell>
          <table:table-cell table:style-name="ce2" office:value-type="float" office:value="5.60172331311652E-034" calcext:value-type="float">
            <text:p>5.60E-034</text:p>
          </table:table-cell>
          <table:table-cell table:style-name="ce2" office:value-type="float" office:value="7.39971816318387E-036" calcext:value-type="float">
            <text:p>7.40E-036</text:p>
          </table:table-cell>
          <table:table-cell table:style-name="ce2" office:value-type="float" office:value="9.83231753110248E-038" calcext:value-type="float">
            <text:p>9.83E-038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51.20458059696" calcext:value-type="float">
            <text:p>2451.204580597</text:p>
          </table:table-cell>
          <table:table-cell office:value-type="float" office:value="1.6219548757865" calcext:value-type="float">
            <text:p>1.6219548758</text:p>
          </table:table-cell>
          <table:table-cell table:style-name="ce2" office:value-type="float" office:value="0.0168205853311512" calcext:value-type="float">
            <text:p>1.68E-002</text:p>
          </table:table-cell>
          <table:table-cell table:style-name="ce2" office:value-type="float" office:value="0.000082778595893614" calcext:value-type="float">
            <text:p>8.28E-005</text:p>
          </table:table-cell>
          <table:table-cell table:style-name="ce2" office:value-type="float" office:value="0.000000611063390153023" calcext:value-type="float">
            <text:p>6.11E-007</text:p>
          </table:table-cell>
          <table:table-cell table:style-name="ce2" office:value-type="float" office:value="0.00000000541297125526338" calcext:value-type="float">
            <text:p>5.41E-009</text:p>
          </table:table-cell>
          <table:table-cell table:style-name="ce2" office:value-type="float" office:value="0.0000000000532773563796796" calcext:value-type="float">
            <text:p>5.33E-011</text:p>
          </table:table-cell>
          <table:table-cell table:style-name="ce2" office:value-type="float" office:value="0.000000000000561840235034324" calcext:value-type="float">
            <text:p>5.62E-013</text:p>
          </table:table-cell>
          <table:table-cell table:style-name="ce2" office:value-type="float" office:value="6.22117339344533E-015" calcext:value-type="float">
            <text:p>6.22E-015</text:p>
          </table:table-cell>
          <table:table-cell table:style-name="ce2" office:value-type="float" office:value="7.14374662120891E-017" calcext:value-type="float">
            <text:p>7.14E-017</text:p>
          </table:table-cell>
          <table:table-cell table:style-name="ce2" office:value-type="float" office:value="8.43750872771008E-019" calcext:value-type="float">
            <text:p>8.44E-019</text:p>
          </table:table-cell>
          <table:table-cell table:style-name="ce2" office:value-type="float" office:value="1.01920668783169E-020" calcext:value-type="float">
            <text:p>1.02E-020</text:p>
          </table:table-cell>
          <table:table-cell table:style-name="ce2" office:value-type="float" office:value="1.25394712731665E-022" calcext:value-type="float">
            <text:p>1.25E-022</text:p>
          </table:table-cell>
          <table:table-cell table:style-name="ce2" office:value-type="float" office:value="1.56648688438329E-024" calcext:value-type="float">
            <text:p>1.57E-024</text:p>
          </table:table-cell>
          <table:table-cell table:style-name="ce2" office:value-type="float" office:value="1.98234015935211E-026" calcext:value-type="float">
            <text:p>1.98E-026</text:p>
          </table:table-cell>
          <table:table-cell table:style-name="ce2" office:value-type="float" office:value="2.53646268973214E-028" calcext:value-type="float">
            <text:p>2.54E-028</text:p>
          </table:table-cell>
          <table:table-cell table:style-name="ce2" office:value-type="float" office:value="3.27668532982264E-030" calcext:value-type="float">
            <text:p>3.28E-030</text:p>
          </table:table-cell>
          <table:table-cell table:style-name="ce2" office:value-type="float" office:value="4.26849995219956E-032" calcext:value-type="float">
            <text:p>4.27E-032</text:p>
          </table:table-cell>
          <table:table-cell table:style-name="ce2" office:value-type="float" office:value="5.60171440559058E-034" calcext:value-type="float">
            <text:p>5.60E-034</text:p>
          </table:table-cell>
          <table:table-cell table:style-name="ce2" office:value-type="float" office:value="7.39970643693828E-036" calcext:value-type="float">
            <text:p>7.40E-036</text:p>
          </table:table-cell>
          <table:table-cell table:style-name="ce2" office:value-type="float" office:value="9.83230188564509E-038" calcext:value-type="float">
            <text:p>9.83E-038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1.62195743377528" calcext:value-type="float">
            <text:p>1.6219574338</text:p>
          </table:table-cell>
          <table:table-cell office:value-type="float" office:value="0.0336412237132835" calcext:value-type="float">
            <text:p>0.0336412237</text:p>
          </table:table-cell>
          <table:table-cell table:style-name="ce2" office:value-type="float" office:value="0.000248336179339227" calcext:value-type="float">
            <text:p>2.48E-004</text:p>
          </table:table-cell>
          <table:table-cell table:style-name="ce2" office:value-type="float" office:value="0.00000244425742085988" calcext:value-type="float">
            <text:p>2.44E-006</text:p>
          </table:table-cell>
          <table:table-cell table:style-name="ce2" office:value-type="float" office:value="0.0000000270648990816742" calcext:value-type="float">
            <text:p>2.71E-008</text:p>
          </table:table-cell>
          <table:table-cell table:style-name="ce2" office:value-type="float" office:value="0.000000000319664644651775" calcext:value-type="float">
            <text:p>3.20E-010</text:p>
          </table:table-cell>
          <table:table-cell table:style-name="ce2" office:value-type="float" office:value="0.00000000000393288787582626" calcext:value-type="float">
            <text:p>3.93E-012</text:p>
          </table:table-cell>
          <table:table-cell table:style-name="ce2" office:value-type="float" office:value="0.0000000000000497694660630192" calcext:value-type="float">
            <text:p>4.98E-014</text:p>
          </table:table-cell>
          <table:table-cell table:style-name="ce2" office:value-type="float" office:value="6.42938215277239E-016" calcext:value-type="float">
            <text:p>6.43E-016</text:p>
          </table:table-cell>
          <table:table-cell table:style-name="ce2" office:value-type="float" office:value="8.43752210629644E-018" calcext:value-type="float">
            <text:p>8.44E-018</text:p>
          </table:table-cell>
          <table:table-cell table:style-name="ce2" office:value-type="float" office:value="1.12112913620771E-019" calcext:value-type="float">
            <text:p>1.12E-019</text:p>
          </table:table-cell>
          <table:table-cell table:style-name="ce2" office:value-type="float" office:value="1.50473893871599E-021" calcext:value-type="float">
            <text:p>1.50E-021</text:p>
          </table:table-cell>
          <table:table-cell table:style-name="ce2" office:value-type="float" office:value="2.03643618277176E-023" calcext:value-type="float">
            <text:p>2.04E-023</text:p>
          </table:table-cell>
          <table:table-cell table:style-name="ce2" office:value-type="float" office:value="2.77528062855177E-025" calcext:value-type="float">
            <text:p>2.78E-025</text:p>
          </table:table-cell>
          <table:table-cell table:style-name="ce2" office:value-type="float" office:value="3.80470007148244E-027" calcext:value-type="float">
            <text:p>3.80E-027</text:p>
          </table:table-cell>
          <table:table-cell table:style-name="ce2" office:value-type="float" office:value="5.24270485749792E-029" calcext:value-type="float">
            <text:p>5.24E-029</text:p>
          </table:table-cell>
          <table:table-cell table:style-name="ce2" office:value-type="float" office:value="7.25646142489762E-031" calcext:value-type="float">
            <text:p>7.26E-031</text:p>
          </table:table-cell>
          <table:table-cell table:style-name="ce2" office:value-type="float" office:value="1.00831019636097E-032" calcext:value-type="float">
            <text:p>1.01E-032</text:p>
          </table:table-cell>
          <table:table-cell table:style-name="ce2" office:value-type="float" office:value="1.40594645100494E-034" calcext:value-type="float">
            <text:p>1.41E-034</text:p>
          </table:table-cell>
          <table:table-cell table:style-name="ce2" office:value-type="float" office:value="1.9664635062205E-036" calcext:value-type="float">
            <text:p>1.97E-036</text:p>
          </table:table-cell>
          <table:table-cell table:style-name="ce2" office:value-type="float" office:value="2.75808534541645E-038" calcext:value-type="float">
            <text:p>2.76E-038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1.6219548757865" calcext:value-type="float">
            <text:p>1.6219548758</text:p>
          </table:table-cell>
          <table:table-cell table:style-name="ce2" office:value-type="float" office:value="0.0336411706623024" calcext:value-type="float">
            <text:p>3.36E-002</text:p>
          </table:table-cell>
          <table:table-cell table:style-name="ce2" office:value-type="float" office:value="0.000248335787680842" calcext:value-type="float">
            <text:p>2.48E-004</text:p>
          </table:table-cell>
          <table:table-cell table:style-name="ce2" office:value-type="float" office:value="0.00000244425356061209" calcext:value-type="float">
            <text:p>2.44E-006</text:p>
          </table:table-cell>
          <table:table-cell table:style-name="ce2" office:value-type="float" office:value="0.0000000270648562763169" calcext:value-type="float">
            <text:p>2.71E-008</text:p>
          </table:table-cell>
          <table:table-cell table:style-name="ce2" office:value-type="float" office:value="0.000000000319664138278078" calcext:value-type="float">
            <text:p>3.20E-010</text:p>
          </table:table-cell>
          <table:table-cell table:style-name="ce2" office:value-type="float" office:value="0.00000000000393288164524027" calcext:value-type="float">
            <text:p>3.93E-012</text:p>
          </table:table-cell>
          <table:table-cell table:style-name="ce2" office:value-type="float" office:value="0.0000000000000497693871475626" calcext:value-type="float">
            <text:p>4.98E-014</text:p>
          </table:table-cell>
          <table:table-cell table:style-name="ce2" office:value-type="float" office:value="6.42937195908802E-016" calcext:value-type="float">
            <text:p>6.43E-016</text:p>
          </table:table-cell>
          <table:table-cell table:style-name="ce2" office:value-type="float" office:value="8.43750872771008E-018" calcext:value-type="float">
            <text:p>8.44E-018</text:p>
          </table:table-cell>
          <table:table-cell table:style-name="ce2" office:value-type="float" office:value="1.12112735661486E-019" calcext:value-type="float">
            <text:p>1.12E-019</text:p>
          </table:table-cell>
          <table:table-cell table:style-name="ce2" office:value-type="float" office:value="1.50473655277999E-021" calcext:value-type="float">
            <text:p>1.50E-021</text:p>
          </table:table-cell>
          <table:table-cell table:style-name="ce2" office:value-type="float" office:value="2.03643294969828E-023" calcext:value-type="float">
            <text:p>2.04E-023</text:p>
          </table:table-cell>
          <table:table-cell table:style-name="ce2" office:value-type="float" office:value="2.77527622309295E-025" calcext:value-type="float">
            <text:p>2.78E-025</text:p>
          </table:table-cell>
          <table:table-cell table:style-name="ce2" office:value-type="float" office:value="3.80469403459821E-027" calcext:value-type="float">
            <text:p>3.80E-027</text:p>
          </table:table-cell>
          <table:table-cell table:style-name="ce2" office:value-type="float" office:value="5.24269652771623E-029" calcext:value-type="float">
            <text:p>5.24E-029</text:p>
          </table:table-cell>
          <table:table-cell table:style-name="ce2" office:value-type="float" office:value="7.25644991873925E-031" calcext:value-type="float">
            <text:p>7.26E-031</text:p>
          </table:table-cell>
          <table:table-cell table:style-name="ce2" office:value-type="float" office:value="1.0083085930063E-032" calcext:value-type="float">
            <text:p>1.01E-032</text:p>
          </table:table-cell>
          <table:table-cell table:style-name="ce2" office:value-type="float" office:value="1.40594422301827E-034" calcext:value-type="float">
            <text:p>1.41E-034</text:p>
          </table:table-cell>
          <table:table-cell table:style-name="ce2" office:value-type="float" office:value="1.96646037712902E-036" calcext:value-type="float">
            <text:p>1.97E-036</text:p>
          </table:table-cell>
          <table:table-cell table:style-name="ce2" office:value-type="float" office:value="2.75808097547956E-038" calcext:value-type="float">
            <text:p>2.76E-038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111.401087166048" calcext:value-type="float">
            <text:p>111.401087166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2016808.074552" calcext:value-type="float">
            <text:p>12016808.074552</text:p>
          </table:table-cell>
          <table:table-cell office:value-type="float" office:value="15902.9856115496" calcext:value-type="float">
            <text:p>15902.9856115496</text:p>
          </table:table-cell>
          <table:table-cell office:value-type="float" office:value="170.184398762787" calcext:value-type="float">
            <text:p>170.1843987628</text:p>
          </table:table-cell>
          <table:table-cell office:value-type="float" office:value="0.920758836954454" calcext:value-type="float">
            <text:p>0.920758837</text:p>
          </table:table-cell>
          <table:table-cell office:value-type="float" office:value="0.00709428883550084" calcext:value-type="float">
            <text:p>0.0070942888</text:p>
          </table:table-cell>
          <table:table-cell table:style-name="ce2" office:value-type="float" office:value="0.0000626072641000511" calcext:value-type="float">
            <text:p>6.26E-005</text:p>
          </table:table-cell>
          <table:table-cell table:style-name="ce2" office:value-type="float" office:value="0.000000612312109790391" calcext:value-type="float">
            <text:p>6.12E-007</text:p>
          </table:table-cell>
          <table:table-cell table:style-name="ce2" office:value-type="float" office:value="0.00000000642093042902538" calcext:value-type="float">
            <text:p>6.42E-009</text:p>
          </table:table-cell>
          <table:table-cell table:style-name="ce2" office:value-type="float" office:value="0.0000000000707663922745361" calcext:value-type="float">
            <text:p>7.08E-011</text:p>
          </table:table-cell>
          <table:table-cell table:style-name="ce2" office:value-type="float" office:value="0.000000000000809467463310233" calcext:value-type="float">
            <text:p>8.09E-013</text:p>
          </table:table-cell>
          <table:table-cell table:style-name="ce2" office:value-type="float" office:value="9.52973842538871E-015" calcext:value-type="float">
            <text:p>9.53E-015</text:p>
          </table:table-cell>
          <table:table-cell table:style-name="ce2" office:value-type="float" office:value="1.14798806606913E-016" calcext:value-type="float">
            <text:p>1.15E-016</text:p>
          </table:table-cell>
          <table:table-cell table:style-name="ce2" office:value-type="float" office:value="1.40906942609384E-018" calcext:value-type="float">
            <text:p>1.41E-018</text:p>
          </table:table-cell>
          <table:table-cell table:style-name="ce2" office:value-type="float" office:value="1.75668424685356E-020" calcext:value-type="float">
            <text:p>1.76E-020</text:p>
          </table:table-cell>
          <table:table-cell table:style-name="ce2" office:value-type="float" office:value="2.21905941716795E-022" calcext:value-type="float">
            <text:p>2.22E-022</text:p>
          </table:table-cell>
          <table:table-cell table:style-name="ce2" office:value-type="float" office:value="2.83487170011913E-024" calcext:value-type="float">
            <text:p>2.83E-024</text:p>
          </table:table-cell>
          <table:table-cell table:style-name="ce2" office:value-type="float" office:value="3.65703366770584E-026" calcext:value-type="float">
            <text:p>3.66E-026</text:p>
          </table:table-cell>
          <table:table-cell table:style-name="ce2" office:value-type="float" office:value="4.75797224809035E-028" calcext:value-type="float">
            <text:p>4.76E-028</text:p>
          </table:table-cell>
          <table:table-cell table:style-name="ce2" office:value-type="float" office:value="6.23696834215475E-030" calcext:value-type="float">
            <text:p>6.24E-030</text:p>
          </table:table-cell>
          <table:table-cell table:style-name="ce2" office:value-type="float" office:value="8.23036048440537E-032" calcext:value-type="float">
            <text:p>8.23E-032</text:p>
          </table:table-cell>
          <table:table-cell table:style-name="ce2" office:value-type="float" office:value="1.09257414827636E-033" calcext:value-type="float">
            <text:p>1.09E-033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41656587274.575" calcext:value-type="float">
            <text:p>41656587274.575</text:p>
          </table:table-cell>
          <table:table-cell office:value-type="float" office:value="82692188.8005422" calcext:value-type="float">
            <text:p>82692188.8005422</text:p>
          </table:table-cell>
          <table:table-cell office:value-type="float" office:value="912281.780145596" calcext:value-type="float">
            <text:p>912281.780145596</text:p>
          </table:table-cell>
          <table:table-cell office:value-type="float" office:value="5367.26992397206" calcext:value-type="float">
            <text:p>5367.2699239721</text:p>
          </table:table-cell>
          <table:table-cell office:value-type="float" office:value="42.9992376840625" calcext:value-type="float">
            <text:p>42.9992376841</text:p>
          </table:table-cell>
          <table:table-cell office:value-type="float" office:value="0.380861316186313" calcext:value-type="float">
            <text:p>0.3808613162</text:p>
          </table:table-cell>
          <table:table-cell table:style-name="ce2" office:value-type="float" office:value="0.00371697489692939" calcext:value-type="float">
            <text:p>3.72E-003</text:p>
          </table:table-cell>
          <table:table-cell table:style-name="ce2" office:value-type="float" office:value="0.0000388274494772609" calcext:value-type="float">
            <text:p>3.88E-005</text:p>
          </table:table-cell>
          <table:table-cell table:style-name="ce2" office:value-type="float" office:value="0.000000426299287746753" calcext:value-type="float">
            <text:p>4.26E-007</text:p>
          </table:table-cell>
          <table:table-cell table:style-name="ce2" office:value-type="float" office:value="0.00000000485974316465696" calcext:value-type="float">
            <text:p>4.86E-009</text:p>
          </table:table-cell>
          <table:table-cell table:style-name="ce2" office:value-type="float" office:value="0.0000000000570443755006958" calcext:value-type="float">
            <text:p>5.70E-011</text:p>
          </table:table-cell>
          <table:table-cell table:style-name="ce2" office:value-type="float" office:value="0.000000000000685420426844188" calcext:value-type="float">
            <text:p>6.85E-013</text:p>
          </table:table-cell>
          <table:table-cell table:style-name="ce2" office:value-type="float" office:value="8.39427701137698E-015" calcext:value-type="float">
            <text:p>8.39E-015</text:p>
          </table:table-cell>
          <table:table-cell table:style-name="ce2" office:value-type="float" office:value="1.04446849251274E-016" calcext:value-type="float">
            <text:p>1.04E-016</text:p>
          </table:table-cell>
          <table:table-cell table:style-name="ce2" office:value-type="float" office:value="1.31710636894518E-018" calcext:value-type="float">
            <text:p>1.32E-018</text:p>
          </table:table-cell>
          <table:table-cell table:style-name="ce2" office:value-type="float" office:value="1.6800373999931E-020" calcext:value-type="float">
            <text:p>1.68E-020</text:p>
          </table:table-cell>
          <table:table-cell table:style-name="ce2" office:value-type="float" office:value="2.16430454656404E-022" calcext:value-type="float">
            <text:p>2.16E-022</text:p>
          </table:table-cell>
          <table:table-cell table:style-name="ce2" office:value-type="float" office:value="2.81238547877674E-024" calcext:value-type="float">
            <text:p>2.81E-024</text:p>
          </table:table-cell>
          <table:table-cell table:style-name="ce2" office:value-type="float" office:value="3.68248555467455E-026" calcext:value-type="float">
            <text:p>3.68E-026</text:p>
          </table:table-cell>
          <table:table-cell table:style-name="ce2" office:value-type="float" office:value="4.85450466199334E-028" calcext:value-type="float">
            <text:p>4.85E-028</text:p>
          </table:table-cell>
          <table:table-cell table:style-name="ce2" office:value-type="float" office:value="6.43833686632047E-030" calcext:value-type="float">
            <text:p>6.44E-030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51635882" calcext:value-type="float">
            <text:p>0.7853981516</text:p>
          </table:table-cell>
          <table:table-cell table:style-name="ce2" office:value-type="float" office:value="-0.000000000513999378605058" calcext:value-type="float">
            <text:p>-5.14E-010</text:p>
          </table:table-cell>
          <table:table-cell table:style-name="ce2" office:value-type="float" office:value="-0.00000000000498988301023078" calcext:value-type="float">
            <text:p>-4.99E-012</text:p>
          </table:table-cell>
          <table:table-cell table:style-name="ce2" office:value-type="float" office:value="-0.0000000000000194041909036948" calcext:value-type="float">
            <text:p>-1.94E-014</text:p>
          </table:table-cell>
          <table:table-cell table:style-name="ce2" office:value-type="float" office:value="-1.29483339730218E-016" calcext:value-type="float">
            <text:p>-1.29E-016</text:p>
          </table:table-cell>
          <table:table-cell table:style-name="ce2" office:value-type="float" office:value="-1.20484514081862E-018" calcext:value-type="float">
            <text:p>-1.20E-018</text:p>
          </table:table-cell>
          <table:table-cell table:style-name="ce2" office:value-type="float" office:value="-1.2239424175762E-020" calcext:value-type="float">
            <text:p>-1.22E-020</text:p>
          </table:table-cell>
          <table:table-cell table:style-name="ce2" office:value-type="float" office:value="-1.31096923263596E-022" calcext:value-type="float">
            <text:p>-1.31E-022</text:p>
          </table:table-cell>
          <table:table-cell table:style-name="ce2" office:value-type="float" office:value="-1.46948610751712E-024" calcext:value-type="float">
            <text:p>-1.47E-024</text:p>
          </table:table-cell>
          <table:table-cell table:style-name="ce2" office:value-type="float" office:value="-1.70191812022822E-026" calcext:value-type="float">
            <text:p>-1.70E-026</text:p>
          </table:table-cell>
          <table:table-cell table:style-name="ce2" office:value-type="float" office:value="-2.02458899842867E-028" calcext:value-type="float">
            <text:p>-2.02E-028</text:p>
          </table:table-cell>
          <table:table-cell table:style-name="ce2" office:value-type="float" office:value="-2.46357214783889E-030" calcext:value-type="float">
            <text:p>-2.46E-030</text:p>
          </table:table-cell>
          <table:table-cell table:style-name="ce2" office:value-type="float" office:value="-3.04143487586485E-032" calcext:value-type="float">
            <text:p>-3.04E-032</text:p>
          </table:table-cell>
          <table:table-cell table:style-name="ce2" office:value-type="float" office:value="-3.82217584316207E-034" calcext:value-type="float">
            <text:p>-3.82E-034</text:p>
          </table:table-cell>
          <table:table-cell table:style-name="ce2" office:value-type="float" office:value="-4.85364112761215E-036" calcext:value-type="float">
            <text:p>-4.85E-036</text:p>
          </table:table-cell>
          <table:table-cell table:style-name="ce2" office:value-type="float" office:value="-6.22665796859583E-038" calcext:value-type="float">
            <text:p>-6.23E-038</text:p>
          </table:table-cell>
          <table:table-cell table:style-name="ce2" office:value-type="float" office:value="-8.08148322593066E-040" calcext:value-type="float">
            <text:p>-8.08E-040</text:p>
          </table:table-cell>
          <table:table-cell table:style-name="ce2" office:value-type="float" office:value="-1.05261782445592E-041" calcext:value-type="float">
            <text:p>-1.05E-041</text:p>
          </table:table-cell>
          <table:table-cell table:style-name="ce2" office:value-type="float" office:value="-1.38982718308147E-043" calcext:value-type="float">
            <text:p>-1.39E-043</text:p>
          </table:table-cell>
          <table:table-cell table:style-name="ce2" office:value-type="float" office:value="-1.83133275838931E-045" calcext:value-type="float">
            <text:p>-1.83E-045</text:p>
          </table:table-cell>
          <table:table-cell table:style-name="ce2" office:value-type="float" office:value="-2.45139263247118E-047" calcext:value-type="float">
            <text:p>-2.45E-047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9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55500741" calcext:value-type="float">
            <text:p>1.5707955501</text:p>
          </table:table-cell>
          <table:table-cell table:style-name="ce2" office:value-type="float" office:value="0.000000000512771692972489" calcext:value-type="float">
            <text:p>5.13E-010</text:p>
          </table:table-cell>
          <table:table-cell table:style-name="ce2" office:value-type="float" office:value="0.00000000000475193322680856" calcext:value-type="float">
            <text:p>4.75E-012</text:p>
          </table:table-cell>
          <table:table-cell table:style-name="ce2" office:value-type="float" office:value="0.0000000000000157534683105454" calcext:value-type="float">
            <text:p>1.58E-014</text:p>
          </table:table-cell>
          <table:table-cell table:style-name="ce2" office:value-type="float" office:value="7.01922194817311E-017" calcext:value-type="float">
            <text:p>7.02E-017</text:p>
          </table:table-cell>
          <table:table-cell table:style-name="ce2" office:value-type="float" office:value="1.15265479627834E-018" calcext:value-type="float">
            <text:p>1.15E-018</text:p>
          </table:table-cell>
          <table:table-cell table:style-name="ce2" office:value-type="float" office:value="5.02540208161777E-021" calcext:value-type="float">
            <text:p>5.03E-021</text:p>
          </table:table-cell>
          <table:table-cell table:style-name="ce2" office:value-type="float" office:value="1.41465459886799E-022" calcext:value-type="float">
            <text:p>1.41E-022</text:p>
          </table:table-cell>
          <table:table-cell table:style-name="ce2" office:value-type="float" office:value="1.33202138871751E-024" calcext:value-type="float">
            <text:p>1.33E-024</text:p>
          </table:table-cell>
          <table:table-cell table:style-name="ce2" office:value-type="float" office:value="-1.15719590580518E-026" calcext:value-type="float">
            <text:p>-1.16E-026</text:p>
          </table:table-cell>
          <table:table-cell table:style-name="ce2" office:value-type="float" office:value="6.22481694248947E-028" calcext:value-type="float">
            <text:p>6.22E-028</text:p>
          </table:table-cell>
          <table:table-cell table:style-name="ce2" office:value-type="float" office:value="-4.79641142617139E-030" calcext:value-type="float">
            <text:p>-4.80E-030</text:p>
          </table:table-cell>
          <table:table-cell table:style-name="ce2" office:value-type="float" office:value="4.22787595862726E-032" calcext:value-type="float">
            <text:p>4.23E-032</text:p>
          </table:table-cell>
          <table:table-cell table:style-name="ce2" office:value-type="float" office:value="9.37156948699387E-034" calcext:value-type="float">
            <text:p>9.37E-034</text:p>
          </table:table-cell>
          <table:table-cell table:style-name="ce2" office:value-type="float" office:value="-2.01779242817387E-035" calcext:value-type="float">
            <text:p>-2.02E-035</text:p>
          </table:table-cell>
          <table:table-cell table:style-name="ce2" office:value-type="float" office:value="6.12684913571006E-037" calcext:value-type="float">
            <text:p>6.13E-037</text:p>
          </table:table-cell>
          <table:table-cell table:style-name="ce2" office:value-type="float" office:value="-1.06490444675974E-038" calcext:value-type="float">
            <text:p>-1.06E-038</text:p>
          </table:table-cell>
          <table:table-cell table:style-name="ce2" office:value-type="float" office:value="2.15599097320413E-040" calcext:value-type="float">
            <text:p>2.16E-040</text:p>
          </table:table-cell>
          <table:table-cell table:style-name="ce2" office:value-type="float" office:value="-3.49260394088817E-042" calcext:value-type="float">
            <text:p>-3.49E-042</text:p>
          </table:table-cell>
          <table:table-cell table:style-name="ce2" office:value-type="float" office:value="5.77309905484225E-044" calcext:value-type="float">
            <text:p>5.77E-044</text:p>
          </table:table-cell>
          <table:table-cell table:style-name="ce2" office:value-type="float" office:value="-9.18455112728435E-046" calcext:value-type="float">
            <text:p>-9.18E-046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2.29379239166636" calcext:value-type="float">
            <text:p>2.2937923917</text:p>
          </table:table-cell>
          <table:table-cell office:value-type="float" office:value="0.0475758373174592" calcext:value-type="float">
            <text:p>0.0475758373</text:p>
          </table:table-cell>
          <table:table-cell office:value-type="float" office:value="0.000351200115905261" calcext:value-type="float">
            <text:p>0.0003512001</text:p>
          </table:table-cell>
          <table:table-cell table:style-name="ce2" office:value-type="float" office:value="0.00000345669926490481" calcext:value-type="float">
            <text:p>3.46E-006</text:p>
          </table:table-cell>
          <table:table-cell table:style-name="ce2" office:value-type="float" office:value="0.0000000382755170776163" calcext:value-type="float">
            <text:p>3.83E-008</text:p>
          </table:table-cell>
          <table:table-cell table:style-name="ce2" office:value-type="float" office:value="0.000000000452073717817583" calcext:value-type="float">
            <text:p>4.52E-010</text:p>
          </table:table-cell>
          <table:table-cell table:style-name="ce2" office:value-type="float" office:value="0.00000000000556193896759835" calcext:value-type="float">
            <text:p>5.56E-012</text:p>
          </table:table-cell>
          <table:table-cell table:style-name="ce2" office:value-type="float" office:value="0.0000000000000703845980967569" calcext:value-type="float">
            <text:p>7.04E-014</text:p>
          </table:table-cell>
          <table:table-cell table:style-name="ce2" office:value-type="float" office:value="9.09251223010975E-016" calcext:value-type="float">
            <text:p>9.09E-016</text:p>
          </table:table-cell>
          <table:table-cell table:style-name="ce2" office:value-type="float" office:value="1.19324487354618E-017" calcext:value-type="float">
            <text:p>1.19E-017</text:p>
          </table:table-cell>
          <table:table-cell table:style-name="ce2" office:value-type="float" office:value="1.5855147712349E-019" calcext:value-type="float">
            <text:p>1.59E-019</text:p>
          </table:table-cell>
          <table:table-cell table:style-name="ce2" office:value-type="float" office:value="2.12802052785219E-021" calcext:value-type="float">
            <text:p>2.13E-021</text:p>
          </table:table-cell>
          <table:table-cell table:style-name="ce2" office:value-type="float" office:value="2.87995338245584E-023" calcext:value-type="float">
            <text:p>2.88E-023</text:p>
          </table:table-cell>
          <table:table-cell table:style-name="ce2" office:value-type="float" office:value="3.92483638916066E-025" calcext:value-type="float">
            <text:p>3.92E-025</text:p>
          </table:table-cell>
          <table:table-cell table:style-name="ce2" office:value-type="float" office:value="5.38065417313228E-027" calcext:value-type="float">
            <text:p>5.38E-027</text:p>
          </table:table-cell>
          <table:table-cell table:style-name="ce2" office:value-type="float" office:value="7.41429842295007E-029" calcext:value-type="float">
            <text:p>7.41E-029</text:p>
          </table:table-cell>
          <table:table-cell table:style-name="ce2" office:value-type="float" office:value="1.02621780258481E-030" calcext:value-type="float">
            <text:p>1.03E-030</text:p>
          </table:table-cell>
          <table:table-cell table:style-name="ce2" office:value-type="float" office:value="1.42596482103025E-032" calcext:value-type="float">
            <text:p>1.43E-032</text:p>
          </table:table-cell>
          <table:table-cell table:style-name="ce2" office:value-type="float" office:value="1.98830696355766E-034" calcext:value-type="float">
            <text:p>1.99E-034</text:p>
          </table:table-cell>
          <table:table-cell table:style-name="ce2" office:value-type="float" office:value="2.78099714780783E-036" calcext:value-type="float">
            <text:p>2.78E-036</text:p>
          </table:table-cell>
          <table:table-cell table:style-name="ce2" office:value-type="float" office:value="3.90051861165967E-038" calcext:value-type="float">
            <text:p>3.90E-038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2016808.074552" calcext:value-type="float">
            <text:p>12016808.074552</text:p>
          </table:table-cell>
          <table:table-cell office:value-type="float" office:value="15902.9856115496" calcext:value-type="float">
            <text:p>15902.9856115496</text:p>
          </table:table-cell>
          <table:table-cell office:value-type="float" office:value="170.184398762787" calcext:value-type="float">
            <text:p>170.1843987628</text:p>
          </table:table-cell>
          <table:table-cell office:value-type="float" office:value="0.920758836954454" calcext:value-type="float">
            <text:p>0.920758837</text:p>
          </table:table-cell>
          <table:table-cell office:value-type="float" office:value="0.00709428883550084" calcext:value-type="float">
            <text:p>0.0070942888</text:p>
          </table:table-cell>
          <table:table-cell table:style-name="ce2" office:value-type="float" office:value="0.0000626072641000511" calcext:value-type="float">
            <text:p>6.26E-005</text:p>
          </table:table-cell>
          <table:table-cell table:style-name="ce2" office:value-type="float" office:value="0.000000612312109790391" calcext:value-type="float">
            <text:p>6.12E-007</text:p>
          </table:table-cell>
          <table:table-cell table:style-name="ce2" office:value-type="float" office:value="0.00000000642093042902538" calcext:value-type="float">
            <text:p>6.42E-009</text:p>
          </table:table-cell>
          <table:table-cell table:style-name="ce2" office:value-type="float" office:value="0.0000000000707663922745361" calcext:value-type="float">
            <text:p>7.08E-011</text:p>
          </table:table-cell>
          <table:table-cell table:style-name="ce2" office:value-type="float" office:value="0.000000000000809467463310233" calcext:value-type="float">
            <text:p>8.09E-013</text:p>
          </table:table-cell>
          <table:table-cell table:style-name="ce2" office:value-type="float" office:value="9.52973842538871E-015" calcext:value-type="float">
            <text:p>9.53E-015</text:p>
          </table:table-cell>
          <table:table-cell table:style-name="ce2" office:value-type="float" office:value="1.14798806606913E-016" calcext:value-type="float">
            <text:p>1.15E-016</text:p>
          </table:table-cell>
          <table:table-cell table:style-name="ce2" office:value-type="float" office:value="1.40906942609384E-018" calcext:value-type="float">
            <text:p>1.41E-018</text:p>
          </table:table-cell>
          <table:table-cell table:style-name="ce2" office:value-type="float" office:value="1.75668424685356E-020" calcext:value-type="float">
            <text:p>1.76E-020</text:p>
          </table:table-cell>
          <table:table-cell table:style-name="ce2" office:value-type="float" office:value="2.21905941716795E-022" calcext:value-type="float">
            <text:p>2.22E-022</text:p>
          </table:table-cell>
          <table:table-cell table:style-name="ce2" office:value-type="float" office:value="2.83487170011913E-024" calcext:value-type="float">
            <text:p>2.83E-024</text:p>
          </table:table-cell>
          <table:table-cell table:style-name="ce2" office:value-type="float" office:value="3.65703366770584E-026" calcext:value-type="float">
            <text:p>3.66E-026</text:p>
          </table:table-cell>
          <table:table-cell table:style-name="ce2" office:value-type="float" office:value="4.75797224809035E-028" calcext:value-type="float">
            <text:p>4.76E-028</text:p>
          </table:table-cell>
          <table:table-cell table:style-name="ce2" office:value-type="float" office:value="6.23696834215475E-030" calcext:value-type="float">
            <text:p>6.24E-030</text:p>
          </table:table-cell>
          <table:table-cell table:style-name="ce2" office:value-type="float" office:value="8.23036048440537E-032" calcext:value-type="float">
            <text:p>8.23E-032</text:p>
          </table:table-cell>
          <table:table-cell table:style-name="ce2" office:value-type="float" office:value="1.09257414827636E-033" calcext:value-type="float">
            <text:p>1.09E-033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466.52680280307" calcext:value-type="float">
            <text:p>3466.5268028031</text:p>
          </table:table-cell>
          <table:table-cell office:value-type="float" office:value="2.29379239166567" calcext:value-type="float">
            <text:p>2.2937923917</text:p>
          </table:table-cell>
          <table:table-cell office:value-type="float" office:value="0.0237879186587229" calcext:value-type="float">
            <text:p>0.0237879187</text:p>
          </table:table-cell>
          <table:table-cell table:style-name="ce2" office:value-type="float" office:value="0.000117066705301728" calcext:value-type="float">
            <text:p>1.17E-004</text:p>
          </table:table-cell>
          <table:table-cell table:style-name="ce2" office:value-type="float" office:value="0.000000864174816226029" calcext:value-type="float">
            <text:p>8.64E-007</text:p>
          </table:table-cell>
          <table:table-cell table:style-name="ce2" office:value-type="float" office:value="0.00000000765510341552163" calcext:value-type="float">
            <text:p>7.66E-009</text:p>
          </table:table-cell>
          <table:table-cell table:style-name="ce2" office:value-type="float" office:value="0.0000000000753456196362472" calcext:value-type="float">
            <text:p>7.53E-011</text:p>
          </table:table-cell>
          <table:table-cell table:style-name="ce2" office:value-type="float" office:value="0.00000000000079456270965673" calcext:value-type="float">
            <text:p>7.95E-013</text:p>
          </table:table-cell>
          <table:table-cell table:style-name="ce2" office:value-type="float" office:value="8.79807476209262E-015" calcext:value-type="float">
            <text:p>8.80E-015</text:p>
          </table:table-cell>
          <table:table-cell table:style-name="ce2" office:value-type="float" office:value="1.01027913667863E-016" calcext:value-type="float">
            <text:p>1.01E-016</text:p>
          </table:table-cell>
          <table:table-cell table:style-name="ce2" office:value-type="float" office:value="1.19324487354591E-018" calcext:value-type="float">
            <text:p>1.19E-018</text:p>
          </table:table-cell>
          <table:table-cell table:style-name="ce2" office:value-type="float" office:value="1.44137706475867E-020" calcext:value-type="float">
            <text:p>1.44E-020</text:p>
          </table:table-cell>
          <table:table-cell table:style-name="ce2" office:value-type="float" office:value="1.77335043987641E-022" calcext:value-type="float">
            <text:p>1.77E-022</text:p>
          </table:table-cell>
          <table:table-cell table:style-name="ce2" office:value-type="float" office:value="2.21534875573474E-024" calcext:value-type="float">
            <text:p>2.22E-024</text:p>
          </table:table-cell>
          <table:table-cell table:style-name="ce2" office:value-type="float" office:value="2.80345456368554E-026" calcext:value-type="float">
            <text:p>2.80E-026</text:p>
          </table:table-cell>
          <table:table-cell table:style-name="ce2" office:value-type="float" office:value="3.58710278208733E-028" calcext:value-type="float">
            <text:p>3.59E-028</text:p>
          </table:table-cell>
          <table:table-cell table:style-name="ce2" office:value-type="float" office:value="4.6339365143427E-030" calcext:value-type="float">
            <text:p>4.63E-030</text:p>
          </table:table-cell>
          <table:table-cell table:style-name="ce2" office:value-type="float" office:value="6.03657530932094E-032" calcext:value-type="float">
            <text:p>6.04E-032</text:p>
          </table:table-cell>
          <table:table-cell table:style-name="ce2" office:value-type="float" office:value="7.92202678349954E-034" calcext:value-type="float">
            <text:p>7.92E-034</text:p>
          </table:table-cell>
          <table:table-cell table:style-name="ce2" office:value-type="float" office:value="1.04647734924062E-035" calcext:value-type="float">
            <text:p>1.05E-035</text:p>
          </table:table-cell>
          <table:table-cell table:style-name="ce2" office:value-type="float" office:value="1.39049857390359E-037" calcext:value-type="float">
            <text:p>1.39E-037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1" office:value-type="float" office:value="5.26148353606648" calcext:value-type="float">
            <text:p>5.2614835361</text:p>
          </table:table-cell>
          <table:table-cell office:value-type="float" office:value="0.218258187331889" calcext:value-type="float">
            <text:p>0.2182581873</text:p>
          </table:table-cell>
          <table:table-cell office:value-type="float" office:value="0.00387462060408901" calcext:value-type="float">
            <text:p>0.0038746206</text:p>
          </table:table-cell>
          <table:table-cell table:style-name="ce2" office:value-type="float" office:value="0.0000492751801085978" calcext:value-type="float">
            <text:p>4.93E-005</text:p>
          </table:table-cell>
          <table:table-cell table:style-name="ce2" office:value-type="float" office:value="0.000000627844424896318" calcext:value-type="float">
            <text:p>6.28E-007</text:p>
          </table:table-cell>
          <table:table-cell table:style-name="ce2" office:value-type="float" office:value="0.00000000814389242122561" calcext:value-type="float">
            <text:p>8.14E-009</text:p>
          </table:table-cell>
          <table:table-cell table:style-name="ce2" office:value-type="float" office:value="0.000000000107364939758335" calcext:value-type="float">
            <text:p>1.07E-010</text:p>
          </table:table-cell>
          <table:table-cell table:style-name="ce2" office:value-type="float" office:value="0.00000000000143427370587647" calcext:value-type="float">
            <text:p>1.43E-012</text:p>
          </table:table-cell>
          <table:table-cell table:style-name="ce2" office:value-type="float" office:value="0.0000000000000193655676561655" calcext:value-type="float">
            <text:p>1.94E-014</text:p>
          </table:table-cell>
          <table:table-cell table:style-name="ce2" office:value-type="float" office:value="2.63754666093919E-016" calcext:value-type="float">
            <text:p>2.64E-016</text:p>
          </table:table-cell>
          <table:table-cell table:style-name="ce2" office:value-type="float" office:value="3.61815869654078E-018" calcext:value-type="float">
            <text:p>3.62E-018</text:p>
          </table:table-cell>
          <table:table-cell table:style-name="ce2" office:value-type="float" office:value="4.99331106102022E-020" calcext:value-type="float">
            <text:p>4.99E-020</text:p>
          </table:table-cell>
          <table:table-cell table:style-name="ce2" office:value-type="float" office:value="6.92642728238534E-022" calcext:value-type="float">
            <text:p>6.93E-022</text:p>
          </table:table-cell>
          <table:table-cell table:style-name="ce2" office:value-type="float" office:value="9.65021563269933E-024" calcext:value-type="float">
            <text:p>9.65E-024</text:p>
          </table:table-cell>
          <table:table-cell table:style-name="ce2" office:value-type="float" office:value="1.34964699673874E-025" calcext:value-type="float">
            <text:p>1.35E-025</text:p>
          </table:table-cell>
          <table:table-cell table:style-name="ce2" office:value-type="float" office:value="1.89388448577593E-027" calcext:value-type="float">
            <text:p>1.89E-027</text:p>
          </table:table-cell>
          <table:table-cell table:style-name="ce2" office:value-type="float" office:value="2.66543035204677E-029" calcext:value-type="float">
            <text:p>2.67E-029</text:p>
          </table:table-cell>
          <table:table-cell table:style-name="ce2" office:value-type="float" office:value="3.76114588462098E-031" calcext:value-type="float">
            <text:p>3.76E-031</text:p>
          </table:table-cell>
          <table:table-cell table:style-name="ce2" office:value-type="float" office:value="5.3197672414454E-033" calcext:value-type="float">
            <text:p>5.32E-033</text:p>
          </table:table-cell>
          <table:table-cell table:style-name="ce2" office:value-type="float" office:value="7.54020461703557E-035" calcext:value-type="float">
            <text:p>7.54E-035</text:p>
          </table:table-cell>
          <table:table-cell table:style-name="ce2" office:value-type="float" office:value="1.07079064728853E-036" calcext:value-type="float">
            <text:p>1.07E-036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0.999999999999698" calcext:value-type="float">
            <text:p>1</text:p>
          </table:table-cell>
          <table:table-cell table:style-name="ce2" office:value-type="float" office:value="3.98280436423569E-016" calcext:value-type="float">
            <text:p>3.98E-016</text:p>
          </table:table-cell>
          <table:table-cell table:style-name="ce2" office:value-type="float" office:value="3.69092534819499E-018" calcext:value-type="float">
            <text:p>3.69E-018</text:p>
          </table:table-cell>
          <table:table-cell table:style-name="ce2" office:value-type="float" office:value="1.223604641188E-020" calcext:value-type="float">
            <text:p>1.22E-020</text:p>
          </table:table-cell>
          <table:table-cell table:style-name="ce2" office:value-type="float" office:value="5.45197564371572E-023" calcext:value-type="float">
            <text:p>5.45E-023</text:p>
          </table:table-cell>
          <table:table-cell table:style-name="ce2" office:value-type="float" office:value="8.95290948387279E-025" calcext:value-type="float">
            <text:p>8.95E-025</text:p>
          </table:table-cell>
          <table:table-cell table:style-name="ce2" office:value-type="float" office:value="3.90333429419308E-027" calcext:value-type="float">
            <text:p>3.90E-027</text:p>
          </table:table-cell>
          <table:table-cell table:style-name="ce2" office:value-type="float" office:value="1.09879164304027E-028" calcext:value-type="float">
            <text:p>1.10E-028</text:p>
          </table:table-cell>
          <table:table-cell table:style-name="ce2" office:value-type="float" office:value="1.03460871045477E-030" calcext:value-type="float">
            <text:p>1.03E-030</text:p>
          </table:table-cell>
          <table:table-cell table:style-name="ce2" office:value-type="float" office:value="-8.98818122583717E-033" calcext:value-type="float">
            <text:p>-8.99E-033</text:p>
          </table:table-cell>
          <table:table-cell table:style-name="ce2" office:value-type="float" office:value="4.83494475707059E-034" calcext:value-type="float">
            <text:p>4.83E-034</text:p>
          </table:table-cell>
          <table:table-cell table:style-name="ce2" office:value-type="float" office:value="-3.72547249051233E-036" calcext:value-type="float">
            <text:p>-3.73E-036</text:p>
          </table:table-cell>
          <table:table-cell table:style-name="ce2" office:value-type="float" office:value="3.28387917083626E-038" calcext:value-type="float">
            <text:p>3.28E-038</text:p>
          </table:table-cell>
          <table:table-cell table:style-name="ce2" office:value-type="float" office:value="7.27909289145182E-040" calcext:value-type="float">
            <text:p>7.28E-040</text:p>
          </table:table-cell>
          <table:table-cell table:style-name="ce2" office:value-type="float" office:value="-1.56726133661274E-041" calcext:value-type="float">
            <text:p>-1.57E-041</text:p>
          </table:table-cell>
          <table:table-cell table:style-name="ce2" office:value-type="float" office:value="4.75885112441821E-043" calcext:value-type="float">
            <text:p>4.76E-043</text:p>
          </table:table-cell>
          <table:table-cell table:style-name="ce2" office:value-type="float" office:value="-8.27133427249494E-045" calcext:value-type="float">
            <text:p>-8.27E-045</text:p>
          </table:table-cell>
          <table:table-cell table:style-name="ce2" office:value-type="float" office:value="1.67460302021601E-046" calcext:value-type="float">
            <text:p>1.67E-046</text:p>
          </table:table-cell>
          <table:table-cell table:style-name="ce2" office:value-type="float" office:value="-2.71277810553054E-048" calcext:value-type="float">
            <text:p>-2.71E-048</text:p>
          </table:table-cell>
          <table:table-cell table:style-name="ce2" office:value-type="float" office:value="4.48408608078606E-050" calcext:value-type="float">
            <text:p>4.48E-050</text:p>
          </table:table-cell>
          <table:table-cell table:style-name="ce2" office:value-type="float" office:value="-7.13383184263568E-052" calcext:value-type="float">
            <text:p>-7.13E-052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2.29379239166567" calcext:value-type="float">
            <text:p>2.2937923917</text:p>
          </table:table-cell>
          <table:table-cell office:value-type="float" office:value="0.0475758373174457" calcext:value-type="float">
            <text:p>0.0475758373</text:p>
          </table:table-cell>
          <table:table-cell table:style-name="ce2" office:value-type="float" office:value="0.000351200115905183" calcext:value-type="float">
            <text:p>3.51E-004</text:p>
          </table:table-cell>
          <table:table-cell table:style-name="ce2" office:value-type="float" office:value="0.00000345669926490411" calcext:value-type="float">
            <text:p>3.46E-006</text:p>
          </table:table-cell>
          <table:table-cell table:style-name="ce2" office:value-type="float" office:value="0.0000000382755170776082" calcext:value-type="float">
            <text:p>3.83E-008</text:p>
          </table:table-cell>
          <table:table-cell table:style-name="ce2" office:value-type="float" office:value="0.000000000452073717817483" calcext:value-type="float">
            <text:p>4.52E-010</text:p>
          </table:table-cell>
          <table:table-cell table:style-name="ce2" office:value-type="float" office:value="0.00000000000556193896759711" calcext:value-type="float">
            <text:p>5.56E-012</text:p>
          </table:table-cell>
          <table:table-cell table:style-name="ce2" office:value-type="float" office:value="0.000000000000070384598096741" calcext:value-type="float">
            <text:p>7.04E-014</text:p>
          </table:table-cell>
          <table:table-cell table:style-name="ce2" office:value-type="float" office:value="9.09251223010768E-016" calcext:value-type="float">
            <text:p>9.09E-016</text:p>
          </table:table-cell>
          <table:table-cell table:style-name="ce2" office:value-type="float" office:value="1.19324487354591E-017" calcext:value-type="float">
            <text:p>1.19E-017</text:p>
          </table:table-cell>
          <table:table-cell table:style-name="ce2" office:value-type="float" office:value="1.58551477123453E-019" calcext:value-type="float">
            <text:p>1.59E-019</text:p>
          </table:table-cell>
          <table:table-cell table:style-name="ce2" office:value-type="float" office:value="2.1280205278517E-021" calcext:value-type="float">
            <text:p>2.13E-021</text:p>
          </table:table-cell>
          <table:table-cell table:style-name="ce2" office:value-type="float" office:value="2.87995338245516E-023" calcext:value-type="float">
            <text:p>2.88E-023</text:p>
          </table:table-cell>
          <table:table-cell table:style-name="ce2" office:value-type="float" office:value="3.92483638915975E-025" calcext:value-type="float">
            <text:p>3.92E-025</text:p>
          </table:table-cell>
          <table:table-cell table:style-name="ce2" office:value-type="float" office:value="5.380654173131E-027" calcext:value-type="float">
            <text:p>5.38E-027</text:p>
          </table:table-cell>
          <table:table-cell table:style-name="ce2" office:value-type="float" office:value="7.41429842294833E-029" calcext:value-type="float">
            <text:p>7.41E-029</text:p>
          </table:table-cell>
          <table:table-cell table:style-name="ce2" office:value-type="float" office:value="1.02621780258456E-030" calcext:value-type="float">
            <text:p>1.03E-030</text:p>
          </table:table-cell>
          <table:table-cell table:style-name="ce2" office:value-type="float" office:value="1.42596482102992E-032" calcext:value-type="float">
            <text:p>1.43E-032</text:p>
          </table:table-cell>
          <table:table-cell table:style-name="ce2" office:value-type="float" office:value="1.98830696355718E-034" calcext:value-type="float">
            <text:p>1.99E-034</text:p>
          </table:table-cell>
          <table:table-cell table:style-name="ce2" office:value-type="float" office:value="2.78099714780718E-036" calcext:value-type="float">
            <text:p>2.78E-036</text:p>
          </table:table-cell>
          <table:table-cell table:style-name="ce2" office:value-type="float" office:value="3.90051861165871E-038" calcext:value-type="float">
            <text:p>3.90E-038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15902.9856115496" calcext:value-type="float">
            <text:p>15902.9856115496</text:p>
          </table:table-cell>
          <table:table-cell office:value-type="float" office:value="340.368797525575" calcext:value-type="float">
            <text:p>340.3687975256</text:p>
          </table:table-cell>
          <table:table-cell office:value-type="float" office:value="2.76227651086336" calcext:value-type="float">
            <text:p>2.7622765109</text:p>
          </table:table-cell>
          <table:table-cell office:value-type="float" office:value="0.0283771553420034" calcext:value-type="float">
            <text:p>0.0283771553</text:p>
          </table:table-cell>
          <table:table-cell table:style-name="ce2" office:value-type="float" office:value="0.000313036320500256" calcext:value-type="float">
            <text:p>3.13E-004</text:p>
          </table:table-cell>
          <table:table-cell table:style-name="ce2" office:value-type="float" office:value="0.00000367387265874235" calcext:value-type="float">
            <text:p>3.67E-006</text:p>
          </table:table-cell>
          <table:table-cell table:style-name="ce2" office:value-type="float" office:value="0.0000000449465130031777" calcext:value-type="float">
            <text:p>4.49E-008</text:p>
          </table:table-cell>
          <table:table-cell table:style-name="ce2" office:value-type="float" office:value="0.000000000566131138196288" calcext:value-type="float">
            <text:p>5.66E-010</text:p>
          </table:table-cell>
          <table:table-cell table:style-name="ce2" office:value-type="float" office:value="0.0000000000072852071697921" calcext:value-type="float">
            <text:p>7.29E-012</text:p>
          </table:table-cell>
          <table:table-cell table:style-name="ce2" office:value-type="float" office:value="0.0000000000000952973842538871" calcext:value-type="float">
            <text:p>9.53E-014</text:p>
          </table:table-cell>
          <table:table-cell table:style-name="ce2" office:value-type="float" office:value="1.26278687267605E-015" calcext:value-type="float">
            <text:p>1.26E-015</text:p>
          </table:table-cell>
          <table:table-cell table:style-name="ce2" office:value-type="float" office:value="1.6908833113126E-017" calcext:value-type="float">
            <text:p>1.69E-017</text:p>
          </table:table-cell>
          <table:table-cell table:style-name="ce2" office:value-type="float" office:value="2.28368952090963E-019" calcext:value-type="float">
            <text:p>2.28E-019</text:p>
          </table:table-cell>
          <table:table-cell table:style-name="ce2" office:value-type="float" office:value="3.10668318403513E-021" calcext:value-type="float">
            <text:p>3.11E-021</text:p>
          </table:table-cell>
          <table:table-cell table:style-name="ce2" office:value-type="float" office:value="4.25230755017869E-023" calcext:value-type="float">
            <text:p>4.25E-023</text:p>
          </table:table-cell>
          <table:table-cell table:style-name="ce2" office:value-type="float" office:value="5.85125386832935E-025" calcext:value-type="float">
            <text:p>5.85E-025</text:p>
          </table:table-cell>
          <table:table-cell table:style-name="ce2" office:value-type="float" office:value="8.08855282175359E-027" calcext:value-type="float">
            <text:p>8.09E-027</text:p>
          </table:table-cell>
          <table:table-cell table:style-name="ce2" office:value-type="float" office:value="1.12265430158785E-028" calcext:value-type="float">
            <text:p>1.12E-028</text:p>
          </table:table-cell>
          <table:table-cell table:style-name="ce2" office:value-type="float" office:value="1.56376849203702E-030" calcext:value-type="float">
            <text:p>1.56E-030</text:p>
          </table:table-cell>
          <table:table-cell table:style-name="ce2" office:value-type="float" office:value="2.18514829655273E-032" calcext:value-type="float">
            <text:p>2.19E-032</text:p>
          </table:table-cell>
          <table:table-cell table:style-name="ce2" office:value-type="float" office:value="3.06216407751987E-034" calcext:value-type="float">
            <text:p>3.06E-034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2" office:value-type="float" office:value="-0" calcext:value-type="float">
            <text:p>-0.00E+000</text:p>
          </table:table-cell>
          <table:table-cell table:number-columns-repeated="3" office:value-type="float" office:value="-0" calcext:value-type="float">
            <text:p>0</text:p>
          </table:table-cell>
          <table:table-cell table:number-columns-repeated="11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3" office:value-type="float" office:value="0.00000489991576619541" calcext:value-type="float">
            <text:p>4.90E-006</text:p>
          </table:table-cell>
          <table:table-cell table:style-name="ce2" office:value-type="float" office:value="-0.00000148057465801929" calcext:value-type="float">
            <text:p>-1.48E-006</text:p>
          </table:table-cell>
          <table:table-cell table:style-name="ce2" office:value-type="float" office:value="-0.000000335582041814661" calcext:value-type="float">
            <text:p>-3.36E-007</text:p>
          </table:table-cell>
          <table:table-cell table:style-name="ce2" office:value-type="float" office:value="-0.000000221656492012855" calcext:value-type="float">
            <text:p>-2.22E-007</text:p>
          </table:table-cell>
          <table:table-cell table:style-name="ce2" office:value-type="float" office:value="-0.000000156586991425618" calcext:value-type="float">
            <text:p>-1.57E-007</text:p>
          </table:table-cell>
          <table:table-cell table:style-name="ce2" office:value-type="float" office:value="-0.000000119312686045932" calcext:value-type="float">
            <text:p>-1.19E-007</text:p>
          </table:table-cell>
          <table:table-cell table:style-name="ce2" office:value-type="float" office:value="-0.0000000954641404416996" calcext:value-type="float">
            <text:p>-9.55E-008</text:p>
          </table:table-cell>
          <table:table-cell table:style-name="ce2" office:value-type="float" office:value="-0.0000000790347775854691" calcext:value-type="float">
            <text:p>-7.90E-008</text:p>
          </table:table-cell>
          <table:table-cell table:style-name="ce2" office:value-type="float" office:value="-0.0000000670982345323499" calcext:value-type="float">
            <text:p>-6.71E-008</text:p>
          </table:table-cell>
          <table:table-cell table:style-name="ce2" office:value-type="float" office:value="-0.0000000580717923252111" calcext:value-type="float">
            <text:p>-5.81E-008</text:p>
          </table:table-cell>
          <table:table-cell table:style-name="ce2" office:value-type="float" office:value="-0.0000000510300509796071" calcext:value-type="float">
            <text:p>-5.10E-008</text:p>
          </table:table-cell>
          <table:table-cell table:style-name="ce2" office:value-type="float" office:value="-0.000000045398048671334" calcext:value-type="float">
            <text:p>-4.54E-008</text:p>
          </table:table-cell>
          <table:table-cell table:style-name="ce2" office:value-type="float" office:value="-0.0000000408008355665442" calcext:value-type="float">
            <text:p>-4.08E-008</text:p>
          </table:table-cell>
          <table:table-cell table:style-name="ce2" office:value-type="float" office:value="-0.0000000369840524063779" calcext:value-type="float">
            <text:p>-3.70E-008</text:p>
          </table:table-cell>
          <table:table-cell table:style-name="ce2" office:value-type="float" office:value="-0.0000000337693954651941" calcext:value-type="float">
            <text:p>-3.38E-008</text:p>
          </table:table-cell>
          <table:table-cell table:style-name="ce2" office:value-type="float" office:value="-0.0000000310283690283997" calcext:value-type="float">
            <text:p>-3.10E-008</text:p>
          </table:table-cell>
          <table:table-cell table:style-name="ce2" office:value-type="float" office:value="-0.0000000286661548126059" calcext:value-type="float">
            <text:p>-2.87E-008</text:p>
          </table:table-cell>
          <table:table-cell table:style-name="ce2" office:value-type="float" office:value="-0.0000000266113388186118" calcext:value-type="float">
            <text:p>-2.66E-008</text:p>
          </table:table-cell>
          <table:table-cell table:style-name="ce2" office:value-type="float" office:value="-0.0000000248091641854611" calcext:value-type="float">
            <text:p>-2.48E-008</text:p>
          </table:table-cell>
          <table:table-cell table:style-name="ce2" office:value-type="float" office:value="-0.0000000232169793937781" calcext:value-type="float">
            <text:p>-2.32E-008</text:p>
          </table:table-cell>
          <table:table-cell table:style-name="ce2" office:value-type="float" office:value="-0.0000000218010942345016" calcext:value-type="float">
            <text:p>-2.18E-008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312963182563326" calcext:value-type="float">
            <text:p>0.3129631826</text:p>
          </table:table-cell>
          <table:table-cell office:value-type="float" office:value="-0.00424973463679621" calcext:value-type="float">
            <text:p>-0.0042497346</text:p>
          </table:table-cell>
          <table:table-cell table:style-name="ce2" office:value-type="float" office:value="91.8212574345321" calcext:value-type="float">
            <text:p>9.18E+001</text:p>
          </table:table-cell>
          <table:table-cell table:style-name="ce2" office:value-type="float" office:value="-0.352741051629496" calcext:value-type="float">
            <text:p>-3.53E-001</text:p>
          </table:table-cell>
          <table:table-cell table:style-name="ce2" office:value-type="float" office:value="-49854.2785019327" calcext:value-type="float">
            <text:p>-4.99E+004</text:p>
          </table:table-cell>
          <table:table-cell table:style-name="ce2" office:value-type="float" office:value="1213.01645545751" calcext:value-type="float">
            <text:p>1.21E+003</text:p>
          </table:table-cell>
          <table:table-cell table:style-name="ce2" office:value-type="float" office:value="30075200.3256412" calcext:value-type="float">
            <text:p>3.01E+007</text:p>
          </table:table-cell>
          <table:table-cell table:style-name="ce2" office:value-type="float" office:value="-1348619.82238882" calcext:value-type="float">
            <text:p>-1.35E+006</text:p>
          </table:table-cell>
          <table:table-cell table:style-name="ce2" office:value-type="float" office:value="-19050317555.4212" calcext:value-type="float">
            <text:p>-1.91E+010</text:p>
          </table:table-cell>
          <table:table-cell table:style-name="ce2" office:value-type="float" office:value="1245031222.32956" calcext:value-type="float">
            <text:p>1.25E+009</text:p>
          </table:table-cell>
          <table:table-cell table:style-name="ce2" office:value-type="float" office:value="12411653071744" calcext:value-type="float">
            <text:p>1.24E+013</text:p>
          </table:table-cell>
          <table:table-cell table:style-name="ce2" office:value-type="float" office:value="-1065778842291.39" calcext:value-type="float">
            <text:p>-1.07E+012</text:p>
          </table:table-cell>
          <table:table-cell table:style-name="ce2" office:value-type="float" office:value="-8.23617359862005E+015" calcext:value-type="float">
            <text:p>-8.24E+015</text:p>
          </table:table-cell>
          <table:table-cell table:style-name="ce2" office:value-type="float" office:value="876197699828212" calcext:value-type="float">
            <text:p>8.76E+014</text:p>
          </table:table-cell>
          <table:table-cell table:style-name="ce2" office:value-type="float" office:value="5.53636687921311E+018" calcext:value-type="float">
            <text:p>5.54E+018</text:p>
          </table:table-cell>
          <table:table-cell table:style-name="ce2" office:value-type="float" office:value="-7.02561036264685E+017" calcext:value-type="float">
            <text:p>-7.03E+017</text:p>
          </table:table-cell>
          <table:table-cell table:style-name="ce2" office:value-type="float" office:value="-3.75733456285368E+021" calcext:value-type="float">
            <text:p>-3.76E+021</text:p>
          </table:table-cell>
          <table:table-cell table:style-name="ce2" office:value-type="float" office:value="5.53886695078174E+020" calcext:value-type="float">
            <text:p>5.54E+020</text:p>
          </table:table-cell>
          <table:table-cell table:style-name="ce2" office:value-type="float" office:value="2.56885572843609E+024" calcext:value-type="float">
            <text:p>2.57E+024</text:p>
          </table:table-cell>
          <table:table-cell table:style-name="ce2" office:value-type="float" office:value="-4.31389353555767E+023" calcext:value-type="float">
            <text:p>-4.31E+023</text:p>
          </table:table-cell>
          <table:table-cell table:style-name="ce2" office:value-type="float" office:value="-1.76663351691075E+027" calcext:value-type="float">
            <text:p>-1.77E+027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12.2262925435678" calcext:value-type="float">
            <text:p>-12.2262925436</text:p>
          </table:table-cell>
          <table:table-cell office:value-type="float" office:value="-0.30216328783319" calcext:value-type="float">
            <text:p>-0.3021632878</text:p>
          </table:table-cell>
          <table:table-cell office:value-type="float" office:value="-0.114138634575695" calcext:value-type="float">
            <text:p>-0.1141386346</text:p>
          </table:table-cell>
          <table:table-cell table:style-name="ce2" office:value-type="float" office:value="-0.0751272499048109" calcext:value-type="float">
            <text:p>-7.51E-002</text:p>
          </table:table-cell>
          <table:table-cell table:style-name="ce2" office:value-type="float" office:value="-0.056308349563961" calcext:value-type="float">
            <text:p>-5.63E-002</text:p>
          </table:table-cell>
          <table:table-cell table:style-name="ce2" office:value-type="float" office:value="-0.0450451146954345" calcext:value-type="float">
            <text:p>-4.50E-002</text:p>
          </table:table-cell>
          <table:table-cell table:style-name="ce2" office:value-type="float" office:value="-0.0375376145120737" calcext:value-type="float">
            <text:p>-3.75E-002</text:p>
          </table:table-cell>
          <table:table-cell office:value-type="float" office:value="-0.0321751004341165" calcext:value-type="float">
            <text:p>-0.0321751004</text:p>
          </table:table-cell>
          <table:table-cell office:value-type="float" office:value="-0.0281532129150985" calcext:value-type="float">
            <text:p>-0.0281532129</text:p>
          </table:table-cell>
          <table:table-cell office:value-type="float" office:value="-0.0250250781462986" calcext:value-type="float">
            <text:p>-0.0250250781</text:p>
          </table:table-cell>
          <table:table-cell table:style-name="ce2" office:value-type="float" office:value="-0.0225225703316476" calcext:value-type="float">
            <text:p>-2.25E-002</text:p>
          </table:table-cell>
          <table:table-cell table:style-name="ce2" office:value-type="float" office:value="-0.0204750639378612" calcext:value-type="float">
            <text:p>-2.05E-002</text:p>
          </table:table-cell>
          <table:table-cell table:style-name="ce2" office:value-type="float" office:value="-0.0187688086097061" calcext:value-type="float">
            <text:p>-1.88E-002</text:p>
          </table:table-cell>
          <table:table-cell table:style-name="ce2" office:value-type="float" office:value="-0.0173250541012672" calcext:value-type="float">
            <text:p>-1.73E-002</text:p>
          </table:table-cell>
          <table:table-cell table:style-name="ce2" office:value-type="float" office:value="-0.016087550236891" calcext:value-type="float">
            <text:p>-1.61E-002</text:p>
          </table:table-cell>
          <table:table-cell table:style-name="ce2" office:value-type="float" office:value="-0.0150150468877649" calcext:value-type="float">
            <text:p>-1.50E-002</text:p>
          </table:table-cell>
          <table:table-cell table:style-name="ce2" office:value-type="float" office:value="-0.0140766064572796" calcext:value-type="float">
            <text:p>-1.41E-002</text:p>
          </table:table-cell>
          <table:table-cell table:style-name="ce2" office:value-type="float" office:value="-0.013248570783322" calcext:value-type="float">
            <text:p>-1.32E-002</text:p>
          </table:table-cell>
          <table:table-cell table:style-name="ce2" office:value-type="float" office:value="-0.0125125390731374" calcext:value-type="float">
            <text:p>-1.25E-002</text:p>
          </table:table-cell>
          <table:table-cell table:style-name="ce2" office:value-type="float" office:value="-0.0118539843850776" calcext:value-type="float">
            <text:p>-1.19E-002</text:p>
          </table:table-cell>
          <table:table-cell table:style-name="ce2" office:value-type="float" office:value="-0.0112612851658237" calcext:value-type="float">
            <text:p>-1.13E-002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70.5268028030659" calcext:value-type="float">
            <text:p>70.5268028031</text:p>
          </table:table-cell>
          <table:table-cell office:value-type="float" office:value="2.29379239166567" calcext:value-type="float">
            <text:p>2.2937923917</text:p>
          </table:table-cell>
          <table:table-cell office:value-type="float" office:value="0.0237879186587229" calcext:value-type="float">
            <text:p>0.0237879187</text:p>
          </table:table-cell>
          <table:table-cell table:style-name="ce2" office:value-type="float" office:value="0.000117066705301728" calcext:value-type="float">
            <text:p>1.17E-004</text:p>
          </table:table-cell>
          <table:table-cell table:style-name="ce2" office:value-type="float" office:value="0.000000864174816226029" calcext:value-type="float">
            <text:p>8.64E-007</text:p>
          </table:table-cell>
          <table:table-cell table:style-name="ce2" office:value-type="float" office:value="0.00000000765510341552163" calcext:value-type="float">
            <text:p>7.66E-009</text:p>
          </table:table-cell>
          <table:table-cell table:style-name="ce2" office:value-type="float" office:value="0.0000000000753456196362472" calcext:value-type="float">
            <text:p>7.53E-011</text:p>
          </table:table-cell>
          <table:table-cell table:style-name="ce2" office:value-type="float" office:value="0.00000000000079456270965673" calcext:value-type="float">
            <text:p>7.95E-013</text:p>
          </table:table-cell>
          <table:table-cell table:style-name="ce2" office:value-type="float" office:value="8.79807476209262E-015" calcext:value-type="float">
            <text:p>8.80E-015</text:p>
          </table:table-cell>
          <table:table-cell table:style-name="ce2" office:value-type="float" office:value="1.01027913667863E-016" calcext:value-type="float">
            <text:p>1.01E-016</text:p>
          </table:table-cell>
          <table:table-cell table:style-name="ce2" office:value-type="float" office:value="1.19324487354591E-018" calcext:value-type="float">
            <text:p>1.19E-018</text:p>
          </table:table-cell>
          <table:table-cell table:style-name="ce2" office:value-type="float" office:value="1.44137706475867E-020" calcext:value-type="float">
            <text:p>1.44E-020</text:p>
          </table:table-cell>
          <table:table-cell table:style-name="ce2" office:value-type="float" office:value="1.77335043987641E-022" calcext:value-type="float">
            <text:p>1.77E-022</text:p>
          </table:table-cell>
          <table:table-cell table:style-name="ce2" office:value-type="float" office:value="2.21534875573474E-024" calcext:value-type="float">
            <text:p>2.22E-024</text:p>
          </table:table-cell>
          <table:table-cell table:style-name="ce2" office:value-type="float" office:value="2.80345456368554E-026" calcext:value-type="float">
            <text:p>2.80E-026</text:p>
          </table:table-cell>
          <table:table-cell table:style-name="ce2" office:value-type="float" office:value="3.58710278208733E-028" calcext:value-type="float">
            <text:p>3.59E-028</text:p>
          </table:table-cell>
          <table:table-cell table:style-name="ce2" office:value-type="float" office:value="4.6339365143427E-030" calcext:value-type="float">
            <text:p>4.63E-030</text:p>
          </table:table-cell>
          <table:table-cell table:style-name="ce2" office:value-type="float" office:value="6.03657530932094E-032" calcext:value-type="float">
            <text:p>6.04E-032</text:p>
          </table:table-cell>
          <table:table-cell table:style-name="ce2" office:value-type="float" office:value="7.92202678349954E-034" calcext:value-type="float">
            <text:p>7.92E-034</text:p>
          </table:table-cell>
          <table:table-cell table:style-name="ce2" office:value-type="float" office:value="1.04647734924062E-035" calcext:value-type="float">
            <text:p>1.05E-035</text:p>
          </table:table-cell>
          <table:table-cell table:style-name="ce2" office:value-type="float" office:value="1.39049857390359E-037" calcext:value-type="float">
            <text:p>1.39E-037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3.80555226154993" calcext:value-type="float">
            <text:p>3.8055522615</text:p>
          </table:table-cell>
          <table:table-cell table:style-name="ce2" office:value-type="float" office:value="0.06374601955194" calcext:value-type="float">
            <text:p>6.37E-002</text:p>
          </table:table-cell>
          <table:table-cell table:style-name="ce2" office:value-type="float" office:value="-1377.31886151791" calcext:value-type="float">
            <text:p>-1.38E+003</text:p>
          </table:table-cell>
          <table:table-cell table:style-name="ce2" office:value-type="float" office:value="5.29111577444218" calcext:value-type="float">
            <text:p>5.29E+000</text:p>
          </table:table-cell>
          <table:table-cell table:style-name="ce2" office:value-type="float" office:value="747814.177528953" calcext:value-type="float">
            <text:p>7.48E+005</text:p>
          </table:table-cell>
          <table:table-cell table:style-name="ce2" office:value-type="float" office:value="-18195.2468318618" calcext:value-type="float">
            <text:p>-1.82E+004</text:p>
          </table:table-cell>
          <table:table-cell table:style-name="ce2" office:value-type="float" office:value="-451128004.884596" calcext:value-type="float">
            <text:p>-4.51E+008</text:p>
          </table:table-cell>
          <table:table-cell table:style-name="ce2" office:value-type="float" office:value="20229297.3358313" calcext:value-type="float">
            <text:p>2.02E+007</text:p>
          </table:table-cell>
          <table:table-cell table:style-name="ce2" office:value-type="float" office:value="285754763331.303" calcext:value-type="float">
            <text:p>2.86E+011</text:p>
          </table:table-cell>
          <table:table-cell table:style-name="ce2" office:value-type="float" office:value="-18675468334.9425" calcext:value-type="float">
            <text:p>-1.87E+010</text:p>
          </table:table-cell>
          <table:table-cell table:style-name="ce2" office:value-type="float" office:value="-186174796076151" calcext:value-type="float">
            <text:p>-1.86E+014</text:p>
          </table:table-cell>
          <table:table-cell table:style-name="ce2" office:value-type="float" office:value="15986682634370.1" calcext:value-type="float">
            <text:p>1.60E+013</text:p>
          </table:table-cell>
          <table:table-cell table:style-name="ce2" office:value-type="float" office:value="1.23542603979295E+017" calcext:value-type="float">
            <text:p>1.24E+017</text:p>
          </table:table-cell>
          <table:table-cell table:style-name="ce2" office:value-type="float" office:value="-1.31429654974225E+016" calcext:value-type="float">
            <text:p>-1.31E+016</text:p>
          </table:table-cell>
          <table:table-cell table:style-name="ce2" office:value-type="float" office:value="-8.30455031881925E+019" calcext:value-type="float">
            <text:p>-8.30E+019</text:p>
          </table:table-cell>
          <table:table-cell table:style-name="ce2" office:value-type="float" office:value="1.05384155439697E+019" calcext:value-type="float">
            <text:p>1.05E+019</text:p>
          </table:table-cell>
          <table:table-cell table:style-name="ce2" office:value-type="float" office:value="5.63600184428025E+022" calcext:value-type="float">
            <text:p>5.64E+022</text:p>
          </table:table-cell>
          <table:table-cell table:style-name="ce2" office:value-type="float" office:value="-8.3083004261722E+021" calcext:value-type="float">
            <text:p>-8.31E+021</text:p>
          </table:table-cell>
          <table:table-cell table:style-name="ce2" office:value-type="float" office:value="-3.85328359265395E+025" calcext:value-type="float">
            <text:p>-3.85E+025</text:p>
          </table:table-cell>
          <table:table-cell table:style-name="ce2" office:value-type="float" office:value="6.47084030333619E+024" calcext:value-type="float">
            <text:p>6.47E+024</text:p>
          </table:table-cell>
          <table:table-cell table:style-name="ce2" office:value-type="float" office:value="2.64995027536599E+028" calcext:value-type="float">
            <text:p>2.65E+028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602748887419599" calcext:value-type="float">
            <text:p>0.6027488874</text:p>
          </table:table-cell>
          <table:table-cell office:value-type="float" office:value="0.0024051686394057" calcext:value-type="float">
            <text:p>0.0024051686</text:p>
          </table:table-cell>
          <table:table-cell table:style-name="ce2" office:value-type="float" office:value="218.149049658307" calcext:value-type="float">
            <text:p>2.18E+002</text:p>
          </table:table-cell>
          <table:table-cell table:style-name="ce2" office:value-type="float" office:value="-3.62172404814417" calcext:value-type="float">
            <text:p>-3.62E+000</text:p>
          </table:table-cell>
          <table:table-cell table:style-name="ce2" office:value-type="float" office:value="-39490.4955476482" calcext:value-type="float">
            <text:p>-3.95E+004</text:p>
          </table:table-cell>
          <table:table-cell table:style-name="ce2" office:value-type="float" office:value="1456.65763497474" calcext:value-type="float">
            <text:p>1.46E+003</text:p>
          </table:table-cell>
          <table:table-cell table:style-name="ce2" office:value-type="float" office:value="14292515.9981691" calcext:value-type="float">
            <text:p>1.43E+007</text:p>
          </table:table-cell>
          <table:table-cell table:style-name="ce2" office:value-type="float" office:value="-821524.737493073" calcext:value-type="float">
            <text:p>-8.22E+005</text:p>
          </table:table-cell>
          <table:table-cell table:style-name="ce2" office:value-type="float" office:value="-6466442718.98535" calcext:value-type="float">
            <text:p>-6.47E+009</text:p>
          </table:table-cell>
          <table:table-cell table:style-name="ce2" office:value-type="float" office:value="504447887.260794" calcext:value-type="float">
            <text:p>5.04E+008</text:p>
          </table:table-cell>
          <table:table-cell table:style-name="ce2" office:value-type="float" office:value="3276756979369.74" calcext:value-type="float">
            <text:p>3.28E+012</text:p>
          </table:table-cell>
          <table:table-cell table:style-name="ce2" office:value-type="float" office:value="-322866415915.654" calcext:value-type="float">
            <text:p>-3.23E+011</text:p>
          </table:table-cell>
          <table:table-cell table:style-name="ce2" office:value-type="float" office:value="-1.77904709137509E+015" calcext:value-type="float">
            <text:p>-1.78E+015</text:p>
          </table:table-cell>
          <table:table-cell table:style-name="ce2" office:value-type="float" office:value="211798591328068" calcext:value-type="float">
            <text:p>2.12E+014</text:p>
          </table:table-cell>
          <table:table-cell table:style-name="ce2" office:value-type="float" office:value="1.01189265865774E+018" calcext:value-type="float">
            <text:p>1.01E+018</text:p>
          </table:table-cell>
          <table:table-cell table:style-name="ce2" office:value-type="float" office:value="-1.41229777947135E+017" calcext:value-type="float">
            <text:p>-1.41E+017</text:p>
          </table:table-cell>
          <table:table-cell table:style-name="ce2" office:value-type="float" office:value="-5.95168952377771E+020" calcext:value-type="float">
            <text:p>-5.95E+020</text:p>
          </table:table-cell>
          <table:table-cell table:style-name="ce2" office:value-type="float" office:value="9.52791589879074E+019" calcext:value-type="float">
            <text:p>9.53E+019</text:p>
          </table:table-cell>
          <table:table-cell table:style-name="ce2" office:value-type="float" office:value="3.59038841994358E+023" calcext:value-type="float">
            <text:p>3.59E+023</text:p>
          </table:table-cell>
          <table:table-cell table:style-name="ce2" office:value-type="float" office:value="-6.48442109566083E+022" calcext:value-type="float">
            <text:p>-6.48E+022</text:p>
          </table:table-cell>
          <table:table-cell table:style-name="ce2" office:value-type="float" office:value="-2.20923878023111E+026" calcext:value-type="float">
            <text:p>-2.21E+026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140.279411560376" calcext:value-type="float">
            <text:p>140.2794115604</text:p>
          </table:table-cell>
          <table:table-cell table:style-name="ce2" office:value-type="float" office:value="1.11952306667445" calcext:value-type="float">
            <text:p>1.12E+000</text:p>
          </table:table-cell>
          <table:table-cell table:style-name="ce2" office:value-type="float" office:value="101540.862639137" calcext:value-type="float">
            <text:p>1.02E+005</text:p>
          </table:table-cell>
          <table:table-cell table:style-name="ce2" office:value-type="float" office:value="-1280.60583712455" calcext:value-type="float">
            <text:p>-1.28E+003</text:p>
          </table:table-cell>
          <table:table-cell table:style-name="ce2" office:value-type="float" office:value="-6453.61694516949" calcext:value-type="float">
            <text:p>-6.45E+003</text:p>
          </table:table-cell>
          <table:table-cell table:style-name="ce2" office:value-type="float" office:value="-5450.6030455681" calcext:value-type="float">
            <text:p>-5.45E+003</text:p>
          </table:table-cell>
          <table:table-cell table:style-name="ce2" office:value-type="float" office:value="-4553.10061079556" calcext:value-type="float">
            <text:p>-4.55E+003</text:p>
          </table:table-cell>
          <table:table-cell table:style-name="ce2" office:value-type="float" office:value="-3902.97462635942" calcext:value-type="float">
            <text:p>-3.90E+003</text:p>
          </table:table-cell>
          <table:table-cell table:style-name="ce2" office:value-type="float" office:value="-3415.11008329026" calcext:value-type="float">
            <text:p>-3.42E+003</text:p>
          </table:table-cell>
          <table:table-cell table:style-name="ce2" office:value-type="float" office:value="-3035.65354533869" calcext:value-type="float">
            <text:p>-3.04E+003</text:p>
          </table:table-cell>
          <table:table-cell table:style-name="ce2" office:value-type="float" office:value="-2732.08819305149" calcext:value-type="float">
            <text:p>-2.73E+003</text:p>
          </table:table-cell>
          <table:table-cell table:style-name="ce2" office:value-type="float" office:value="-2483.71653917059" calcext:value-type="float">
            <text:p>-2.48E+003</text:p>
          </table:table-cell>
          <table:table-cell table:style-name="ce2" office:value-type="float" office:value="-2276.74016090682" calcext:value-type="float">
            <text:p>-2.28E+003</text:p>
          </table:table-cell>
          <table:table-cell table:style-name="ce2" office:value-type="float" office:value="-2101.60630237553" calcext:value-type="float">
            <text:p>-2.10E+003</text:p>
          </table:table-cell>
          <table:table-cell table:style-name="ce2" office:value-type="float" office:value="-1951.49156649157" calcext:value-type="float">
            <text:p>-1.95E+003</text:p>
          </table:table-cell>
          <table:table-cell table:style-name="ce2" office:value-type="float" office:value="-1821.39212872546" calcext:value-type="float">
            <text:p>-1.82E+003</text:p>
          </table:table-cell>
          <table:table-cell table:style-name="ce2" office:value-type="float" office:value="-1707.55512068012" calcext:value-type="float">
            <text:p>-1.71E+003</text:p>
          </table:table-cell>
          <table:table-cell table:style-name="ce2" office:value-type="float" office:value="-1607.11070181659" calcext:value-type="float">
            <text:p>-1.61E+003</text:p>
          </table:table-cell>
          <table:table-cell table:style-name="ce2" office:value-type="float" office:value="-1517.82677393789" calcext:value-type="float">
            <text:p>-1.52E+003</text:p>
          </table:table-cell>
          <table:table-cell table:style-name="ce2" office:value-type="float" office:value="-1437.94115425695" calcext:value-type="float">
            <text:p>-1.44E+003</text:p>
          </table:table-cell>
          <table:table-cell table:style-name="ce2" office:value-type="float" office:value="-1366.0440965441" calcext:value-type="float">
            <text:p>-1.37E+003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2.29379239166636" calcext:value-type="float">
            <text:p>2.2937923917</text:p>
          </table:table-cell>
          <table:table-cell office:value-type="float" office:value="0.0475758373174592" calcext:value-type="float">
            <text:p>0.0475758373</text:p>
          </table:table-cell>
          <table:table-cell table:style-name="ce2" office:value-type="float" office:value="0.000351200115905261" calcext:value-type="float">
            <text:p>3.51E-004</text:p>
          </table:table-cell>
          <table:table-cell table:style-name="ce2" office:value-type="float" office:value="0.00000345669926490481" calcext:value-type="float">
            <text:p>3.46E-006</text:p>
          </table:table-cell>
          <table:table-cell table:style-name="ce2" office:value-type="float" office:value="0.0000000382755170776163" calcext:value-type="float">
            <text:p>3.83E-008</text:p>
          </table:table-cell>
          <table:table-cell table:style-name="ce2" office:value-type="float" office:value="0.000000000452073717817583" calcext:value-type="float">
            <text:p>4.52E-010</text:p>
          </table:table-cell>
          <table:table-cell table:style-name="ce2" office:value-type="float" office:value="0.00000000000556193896759835" calcext:value-type="float">
            <text:p>5.56E-012</text:p>
          </table:table-cell>
          <table:table-cell table:style-name="ce2" office:value-type="float" office:value="0.0000000000000703845980967569" calcext:value-type="float">
            <text:p>7.04E-014</text:p>
          </table:table-cell>
          <table:table-cell table:style-name="ce2" office:value-type="float" office:value="9.09251223010975E-016" calcext:value-type="float">
            <text:p>9.09E-016</text:p>
          </table:table-cell>
          <table:table-cell table:style-name="ce2" office:value-type="float" office:value="1.19324487354618E-017" calcext:value-type="float">
            <text:p>1.19E-017</text:p>
          </table:table-cell>
          <table:table-cell table:style-name="ce2" office:value-type="float" office:value="1.5855147712349E-019" calcext:value-type="float">
            <text:p>1.59E-019</text:p>
          </table:table-cell>
          <table:table-cell table:style-name="ce2" office:value-type="float" office:value="2.12802052785219E-021" calcext:value-type="float">
            <text:p>2.13E-021</text:p>
          </table:table-cell>
          <table:table-cell table:style-name="ce2" office:value-type="float" office:value="2.87995338245584E-023" calcext:value-type="float">
            <text:p>2.88E-023</text:p>
          </table:table-cell>
          <table:table-cell table:style-name="ce2" office:value-type="float" office:value="3.92483638916066E-025" calcext:value-type="float">
            <text:p>3.92E-025</text:p>
          </table:table-cell>
          <table:table-cell table:style-name="ce2" office:value-type="float" office:value="5.38065417313228E-027" calcext:value-type="float">
            <text:p>5.38E-027</text:p>
          </table:table-cell>
          <table:table-cell table:style-name="ce2" office:value-type="float" office:value="7.41429842295007E-029" calcext:value-type="float">
            <text:p>7.41E-029</text:p>
          </table:table-cell>
          <table:table-cell table:style-name="ce2" office:value-type="float" office:value="1.02621780258481E-030" calcext:value-type="float">
            <text:p>1.03E-030</text:p>
          </table:table-cell>
          <table:table-cell table:style-name="ce2" office:value-type="float" office:value="1.42596482103025E-032" calcext:value-type="float">
            <text:p>1.43E-032</text:p>
          </table:table-cell>
          <table:table-cell table:style-name="ce2" office:value-type="float" office:value="1.98830696355766E-034" calcext:value-type="float">
            <text:p>1.99E-034</text:p>
          </table:table-cell>
          <table:table-cell table:style-name="ce2" office:value-type="float" office:value="2.78099714780783E-036" calcext:value-type="float">
            <text:p>2.78E-036</text:p>
          </table:table-cell>
          <table:table-cell table:style-name="ce2" office:value-type="float" office:value="3.90051861165967E-038" calcext:value-type="float">
            <text:p>3.90E-038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0.999999999999698" calcext:value-type="float">
            <text:p>1</text:p>
          </table:table-cell>
          <table:table-cell table:style-name="ce2" office:value-type="float" office:value="3.98280436423569E-016" calcext:value-type="float">
            <text:p>3.98E-016</text:p>
          </table:table-cell>
          <table:table-cell table:style-name="ce2" office:value-type="float" office:value="3.69092534819499E-018" calcext:value-type="float">
            <text:p>3.69E-018</text:p>
          </table:table-cell>
          <table:table-cell table:style-name="ce2" office:value-type="float" office:value="1.223604641188E-020" calcext:value-type="float">
            <text:p>1.22E-020</text:p>
          </table:table-cell>
          <table:table-cell table:style-name="ce2" office:value-type="float" office:value="5.45197564371572E-023" calcext:value-type="float">
            <text:p>5.45E-023</text:p>
          </table:table-cell>
          <table:table-cell table:style-name="ce2" office:value-type="float" office:value="8.95290948387279E-025" calcext:value-type="float">
            <text:p>8.95E-025</text:p>
          </table:table-cell>
          <table:table-cell table:style-name="ce2" office:value-type="float" office:value="3.90333429419308E-027" calcext:value-type="float">
            <text:p>3.90E-027</text:p>
          </table:table-cell>
          <table:table-cell table:style-name="ce2" office:value-type="float" office:value="1.09879164304027E-028" calcext:value-type="float">
            <text:p>1.10E-028</text:p>
          </table:table-cell>
          <table:table-cell table:style-name="ce2" office:value-type="float" office:value="1.03460871045477E-030" calcext:value-type="float">
            <text:p>1.03E-030</text:p>
          </table:table-cell>
          <table:table-cell table:style-name="ce2" office:value-type="float" office:value="-8.98818122583717E-033" calcext:value-type="float">
            <text:p>-8.99E-033</text:p>
          </table:table-cell>
          <table:table-cell table:style-name="ce2" office:value-type="float" office:value="4.83494475707059E-034" calcext:value-type="float">
            <text:p>4.83E-034</text:p>
          </table:table-cell>
          <table:table-cell table:style-name="ce2" office:value-type="float" office:value="-3.72547249051233E-036" calcext:value-type="float">
            <text:p>-3.73E-036</text:p>
          </table:table-cell>
          <table:table-cell table:style-name="ce2" office:value-type="float" office:value="3.28387917083626E-038" calcext:value-type="float">
            <text:p>3.28E-038</text:p>
          </table:table-cell>
          <table:table-cell table:style-name="ce2" office:value-type="float" office:value="7.27909289145182E-040" calcext:value-type="float">
            <text:p>7.28E-040</text:p>
          </table:table-cell>
          <table:table-cell table:style-name="ce2" office:value-type="float" office:value="-1.56726133661274E-041" calcext:value-type="float">
            <text:p>-1.57E-041</text:p>
          </table:table-cell>
          <table:table-cell table:style-name="ce2" office:value-type="float" office:value="4.75885112441821E-043" calcext:value-type="float">
            <text:p>4.76E-043</text:p>
          </table:table-cell>
          <table:table-cell table:style-name="ce2" office:value-type="float" office:value="-8.27133427249494E-045" calcext:value-type="float">
            <text:p>-8.27E-045</text:p>
          </table:table-cell>
          <table:table-cell table:style-name="ce2" office:value-type="float" office:value="1.67460302021601E-046" calcext:value-type="float">
            <text:p>1.67E-046</text:p>
          </table:table-cell>
          <table:table-cell table:style-name="ce2" office:value-type="float" office:value="-2.71277810553054E-048" calcext:value-type="float">
            <text:p>-2.71E-048</text:p>
          </table:table-cell>
          <table:table-cell table:style-name="ce2" office:value-type="float" office:value="4.48408608078606E-050" calcext:value-type="float">
            <text:p>4.48E-050</text:p>
          </table:table-cell>
          <table:table-cell table:style-name="ce2" office:value-type="float" office:value="-7.13383184263568E-052" calcext:value-type="float">
            <text:p>-7.13E-052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1.5707955500741" calcext:value-type="float">
            <text:p>1.5707955501</text:p>
          </table:table-cell>
          <table:table-cell table:style-name="ce2" office:value-type="float" office:value="0.000000000512771692972489" calcext:value-type="float">
            <text:p>5.13E-010</text:p>
          </table:table-cell>
          <table:table-cell table:style-name="ce2" office:value-type="float" office:value="0.00000000000475193322680856" calcext:value-type="float">
            <text:p>4.75E-012</text:p>
          </table:table-cell>
          <table:table-cell table:style-name="ce2" office:value-type="float" office:value="0.0000000000000157534683105454" calcext:value-type="float">
            <text:p>1.58E-014</text:p>
          </table:table-cell>
          <table:table-cell table:style-name="ce2" office:value-type="float" office:value="7.01922194817311E-017" calcext:value-type="float">
            <text:p>7.02E-017</text:p>
          </table:table-cell>
          <table:table-cell table:style-name="ce2" office:value-type="float" office:value="1.15265479627834E-018" calcext:value-type="float">
            <text:p>1.15E-018</text:p>
          </table:table-cell>
          <table:table-cell table:style-name="ce2" office:value-type="float" office:value="5.02540208161777E-021" calcext:value-type="float">
            <text:p>5.03E-021</text:p>
          </table:table-cell>
          <table:table-cell table:style-name="ce2" office:value-type="float" office:value="1.41465459886799E-022" calcext:value-type="float">
            <text:p>1.41E-022</text:p>
          </table:table-cell>
          <table:table-cell table:style-name="ce2" office:value-type="float" office:value="1.33202138871751E-024" calcext:value-type="float">
            <text:p>1.33E-024</text:p>
          </table:table-cell>
          <table:table-cell table:style-name="ce2" office:value-type="float" office:value="-1.15719590580518E-026" calcext:value-type="float">
            <text:p>-1.16E-026</text:p>
          </table:table-cell>
          <table:table-cell table:style-name="ce2" office:value-type="float" office:value="6.22481694248947E-028" calcext:value-type="float">
            <text:p>6.22E-028</text:p>
          </table:table-cell>
          <table:table-cell table:style-name="ce2" office:value-type="float" office:value="-4.79641142617139E-030" calcext:value-type="float">
            <text:p>-4.80E-030</text:p>
          </table:table-cell>
          <table:table-cell table:style-name="ce2" office:value-type="float" office:value="4.22787595862726E-032" calcext:value-type="float">
            <text:p>4.23E-032</text:p>
          </table:table-cell>
          <table:table-cell table:style-name="ce2" office:value-type="float" office:value="9.37156948699387E-034" calcext:value-type="float">
            <text:p>9.37E-034</text:p>
          </table:table-cell>
          <table:table-cell table:style-name="ce2" office:value-type="float" office:value="-2.01779242817387E-035" calcext:value-type="float">
            <text:p>-2.02E-035</text:p>
          </table:table-cell>
          <table:table-cell table:style-name="ce2" office:value-type="float" office:value="6.12684913571006E-037" calcext:value-type="float">
            <text:p>6.13E-037</text:p>
          </table:table-cell>
          <table:table-cell table:style-name="ce2" office:value-type="float" office:value="-1.06490444675974E-038" calcext:value-type="float">
            <text:p>-1.06E-038</text:p>
          </table:table-cell>
          <table:table-cell table:style-name="ce2" office:value-type="float" office:value="2.15599097320413E-040" calcext:value-type="float">
            <text:p>2.16E-040</text:p>
          </table:table-cell>
          <table:table-cell table:style-name="ce2" office:value-type="float" office:value="-3.49260394088817E-042" calcext:value-type="float">
            <text:p>-3.49E-042</text:p>
          </table:table-cell>
          <table:table-cell table:style-name="ce2" office:value-type="float" office:value="5.77309905484225E-044" calcext:value-type="float">
            <text:p>5.77E-044</text:p>
          </table:table-cell>
          <table:table-cell table:style-name="ce2" office:value-type="float" office:value="-9.18455112728435E-046" calcext:value-type="float">
            <text:p>-9.18E-046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3" office:value-type="float" office:value="-0.000000776720793743782" calcext:value-type="float">
            <text:p>-7.77E-007</text:p>
          </table:table-cell>
          <table:table-cell table:style-name="ce2" office:value-type="float" office:value="0.000000000512771692972334" calcext:value-type="float">
            <text:p>5.13E-010</text:p>
          </table:table-cell>
          <table:table-cell table:style-name="ce2" office:value-type="float" office:value="0.00000000000475193322680723" calcext:value-type="float">
            <text:p>4.75E-012</text:p>
          </table:table-cell>
          <table:table-cell table:style-name="ce2" office:value-type="float" office:value="0.0000000000000157534683105425" calcext:value-type="float">
            <text:p>1.58E-014</text:p>
          </table:table-cell>
          <table:table-cell table:style-name="ce2" office:value-type="float" office:value="7.01922194817244E-017" calcext:value-type="float">
            <text:p>7.02E-017</text:p>
          </table:table-cell>
          <table:table-cell table:style-name="ce2" office:value-type="float" office:value="1.15265479627807E-018" calcext:value-type="float">
            <text:p>1.15E-018</text:p>
          </table:table-cell>
          <table:table-cell table:style-name="ce2" office:value-type="float" office:value="5.025402081617E-021" calcext:value-type="float">
            <text:p>5.03E-021</text:p>
          </table:table-cell>
          <table:table-cell table:style-name="ce2" office:value-type="float" office:value="1.41465459886763E-022" calcext:value-type="float">
            <text:p>1.41E-022</text:p>
          </table:table-cell>
          <table:table-cell table:style-name="ce2" office:value-type="float" office:value="1.33202138871719E-024" calcext:value-type="float">
            <text:p>1.33E-024</text:p>
          </table:table-cell>
          <table:table-cell table:style-name="ce2" office:value-type="float" office:value="-1.15719590580472E-026" calcext:value-type="float">
            <text:p>-1.16E-026</text:p>
          </table:table-cell>
          <table:table-cell table:style-name="ce2" office:value-type="float" office:value="6.22481694248761E-028" calcext:value-type="float">
            <text:p>6.22E-028</text:p>
          </table:table-cell>
          <table:table-cell table:style-name="ce2" office:value-type="float" office:value="-4.79641142616971E-030" calcext:value-type="float">
            <text:p>-4.80E-030</text:p>
          </table:table-cell>
          <table:table-cell table:style-name="ce2" office:value-type="float" office:value="4.22787595862602E-032" calcext:value-type="float">
            <text:p>4.23E-032</text:p>
          </table:table-cell>
          <table:table-cell table:style-name="ce2" office:value-type="float" office:value="9.37156948699112E-034" calcext:value-type="float">
            <text:p>9.37E-034</text:p>
          </table:table-cell>
          <table:table-cell table:style-name="ce2" office:value-type="float" office:value="-2.01779242817321E-035" calcext:value-type="float">
            <text:p>-2.02E-035</text:p>
          </table:table-cell>
          <table:table-cell table:style-name="ce2" office:value-type="float" office:value="6.12684913570817E-037" calcext:value-type="float">
            <text:p>6.13E-037</text:p>
          </table:table-cell>
          <table:table-cell table:style-name="ce2" office:value-type="float" office:value="-1.0649044467594E-038" calcext:value-type="float">
            <text:p>-1.06E-038</text:p>
          </table:table-cell>
          <table:table-cell table:style-name="ce2" office:value-type="float" office:value="2.15599097320346E-040" calcext:value-type="float">
            <text:p>2.16E-040</text:p>
          </table:table-cell>
          <table:table-cell table:style-name="ce2" office:value-type="float" office:value="-3.49260394088706E-042" calcext:value-type="float">
            <text:p>-3.49E-042</text:p>
          </table:table-cell>
          <table:table-cell table:style-name="ce2" office:value-type="float" office:value="5.77309905484044E-044" calcext:value-type="float">
            <text:p>5.77E-044</text:p>
          </table:table-cell>
          <table:table-cell table:style-name="ce2" office:value-type="float" office:value="-9.18455112728145E-046" calcext:value-type="float">
            <text:p>-9.18E-046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-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3" office:value-type="float" office:value="-0.000000000513999378605058" calcext:value-type="float">
            <text:p>-5.14E-010</text:p>
          </table:table-cell>
          <table:table-cell table:style-name="ce2" office:value-type="float" office:value="-0.00000000000997976602046156" calcext:value-type="float">
            <text:p>-9.98E-012</text:p>
          </table:table-cell>
          <table:table-cell table:style-name="ce2" office:value-type="float" office:value="-0.0000000000000582125727110844" calcext:value-type="float">
            <text:p>-5.82E-014</text:p>
          </table:table-cell>
          <table:table-cell table:style-name="ce2" office:value-type="float" office:value="-5.17933358920871E-016" calcext:value-type="float">
            <text:p>-5.18E-016</text:p>
          </table:table-cell>
          <table:table-cell table:style-name="ce2" office:value-type="float" office:value="-6.02422570409308E-018" calcext:value-type="float">
            <text:p>-6.02E-018</text:p>
          </table:table-cell>
          <table:table-cell table:style-name="ce2" office:value-type="float" office:value="-7.34365450545722E-020" calcext:value-type="float">
            <text:p>-7.34E-020</text:p>
          </table:table-cell>
          <table:table-cell table:style-name="ce2" office:value-type="float" office:value="-9.17678462845172E-022" calcext:value-type="float">
            <text:p>-9.18E-022</text:p>
          </table:table-cell>
          <table:table-cell table:style-name="ce2" office:value-type="float" office:value="-1.1755888860137E-023" calcext:value-type="float">
            <text:p>-1.18E-023</text:p>
          </table:table-cell>
          <table:table-cell table:style-name="ce2" office:value-type="float" office:value="-1.5317263082054E-025" calcext:value-type="float">
            <text:p>-1.53E-025</text:p>
          </table:table-cell>
          <table:table-cell table:style-name="ce2" office:value-type="float" office:value="-2.02458899842867E-027" calcext:value-type="float">
            <text:p>-2.02E-027</text:p>
          </table:table-cell>
          <table:table-cell table:style-name="ce2" office:value-type="float" office:value="-2.70992936262278E-029" calcext:value-type="float">
            <text:p>-2.71E-029</text:p>
          </table:table-cell>
          <table:table-cell table:style-name="ce2" office:value-type="float" office:value="-3.64972185103782E-031" calcext:value-type="float">
            <text:p>-3.65E-031</text:p>
          </table:table-cell>
          <table:table-cell table:style-name="ce2" office:value-type="float" office:value="-4.96882859611069E-033" calcext:value-type="float">
            <text:p>-4.97E-033</text:p>
          </table:table-cell>
          <table:table-cell table:style-name="ce2" office:value-type="float" office:value="-6.795097578657E-035" calcext:value-type="float">
            <text:p>-6.80E-035</text:p>
          </table:table-cell>
          <table:table-cell table:style-name="ce2" office:value-type="float" office:value="-9.33998695289375E-037" calcext:value-type="float">
            <text:p>-9.34E-037</text:p>
          </table:table-cell>
          <table:table-cell table:style-name="ce2" office:value-type="float" office:value="-1.2930373161489E-038" calcext:value-type="float">
            <text:p>-1.29E-038</text:p>
          </table:table-cell>
          <table:table-cell table:style-name="ce2" office:value-type="float" office:value="-1.78945030157507E-040" calcext:value-type="float">
            <text:p>-1.79E-040</text:p>
          </table:table-cell>
          <table:table-cell table:style-name="ce2" office:value-type="float" office:value="-2.50168892954665E-042" calcext:value-type="float">
            <text:p>-2.50E-042</text:p>
          </table:table-cell>
          <table:table-cell table:style-name="ce2" office:value-type="float" office:value="-3.47953224093969E-044" calcext:value-type="float">
            <text:p>-3.48E-044</text:p>
          </table:table-cell>
          <table:table-cell table:style-name="ce2" office:value-type="float" office:value="-4.90278526494236E-046" calcext:value-type="float">
            <text:p>-4.90E-046</text:p>
          </table:table-cell>
          <table:table-cell table:style-name="ce2" office:value-type="float" office:value="-6.84910451847911E-048" calcext:value-type="float">
            <text:p>-6.85E-048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3" office:value-type="float" office:value="-0.000000000513999378605058" calcext:value-type="float">
            <text:p>-5.14E-010</text:p>
          </table:table-cell>
          <table:table-cell table:style-name="ce2" office:value-type="float" office:value="-0.00000000000997976602046156" calcext:value-type="float">
            <text:p>-9.98E-012</text:p>
          </table:table-cell>
          <table:table-cell table:style-name="ce2" office:value-type="float" office:value="-0.0000000000000582125727110844" calcext:value-type="float">
            <text:p>-5.82E-014</text:p>
          </table:table-cell>
          <table:table-cell table:style-name="ce2" office:value-type="float" office:value="-5.17933358920871E-016" calcext:value-type="float">
            <text:p>-5.18E-016</text:p>
          </table:table-cell>
          <table:table-cell table:style-name="ce2" office:value-type="float" office:value="-6.02422570409308E-018" calcext:value-type="float">
            <text:p>-6.02E-018</text:p>
          </table:table-cell>
          <table:table-cell table:style-name="ce2" office:value-type="float" office:value="-7.34365450545722E-020" calcext:value-type="float">
            <text:p>-7.34E-020</text:p>
          </table:table-cell>
          <table:table-cell table:style-name="ce2" office:value-type="float" office:value="-9.17678462845172E-022" calcext:value-type="float">
            <text:p>-9.18E-022</text:p>
          </table:table-cell>
          <table:table-cell table:style-name="ce2" office:value-type="float" office:value="-1.1755888860137E-023" calcext:value-type="float">
            <text:p>-1.18E-023</text:p>
          </table:table-cell>
          <table:table-cell table:style-name="ce2" office:value-type="float" office:value="-1.5317263082054E-025" calcext:value-type="float">
            <text:p>-1.53E-025</text:p>
          </table:table-cell>
          <table:table-cell table:style-name="ce2" office:value-type="float" office:value="-2.02458899842867E-027" calcext:value-type="float">
            <text:p>-2.02E-027</text:p>
          </table:table-cell>
          <table:table-cell table:style-name="ce2" office:value-type="float" office:value="-2.70992936262278E-029" calcext:value-type="float">
            <text:p>-2.71E-029</text:p>
          </table:table-cell>
          <table:table-cell table:style-name="ce2" office:value-type="float" office:value="-3.64972185103782E-031" calcext:value-type="float">
            <text:p>-3.65E-031</text:p>
          </table:table-cell>
          <table:table-cell table:style-name="ce2" office:value-type="float" office:value="-4.96882859611069E-033" calcext:value-type="float">
            <text:p>-4.97E-033</text:p>
          </table:table-cell>
          <table:table-cell table:style-name="ce2" office:value-type="float" office:value="-6.795097578657E-035" calcext:value-type="float">
            <text:p>-6.80E-035</text:p>
          </table:table-cell>
          <table:table-cell table:style-name="ce2" office:value-type="float" office:value="-9.33998695289375E-037" calcext:value-type="float">
            <text:p>-9.34E-037</text:p>
          </table:table-cell>
          <table:table-cell table:style-name="ce2" office:value-type="float" office:value="-1.2930373161489E-038" calcext:value-type="float">
            <text:p>-1.29E-038</text:p>
          </table:table-cell>
          <table:table-cell table:style-name="ce2" office:value-type="float" office:value="-1.78945030157507E-040" calcext:value-type="float">
            <text:p>-1.79E-040</text:p>
          </table:table-cell>
          <table:table-cell table:style-name="ce2" office:value-type="float" office:value="-2.50168892954665E-042" calcext:value-type="float">
            <text:p>-2.50E-042</text:p>
          </table:table-cell>
          <table:table-cell table:style-name="ce2" office:value-type="float" office:value="-3.47953224093969E-044" calcext:value-type="float">
            <text:p>-3.48E-044</text:p>
          </table:table-cell>
          <table:table-cell table:style-name="ce2" office:value-type="float" office:value="-4.90278526494236E-046" calcext:value-type="float">
            <text:p>-4.90E-046</text:p>
          </table:table-cell>
          <table:table-cell table:style-name="ce2" office:value-type="float" office:value="-6.84910451847911E-048" calcext:value-type="float">
            <text:p>-6.85E-048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3" office:value-type="float" office:value="-0.000000000513999378605058" calcext:value-type="float">
            <text:p>-5.14E-010</text:p>
          </table:table-cell>
          <table:table-cell table:style-name="ce2" office:value-type="float" office:value="-0.00000000000997976602046156" calcext:value-type="float">
            <text:p>-9.98E-012</text:p>
          </table:table-cell>
          <table:table-cell table:style-name="ce2" office:value-type="float" office:value="-0.0000000000000582125727110844" calcext:value-type="float">
            <text:p>-5.82E-014</text:p>
          </table:table-cell>
          <table:table-cell table:style-name="ce2" office:value-type="float" office:value="-5.17933358920871E-016" calcext:value-type="float">
            <text:p>-5.18E-016</text:p>
          </table:table-cell>
          <table:table-cell table:style-name="ce2" office:value-type="float" office:value="-6.02422570409308E-018" calcext:value-type="float">
            <text:p>-6.02E-018</text:p>
          </table:table-cell>
          <table:table-cell table:style-name="ce2" office:value-type="float" office:value="-7.34365450545722E-020" calcext:value-type="float">
            <text:p>-7.34E-020</text:p>
          </table:table-cell>
          <table:table-cell table:style-name="ce2" office:value-type="float" office:value="-9.17678462845172E-022" calcext:value-type="float">
            <text:p>-9.18E-022</text:p>
          </table:table-cell>
          <table:table-cell table:style-name="ce2" office:value-type="float" office:value="-1.1755888860137E-023" calcext:value-type="float">
            <text:p>-1.18E-023</text:p>
          </table:table-cell>
          <table:table-cell table:style-name="ce2" office:value-type="float" office:value="-1.5317263082054E-025" calcext:value-type="float">
            <text:p>-1.53E-025</text:p>
          </table:table-cell>
          <table:table-cell table:style-name="ce2" office:value-type="float" office:value="-2.02458899842867E-027" calcext:value-type="float">
            <text:p>-2.02E-027</text:p>
          </table:table-cell>
          <table:table-cell table:style-name="ce2" office:value-type="float" office:value="-2.70992936262278E-029" calcext:value-type="float">
            <text:p>-2.71E-029</text:p>
          </table:table-cell>
          <table:table-cell table:style-name="ce2" office:value-type="float" office:value="-3.64972185103782E-031" calcext:value-type="float">
            <text:p>-3.65E-031</text:p>
          </table:table-cell>
          <table:table-cell table:style-name="ce2" office:value-type="float" office:value="-4.96882859611069E-033" calcext:value-type="float">
            <text:p>-4.97E-033</text:p>
          </table:table-cell>
          <table:table-cell table:style-name="ce2" office:value-type="float" office:value="-6.795097578657E-035" calcext:value-type="float">
            <text:p>-6.80E-035</text:p>
          </table:table-cell>
          <table:table-cell table:style-name="ce2" office:value-type="float" office:value="-9.33998695289375E-037" calcext:value-type="float">
            <text:p>-9.34E-037</text:p>
          </table:table-cell>
          <table:table-cell table:style-name="ce2" office:value-type="float" office:value="-1.2930373161489E-038" calcext:value-type="float">
            <text:p>-1.29E-038</text:p>
          </table:table-cell>
          <table:table-cell table:style-name="ce2" office:value-type="float" office:value="-1.78945030157507E-040" calcext:value-type="float">
            <text:p>-1.79E-040</text:p>
          </table:table-cell>
          <table:table-cell table:style-name="ce2" office:value-type="float" office:value="-2.50168892954665E-042" calcext:value-type="float">
            <text:p>-2.50E-042</text:p>
          </table:table-cell>
          <table:table-cell table:style-name="ce2" office:value-type="float" office:value="-3.47953224093969E-044" calcext:value-type="float">
            <text:p>-3.48E-044</text:p>
          </table:table-cell>
          <table:table-cell table:style-name="ce2" office:value-type="float" office:value="-4.90278526494236E-046" calcext:value-type="float">
            <text:p>-4.90E-046</text:p>
          </table:table-cell>
          <table:table-cell table:style-name="ce2" office:value-type="float" office:value="-6.84910451847911E-048" calcext:value-type="float">
            <text:p>-6.85E-048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3" office:value-type="float" office:value="-0.000000000513999378605058" calcext:value-type="float">
            <text:p>-5.14E-010</text:p>
          </table:table-cell>
          <table:table-cell table:style-name="ce2" office:value-type="float" office:value="-0.00000000000997976602046156" calcext:value-type="float">
            <text:p>-9.98E-012</text:p>
          </table:table-cell>
          <table:table-cell table:style-name="ce2" office:value-type="float" office:value="-0.0000000000000582125727110844" calcext:value-type="float">
            <text:p>-5.82E-014</text:p>
          </table:table-cell>
          <table:table-cell table:style-name="ce2" office:value-type="float" office:value="-5.17933358920871E-016" calcext:value-type="float">
            <text:p>-5.18E-016</text:p>
          </table:table-cell>
          <table:table-cell table:style-name="ce2" office:value-type="float" office:value="-6.02422570409308E-018" calcext:value-type="float">
            <text:p>-6.02E-018</text:p>
          </table:table-cell>
          <table:table-cell table:style-name="ce2" office:value-type="float" office:value="-7.34365450545722E-020" calcext:value-type="float">
            <text:p>-7.34E-020</text:p>
          </table:table-cell>
          <table:table-cell table:style-name="ce2" office:value-type="float" office:value="-9.17678462845172E-022" calcext:value-type="float">
            <text:p>-9.18E-022</text:p>
          </table:table-cell>
          <table:table-cell table:style-name="ce2" office:value-type="float" office:value="-1.1755888860137E-023" calcext:value-type="float">
            <text:p>-1.18E-023</text:p>
          </table:table-cell>
          <table:table-cell table:style-name="ce2" office:value-type="float" office:value="-1.5317263082054E-025" calcext:value-type="float">
            <text:p>-1.53E-025</text:p>
          </table:table-cell>
          <table:table-cell table:style-name="ce2" office:value-type="float" office:value="-2.02458899842867E-027" calcext:value-type="float">
            <text:p>-2.02E-027</text:p>
          </table:table-cell>
          <table:table-cell table:style-name="ce2" office:value-type="float" office:value="-2.70992936262278E-029" calcext:value-type="float">
            <text:p>-2.71E-029</text:p>
          </table:table-cell>
          <table:table-cell table:style-name="ce2" office:value-type="float" office:value="-3.64972185103782E-031" calcext:value-type="float">
            <text:p>-3.65E-031</text:p>
          </table:table-cell>
          <table:table-cell table:style-name="ce2" office:value-type="float" office:value="-4.96882859611069E-033" calcext:value-type="float">
            <text:p>-4.97E-033</text:p>
          </table:table-cell>
          <table:table-cell table:style-name="ce2" office:value-type="float" office:value="-6.795097578657E-035" calcext:value-type="float">
            <text:p>-6.80E-035</text:p>
          </table:table-cell>
          <table:table-cell table:style-name="ce2" office:value-type="float" office:value="-9.33998695289375E-037" calcext:value-type="float">
            <text:p>-9.34E-037</text:p>
          </table:table-cell>
          <table:table-cell table:style-name="ce2" office:value-type="float" office:value="-1.2930373161489E-038" calcext:value-type="float">
            <text:p>-1.29E-038</text:p>
          </table:table-cell>
          <table:table-cell table:style-name="ce2" office:value-type="float" office:value="-1.78945030157507E-040" calcext:value-type="float">
            <text:p>-1.79E-040</text:p>
          </table:table-cell>
          <table:table-cell table:style-name="ce2" office:value-type="float" office:value="-2.50168892954665E-042" calcext:value-type="float">
            <text:p>-2.50E-042</text:p>
          </table:table-cell>
          <table:table-cell table:style-name="ce2" office:value-type="float" office:value="-3.47953224093969E-044" calcext:value-type="float">
            <text:p>-3.48E-044</text:p>
          </table:table-cell>
          <table:table-cell table:style-name="ce2" office:value-type="float" office:value="-4.90278526494236E-046" calcext:value-type="float">
            <text:p>-4.90E-046</text:p>
          </table:table-cell>
          <table:table-cell table:style-name="ce2" office:value-type="float" office:value="-6.84910451847911E-048" calcext:value-type="float">
            <text:p>-6.85E-048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51635882" calcext:value-type="float">
            <text:p>0.7853981516</text:p>
          </table:table-cell>
          <table:table-cell table:style-name="ce2" office:value-type="float" office:value="-0.000000000513999378605058" calcext:value-type="float">
            <text:p>-5.14E-010</text:p>
          </table:table-cell>
          <table:table-cell table:style-name="ce2" office:value-type="float" office:value="-0.00000000000498988301023078" calcext:value-type="float">
            <text:p>-4.99E-012</text:p>
          </table:table-cell>
          <table:table-cell table:style-name="ce2" office:value-type="float" office:value="-0.0000000000000194041909036948" calcext:value-type="float">
            <text:p>-1.94E-014</text:p>
          </table:table-cell>
          <table:table-cell table:style-name="ce2" office:value-type="float" office:value="-1.29483339730218E-016" calcext:value-type="float">
            <text:p>-1.29E-016</text:p>
          </table:table-cell>
          <table:table-cell table:style-name="ce2" office:value-type="float" office:value="-1.20484514081862E-018" calcext:value-type="float">
            <text:p>-1.20E-018</text:p>
          </table:table-cell>
          <table:table-cell table:style-name="ce2" office:value-type="float" office:value="-1.2239424175762E-020" calcext:value-type="float">
            <text:p>-1.22E-020</text:p>
          </table:table-cell>
          <table:table-cell table:style-name="ce2" office:value-type="float" office:value="-1.31096923263596E-022" calcext:value-type="float">
            <text:p>-1.31E-022</text:p>
          </table:table-cell>
          <table:table-cell table:style-name="ce2" office:value-type="float" office:value="-1.46948610751712E-024" calcext:value-type="float">
            <text:p>-1.47E-024</text:p>
          </table:table-cell>
          <table:table-cell table:style-name="ce2" office:value-type="float" office:value="-1.70191812022822E-026" calcext:value-type="float">
            <text:p>-1.70E-026</text:p>
          </table:table-cell>
          <table:table-cell table:style-name="ce2" office:value-type="float" office:value="-2.02458899842867E-028" calcext:value-type="float">
            <text:p>-2.02E-028</text:p>
          </table:table-cell>
          <table:table-cell table:style-name="ce2" office:value-type="float" office:value="-2.46357214783889E-030" calcext:value-type="float">
            <text:p>-2.46E-030</text:p>
          </table:table-cell>
          <table:table-cell table:style-name="ce2" office:value-type="float" office:value="-3.04143487586485E-032" calcext:value-type="float">
            <text:p>-3.04E-032</text:p>
          </table:table-cell>
          <table:table-cell table:style-name="ce2" office:value-type="float" office:value="-3.82217584316207E-034" calcext:value-type="float">
            <text:p>-3.82E-034</text:p>
          </table:table-cell>
          <table:table-cell table:style-name="ce2" office:value-type="float" office:value="-4.85364112761215E-036" calcext:value-type="float">
            <text:p>-4.85E-036</text:p>
          </table:table-cell>
          <table:table-cell table:style-name="ce2" office:value-type="float" office:value="-6.22665796859583E-038" calcext:value-type="float">
            <text:p>-6.23E-038</text:p>
          </table:table-cell>
          <table:table-cell table:style-name="ce2" office:value-type="float" office:value="-8.08148322593066E-040" calcext:value-type="float">
            <text:p>-8.08E-040</text:p>
          </table:table-cell>
          <table:table-cell table:style-name="ce2" office:value-type="float" office:value="-1.05261782445592E-041" calcext:value-type="float">
            <text:p>-1.05E-041</text:p>
          </table:table-cell>
          <table:table-cell table:style-name="ce2" office:value-type="float" office:value="-1.38982718308147E-043" calcext:value-type="float">
            <text:p>-1.39E-043</text:p>
          </table:table-cell>
          <table:table-cell table:style-name="ce2" office:value-type="float" office:value="-1.83133275838931E-045" calcext:value-type="float">
            <text:p>-1.83E-045</text:p>
          </table:table-cell>
          <table:table-cell table:style-name="ce2" office:value-type="float" office:value="-2.45139263247118E-047" calcext:value-type="float">
            <text:p>-2.45E-047</text:p>
          </table:table-cell>
        </table:table-row>
        <table:table-row table:style-name="ro1">
          <table:table-cell/>
          <table:table-cell table:style-name="ce1"/>
          <table:table-cell table:style-name="ce2"/>
          <table:table-cell/>
          <table:table-cell table:style-name="ce2"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table:formula="of:=((2*[.B35]*([.D35]/2)+2*[.C35]*[.C35]+([.D21]/2)-2*([.D43]/2))/(2*[.B15]))" office:value-type="float" office:value="0.000422294168618529" calcext:value-type="float">
            <text:p>0.0004222942</text:p>
          </table:table-cell>
          <table:table-cell/>
          <table:table-cell table:formula="of:=[.C54]-[.C55]" office:value-type="float" office:value="-0.00300577783126277" calcext:value-type="float">
            <text:p>-0.0030057778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((2*[.B35]*[.C35]+[.C21]-2*[.C43])^2)/(4*([.B15]^(3/2)))" office:value-type="float" office:value="0.0034280719998813" calcext:value-type="float">
            <text:p>0.003428072</text:p>
          </table:table-cell>
          <table:table-cell table:number-columns-repeated="19"/>
        </table:table-row>
        <table:table-row table:style-name="ro1" table:number-rows-repeated="104852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U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row table:style-name="ro2">
          <table:table-cell office:value-type="string" calcext:value-type="string">
            <text:p>U1</text:p>
          </table:table-cell>
          <table:table-cell table:number-columns-repeated="2"/>
          <table:table-cell table:style-name="ce2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U2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U3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5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6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7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9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10</text:p>
          </table:table-cell>
          <table:table-cell table:style-name="ce3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>U11</text:p>
          </table:table-cell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U12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13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14</text:p>
          </table:table-cell>
          <table:table-cell table:number-columns-repeated="2"/>
          <table:table-cell table:style-name="ce2" table:number-columns-repeated="3"/>
          <table:table-cell/>
        </table:table-row>
        <table:table-row table:style-name="ro2">
          <table:table-cell office:value-type="string" calcext:value-type="string">
            <text:p>U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16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17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18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20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U21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22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23</text:p>
          </table:table-cell>
          <table:table-cell table:style-name="ce3"/>
          <table:table-cell table:number-columns-repeated="3"/>
          <table:table-cell table:style-name="ce2"/>
          <table:table-cell/>
        </table:table-row>
        <table:table-row table:style-name="ro2">
          <table:table-cell office:value-type="string" calcext:value-type="string">
            <text:p>U24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25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26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27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28</text:p>
          </table:table-cell>
          <table:table-cell table:style-name="ce3"/>
          <table:table-cell table:style-name="ce2" table:number-columns-repeated="3"/>
          <table:table-cell/>
          <table:table-cell table:style-name="Default"/>
        </table:table-row>
        <table:table-row table:style-name="ro2">
          <table:table-cell office:value-type="string" calcext:value-type="string">
            <text:p>U29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31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U32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33</text:p>
          </table:table-cell>
          <table:table-cell table:style-name="ce3"/>
          <table:table-cell/>
          <table:table-cell table:style-name="ce2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U3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35</text:p>
          </table:table-cell>
          <table:table-cell table:style-name="ce3"/>
          <table:table-cell table:style-name="ce2" table:number-columns-repeated="3"/>
          <table:table-cell/>
          <table:table-cell table:style-name="Default"/>
        </table:table-row>
        <table:table-row table:style-name="ro2">
          <table:table-cell office:value-type="string" calcext:value-type="string">
            <text:p>U36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37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38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39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40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41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42</text:p>
          </table:table-cell>
          <table:table-cell table:number-columns-repeated="4"/>
          <table:table-cell table:style-name="ce2"/>
          <table:table-cell/>
        </table:table-row>
        <table:table-row table:style-name="ro2">
          <table:table-cell office:value-type="string" calcext:value-type="string">
            <text:p>U43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44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string" calcext:value-type="string">
            <text:p>U45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46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47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48</text:p>
          </table:table-cell>
          <table:table-cell table:style-name="ce3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string" calcext:value-type="string">
            <text:p>U49</text:p>
          </table:table-cell>
          <table:table-cell table:style-name="ce3"/>
          <table:table-cell table:style-name="ce2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6-07T13:41:00.524682537</meta:creation-date>
    <meta:generator>LibreOffice/4.3.7.2$Linux_X86_64 LibreOffice_project/430$Build-2</meta:generator>
    <dc:date>2016-06-09T12:44:29.832384637</dc:date>
    <dc:creator>Stacha Petrovic</dc:creator>
    <meta:editing-duration>P1DT18H5M5S</meta:editing-duration>
    <meta:editing-cycles>15</meta:editing-cycles>
    <meta:document-statistic meta:table-count="8" meta:cell-count="7610" meta:object-count="0"/>
    <meta:user-defined meta:name="qrichtext">1</meta:user-defined>
  </office:meta>
</office:document-meta>
</file>